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content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meta.xml" manifest:media-type="text/xml"/>
  <manifest:file-entry manifest:full-path="Object 68/content.xml" manifest:media-type="text/xml"/>
  <manifest:file-entry manifest:full-path="Object 68/styles.xml" manifest:media-type="text/xml"/>
  <manifest:file-entry manifest:full-path="Object 68/meta.xml" manifest:media-type="text/xml"/>
  <manifest:file-entry manifest:full-path="Object 68/" manifest:media-type="application/vnd.oasis.opendocument.chart"/>
  <manifest:file-entry manifest:full-path="Object 70/content.xml" manifest:media-type="text/xml"/>
  <manifest:file-entry manifest:full-path="Object 70/styles.xml" manifest:media-type="text/xml"/>
  <manifest:file-entry manifest:full-path="Object 70/meta.xml" manifest:media-type="text/xml"/>
  <manifest:file-entry manifest:full-path="Object 70/" manifest:media-type="application/vnd.oasis.opendocument.chart"/>
  <manifest:file-entry manifest:full-path="Object 71/content.xml" manifest:media-type="text/xml"/>
  <manifest:file-entry manifest:full-path="Object 71/styles.xml" manifest:media-type="text/xml"/>
  <manifest:file-entry manifest:full-path="Object 71/meta.xml" manifest:media-type="text/xml"/>
  <manifest:file-entry manifest:full-path="Object 7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69/content.xml" manifest:media-type="text/xml"/>
  <manifest:file-entry manifest:full-path="Object 69/styles.xml" manifest:media-type="text/xml"/>
  <manifest:file-entry manifest:full-path="Object 69/meta.xml" manifest:media-type="text/xml"/>
  <manifest:file-entry manifest:full-path="Object 69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0.2571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0.522in"/>
    </style:style>
    <style:style style:name="co17" style:family="table-column">
      <style:table-column-properties fo:break-before="auto" style:column-width="0.8945in"/>
    </style:style>
    <style:style style:name="co18" style:family="table-column">
      <style:table-column-properties fo:break-before="auto" style:column-width="0.9272in"/>
    </style:style>
    <style:style style:name="co19" style:family="table-column">
      <style:table-column-properties fo:break-before="auto" style:column-width="0.4602in"/>
    </style:style>
    <style:style style:name="co20" style:family="table-column">
      <style:table-column-properties fo:break-before="auto" style:column-width="0.85in"/>
    </style:style>
    <style:style style:name="co21" style:family="table-column">
      <style:table-column-properties fo:break-before="auto" style:column-width="0.8929in"/>
    </style:style>
    <style:style style:name="co22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ff66"/>
    </style:style>
    <style:style style:name="ta4" style:family="table" style:master-page-name="Default">
      <style:table-properties table:display="true" style:writing-mode="lr-tb" tableooo:tab-color="#ffff99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order-bottom="none" fo:border-left="2.01pt solid #000000" fo:border-right="none" fo:border-top="none"/>
      <style:text-properties style:text-position=""/>
    </style:style>
    <style:style style:name="ce18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38" style:family="table-cell" style:parent-style-name="Default">
      <style:table-cell-properties fo:border-bottom="none" fo:border-left="none" fo:border-right="2.01pt solid #000000" fo:border-top="none"/>
      <style:text-properties style:text-position=""/>
    </style:style>
    <style:style style:name="ce39" style:family="table-cell" style:parent-style-name="Default">
      <style:table-cell-properties fo:border-bottom="none" fo:background-color="transparent" fo:border-left="none" fo:border-right="2.01pt solid #000000" fo:border-top="none"/>
      <style:text-properties style:text-position=""/>
    </style:style>
    <style:style style:name="ce55" style:family="table-cell" style:parent-style-name="Default" style:data-style-name="N2">
      <style:table-cell-properties fo:background-color="transparent"/>
      <style:text-properties style:text-position=""/>
    </style:style>
    <style:style style:name="ce56" style:family="table-cell" style:parent-style-name="Default" style:data-style-name="N2">
      <style:text-properties style:text-position=""/>
    </style:style>
    <style:style style:name="ce60" style:family="table-cell" style:parent-style-name="Default" style:data-style-name="N2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65" style:family="table-cell" style:parent-style-name="Default" style:data-style-name="N128">
      <style:text-properties style:text-position=""/>
    </style:style>
    <style:style style:name="ce69" style:family="table-cell" style:parent-style-name="Default">
      <style:table-cell-properties fo:border-bottom="none" fo:border-left="2.01pt solid #000000" fo:border-right="none" fo:border-top="2.01pt solid #000000"/>
      <style:text-properties style:text-position=""/>
    </style:style>
    <style:style style:name="ce70" style:family="table-cell" style:parent-style-name="Default" style:data-style-name="N2">
      <style:table-cell-properties fo:border-bottom="none" fo:border-left="none" fo:border-right="none" fo:border-top="2.01pt solid #000000"/>
      <style:text-properties style:text-position=""/>
    </style:style>
    <style:style style:name="ce71" style:family="table-cell" style:parent-style-name="Default" style:data-style-name="N2">
      <style:table-cell-properties fo:border-bottom="2.01pt solid #000000" fo:border-left="none" fo:border-right="none" fo:border-top="none"/>
      <style:text-properties style:text-position=""/>
    </style:style>
    <style:style style:name="ce72" style:family="table-cell" style:parent-style-name="Default">
      <style:table-cell-properties fo:border-bottom="none" fo:background-color="transparent" fo:border-left="none" fo:border-right="2.01pt solid #000000" fo:border-top="2.01pt solid #000000"/>
      <style:text-properties style:text-position=""/>
    </style:style>
    <style:style style:name="ce73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74" style:family="table-cell" style:parent-style-name="Default" style:data-style-name="N128">
      <style:table-cell-properties fo:border-bottom="none" fo:border-left="none" fo:border-right="none" fo:border-top="2.01pt solid #000000"/>
      <style:text-properties style:text-position=""/>
    </style:style>
    <style:style style:name="ce75" style:family="table-cell" style:parent-style-name="Default" style:data-style-name="N128">
      <style:table-cell-properties fo:border-bottom="2.01pt solid #000000" fo:border-left="none" fo:border-right="none" fo:border-top="none"/>
      <style:text-properties style:text-position="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28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28">
      <style:text-properties fo:font-weight="bold" style:font-weight-asian="bold" style:font-weight-complex="bold"/>
    </style:style>
    <style:style style:name="ce23" style:family="table-cell" style:parent-style-name="Default" style:data-style-name="N128">
      <style:table-cell-properties fo:background-color="transparent"/>
    </style:style>
    <style:style style:name="ce24" style:family="table-cell" style:parent-style-name="Default" style:data-style-name="N1"/>
    <style:style style:name="ce25" style:family="table-cell" style:parent-style-name="Default" style:data-style-name="N1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transparent" fo:border-left="2.01pt solid #000000" fo:border-right="none" fo:border-top="none"/>
      <style:text-properties fo:color="#ff3333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fo:border-left="2.01pt solid #000000" fo:border-right="none" fo:border-top="none"/>
      <style:text-properties fo:color="#ff3333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order-bottom="none" fo:border-left="2.01pt solid #000000" fo:border-right="none" fo:border-top="none"/>
      <style:text-properties fo:color="#6666ff" fo:font-style="italic" style:text-underline-style="none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-bottom="none" fo:border-left="2.01pt solid #000000" fo:border-right="none" fo:border-top="none"/>
      <style:text-properties fo:color="#66190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order-bottom="none" fo:border-left="2.01pt solid #000000" fo:border-right="none" fo:border-top="none"/>
    </style:style>
    <style:style style:name="ce35" style:family="table-cell" style:parent-style-name="Default">
      <style:table-cell-properties fo:border-bottom="none" fo:border-left="2.01pt solid #000000" fo:border-right="none" fo:border-top="none"/>
      <style:text-properties fo:color="#006666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order-bottom="2.01pt solid #000000" fo:border-left="2.01pt solid #000000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2.01pt solid #000000"/>
    </style:style>
    <style:style style:name="ce40" style:family="table-cell" style:parent-style-name="Default">
      <style:table-cell-properties fo:background-color="transparent"/>
      <style:text-properties fo:color="#ff3333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ext-properties fo:color="#ff3333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ext-properties fo:color="#6666ff"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ext-properties fo:color="#661900"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fo:color="#006666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order-bottom="2.01pt solid #000000" fo:border-left="none" fo:border-right="none" fo:border-top="none"/>
    </style:style>
    <style:style style:name="ce46" style:family="table-cell" style:parent-style-name="Default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47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 style:data-style-name="N2">
      <style:table-cell-properties fo:border-bottom="2.0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 style:data-style-name="N0"/>
    <style:style style:name="ce51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0">
      <style:table-cell-properties fo:border-bottom="2.0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order-bottom="none" fo:border-left="none" fo:border-right="2.01pt solid #000000" fo:border-top="2.01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transparent" fo:border-left="none" fo:border-right="2.01pt solid #000000" fo:border-top="none"/>
      <style:text-properties style:font-name="Liberation Sans" style:font-name-asian="Droid Sans Fallback" style:font-name-complex="FreeSans"/>
    </style:style>
    <style:style style:name="ce58" style:family="table-cell" style:parent-style-name="Default">
      <style:table-cell-properties fo:border-bottom="none" fo:border-left="none" fo:border-right="2.01pt solid #000000" fo:border-top="none"/>
      <style:text-properties style:font-name="Liberation Sans" style:font-name-asian="Droid Sans Fallback" style:font-name-complex="FreeSans"/>
    </style:style>
    <style:style style:name="ce59" style:family="table-cell" style:parent-style-name="Default">
      <style:table-cell-properties fo:border-bottom="none" fo:border-left="none" fo:border-right="2.01pt solid #000000" fo:border-top="none"/>
      <style:text-properties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61" style:family="table-cell" style:parent-style-name="Default">
      <style:table-cell-properties fo:border-bottom="none" fo:border-left="none" fo:border-right="2.01pt solid #000000" fo:border-top="none"/>
    </style:style>
    <style:style style:name="ce62" style:family="table-cell" style:parent-style-name="Default">
      <style:table-cell-properties fo:border-bottom="none" fo:background-color="transparent" fo:border-left="none" fo:border-right="2.01pt solid #000000" fo:border-top="none"/>
    </style:style>
    <style:style style:name="ce63" style:family="table-cell" style:parent-style-name="Default" style:data-style-name="N2">
      <style:table-cell-properties fo:border-bottom="none" fo:border-left="none" fo:border-right="2.0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able-cell-properties fo:border-bottom="none" fo:border-left="none" fo:border-right="2.0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able-cell-properties fo:border-bottom="2.01pt solid #000000" fo:border-left="none" fo:border-right="2.0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fo:border-bottom="none" fo:border-left="2.01pt solid #000000" fo:border-right="none" fo:border-top="none"/>
      <style:text-properties fo:color="#000000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order-bottom="2.01pt solid #000000" fo:border-left="2.01pt solid #000000" fo:border-right="none" fo:border-top="none"/>
      <style:text-properties fo:color="#000000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ext-properties fo:color="#000000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order-bottom="2.01pt solid #000000" fo:border-left="none" fo:border-right="none" fo:border-top="none"/>
      <style:text-properties fo:color="#000000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order-bottom="none" fo:border-left="2.01pt solid #000000" fo:border-right="none" fo:border-top="2.01pt solid #000000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fo:border-bottom="none" fo:background-color="transparent" fo:border-left="2.01pt solid #000000" fo:border-right="none" fo:border-top="none"/>
      <style:text-properties style:font-name="Liberation Sans" style:font-name-asian="Droid Sans Fallback" style:font-name-complex="FreeSans"/>
    </style:style>
    <style:style style:name="ce80" style:family="table-cell" style:parent-style-name="Default" style:data-style-name="N2">
      <style:table-cell-properties fo:border-bottom="2.01pt solid #000000" fo:background-color="transparent" fo:border-left="2.01pt solid #000000" fo:border-right="none" fo:border-top="none"/>
      <style:text-properties style:font-name="Liberation Sans" style:font-name-asian="Droid Sans Fallback" style:font-name-complex="FreeSans"/>
    </style:style>
    <style:style style:name="ce81" style:family="table-cell" style:parent-style-name="Default">
      <style:table-cell-properties fo:border-bottom="2.01pt solid #000000" fo:background-color="transparent" fo:border-left="none" fo:border-right="none" fo:border-top="none"/>
    </style:style>
    <style:style style:name="ce82" style:family="table-cell" style:parent-style-name="Default" style:data-style-name="N2">
      <style:table-cell-properties fo:background-color="transparent" fo:border="none"/>
      <style:text-properties style:font-name="Liberation Sans" style:font-name-asian="Droid Sans Fallback" style:font-name-complex="FreeSans"/>
    </style:style>
    <style:style style:name="ce83" style:family="table-cell" style:parent-style-name="Default" style:data-style-name="N2">
      <style:table-cell-properties fo:border-bottom="2.01pt solid #000000" fo:background-color="transparent" fo:border-left="none" fo:border-right="none" fo:border-top="none"/>
      <style:text-properties style:font-name="Liberation Sans" style:font-name-asian="Droid Sans Fallback" style:font-name-complex="FreeSans"/>
    </style:style>
    <style:style style:name="ce84" style:family="table-cell" style:parent-style-name="Default" style:data-style-name="N2">
      <style:table-cell-properties fo:border-bottom="none" fo:background-color="transparent" fo:border-left="none" fo:border-right="2.01pt solid #000000" fo:border-top="none"/>
      <style:text-properties style:font-name="Liberation Sans" style:font-name-asian="Droid Sans Fallback" style:font-name-complex="FreeSans"/>
    </style:style>
    <style:style style:name="ce85" style:family="table-cell" style:parent-style-name="Default" style:data-style-name="N2">
      <style:table-cell-properties fo:border-bottom="2.01pt solid #000000" fo:background-color="transparent" fo:border-left="none" fo:border-right="2.01pt solid #000000" fo:border-top="none"/>
      <style:text-properties style:font-name="Liberation Sans" style:font-name-asian="Droid Sans Fallback" style:font-name-complex="FreeSans"/>
    </style:style>
    <style:style style:name="ce86" style:family="table-cell" style:parent-style-name="Default" style:data-style-name="N2">
      <style:table-cell-properties fo:background-color="transparent"/>
    </style:style>
    <style:style style:name="ce87" style:family="table-cell" style:parent-style-name="Default" style:data-style-name="N2"/>
    <style:style style:name="ce88" style:family="table-cell" style:parent-style-name="Default" style:data-style-name="N2">
      <style:table-cell-properties fo:border-bottom="2.01pt solid #000000" fo:background-color="transparent" fo:border-left="none" fo:border-right="none" fo:border-top="none"/>
    </style:style>
    <style:style style:name="ce89" style:family="table-cell" style:parent-style-name="Default">
      <style:text-properties style:font-name="Liberation Sans" style:font-name-asian="Droid Sans Fallback" style:font-name-complex="FreeSans"/>
    </style:style>
    <style:style style:name="ce90" style:family="table-cell" style:parent-style-name="Default">
      <style:table-cell-properties fo:border-bottom="none" fo:border-left="none" fo:border-right="none" fo:border-top="2.01pt solid #000000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91" style:family="table-cell" style:parent-style-name="Default" style:data-style-name="N2">
      <style:table-cell-properties fo:background-color="transparent"/>
      <style:text-properties style:font-name="Liberation Sans" style:font-name-asian="Droid Sans Fallback" style:font-name-complex="FreeSans"/>
    </style:style>
    <style:style style:name="ce92" style:family="table-cell" style:parent-style-name="Default" style:data-style-name="N2">
      <style:table-cell-properties fo:border-bottom="none" fo:background-color="transparent" fo:border-left="none" fo:border-right="2.01pt solid #000000" fo:border-top="none"/>
    </style:style>
    <style:style style:name="ce93" style:family="table-cell" style:parent-style-name="Default" style:data-style-name="N2">
      <style:table-cell-properties fo:border-bottom="none" fo:border-left="none" fo:border-right="2.01pt solid #000000" fo:border-top="none"/>
    </style:style>
    <style:style style:name="ce94" style:family="table-cell" style:parent-style-name="Default" style:data-style-name="N2">
      <style:table-cell-properties fo:border-bottom="2.01pt solid #000000" fo:background-color="transparent" fo:border-left="none" fo:border-right="2.01pt solid #000000" fo:border-top="none"/>
    </style:style>
    <style:style style:name="ce95" style:family="table-cell" style:parent-style-name="Default" style:data-style-name="N2">
      <style:table-cell-properties fo:background-color="transparent" fo:border="none"/>
    </style:style>
    <style:style style:name="ce96" style:family="table-cell" style:parent-style-name="Default" style:data-style-name="N128"/>
    <style:style style:name="ce97" style:family="table-cell" style:parent-style-name="Default" style:data-style-name="N128">
      <style:text-properties fo:color="#ff3333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9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00" style:family="table-cell" style:parent-style-name="Default">
      <style:table-cell-properties fo:border-bottom="none" fo:border-left="2.01pt solid #000000" fo:border-right="none" fo:border-top="2.01pt solid #000000"/>
    </style:style>
    <style:style style:name="ce101" style:family="table-cell" style:parent-style-name="Default" style:data-style-name="N2">
      <style:table-cell-properties fo:border-bottom="none" fo:border-left="none" fo:border-right="none" fo:border-top="2.01pt solid #000000"/>
    </style:style>
    <style:style style:name="ce102" style:family="table-cell" style:parent-style-name="Default" style:data-style-name="N2">
      <style:table-cell-properties fo:border-bottom="2.01pt solid #000000" fo:border-left="none" fo:border-right="none" fo:border-top="none"/>
    </style:style>
    <style:style style:name="ce103" style:family="table-cell" style:parent-style-name="Default">
      <style:table-cell-properties fo:border-bottom="none" fo:background-color="transparent" fo:border-left="none" fo:border-right="2.01pt solid #000000" fo:border-top="2.01pt solid #000000"/>
    </style:style>
    <style:style style:name="ce104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05" style:family="table-cell" style:parent-style-name="Default" style:data-style-name="N128">
      <style:table-cell-properties fo:border-bottom="none" fo:border-left="none" fo:border-right="none" fo:border-top="2.01pt solid #000000"/>
    </style:style>
    <style:style style:name="ce106" style:family="table-cell" style:parent-style-name="Default" style:data-style-name="N128">
      <style:table-cell-properties fo:border-bottom="2.01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ing_test1_1000PS" table:style-name="ta2">
        <table:shapes>
          <draw:frame draw:z-index="0" draw:style-name="gr1" draw:text-style-name="P1" svg:width="4.4437in" svg:height="2.4992in" svg:x="-16.0457in" svg:y="0.374in"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" draw:style-name="gr1" draw:text-style-name="P1" svg:width="4.0803in" svg:height="2.6067in" svg:x="-20.1878in" svg:y="0.2697in"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2" draw:style-name="gr1" draw:text-style-name="P1" svg:width="4.1079in" svg:height="2.7087in" svg:x="-16.3685in" svg:y="3.8701in"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3" draw:style-name="gr1" draw:text-style-name="P1" svg:width="4.8228in" svg:height="2.8445in" svg:x="-21.3843in" svg:y="4.1835in"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4" draw:style-name="gr1" draw:text-style-name="P1" svg:width="4.628in" svg:height="3.0433in" svg:x="-16.5965in" svg:y="7.3075in"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5" draw:style-name="gr1" draw:text-style-name="P1" svg:width="4.0209in" svg:height="2.7713in" svg:x="-21.1693in" svg:y="7.7504in"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6" draw:style-name="gr1" draw:text-style-name="P1" svg:width="4.2484in" svg:height="2.5307in" svg:x="-16.4764in" svg:y="10.9496in">
            <draw:object xlink:href="./Object 68" xlink:type="simple" xlink:show="embed" xlink:actuate="onLoad"/>
            <draw:image xlink:href="./ObjectReplacements/Object 68" xlink:type="simple" xlink:show="embed" xlink:actuate="onLoad"/>
          </draw:frame>
          <draw:frame draw:z-index="7" draw:style-name="gr1" draw:text-style-name="P1" svg:width="4.0425in" svg:height="2.5831in" svg:x="-21.5157in" svg:y="11.1996in">
            <draw:object xlink:href="./Object 69" xlink:type="simple" xlink:show="embed" xlink:actuate="onLoad"/>
            <draw:image xlink:href="./ObjectReplacements/Object 69" xlink:type="simple" xlink:show="embed" xlink:actuate="onLoad"/>
          </draw:frame>
          <draw:frame draw:z-index="8" draw:style-name="gr1" draw:text-style-name="P1" svg:width="4.1075in" svg:height="2.6874in" svg:x="-16.5083in" svg:y="14.2756in">
            <draw:object xlink:href="./Object 70" xlink:type="simple" xlink:show="embed" xlink:actuate="onLoad"/>
            <draw:image xlink:href="./ObjectReplacements/Object 70" xlink:type="simple" xlink:show="embed" xlink:actuate="onLoad"/>
          </draw:frame>
          <draw:frame draw:z-index="9" draw:style-name="gr1" draw:text-style-name="P1" svg:width="4.0531in" svg:height="2.6878in" svg:x="-21.8071in" svg:y="14.6815in">
            <draw:object xlink:href="./Object 71" xlink:type="simple" xlink:show="embed" xlink:actuate="onLoad"/>
            <draw:image xlink:href="./ObjectReplacements/Object 71" xlink:type="simple" xlink:show="embed" xlink:actuate="onLoad"/>
          </draw:frame>
          <draw:frame draw:z-index="10" draw:style-name="gr1" draw:text-style-name="P1" svg:width="6.2988in" svg:height="3.5429in" svg:x="16.872in" svg:y="5.174in">
            <draw:object draw:notify-on-update-of-ranges="ping_test1_1000PS.U3:ping_test1_1000PS.U12 ping_test1_1000PS.AE2:ping_test1_1000PS.AE2 ping_test1_1000PS.AE3:ping_test1_1000PS.AE12 ping_test1_1000PS.AS2:ping_test1_1000PS.AS2 ping_test1_1000PS.AS3:ping_test1_1000PS.AS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ce20"/>
        <table:table-column table:style-name="co6" table:number-columns-repeated="2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08" table:default-cell-style-name="Default"/>
        <table:table-row table:style-name="ro1">
          <table:table-cell table:number-columns-repeated="9"/>
          <table:table-cell table:style-name="ce28" office:value-type="string" calcext:value-type="string" table:number-columns-spanned="5" table:number-rows-spanned="1">
            <text:p>ALTO-HopsCount-PTT</text:p>
          </table:table-cell>
          <table:covered-table-cell table:style-name="ce37"/>
          <table:covered-table-cell table:number-columns-repeated="2" table:style-name="ce46"/>
          <table:covered-table-cell table:style-name="ce53"/>
          <table:table-cell table:style-name="ce28" office:value-type="string" calcext:value-type="string" table:number-columns-spanned="5" table:number-rows-spanned="1">
            <text:p>ALTO-HopsCount-PTT</text:p>
          </table:table-cell>
          <table:covered-table-cell table:style-name="ce37"/>
          <table:covered-table-cell table:number-columns-repeated="2" table:style-name="ce46"/>
          <table:covered-table-cell table:style-name="ce53"/>
          <table:table-cell table:number-columns-repeated="1005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rtt min</text:p>
          </table:table-cell>
          <table:table-cell office:value-type="string" calcext:value-type="string">
            <text:p>rtt avg</text:p>
          </table:table-cell>
          <table:table-cell office:value-type="string" calcext:value-type="string">
            <text:p>rtt max</text:p>
          </table:table-cell>
          <table:table-cell office:value-type="string" calcext:value-type="string">
            <text:p>rtt mdev</text:p>
          </table:table-cell>
          <table:table-cell office:value-type="string" calcext:value-type="string">
            <text:p>Ping</text:p>
          </table:table-cell>
          <table:table-cell table:style-name="ce29" office:value-type="string" calcext:value-type="string" table:number-columns-spanned="2" table:number-rows-spanned="1">
            <text:p>ALTO</text:p>
          </table:table-cell>
          <table:covered-table-cell/>
          <table:table-cell table:style-name="ce20" office:value-type="string" calcext:value-type="string">
            <text:p>Delta-ALTO</text:p>
          </table:table-cell>
          <table:table-cell table:style-name="ce20" office:value-type="string" calcext:value-type="string">
            <text:p>Norm_Delta</text:p>
          </table:table-cell>
          <table:table-cell table:style-name="ce54" office:value-type="string" calcext:value-type="string">
            <text:p>% hits</text:p>
          </table:table-cell>
          <table:table-cell table:style-name="ce29" office:value-type="string" calcext:value-type="string" table:number-columns-spanned="2" table:number-rows-spanned="1">
            <text:p>ALTO</text:p>
          </table:table-cell>
          <table:covered-table-cell/>
          <table:table-cell table:style-name="ce20" office:value-type="string" calcext:value-type="string">
            <text:p>Delta-ALTO</text:p>
          </table:table-cell>
          <table:table-cell table:style-name="ce20" office:value-type="string" calcext:value-type="string">
            <text:p>Norm_Delta</text:p>
          </table:table-cell>
          <table:table-cell table:style-name="ce54" office:value-type="string" calcext:value-type="string">
            <text:p>% hits</text:p>
          </table:table-cell>
          <table:table-cell/>
          <table:table-cell table:style-name="ce20" office:value-type="string" calcext:value-type="string">
            <text:p>Host</text:p>
          </table:table-cell>
          <table:table-cell table:style-name="ce78" office:value-type="string" calcext:value-type="string">
            <text:p>Min</text:p>
          </table:table-cell>
          <table:table-cell table:style-name="ce46"/>
          <table:table-cell table:style-name="ce46" office:value-type="string" calcext:value-type="string">
            <text:p>1Q</text:p>
          </table:table-cell>
          <table:table-cell table:style-name="ce46"/>
          <table:table-cell table:style-name="ce46" office:value-type="string" calcext:value-type="string">
            <text:p>Median</text:p>
          </table:table-cell>
          <table:table-cell table:style-name="ce46"/>
          <table:table-cell table:style-name="ce46" office:value-type="string" calcext:value-type="string">
            <text:p>3Q</text:p>
          </table:table-cell>
          <table:table-cell table:style-name="ce46"/>
          <table:table-cell table:style-name="ce46" office:value-type="string" calcext:value-type="string">
            <text:p>Max</text:p>
          </table:table-cell>
          <table:table-cell table:style-name="ce46"/>
          <table:table-cell table:style-name="ce46" office:value-type="string" calcext:value-type="string">
            <text:p>Delta-ALTO</text:p>
          </table:table-cell>
          <table:table-cell table:style-name="ce46" office:value-type="string" calcext:value-type="string">
            <text:p>Norm_Delta</text:p>
          </table:table-cell>
          <table:table-cell table:style-name="ce46"/>
          <table:table-cell table:style-name="ce90" office:value-type="string" calcext:value-type="string">
            <text:p>STDEV.P</text:p>
          </table:table-cell>
          <table:table-cell table:style-name="ce46"/>
          <table:table-cell table:style-name="ce53" office:value-type="string" calcext:value-type="string">
            <text:p>% hits</text:p>
          </table:table-cell>
          <table:table-cell table:style-name="ce78" office:value-type="string" calcext:value-type="string">
            <text:p>Min</text:p>
          </table:table-cell>
          <table:table-cell table:style-name="ce46"/>
          <table:table-cell table:style-name="ce46" office:value-type="string" calcext:value-type="string">
            <text:p>1Q</text:p>
          </table:table-cell>
          <table:table-cell table:style-name="ce46"/>
          <table:table-cell table:style-name="ce46" office:value-type="string" calcext:value-type="string">
            <text:p>Median</text:p>
          </table:table-cell>
          <table:table-cell table:style-name="ce46"/>
          <table:table-cell table:style-name="ce46" office:value-type="string" calcext:value-type="string">
            <text:p>3Q</text:p>
          </table:table-cell>
          <table:table-cell table:style-name="ce46"/>
          <table:table-cell table:style-name="ce46" office:value-type="string" calcext:value-type="string">
            <text:p>Max</text:p>
          </table:table-cell>
          <table:table-cell table:style-name="ce46"/>
          <table:table-cell table:style-name="ce46" office:value-type="string" calcext:value-type="string">
            <text:p>Delta-ALTO</text:p>
          </table:table-cell>
          <table:table-cell table:style-name="ce46" office:value-type="string" calcext:value-type="string">
            <text:p>Norm_Delta</text:p>
          </table:table-cell>
          <table:table-cell table:style-name="ce46"/>
          <table:table-cell table:style-name="ce90" office:value-type="string" calcext:value-type="string">
            <text:p>STDEV.P</text:p>
          </table:table-cell>
          <table:table-cell table:style-name="ce46"/>
          <table:table-cell table:style-name="ce53" office:value-type="string" calcext:value-type="string">
            <text:p>% hits</text:p>
          </table:table-cell>
          <table:table-cell table:number-columns-repeated="971"/>
        </table:table-row>
        <table:table-row table:style-name="ro1">
          <table:table-cell table:style-name="ce19" office:value-type="string" calcext:value-type="string">
            <text:p>h1</text:p>
          </table:table-cell>
          <table:table-cell table:style-name="ce19" office:value-type="string" calcext:value-type="string">
            <text:p>h2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467.8995" calcext:value-type="float">
            <text:p>467.8995</text:p>
          </table:table-cell>
          <table:table-cell table:style-name="ce21" office:value-type="float" office:value="1171.381" calcext:value-type="float">
            <text:p>1171.4</text:p>
          </table:table-cell>
          <table:table-cell table:style-name="ce19" office:value-type="float" office:value="1691.4557" calcext:value-type="float">
            <text:p>1691.4557</text:p>
          </table:table-cell>
          <table:table-cell table:style-name="ce23" office:value-type="float" office:value="379.09937" calcext:value-type="float">
            <text:p>379.1</text:p>
          </table:table-cell>
          <table:table-cell table:style-name="ce27" table:formula="of:=RANK([.F3];[.$F$3:.$F$11];1)" office:value-type="float" office:value="2" calcext:value-type="float">
            <text:p>2</text:p>
          </table:table-cell>
          <table:table-cell table:style-name="ce30" office:value-type="string" calcext:value-type="string">
            <text:p>AS2</text:p>
          </table:table-cell>
          <table:table-cell table:style-name="ce40" office:value-type="float" office:value="2" calcext:value-type="float">
            <text:p>2</text:p>
          </table:table-cell>
          <table:table-cell table:style-name="ce19" table:formula="of:=[.F3]-[.$F$3]" office:value-type="float" office:value="0" calcext:value-type="float">
            <text:p>0</text:p>
          </table:table-cell>
          <table:table-cell table:style-name="ce49" table:formula="of:=[.L3]/[.$F$3]" office:value-type="float" office:value="0" calcext:value-type="float">
            <text:p>0</text:p>
          </table:table-cell>
          <table:table-cell table:style-name="ce57" table:formula="of:=IF([.L3]&lt;0;0;1)" office:value-type="float" office:value="1" calcext:value-type="float">
            <text:p>1</text:p>
          </table:table-cell>
          <table:table-cell table:style-name="ce67" office:value-type="string" calcext:value-type="string">
            <text:p>AS2</text:p>
          </table:table-cell>
          <table:table-cell table:style-name="ce76" office:value-type="float" office:value="0" calcext:value-type="float">
            <text:p>0</text:p>
          </table:table-cell>
          <table:table-cell table:style-name="ce19" table:formula="of:=[.F3]-[.$F$3]" office:value-type="float" office:value="0" calcext:value-type="float">
            <text:p>0</text:p>
          </table:table-cell>
          <table:table-cell table:style-name="ce49" table:formula="of:=[.Q3]/[.$F$3]" office:value-type="float" office:value="0" calcext:value-type="float">
            <text:p>0</text:p>
          </table:table-cell>
          <table:table-cell table:style-name="ce57" table:formula="of:=IF([.Q3]&lt;0;0;1)" office:value-type="float" office:value="1" calcext:value-type="float">
            <text:p>1</text:p>
          </table:table-cell>
          <table:table-cell table:style-name="ce19"/>
          <table:table-cell table:style-name="ce19" table:formula="of:=[.$A$3]" office:value-type="string" office:string-value="h1" calcext:value-type="string">
            <text:p>h1</text:p>
          </table:table-cell>
          <table:table-cell table:style-name="ce79" table:formula="of:=QUARTILE([.$M$3:.$M$11];0)" office:value-type="float" office:value="-0.106932671778012" calcext:value-type="float">
            <text:p>-0.11</text:p>
          </table:table-cell>
          <table:table-cell table:style-name="ce19" table:formula="of:=[.V3]*100" office:value-type="float" office:value="-10.6932671778012" calcext:value-type="float">
            <text:p>-10.6932671778</text:p>
          </table:table-cell>
          <table:table-cell table:style-name="ce82" table:formula="of:=QUARTILE([.$M$3:.$M$11];1)" office:value-type="float" office:value="0.0430956281517285" calcext:value-type="float">
            <text:p>0.04</text:p>
          </table:table-cell>
          <table:table-cell table:style-name="ce19" table:formula="of:=[.X3]*100" office:value-type="float" office:value="4.30956281517285" calcext:value-type="float">
            <text:p>4.3095628152</text:p>
          </table:table-cell>
          <table:table-cell table:style-name="ce82" table:formula="of:=QUARTILE([.$M$3:.$M$11];2)" office:value-type="float" office:value="0.0740414946119152" calcext:value-type="float">
            <text:p>0.07</text:p>
          </table:table-cell>
          <table:table-cell table:style-name="ce19" table:formula="of:=[.Z3]*100" office:value-type="float" office:value="7.40414946119152" calcext:value-type="float">
            <text:p>7.4041494612</text:p>
          </table:table-cell>
          <table:table-cell table:style-name="ce82" table:formula="of:=QUARTILE([.$M$3:.$M$11];3)" office:value-type="float" office:value="0.167618733785165" calcext:value-type="float">
            <text:p>0.17</text:p>
          </table:table-cell>
          <table:table-cell table:style-name="ce19" table:formula="of:=[.AB3]*100" office:value-type="float" office:value="16.7618733785165" calcext:value-type="float">
            <text:p>16.7618733785</text:p>
          </table:table-cell>
          <table:table-cell table:style-name="ce82" table:formula="of:=QUARTILE([.$M$3:.$M$11];4)" office:value-type="float" office:value="0.289878869471163" calcext:value-type="float">
            <text:p>0.29</text:p>
          </table:table-cell>
          <table:table-cell table:style-name="ce19" table:formula="of:=[.AD3]*100" office:value-type="float" office:value="28.9878869471163" calcext:value-type="float">
            <text:p>28.9878869471</text:p>
          </table:table-cell>
          <table:table-cell table:style-name="ce86" table:formula="of:=[.L12]" office:value-type="float" office:value="114.742144444444" calcext:value-type="float">
            <text:p>114.74</text:p>
          </table:table-cell>
          <table:table-cell table:style-name="ce86" table:formula="of:=[.M12]" office:value-type="float" office:value="0.0979545890230799" calcext:value-type="float">
            <text:p>0.10</text:p>
          </table:table-cell>
          <table:table-cell table:style-name="ce86" table:formula="of:=[.AG3]*100" office:value-type="float" office:value="9.79545890230799" calcext:value-type="float">
            <text:p>9.80</text:p>
          </table:table-cell>
          <table:table-cell table:style-name="ce91" table:formula="of:=COM.MICROSOFT.STDEV.P([.M3:.M11])" office:value-type="float" office:value="0.114314001676263" calcext:value-type="float">
            <text:p>0.11</text:p>
          </table:table-cell>
          <table:table-cell table:style-name="ce91" table:formula="of:=[.AI3]*100" office:value-type="float" office:value="11.4314001676263" calcext:value-type="float">
            <text:p>11.43</text:p>
          </table:table-cell>
          <table:table-cell table:style-name="ce92" table:formula="of:=[.N12]" office:value-type="float" office:value="0.888888888888889" calcext:value-type="float">
            <text:p>0.89</text:p>
          </table:table-cell>
          <table:table-cell table:style-name="ce79" table:formula="of:=QUARTILE([.$R$3:.$R$11];0)" office:value-type="float" office:value="-0.106932671778012" calcext:value-type="float">
            <text:p>-0.11</text:p>
          </table:table-cell>
          <table:table-cell table:style-name="ce95" table:formula="of:=[.AL3]*100" office:value-type="float" office:value="-10.6932671778012" calcext:value-type="float">
            <text:p>-10.69</text:p>
          </table:table-cell>
          <table:table-cell table:style-name="ce82" table:formula="of:=QUARTILE([.$R$3:.$R$11];1)" office:value-type="float" office:value="0.0430956281517285" calcext:value-type="float">
            <text:p>0.04</text:p>
          </table:table-cell>
          <table:table-cell table:style-name="ce95" table:formula="of:=[.AN3]*100" office:value-type="float" office:value="4.30956281517285" calcext:value-type="float">
            <text:p>4.31</text:p>
          </table:table-cell>
          <table:table-cell table:style-name="ce82" table:formula="of:=QUARTILE([.$R$3:.$R$11];2)" office:value-type="float" office:value="0.0740414946119152" calcext:value-type="float">
            <text:p>0.07</text:p>
          </table:table-cell>
          <table:table-cell table:style-name="ce95" table:formula="of:=[.AP3]*100" office:value-type="float" office:value="7.40414946119152" calcext:value-type="float">
            <text:p>7.40</text:p>
          </table:table-cell>
          <table:table-cell table:style-name="ce82" table:formula="of:=QUARTILE([.$R$3:.$R$11];3)" office:value-type="float" office:value="0.167618733785165" calcext:value-type="float">
            <text:p>0.17</text:p>
          </table:table-cell>
          <table:table-cell table:style-name="ce95" table:formula="of:=[.AR3]*100" office:value-type="float" office:value="16.7618733785165" calcext:value-type="float">
            <text:p>16.76</text:p>
          </table:table-cell>
          <table:table-cell table:style-name="ce82" table:formula="of:=QUARTILE([.$R$3:.$R$11];4)" office:value-type="float" office:value="0.289878869471163" calcext:value-type="float">
            <text:p>0.29</text:p>
          </table:table-cell>
          <table:table-cell table:style-name="ce95" table:formula="of:=[.AT3]*100" office:value-type="float" office:value="28.9878869471163" calcext:value-type="float">
            <text:p>28.99</text:p>
          </table:table-cell>
          <table:table-cell table:style-name="ce86" table:formula="of:=[.Q12]" office:value-type="float" office:value="114.742144444444" calcext:value-type="float">
            <text:p>114.74</text:p>
          </table:table-cell>
          <table:table-cell table:style-name="ce86" table:formula="of:=[.R12]" office:value-type="float" office:value="0.0979545890230799" calcext:value-type="float">
            <text:p>0.10</text:p>
          </table:table-cell>
          <table:table-cell table:style-name="ce86" table:formula="of:=[.AW3]*100" office:value-type="float" office:value="9.79545890230799" calcext:value-type="float">
            <text:p>9.80</text:p>
          </table:table-cell>
          <table:table-cell table:style-name="ce91" table:formula="of:=COM.MICROSOFT.STDEV.P([.R3:.R11])" office:value-type="float" office:value="0.114314001676263" calcext:value-type="float">
            <text:p>0.11</text:p>
          </table:table-cell>
          <table:table-cell table:style-name="ce91" table:formula="of:=[.AY3]*100" office:value-type="float" office:value="11.4314001676263" calcext:value-type="float">
            <text:p>11.43</text:p>
          </table:table-cell>
          <table:table-cell table:style-name="ce92" table:formula="of:=[.S12]" office:value-type="float" office:value="0.888888888888889" calcext:value-type="float">
            <text:p>0.89</text:p>
          </table:table-cell>
          <table:table-cell table:style-name="ce19" table:number-columns-repeated="97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32.512" calcext:value-type="float">
            <text:p>432.512</text:p>
          </table:table-cell>
          <table:table-cell table:style-name="ce22" office:value-type="float" office:value="1046.1221" calcext:value-type="float">
            <text:p>1046.1</text:p>
          </table:table-cell>
          <table:table-cell office:value-type="float" office:value="1477.6471" calcext:value-type="float">
            <text:p>1477.6471</text:p>
          </table:table-cell>
          <table:table-cell table:style-name="ce24" office:value-type="float" office:value="334.933" calcext:value-type="float">
            <text:p>335</text:p>
          </table:table-cell>
          <table:table-cell table:formula="of:=RANK([.F4];[.$F$3:.$F$11];1)" office:value-type="float" office:value="1" calcext:value-type="float">
            <text:p>1</text:p>
          </table:table-cell>
          <table:table-cell table:style-name="ce31"/>
          <table:table-cell table:style-name="ce41"/>
          <table:table-cell table:formula="of:=[.F4]-[.$F$3]" office:value-type="float" office:value="-125.2589" calcext:value-type="float">
            <text:p>-125.2589</text:p>
          </table:table-cell>
          <table:table-cell table:style-name="ce50" table:formula="of:=[.L4]/[.$F$3]" office:value-type="float" office:value="-0.106932671778012" calcext:value-type="float">
            <text:p>-0.1069326718</text:p>
          </table:table-cell>
          <table:table-cell table:style-name="ce58" table:formula="of:=IF([.L4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style-name="ce19" table:formula="of:=[.F4]-[.$F$3]" office:value-type="float" office:value="-125.2589" calcext:value-type="float">
            <text:p>-125.2589</text:p>
          </table:table-cell>
          <table:table-cell table:style-name="ce50" table:formula="of:=[.Q4]/[.$F$3]" office:value-type="float" office:value="-0.106932671778012" calcext:value-type="float">
            <text:p>-0.1069326718</text:p>
          </table:table-cell>
          <table:table-cell table:style-name="ce58" table:formula="of:=IF([.Q4]&lt;0;0;1)" office:value-type="float" office:value="0" calcext:value-type="float">
            <text:p>0</text:p>
          </table:table-cell>
          <table:table-cell/>
          <table:table-cell table:style-name="ce19" table:formula="of:=[.$A$13]" office:value-type="string" office:string-value="h2" calcext:value-type="string">
            <text:p>h2</text:p>
          </table:table-cell>
          <table:table-cell table:style-name="ce79" table:formula="of:=QUARTILE([.$M$13:.$M$21];0)" office:value-type="float" office:value="-0.02230606114184" calcext:value-type="float">
            <text:p>-0.02</text:p>
          </table:table-cell>
          <table:table-cell table:style-name="ce19" table:formula="of:=[.V4]*100" office:value-type="float" office:value="-2.230606114184" calcext:value-type="float">
            <text:p>-2.2306061142</text:p>
          </table:table-cell>
          <table:table-cell table:style-name="ce82" table:formula="of:=QUARTILE([.$M$13:.$M$21];1)" office:value-type="float" office:value="0.00863536783175989" calcext:value-type="float">
            <text:p>0.01</text:p>
          </table:table-cell>
          <table:table-cell table:style-name="ce19" table:formula="of:=[.X4]*100" office:value-type="float" office:value="0.863536783175989" calcext:value-type="float">
            <text:p>0.8635367832</text:p>
          </table:table-cell>
          <table:table-cell table:style-name="ce82" table:formula="of:=QUARTILE([.$M$13:.$M$21];2)" office:value-type="float" office:value="0.0609773273608072" calcext:value-type="float">
            <text:p>0.06</text:p>
          </table:table-cell>
          <table:table-cell table:style-name="ce19" table:formula="of:=[.Z4]*100" office:value-type="float" office:value="6.09773273608072" calcext:value-type="float">
            <text:p>6.0977327361</text:p>
          </table:table-cell>
          <table:table-cell table:style-name="ce82" table:formula="of:=QUARTILE([.$M$13:.$M$21];3)" office:value-type="float" office:value="0.186884384310292" calcext:value-type="float">
            <text:p>0.19</text:p>
          </table:table-cell>
          <table:table-cell table:style-name="ce19" table:formula="of:=[.AB4]*100" office:value-type="float" office:value="18.6884384310292" calcext:value-type="float">
            <text:p>18.688438431</text:p>
          </table:table-cell>
          <table:table-cell table:style-name="ce82" table:formula="of:=QUARTILE([.$M$13:.$M$21];4)" office:value-type="float" office:value="0.237630980771505" calcext:value-type="float">
            <text:p>0.24</text:p>
          </table:table-cell>
          <table:table-cell table:style-name="ce19" table:formula="of:=[.AD4]*100" office:value-type="float" office:value="23.7630980771505" calcext:value-type="float">
            <text:p>23.7630980772</text:p>
          </table:table-cell>
          <table:table-cell table:style-name="ce87" table:formula="of:=[.L22]" office:value-type="float" office:value="107.823188888889" calcext:value-type="float">
            <text:p>107.82</text:p>
          </table:table-cell>
          <table:table-cell table:style-name="ce87" table:formula="of:=[.M22]" office:value-type="float" office:value="0.090179362206789" calcext:value-type="float">
            <text:p>0.09</text:p>
          </table:table-cell>
          <table:table-cell table:style-name="ce86" table:formula="of:=[.AG4]*100" office:value-type="float" office:value="9.0179362206789" calcext:value-type="float">
            <text:p>9.02</text:p>
          </table:table-cell>
          <table:table-cell table:style-name="ce91" table:formula="of:=COM.MICROSOFT.STDEV.P([.M13:.M21])" office:value-type="float" office:value="0.0930076403361939" calcext:value-type="float">
            <text:p>0.09</text:p>
          </table:table-cell>
          <table:table-cell table:style-name="ce91" table:formula="of:=[.AI4]*100" office:value-type="float" office:value="9.30076403361939" calcext:value-type="float">
            <text:p>9.30</text:p>
          </table:table-cell>
          <table:table-cell table:style-name="ce93" table:formula="of:=[.N22]" office:value-type="float" office:value="0.888888888888889" calcext:value-type="float">
            <text:p>0.89</text:p>
          </table:table-cell>
          <table:table-cell table:style-name="ce79" table:formula="of:=QUARTILE([.$R$13:.$R$21];0)" office:value-type="float" office:value="-0.02230606114184" calcext:value-type="float">
            <text:p>-0.02</text:p>
          </table:table-cell>
          <table:table-cell table:style-name="ce95" table:formula="of:=[.AL4]*100" office:value-type="float" office:value="-2.230606114184" calcext:value-type="float">
            <text:p>-2.23</text:p>
          </table:table-cell>
          <table:table-cell table:style-name="ce82" table:formula="of:=QUARTILE([.$R$13:.$R$21];1)" office:value-type="float" office:value="0.00863536783175989" calcext:value-type="float">
            <text:p>0.01</text:p>
          </table:table-cell>
          <table:table-cell table:style-name="ce95" table:formula="of:=[.AN4]*100" office:value-type="float" office:value="0.863536783175988" calcext:value-type="float">
            <text:p>0.86</text:p>
          </table:table-cell>
          <table:table-cell table:style-name="ce82" table:formula="of:=QUARTILE([.$R$13:.$R$21];2)" office:value-type="float" office:value="0.0609773273608072" calcext:value-type="float">
            <text:p>0.06</text:p>
          </table:table-cell>
          <table:table-cell table:style-name="ce95" table:formula="of:=[.AP4]*100" office:value-type="float" office:value="6.09773273608072" calcext:value-type="float">
            <text:p>6.10</text:p>
          </table:table-cell>
          <table:table-cell table:style-name="ce82" table:formula="of:=QUARTILE([.$R$13:.$R$21];3)" office:value-type="float" office:value="0.186884384310292" calcext:value-type="float">
            <text:p>0.19</text:p>
          </table:table-cell>
          <table:table-cell table:style-name="ce95" table:formula="of:=[.AR4]*100" office:value-type="float" office:value="18.6884384310292" calcext:value-type="float">
            <text:p>18.69</text:p>
          </table:table-cell>
          <table:table-cell table:style-name="ce82" table:formula="of:=QUARTILE([.$R$13:.$R$21];4)" office:value-type="float" office:value="0.237630980771505" calcext:value-type="float">
            <text:p>0.24</text:p>
          </table:table-cell>
          <table:table-cell table:style-name="ce95" table:formula="of:=[.AT4]*100" office:value-type="float" office:value="23.7630980771505" calcext:value-type="float">
            <text:p>23.76</text:p>
          </table:table-cell>
          <table:table-cell table:style-name="ce87" table:formula="of:=[.Q22]" office:value-type="float" office:value="107.823188888889" calcext:value-type="float">
            <text:p>107.82</text:p>
          </table:table-cell>
          <table:table-cell table:style-name="ce87" table:formula="of:=[.R22]" office:value-type="float" office:value="0.090179362206789" calcext:value-type="float">
            <text:p>0.09</text:p>
          </table:table-cell>
          <table:table-cell table:style-name="ce86" table:formula="of:=[.AW4]*100" office:value-type="float" office:value="9.0179362206789" calcext:value-type="float">
            <text:p>9.02</text:p>
          </table:table-cell>
          <table:table-cell table:style-name="ce91" table:formula="of:=COM.MICROSOFT.STDEV.P([.R13:.R21])" office:value-type="float" office:value="0.0930076403361939" calcext:value-type="float">
            <text:p>0.09</text:p>
          </table:table-cell>
          <table:table-cell table:style-name="ce91" table:formula="of:=[.AY4]*100" office:value-type="float" office:value="9.30076403361939" calcext:value-type="float">
            <text:p>9.30</text:p>
          </table:table-cell>
          <table:table-cell table:style-name="ce93" table:formula="of:=[.S22]" office:value-type="float" office:value="0.888888888888889" calcext:value-type="float">
            <text:p>0.89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23.8638" calcext:value-type="float">
            <text:p>523.8638</text:p>
          </table:table-cell>
          <table:table-cell table:style-name="ce22" office:value-type="float" office:value="1221.8624" calcext:value-type="float">
            <text:p>1221.9</text:p>
          </table:table-cell>
          <table:table-cell office:value-type="float" office:value="1733.5383" calcext:value-type="float">
            <text:p>1733.5383</text:p>
          </table:table-cell>
          <table:table-cell table:style-name="ce24" office:value-type="float" office:value="382.69675" calcext:value-type="float">
            <text:p>383</text:p>
          </table:table-cell>
          <table:table-cell table:formula="of:=RANK([.F5];[.$F$3:.$F$11];1)" office:value-type="float" office:value="3" calcext:value-type="float">
            <text:p>3</text:p>
          </table:table-cell>
          <table:table-cell table:style-name="ce31"/>
          <table:table-cell table:style-name="ce41"/>
          <table:table-cell table:formula="of:=[.F5]-[.$F$3]" office:value-type="float" office:value="50.4813999999999" calcext:value-type="float">
            <text:p>50.4814</text:p>
          </table:table-cell>
          <table:table-cell table:style-name="ce50" table:formula="of:=[.L5]/[.$F$3]" office:value-type="float" office:value="0.0430956281517285" calcext:value-type="float">
            <text:p>0.0430956282</text:p>
          </table:table-cell>
          <table:table-cell table:style-name="ce58" table:formula="of:=IF([.L5]&lt;0;0;1)" office:value-type="float" office:value="1" calcext:value-type="float">
            <text:p>1</text:p>
          </table:table-cell>
          <table:table-cell table:style-name="ce31"/>
          <table:table-cell table:style-name="ce41"/>
          <table:table-cell table:style-name="ce19" table:formula="of:=[.F5]-[.$F$3]" office:value-type="float" office:value="50.4813999999999" calcext:value-type="float">
            <text:p>50.4814</text:p>
          </table:table-cell>
          <table:table-cell table:style-name="ce50" table:formula="of:=[.Q5]/[.$F$3]" office:value-type="float" office:value="0.0430956281517285" calcext:value-type="float">
            <text:p>0.0430956282</text:p>
          </table:table-cell>
          <table:table-cell table:style-name="ce58" table:formula="of:=IF([.Q5]&lt;0;0;1)" office:value-type="float" office:value="1" calcext:value-type="float">
            <text:p>1</text:p>
          </table:table-cell>
          <table:table-cell/>
          <table:table-cell table:style-name="ce19" table:formula="of:=[.$A$23]" office:value-type="string" office:string-value="h3" calcext:value-type="string">
            <text:p>h3</text:p>
          </table:table-cell>
          <table:table-cell table:style-name="ce79" table:formula="of:=QUARTILE([.$M$23:.$M$31];0)" office:value-type="float" office:value="-0.00884610738695707" calcext:value-type="float">
            <text:p>-0.01</text:p>
          </table:table-cell>
          <table:table-cell table:style-name="ce19" table:formula="of:=[.V5]*100" office:value-type="float" office:value="-0.884610738695707" calcext:value-type="float">
            <text:p>-0.8846107387</text:p>
          </table:table-cell>
          <table:table-cell table:style-name="ce82" table:formula="of:=QUARTILE([.$M$23:.$M$31];1)" office:value-type="float" office:value="0" calcext:value-type="float">
            <text:p>0.00</text:p>
          </table:table-cell>
          <table:table-cell table:style-name="ce19" table:formula="of:=[.X5]*100" office:value-type="float" office:value="0" calcext:value-type="float">
            <text:p>0</text:p>
          </table:table-cell>
          <table:table-cell table:style-name="ce82" table:formula="of:=QUARTILE([.$M$23:.$M$31];2)" office:value-type="float" office:value="0.0689715693234254" calcext:value-type="float">
            <text:p>0.07</text:p>
          </table:table-cell>
          <table:table-cell table:style-name="ce19" table:formula="of:=[.Z5]*100" office:value-type="float" office:value="6.89715693234254" calcext:value-type="float">
            <text:p>6.8971569323</text:p>
          </table:table-cell>
          <table:table-cell table:style-name="ce82" table:formula="of:=QUARTILE([.$M$23:.$M$31];3)" office:value-type="float" office:value="0.17292959987142" calcext:value-type="float">
            <text:p>0.17</text:p>
          </table:table-cell>
          <table:table-cell table:style-name="ce19" table:formula="of:=[.AB5]*100" office:value-type="float" office:value="17.292959987142" calcext:value-type="float">
            <text:p>17.2929599871</text:p>
          </table:table-cell>
          <table:table-cell table:style-name="ce82" table:formula="of:=QUARTILE([.$M$23:.$M$31];4)" office:value-type="float" office:value="0.234220982019417" calcext:value-type="float">
            <text:p>0.23</text:p>
          </table:table-cell>
          <table:table-cell table:style-name="ce19" table:formula="of:=[.AD5]*100" office:value-type="float" office:value="23.4220982019417" calcext:value-type="float">
            <text:p>23.4220982019</text:p>
          </table:table-cell>
          <table:table-cell table:style-name="ce86" table:formula="of:=[.L32]" office:value-type="float" office:value="102.999933333333" calcext:value-type="float">
            <text:p>103.00</text:p>
          </table:table-cell>
          <table:table-cell table:style-name="ce86" table:formula="of:=[.M32]" office:value-type="float" office:value="0.0860426338463649" calcext:value-type="float">
            <text:p>0.09</text:p>
          </table:table-cell>
          <table:table-cell table:style-name="ce86" table:formula="of:=[.AG5]*100" office:value-type="float" office:value="8.60426338463649" calcext:value-type="float">
            <text:p>8.60</text:p>
          </table:table-cell>
          <table:table-cell table:style-name="ce91" table:formula="of:=COM.MICROSOFT.STDEV.P([.M23:.M31])" office:value-type="float" office:value="0.091468141649548" calcext:value-type="float">
            <text:p>0.09</text:p>
          </table:table-cell>
          <table:table-cell table:style-name="ce91" table:formula="of:=[.AI5]*100" office:value-type="float" office:value="9.1468141649548" calcext:value-type="float">
            <text:p>9.15</text:p>
          </table:table-cell>
          <table:table-cell table:style-name="ce92" table:formula="of:=[.N32]" office:value-type="float" office:value="0.777777777777778" calcext:value-type="float">
            <text:p>0.78</text:p>
          </table:table-cell>
          <table:table-cell table:style-name="ce79" table:formula="of:=QUARTILE([.$R$23:.$R$31];0)" office:value-type="float" office:value="-0.00663029928988876" calcext:value-type="float">
            <text:p>-0.01</text:p>
          </table:table-cell>
          <table:table-cell table:style-name="ce95" table:formula="of:=[.AL5]*100" office:value-type="float" office:value="-0.663029928988876" calcext:value-type="float">
            <text:p>-0.66</text:p>
          </table:table-cell>
          <table:table-cell table:style-name="ce82" table:formula="of:=QUARTILE([.$R$23:.$R$31];1)" office:value-type="float" office:value="0.0022158080970683" calcext:value-type="float">
            <text:p>0.00</text:p>
          </table:table-cell>
          <table:table-cell table:style-name="ce95" table:formula="of:=[.AN5]*100" office:value-type="float" office:value="0.22158080970683" calcext:value-type="float">
            <text:p>0.22</text:p>
          </table:table-cell>
          <table:table-cell table:style-name="ce82" table:formula="of:=QUARTILE([.$R$23:.$R$31];2)" office:value-type="float" office:value="0.0711873774204937" calcext:value-type="float">
            <text:p>0.07</text:p>
          </table:table-cell>
          <table:table-cell table:style-name="ce95" table:formula="of:=[.AP5]*100" office:value-type="float" office:value="7.11873774204937" calcext:value-type="float">
            <text:p>7.12</text:p>
          </table:table-cell>
          <table:table-cell table:style-name="ce82" table:formula="of:=QUARTILE([.$R$23:.$R$31];3)" office:value-type="float" office:value="0.175145407968489" calcext:value-type="float">
            <text:p>0.18</text:p>
          </table:table-cell>
          <table:table-cell table:style-name="ce95" table:formula="of:=[.AR5]*100" office:value-type="float" office:value="17.5145407968489" calcext:value-type="float">
            <text:p>17.51</text:p>
          </table:table-cell>
          <table:table-cell table:style-name="ce82" table:formula="of:=QUARTILE([.$R$23:.$R$31];4)" office:value-type="float" office:value="0.236436790116485" calcext:value-type="float">
            <text:p>0.24</text:p>
          </table:table-cell>
          <table:table-cell table:style-name="ce95" table:formula="of:=[.AT5]*100" office:value-type="float" office:value="23.6436790116485" calcext:value-type="float">
            <text:p>23.64</text:p>
          </table:table-cell>
          <table:table-cell table:style-name="ce86" table:formula="of:=[.Q32]" office:value-type="float" office:value="105.652433333333" calcext:value-type="float">
            <text:p>105.65</text:p>
          </table:table-cell>
          <table:table-cell table:style-name="ce86" table:formula="of:=[.R32]" office:value-type="float" office:value="0.0882584419434332" calcext:value-type="float">
            <text:p>0.09</text:p>
          </table:table-cell>
          <table:table-cell table:style-name="ce86" table:formula="of:=[.AW5]*100" office:value-type="float" office:value="8.82584419434332" calcext:value-type="float">
            <text:p>8.83</text:p>
          </table:table-cell>
          <table:table-cell table:style-name="ce91" table:formula="of:=COM.MICROSOFT.STDEV.P([.R23:.R31])" office:value-type="float" office:value="0.091468141649548" calcext:value-type="float">
            <text:p>0.09</text:p>
          </table:table-cell>
          <table:table-cell table:style-name="ce91" table:formula="of:=[.AY5]*100" office:value-type="float" office:value="9.1468141649548" calcext:value-type="float">
            <text:p>9.15</text:p>
          </table:table-cell>
          <table:table-cell table:style-name="ce92" table:formula="of:=[.S32]" office:value-type="float" office:value="0.888888888888889" calcext:value-type="float">
            <text:p>0.89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32.8263" calcext:value-type="float">
            <text:p>532.8263</text:p>
          </table:table-cell>
          <table:table-cell table:style-name="ce22" office:value-type="float" office:value="1239.5712" calcext:value-type="float">
            <text:p>1239.6</text:p>
          </table:table-cell>
          <table:table-cell office:value-type="float" office:value="1735.3938" calcext:value-type="float">
            <text:p>1735.3938</text:p>
          </table:table-cell>
          <table:table-cell table:style-name="ce24" office:value-type="float" office:value="377.12753" calcext:value-type="float">
            <text:p>377</text:p>
          </table:table-cell>
          <table:table-cell table:formula="of:=RANK([.F6];[.$F$3:.$F$11];1)" office:value-type="float" office:value="4" calcext:value-type="float">
            <text:p>4</text:p>
          </table:table-cell>
          <table:table-cell table:style-name="ce32"/>
          <table:table-cell table:style-name="ce42"/>
          <table:table-cell table:formula="of:=[.F6]-[.$F$3]" office:value-type="float" office:value="68.1902" calcext:value-type="float">
            <text:p>68.1902</text:p>
          </table:table-cell>
          <table:table-cell table:style-name="ce50" table:formula="of:=[.L6]/[.$F$3]" office:value-type="float" office:value="0.0582135103779214" calcext:value-type="float">
            <text:p>0.0582135104</text:p>
          </table:table-cell>
          <table:table-cell table:style-name="ce58" table:formula="of:=IF([.L6]&lt;0;0;1)" office:value-type="float" office:value="1" calcext:value-type="float">
            <text:p>1</text:p>
          </table:table-cell>
          <table:table-cell table:style-name="ce32"/>
          <table:table-cell table:style-name="ce42"/>
          <table:table-cell table:style-name="ce19" table:formula="of:=[.F6]-[.$F$3]" office:value-type="float" office:value="68.1902" calcext:value-type="float">
            <text:p>68.1902</text:p>
          </table:table-cell>
          <table:table-cell table:style-name="ce50" table:formula="of:=[.Q6]/[.$F$3]" office:value-type="float" office:value="0.0582135103779214" calcext:value-type="float">
            <text:p>0.0582135104</text:p>
          </table:table-cell>
          <table:table-cell table:style-name="ce58" table:formula="of:=IF([.Q6]&lt;0;0;1)" office:value-type="float" office:value="1" calcext:value-type="float">
            <text:p>1</text:p>
          </table:table-cell>
          <table:table-cell/>
          <table:table-cell table:style-name="ce19" table:formula="of:=[.$A$33]" office:value-type="string" office:string-value="h4" calcext:value-type="string">
            <text:p>h4</text:p>
          </table:table-cell>
          <table:table-cell table:style-name="ce79" table:formula="of:=QUARTILE([.$M$33:.$M$41];0)" office:value-type="float" office:value="-0.0044996798049664" calcext:value-type="float">
            <text:p>0.00</text:p>
          </table:table-cell>
          <table:table-cell table:style-name="ce19" table:formula="of:=[.V6]*100" office:value-type="float" office:value="-0.44996798049664" calcext:value-type="float">
            <text:p>-0.4499679805</text:p>
          </table:table-cell>
          <table:table-cell table:style-name="ce82" table:formula="of:=QUARTILE([.$M$33:.$M$41];1)" office:value-type="float" office:value="0" calcext:value-type="float">
            <text:p>0.00</text:p>
          </table:table-cell>
          <table:table-cell table:style-name="ce19" table:formula="of:=[.X6]*100" office:value-type="float" office:value="0" calcext:value-type="float">
            <text:p>0</text:p>
          </table:table-cell>
          <table:table-cell table:style-name="ce82" table:formula="of:=QUARTILE([.$M$33:.$M$41];2)" office:value-type="float" office:value="0.0698313393847096" calcext:value-type="float">
            <text:p>0.07</text:p>
          </table:table-cell>
          <table:table-cell table:style-name="ce19" table:formula="of:=[.Z6]*100" office:value-type="float" office:value="6.98313393847096" calcext:value-type="float">
            <text:p>6.9831339385</text:p>
          </table:table-cell>
          <table:table-cell table:style-name="ce82" table:formula="of:=QUARTILE([.$M$33:.$M$41];3)" office:value-type="float" office:value="0.190319490039564" calcext:value-type="float">
            <text:p>0.19</text:p>
          </table:table-cell>
          <table:table-cell table:style-name="ce19" table:formula="of:=[.AB6]*100" office:value-type="float" office:value="19.0319490039564" calcext:value-type="float">
            <text:p>19.031949004</text:p>
          </table:table-cell>
          <table:table-cell table:style-name="ce82" table:formula="of:=QUARTILE([.$M$33:.$M$41];4)" office:value-type="float" office:value="0.267172766693886" calcext:value-type="float">
            <text:p>0.27</text:p>
          </table:table-cell>
          <table:table-cell table:style-name="ce19" table:formula="of:=[.AD6]*100" office:value-type="float" office:value="26.7172766693886" calcext:value-type="float">
            <text:p>26.7172766694</text:p>
          </table:table-cell>
          <table:table-cell table:style-name="ce86" table:formula="of:=[.L42]" office:value-type="float" office:value="115.752677777778" calcext:value-type="float">
            <text:p>115.75</text:p>
          </table:table-cell>
          <table:table-cell table:style-name="ce86" table:formula="of:=[.M42]" office:value-type="float" office:value="0.094779267490528" calcext:value-type="float">
            <text:p>0.09</text:p>
          </table:table-cell>
          <table:table-cell table:style-name="ce86" table:formula="of:=[.AG6]*100" office:value-type="float" office:value="9.4779267490528" calcext:value-type="float">
            <text:p>9.48</text:p>
          </table:table-cell>
          <table:table-cell table:style-name="ce91" table:formula="of:=COM.MICROSOFT.STDEV.P([.M33:.M41])" office:value-type="float" office:value="0.0977188354955843" calcext:value-type="float">
            <text:p>0.10</text:p>
          </table:table-cell>
          <table:table-cell table:style-name="ce91" table:formula="of:=[.AI6]*100" office:value-type="float" office:value="9.77188354955843" calcext:value-type="float">
            <text:p>9.77</text:p>
          </table:table-cell>
          <table:table-cell table:style-name="ce92" table:formula="of:=[.N42]" office:value-type="float" office:value="0.777777777777778" calcext:value-type="float">
            <text:p>0.78</text:p>
          </table:table-cell>
          <table:table-cell table:style-name="ce79" table:formula="of:=QUARTILE([.$R$33:.$R$41];0)" office:value-type="float" office:value="-0.0044996798049664" calcext:value-type="float">
            <text:p>0.00</text:p>
          </table:table-cell>
          <table:table-cell table:style-name="ce95" table:formula="of:=[.AL6]*100" office:value-type="float" office:value="-0.44996798049664" calcext:value-type="float">
            <text:p>-0.45</text:p>
          </table:table-cell>
          <table:table-cell table:style-name="ce82" table:formula="of:=QUARTILE([.$R$33:.$R$41];1)" office:value-type="float" office:value="0" calcext:value-type="float">
            <text:p>0.00</text:p>
          </table:table-cell>
          <table:table-cell table:style-name="ce95" table:formula="of:=[.AN6]*100" office:value-type="float" office:value="0" calcext:value-type="float">
            <text:p>0.00</text:p>
          </table:table-cell>
          <table:table-cell table:style-name="ce82" table:formula="of:=QUARTILE([.$R$33:.$R$41];2)" office:value-type="float" office:value="0.0698313393847096" calcext:value-type="float">
            <text:p>0.07</text:p>
          </table:table-cell>
          <table:table-cell table:style-name="ce95" table:formula="of:=[.AP6]*100" office:value-type="float" office:value="6.98313393847096" calcext:value-type="float">
            <text:p>6.98</text:p>
          </table:table-cell>
          <table:table-cell table:style-name="ce82" table:formula="of:=QUARTILE([.$R$33:.$R$41];3)" office:value-type="float" office:value="0.190319490039564" calcext:value-type="float">
            <text:p>0.19</text:p>
          </table:table-cell>
          <table:table-cell table:style-name="ce95" table:formula="of:=[.AR6]*100" office:value-type="float" office:value="19.0319490039564" calcext:value-type="float">
            <text:p>19.03</text:p>
          </table:table-cell>
          <table:table-cell table:style-name="ce82" table:formula="of:=QUARTILE([.$R$33:.$R$41];4)" office:value-type="float" office:value="0.267172766693886" calcext:value-type="float">
            <text:p>0.27</text:p>
          </table:table-cell>
          <table:table-cell table:style-name="ce95" table:formula="of:=[.AT6]*100" office:value-type="float" office:value="26.7172766693886" calcext:value-type="float">
            <text:p>26.72</text:p>
          </table:table-cell>
          <table:table-cell table:style-name="ce86" table:formula="of:=[.Q42]" office:value-type="float" office:value="115.752677777778" calcext:value-type="float">
            <text:p>115.75</text:p>
          </table:table-cell>
          <table:table-cell table:style-name="ce86" table:formula="of:=[.R42]" office:value-type="float" office:value="0.094779267490528" calcext:value-type="float">
            <text:p>0.09</text:p>
          </table:table-cell>
          <table:table-cell table:style-name="ce86" table:formula="of:=[.AW6]*100" office:value-type="float" office:value="9.4779267490528" calcext:value-type="float">
            <text:p>9.48</text:p>
          </table:table-cell>
          <table:table-cell table:style-name="ce91" table:formula="of:=COM.MICROSOFT.STDEV.P([.R33:.R41])" office:value-type="float" office:value="0.0977188354955843" calcext:value-type="float">
            <text:p>0.10</text:p>
          </table:table-cell>
          <table:table-cell table:style-name="ce91" table:formula="of:=[.AY6]*100" office:value-type="float" office:value="9.77188354955843" calcext:value-type="float">
            <text:p>9.77</text:p>
          </table:table-cell>
          <table:table-cell table:style-name="ce92" table:formula="of:=[.S42]" office:value-type="float" office:value="0.777777777777778" calcext:value-type="float">
            <text:p>0.78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65.8404" calcext:value-type="float">
            <text:p>565.8404</text:p>
          </table:table-cell>
          <table:table-cell table:style-name="ce22" office:value-type="float" office:value="1258.1118" calcext:value-type="float">
            <text:p>1258.1</text:p>
          </table:table-cell>
          <table:table-cell office:value-type="float" office:value="1737.3237" calcext:value-type="float">
            <text:p>1737.3237</text:p>
          </table:table-cell>
          <table:table-cell table:style-name="ce24" office:value-type="float" office:value="369.28125" calcext:value-type="float">
            <text:p>369</text:p>
          </table:table-cell>
          <table:table-cell table:formula="of:=RANK([.F7];[.$F$3:.$F$11];1)" office:value-type="float" office:value="5" calcext:value-type="float">
            <text:p>5</text:p>
          </table:table-cell>
          <table:table-cell table:style-name="ce32"/>
          <table:table-cell table:style-name="ce42"/>
          <table:table-cell table:formula="of:=[.F7]-[.$F$3]" office:value-type="float" office:value="86.7307999999998" calcext:value-type="float">
            <text:p>86.7308</text:p>
          </table:table-cell>
          <table:table-cell table:style-name="ce50" table:formula="of:=[.L7]/[.$F$3]" office:value-type="float" office:value="0.0740414946119152" calcext:value-type="float">
            <text:p>0.0740414946</text:p>
          </table:table-cell>
          <table:table-cell table:style-name="ce58" table:formula="of:=IF([.L7]&lt;0;0;1)" office:value-type="float" office:value="1" calcext:value-type="float">
            <text:p>1</text:p>
          </table:table-cell>
          <table:table-cell table:style-name="ce32"/>
          <table:table-cell table:style-name="ce42"/>
          <table:table-cell table:style-name="ce19" table:formula="of:=[.F7]-[.$F$3]" office:value-type="float" office:value="86.7307999999998" calcext:value-type="float">
            <text:p>86.7308</text:p>
          </table:table-cell>
          <table:table-cell table:style-name="ce50" table:formula="of:=[.Q7]/[.$F$3]" office:value-type="float" office:value="0.0740414946119152" calcext:value-type="float">
            <text:p>0.0740414946</text:p>
          </table:table-cell>
          <table:table-cell table:style-name="ce58" table:formula="of:=IF([.Q7]&lt;0;0;1)" office:value-type="float" office:value="1" calcext:value-type="float">
            <text:p>1</text:p>
          </table:table-cell>
          <table:table-cell/>
          <table:table-cell table:style-name="ce19" table:formula="of:=[.$A$43]" office:value-type="string" office:string-value="h5" calcext:value-type="string">
            <text:p>h5</text:p>
          </table:table-cell>
          <table:table-cell table:style-name="ce79" table:formula="of:=QUARTILE([.$M$43:.$M$51];0)" office:value-type="float" office:value="0" calcext:value-type="float">
            <text:p>0.00</text:p>
          </table:table-cell>
          <table:table-cell table:style-name="ce19" table:formula="of:=[.V7]*100" office:value-type="float" office:value="0" calcext:value-type="float">
            <text:p>0</text:p>
          </table:table-cell>
          <table:table-cell table:style-name="ce82" table:formula="of:=QUARTILE([.$M$43:.$M$51];1)" office:value-type="float" office:value="0.0519578040771598" calcext:value-type="float">
            <text:p>0.05</text:p>
          </table:table-cell>
          <table:table-cell table:style-name="ce19" table:formula="of:=[.X7]*100" office:value-type="float" office:value="5.19578040771598" calcext:value-type="float">
            <text:p>5.1957804077</text:p>
          </table:table-cell>
          <table:table-cell table:style-name="ce82" table:formula="of:=QUARTILE([.$M$43:.$M$51];2)" office:value-type="float" office:value="0.0811839940186942" calcext:value-type="float">
            <text:p>0.08</text:p>
          </table:table-cell>
          <table:table-cell table:style-name="ce19" table:formula="of:=[.Z7]*100" office:value-type="float" office:value="8.11839940186942" calcext:value-type="float">
            <text:p>8.1183994019</text:p>
          </table:table-cell>
          <table:table-cell table:style-name="ce82" table:formula="of:=QUARTILE([.$M$43:.$M$51];3)" office:value-type="float" office:value="0.158243265149697" calcext:value-type="float">
            <text:p>0.16</text:p>
          </table:table-cell>
          <table:table-cell table:style-name="ce19" table:formula="of:=[.AB7]*100" office:value-type="float" office:value="15.8243265149697" calcext:value-type="float">
            <text:p>15.824326515</text:p>
          </table:table-cell>
          <table:table-cell table:style-name="ce82" table:formula="of:=QUARTILE([.$M$43:.$M$51];4)" office:value-type="float" office:value="0.230746581087457" calcext:value-type="float">
            <text:p>0.23</text:p>
          </table:table-cell>
          <table:table-cell table:style-name="ce19" table:formula="of:=[.AD7]*100" office:value-type="float" office:value="23.0746581087457" calcext:value-type="float">
            <text:p>23.0746581087</text:p>
          </table:table-cell>
          <table:table-cell table:style-name="ce87" table:formula="of:=[.L52]" office:value-type="float" office:value="126.583411111111" calcext:value-type="float">
            <text:p>126.58</text:p>
          </table:table-cell>
          <table:table-cell table:style-name="ce87" table:formula="of:=[.M52]" office:value-type="float" office:value="0.108285769129559" calcext:value-type="float">
            <text:p>0.11</text:p>
          </table:table-cell>
          <table:table-cell table:style-name="ce86" table:formula="of:=[.AG7]*100" office:value-type="float" office:value="10.8285769129559" calcext:value-type="float">
            <text:p>10.83</text:p>
          </table:table-cell>
          <table:table-cell table:style-name="ce91" table:formula="of:=COM.MICROSOFT.STDEV.P([.M43:.M51])" office:value-type="float" office:value="0.0735981525602414" calcext:value-type="float">
            <text:p>0.07</text:p>
          </table:table-cell>
          <table:table-cell table:style-name="ce91" table:formula="of:=[.AI7]*100" office:value-type="float" office:value="7.35981525602414" calcext:value-type="float">
            <text:p>7.36</text:p>
          </table:table-cell>
          <table:table-cell table:style-name="ce93" table:formula="of:=[.N52]" office:value-type="float" office:value="1" calcext:value-type="float">
            <text:p>1.00</text:p>
          </table:table-cell>
          <table:table-cell table:style-name="ce79" table:formula="of:=QUARTILE([.$R$43:.$R$51];0)" office:value-type="float" office:value="-0.0480606308686539" calcext:value-type="float">
            <text:p>-0.05</text:p>
          </table:table-cell>
          <table:table-cell table:style-name="ce95" table:formula="of:=[.AL7]*100" office:value-type="float" office:value="-4.80606308686539" calcext:value-type="float">
            <text:p>-4.81</text:p>
          </table:table-cell>
          <table:table-cell table:style-name="ce82" table:formula="of:=QUARTILE([.$R$43:.$R$51];1)" office:value-type="float" office:value="0.00389717320850598" calcext:value-type="float">
            <text:p>0.00</text:p>
          </table:table-cell>
          <table:table-cell table:style-name="ce95" table:formula="of:=[.AN7]*100" office:value-type="float" office:value="0.389717320850598" calcext:value-type="float">
            <text:p>0.39</text:p>
          </table:table-cell>
          <table:table-cell table:style-name="ce82" table:formula="of:=QUARTILE([.$R$43:.$R$51];2)" office:value-type="float" office:value="0.0331233631500403" calcext:value-type="float">
            <text:p>0.03</text:p>
          </table:table-cell>
          <table:table-cell table:style-name="ce95" table:formula="of:=[.AP7]*100" office:value-type="float" office:value="3.31233631500403" calcext:value-type="float">
            <text:p>3.31</text:p>
          </table:table-cell>
          <table:table-cell table:style-name="ce82" table:formula="of:=QUARTILE([.$R$43:.$R$51];3)" office:value-type="float" office:value="0.110182634281044" calcext:value-type="float">
            <text:p>0.11</text:p>
          </table:table-cell>
          <table:table-cell table:style-name="ce95" table:formula="of:=[.AR7]*100" office:value-type="float" office:value="11.0182634281044" calcext:value-type="float">
            <text:p>11.02</text:p>
          </table:table-cell>
          <table:table-cell table:style-name="ce82" table:formula="of:=QUARTILE([.$R$43:.$R$51];4)" office:value-type="float" office:value="0.182685950218803" calcext:value-type="float">
            <text:p>0.18</text:p>
          </table:table-cell>
          <table:table-cell table:style-name="ce95" table:formula="of:=[.AT7]*100" office:value-type="float" office:value="18.2685950218803" calcext:value-type="float">
            <text:p>18.27</text:p>
          </table:table-cell>
          <table:table-cell table:style-name="ce87" table:formula="of:=[.Q52]" office:value-type="float" office:value="70.401711111111" calcext:value-type="float">
            <text:p>70.40</text:p>
          </table:table-cell>
          <table:table-cell table:style-name="ce87" table:formula="of:=[.R52]" office:value-type="float" office:value="0.0602251382609054" calcext:value-type="float">
            <text:p>0.06</text:p>
          </table:table-cell>
          <table:table-cell table:style-name="ce86" table:formula="of:=[.AW7]*100" office:value-type="float" office:value="6.02251382609054" calcext:value-type="float">
            <text:p>6.02</text:p>
          </table:table-cell>
          <table:table-cell table:style-name="ce91" table:formula="of:=COM.MICROSOFT.STDEV.P([.R43:.R51])" office:value-type="float" office:value="0.0735981525602414" calcext:value-type="float">
            <text:p>0.07</text:p>
          </table:table-cell>
          <table:table-cell table:style-name="ce91" table:formula="of:=[.AY7]*100" office:value-type="float" office:value="7.35981525602414" calcext:value-type="float">
            <text:p>7.36</text:p>
          </table:table-cell>
          <table:table-cell table:style-name="ce93" table:formula="of:=[.S52]" office:value-type="float" office:value="0.888888888888889" calcext:value-type="float">
            <text:p>0.89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13.0528" calcext:value-type="float">
            <text:p>613.0528</text:p>
          </table:table-cell>
          <table:table-cell table:style-name="ce22" office:value-type="float" office:value="1313.3098" calcext:value-type="float">
            <text:p>1313.3</text:p>
          </table:table-cell>
          <table:table-cell office:value-type="float" office:value="1800.4548" calcext:value-type="float">
            <text:p>1800.4548</text:p>
          </table:table-cell>
          <table:table-cell table:style-name="ce24" office:value-type="float" office:value="378.63538" calcext:value-type="float">
            <text:p>379</text:p>
          </table:table-cell>
          <table:table-cell table:formula="of:=RANK([.F8];[.$F$3:.$F$11];1)" office:value-type="float" office:value="6" calcext:value-type="float">
            <text:p>6</text:p>
          </table:table-cell>
          <table:table-cell table:style-name="ce33"/>
          <table:table-cell table:style-name="ce43"/>
          <table:table-cell table:formula="of:=[.F8]-[.$F$3]" office:value-type="float" office:value="141.9288" calcext:value-type="float">
            <text:p>141.9288</text:p>
          </table:table-cell>
          <table:table-cell table:style-name="ce50" table:formula="of:=[.L8]/[.$F$3]" office:value-type="float" office:value="0.121163652133678" calcext:value-type="float">
            <text:p>0.1211636521</text:p>
          </table:table-cell>
          <table:table-cell table:style-name="ce58" table:formula="of:=IF([.L8]&lt;0;0;1)" office:value-type="float" office:value="1" calcext:value-type="float">
            <text:p>1</text:p>
          </table:table-cell>
          <table:table-cell table:style-name="ce33"/>
          <table:table-cell table:style-name="ce43"/>
          <table:table-cell table:style-name="ce19" table:formula="of:=[.F8]-[.$F$3]" office:value-type="float" office:value="141.9288" calcext:value-type="float">
            <text:p>141.9288</text:p>
          </table:table-cell>
          <table:table-cell table:style-name="ce50" table:formula="of:=[.Q8]/[.$F$3]" office:value-type="float" office:value="0.121163652133678" calcext:value-type="float">
            <text:p>0.1211636521</text:p>
          </table:table-cell>
          <table:table-cell table:style-name="ce58" table:formula="of:=IF([.Q8]&lt;0;0;1)" office:value-type="float" office:value="1" calcext:value-type="float">
            <text:p>1</text:p>
          </table:table-cell>
          <table:table-cell/>
          <table:table-cell table:style-name="ce19" table:formula="of:=[.$A$53]" office:value-type="string" office:string-value="h6" calcext:value-type="string">
            <text:p>h6</text:p>
          </table:table-cell>
          <table:table-cell table:style-name="ce79" table:formula="of:=QUARTILE([.$M$53:.$M$61];0)" office:value-type="float" office:value="0" calcext:value-type="float">
            <text:p>0.00</text:p>
          </table:table-cell>
          <table:table-cell table:style-name="ce19" table:formula="of:=[.V8]*100" office:value-type="float" office:value="0" calcext:value-type="float">
            <text:p>0</text:p>
          </table:table-cell>
          <table:table-cell table:style-name="ce82" table:formula="of:=QUARTILE([.$M$53:.$M$61];1)" office:value-type="float" office:value="0.0228349036144569" calcext:value-type="float">
            <text:p>0.02</text:p>
          </table:table-cell>
          <table:table-cell table:style-name="ce19" table:formula="of:=[.X8]*100" office:value-type="float" office:value="2.28349036144569" calcext:value-type="float">
            <text:p>2.2834903614</text:p>
          </table:table-cell>
          <table:table-cell table:style-name="ce82" table:formula="of:=QUARTILE([.$M$53:.$M$61];2)" office:value-type="float" office:value="0.0597033634041784" calcext:value-type="float">
            <text:p>0.06</text:p>
          </table:table-cell>
          <table:table-cell table:style-name="ce19" table:formula="of:=[.Z8]*100" office:value-type="float" office:value="5.97033634041784" calcext:value-type="float">
            <text:p>5.9703363404</text:p>
          </table:table-cell>
          <table:table-cell table:style-name="ce82" table:formula="of:=QUARTILE([.$M$53:.$M$61];3)" office:value-type="float" office:value="0.143221565574021" calcext:value-type="float">
            <text:p>0.14</text:p>
          </table:table-cell>
          <table:table-cell table:style-name="ce19" table:formula="of:=[.AB8]*100" office:value-type="float" office:value="14.3221565574021" calcext:value-type="float">
            <text:p>14.3221565574</text:p>
          </table:table-cell>
          <table:table-cell table:style-name="ce82" table:formula="of:=QUARTILE([.$M$53:.$M$61];4)" office:value-type="float" office:value="0.304962560465054" calcext:value-type="float">
            <text:p>0.30</text:p>
          </table:table-cell>
          <table:table-cell table:style-name="ce19" table:formula="of:=[.AD8]*100" office:value-type="float" office:value="30.4962560465054" calcext:value-type="float">
            <text:p>30.4962560465</text:p>
          </table:table-cell>
          <table:table-cell table:style-name="ce86" table:formula="of:=[.L62]" office:value-type="float" office:value="121.659255555556" calcext:value-type="float">
            <text:p>121.66</text:p>
          </table:table-cell>
          <table:table-cell table:style-name="ce86" table:formula="of:=[.M62]" office:value-type="float" office:value="0.0985763031160914" calcext:value-type="float">
            <text:p>0.10</text:p>
          </table:table-cell>
          <table:table-cell table:style-name="ce86" table:formula="of:=[.AG8]*100" office:value-type="float" office:value="9.85763031160914" calcext:value-type="float">
            <text:p>9.86</text:p>
          </table:table-cell>
          <table:table-cell table:style-name="ce91" table:formula="of:=COM.MICROSOFT.STDEV.P([.M53:.M61])" office:value-type="float" office:value="0.098847593017579" calcext:value-type="float">
            <text:p>0.10</text:p>
          </table:table-cell>
          <table:table-cell table:style-name="ce91" table:formula="of:=[.AI8]*100" office:value-type="float" office:value="9.8847593017579" calcext:value-type="float">
            <text:p>9.88</text:p>
          </table:table-cell>
          <table:table-cell table:style-name="ce92" table:formula="of:=[.N62]" office:value-type="float" office:value="1" calcext:value-type="float">
            <text:p>1.00</text:p>
          </table:table-cell>
          <table:table-cell table:style-name="ce79" table:formula="of:=QUARTILE([.$R$53:.$R$61];0)" office:value-type="float" office:value="0" calcext:value-type="float">
            <text:p>0.00</text:p>
          </table:table-cell>
          <table:table-cell table:style-name="ce95" table:formula="of:=[.AL8]*100" office:value-type="float" office:value="0" calcext:value-type="float">
            <text:p>0.00</text:p>
          </table:table-cell>
          <table:table-cell table:style-name="ce82" table:formula="of:=QUARTILE([.$R$53:.$R$61];1)" office:value-type="float" office:value="0.0228349036144569" calcext:value-type="float">
            <text:p>0.02</text:p>
          </table:table-cell>
          <table:table-cell table:style-name="ce95" table:formula="of:=[.AN8]*100" office:value-type="float" office:value="2.28349036144569" calcext:value-type="float">
            <text:p>2.28</text:p>
          </table:table-cell>
          <table:table-cell table:style-name="ce82" table:formula="of:=QUARTILE([.$R$53:.$R$61];2)" office:value-type="float" office:value="0.0597033634041784" calcext:value-type="float">
            <text:p>0.06</text:p>
          </table:table-cell>
          <table:table-cell table:style-name="ce95" table:formula="of:=[.AP8]*100" office:value-type="float" office:value="5.97033634041784" calcext:value-type="float">
            <text:p>5.97</text:p>
          </table:table-cell>
          <table:table-cell table:style-name="ce82" table:formula="of:=QUARTILE([.$R$53:.$R$61];3)" office:value-type="float" office:value="0.143221565574021" calcext:value-type="float">
            <text:p>0.14</text:p>
          </table:table-cell>
          <table:table-cell table:style-name="ce95" table:formula="of:=[.AR8]*100" office:value-type="float" office:value="14.3221565574021" calcext:value-type="float">
            <text:p>14.32</text:p>
          </table:table-cell>
          <table:table-cell table:style-name="ce82" table:formula="of:=QUARTILE([.$R$53:.$R$61];4)" office:value-type="float" office:value="0.304962560465054" calcext:value-type="float">
            <text:p>0.30</text:p>
          </table:table-cell>
          <table:table-cell table:style-name="ce95" table:formula="of:=[.AT8]*100" office:value-type="float" office:value="30.4962560465054" calcext:value-type="float">
            <text:p>30.50</text:p>
          </table:table-cell>
          <table:table-cell table:style-name="ce86" table:formula="of:=[.Q62]" office:value-type="float" office:value="121.659255555556" calcext:value-type="float">
            <text:p>121.66</text:p>
          </table:table-cell>
          <table:table-cell table:style-name="ce86" table:formula="of:=[.R62]" office:value-type="float" office:value="0.0985763031160914" calcext:value-type="float">
            <text:p>0.10</text:p>
          </table:table-cell>
          <table:table-cell table:style-name="ce86" table:formula="of:=[.AW8]*100" office:value-type="float" office:value="9.85763031160914" calcext:value-type="float">
            <text:p>9.86</text:p>
          </table:table-cell>
          <table:table-cell table:style-name="ce91" table:formula="of:=COM.MICROSOFT.STDEV.P([.R53:.R61])" office:value-type="float" office:value="0.098847593017579" calcext:value-type="float">
            <text:p>0.10</text:p>
          </table:table-cell>
          <table:table-cell table:style-name="ce91" table:formula="of:=[.AY8]*100" office:value-type="float" office:value="9.8847593017579" calcext:value-type="float">
            <text:p>9.88</text:p>
          </table:table-cell>
          <table:table-cell table:style-name="ce92" table:formula="of:=[.S62]" office:value-type="float" office:value="1" calcext:value-type="float">
            <text:p>1.0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69.06274" calcext:value-type="float">
            <text:p>669.06274</text:p>
          </table:table-cell>
          <table:table-cell table:style-name="ce22" office:value-type="float" office:value="1367.7264" calcext:value-type="float">
            <text:p>1367.7</text:p>
          </table:table-cell>
          <table:table-cell office:value-type="float" office:value="1885.8615" calcext:value-type="float">
            <text:p>1885.8615</text:p>
          </table:table-cell>
          <table:table-cell table:style-name="ce24" office:value-type="float" office:value="384.37375" calcext:value-type="float">
            <text:p>384</text:p>
          </table:table-cell>
          <table:table-cell table:formula="of:=RANK([.F9];[.$F$3:.$F$11];1)" office:value-type="float" office:value="7" calcext:value-type="float">
            <text:p>7</text:p>
          </table:table-cell>
          <table:table-cell table:style-name="ce33"/>
          <table:table-cell table:style-name="ce43"/>
          <table:table-cell table:formula="of:=[.F9]-[.$F$3]" office:value-type="float" office:value="196.3454" calcext:value-type="float">
            <text:p>196.3454</text:p>
          </table:table-cell>
          <table:table-cell table:style-name="ce50" table:formula="of:=[.L9]/[.$F$3]" office:value-type="float" office:value="0.167618733785165" calcext:value-type="float">
            <text:p>0.1676187338</text:p>
          </table:table-cell>
          <table:table-cell table:style-name="ce58" table:formula="of:=IF([.L9]&lt;0;0;1)" office:value-type="float" office:value="1" calcext:value-type="float">
            <text:p>1</text:p>
          </table:table-cell>
          <table:table-cell table:style-name="ce33"/>
          <table:table-cell table:style-name="ce43"/>
          <table:table-cell table:style-name="ce19" table:formula="of:=[.F9]-[.$F$3]" office:value-type="float" office:value="196.3454" calcext:value-type="float">
            <text:p>196.3454</text:p>
          </table:table-cell>
          <table:table-cell table:style-name="ce50" table:formula="of:=[.Q9]/[.$F$3]" office:value-type="float" office:value="0.167618733785165" calcext:value-type="float">
            <text:p>0.1676187338</text:p>
          </table:table-cell>
          <table:table-cell table:style-name="ce58" table:formula="of:=IF([.Q9]&lt;0;0;1)" office:value-type="float" office:value="1" calcext:value-type="float">
            <text:p>1</text:p>
          </table:table-cell>
          <table:table-cell/>
          <table:table-cell table:style-name="ce19" table:formula="of:=[.$A$63]" office:value-type="string" office:string-value="h7" calcext:value-type="string">
            <text:p>h7</text:p>
          </table:table-cell>
          <table:table-cell table:style-name="ce79" table:formula="of:=QUARTILE([.$M$63:.$M$71];0)" office:value-type="float" office:value="0" calcext:value-type="float">
            <text:p>0.00</text:p>
          </table:table-cell>
          <table:table-cell table:style-name="ce19" table:formula="of:=[.V9]*100" office:value-type="float" office:value="0" calcext:value-type="float">
            <text:p>0</text:p>
          </table:table-cell>
          <table:table-cell table:style-name="ce82" table:formula="of:=QUARTILE([.$M$63:.$M$71];1)" office:value-type="float" office:value="0.0184492468918036" calcext:value-type="float">
            <text:p>0.02</text:p>
          </table:table-cell>
          <table:table-cell table:style-name="ce19" table:formula="of:=[.X9]*100" office:value-type="float" office:value="1.84492468918036" calcext:value-type="float">
            <text:p>1.8449246892</text:p>
          </table:table-cell>
          <table:table-cell table:style-name="ce82" table:formula="of:=QUARTILE([.$M$63:.$M$71];2)" office:value-type="float" office:value="0.0415390095177007" calcext:value-type="float">
            <text:p>0.04</text:p>
          </table:table-cell>
          <table:table-cell table:style-name="ce19" table:formula="of:=[.Z9]*100" office:value-type="float" office:value="4.15390095177007" calcext:value-type="float">
            <text:p>4.1539009518</text:p>
          </table:table-cell>
          <table:table-cell table:style-name="ce82" table:formula="of:=QUARTILE([.$M$63:.$M$71];3)" office:value-type="float" office:value="0.0712991094706665" calcext:value-type="float">
            <text:p>0.07</text:p>
          </table:table-cell>
          <table:table-cell table:style-name="ce19" table:formula="of:=[.AB9]*100" office:value-type="float" office:value="7.12991094706665" calcext:value-type="float">
            <text:p>7.1299109471</text:p>
          </table:table-cell>
          <table:table-cell table:style-name="ce82" table:formula="of:=QUARTILE([.$M$63:.$M$71];4)" office:value-type="float" office:value="0.195848022676104" calcext:value-type="float">
            <text:p>0.20</text:p>
          </table:table-cell>
          <table:table-cell table:style-name="ce19" table:formula="of:=[.AD9]*100" office:value-type="float" office:value="19.5848022676104" calcext:value-type="float">
            <text:p>19.5848022676</text:p>
          </table:table-cell>
          <table:table-cell table:style-name="ce86" table:formula="of:=[.L72]" office:value-type="float" office:value="74.9328777777778" calcext:value-type="float">
            <text:p>74.93</text:p>
          </table:table-cell>
          <table:table-cell table:style-name="ce86" table:formula="of:=[.M72]" office:value-type="float" office:value="0.0590749886732831" calcext:value-type="float">
            <text:p>0.06</text:p>
          </table:table-cell>
          <table:table-cell table:style-name="ce86" table:formula="of:=[.AG9]*100" office:value-type="float" office:value="5.90749886732831" calcext:value-type="float">
            <text:p>5.91</text:p>
          </table:table-cell>
          <table:table-cell table:style-name="ce91" table:formula="of:=COM.MICROSOFT.STDEV.P([.M63:.M71])" office:value-type="float" office:value="0.056341761843865" calcext:value-type="float">
            <text:p>0.06</text:p>
          </table:table-cell>
          <table:table-cell table:style-name="ce91" table:formula="of:=[.AI9]*100" office:value-type="float" office:value="5.6341761843865" calcext:value-type="float">
            <text:p>5.63</text:p>
          </table:table-cell>
          <table:table-cell table:style-name="ce92" table:formula="of:=[.N72]" office:value-type="float" office:value="1" calcext:value-type="float">
            <text:p>1.00</text:p>
          </table:table-cell>
          <table:table-cell table:style-name="ce79" table:formula="of:=QUARTILE([.$R$63:.$R$71];0)" office:value-type="float" office:value="0" calcext:value-type="float">
            <text:p>0.00</text:p>
          </table:table-cell>
          <table:table-cell table:style-name="ce95" table:formula="of:=[.AL9]*100" office:value-type="float" office:value="0" calcext:value-type="float">
            <text:p>0.00</text:p>
          </table:table-cell>
          <table:table-cell table:style-name="ce82" table:formula="of:=QUARTILE([.$R$63:.$R$71];1)" office:value-type="float" office:value="0.0184492468918036" calcext:value-type="float">
            <text:p>0.02</text:p>
          </table:table-cell>
          <table:table-cell table:style-name="ce95" table:formula="of:=[.AN9]*100" office:value-type="float" office:value="1.84492468918036" calcext:value-type="float">
            <text:p>1.84</text:p>
          </table:table-cell>
          <table:table-cell table:style-name="ce82" table:formula="of:=QUARTILE([.$R$63:.$R$71];2)" office:value-type="float" office:value="0.0415390095177007" calcext:value-type="float">
            <text:p>0.04</text:p>
          </table:table-cell>
          <table:table-cell table:style-name="ce95" table:formula="of:=[.AP9]*100" office:value-type="float" office:value="4.15390095177007" calcext:value-type="float">
            <text:p>4.15</text:p>
          </table:table-cell>
          <table:table-cell table:style-name="ce82" table:formula="of:=QUARTILE([.$R$63:.$R$71];3)" office:value-type="float" office:value="0.0712991094706665" calcext:value-type="float">
            <text:p>0.07</text:p>
          </table:table-cell>
          <table:table-cell table:style-name="ce95" table:formula="of:=[.AR9]*100" office:value-type="float" office:value="7.12991094706665" calcext:value-type="float">
            <text:p>7.13</text:p>
          </table:table-cell>
          <table:table-cell table:style-name="ce82" table:formula="of:=QUARTILE([.$R$63:.$R$71];4)" office:value-type="float" office:value="0.195848022676104" calcext:value-type="float">
            <text:p>0.20</text:p>
          </table:table-cell>
          <table:table-cell table:style-name="ce95" table:formula="of:=[.AT9]*100" office:value-type="float" office:value="19.5848022676104" calcext:value-type="float">
            <text:p>19.58</text:p>
          </table:table-cell>
          <table:table-cell table:style-name="ce86" table:formula="of:=[.Q72]" office:value-type="float" office:value="74.9328777777778" calcext:value-type="float">
            <text:p>74.93</text:p>
          </table:table-cell>
          <table:table-cell table:style-name="ce86" table:formula="of:=[.R72]" office:value-type="float" office:value="0.0590749886732831" calcext:value-type="float">
            <text:p>0.06</text:p>
          </table:table-cell>
          <table:table-cell table:style-name="ce86" table:formula="of:=[.AW9]*100" office:value-type="float" office:value="5.90749886732831" calcext:value-type="float">
            <text:p>5.91</text:p>
          </table:table-cell>
          <table:table-cell table:style-name="ce91" table:formula="of:=COM.MICROSOFT.STDEV.P([.R63:.R71])" office:value-type="float" office:value="0.056341761843865" calcext:value-type="float">
            <text:p>0.06</text:p>
          </table:table-cell>
          <table:table-cell table:style-name="ce91" table:formula="of:=[.AY9]*100" office:value-type="float" office:value="5.6341761843865" calcext:value-type="float">
            <text:p>5.63</text:p>
          </table:table-cell>
          <table:table-cell table:style-name="ce92" table:formula="of:=[.S72]" office:value-type="float" office:value="1" calcext:value-type="float">
            <text:p>1.0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65.0536" calcext:value-type="float">
            <text:p>765.0536</text:p>
          </table:table-cell>
          <table:table-cell table:style-name="ce22" office:value-type="float" office:value="1446.084" calcext:value-type="float">
            <text:p>1446.1</text:p>
          </table:table-cell>
          <table:table-cell office:value-type="float" office:value="1915.5052" calcext:value-type="float">
            <text:p>1915.5052</text:p>
          </table:table-cell>
          <table:table-cell table:style-name="ce24" office:value-type="float" office:value="357.5655" calcext:value-type="float">
            <text:p>358</text:p>
          </table:table-cell>
          <table:table-cell table:formula="of:=RANK([.F10];[.$F$3:.$F$11];1)" office:value-type="float" office:value="8" calcext:value-type="float">
            <text:p>8</text:p>
          </table:table-cell>
          <table:table-cell table:style-name="ce34"/>
          <table:table-cell/>
          <table:table-cell table:formula="of:=[.F10]-[.$F$3]" office:value-type="float" office:value="274.703" calcext:value-type="float">
            <text:p>274.703</text:p>
          </table:table-cell>
          <table:table-cell table:style-name="ce50" table:formula="of:=[.L10]/[.$F$3]" office:value-type="float" office:value="0.234512084454161" calcext:value-type="float">
            <text:p>0.2345120845</text:p>
          </table:table-cell>
          <table:table-cell table:style-name="ce58" table:formula="of:=IF([.L10]&lt;0;0;1)" office:value-type="float" office:value="1" calcext:value-type="float">
            <text:p>1</text:p>
          </table:table-cell>
          <table:table-cell table:style-name="ce34"/>
          <table:table-cell/>
          <table:table-cell table:style-name="ce19" table:formula="of:=[.F10]-[.$F$3]" office:value-type="float" office:value="274.703" calcext:value-type="float">
            <text:p>274.703</text:p>
          </table:table-cell>
          <table:table-cell table:style-name="ce50" table:formula="of:=[.Q10]/[.$F$3]" office:value-type="float" office:value="0.234512084454161" calcext:value-type="float">
            <text:p>0.2345120845</text:p>
          </table:table-cell>
          <table:table-cell table:style-name="ce58" table:formula="of:=IF([.Q10]&lt;0;0;1)" office:value-type="float" office:value="1" calcext:value-type="float">
            <text:p>1</text:p>
          </table:table-cell>
          <table:table-cell/>
          <table:table-cell table:style-name="ce19" table:formula="of:=[.$A$73]" office:value-type="string" office:string-value="h8" calcext:value-type="string">
            <text:p>h8</text:p>
          </table:table-cell>
          <table:table-cell table:style-name="ce79" table:formula="of:=QUARTILE([.$M$73:.$M$81];0)" office:value-type="float" office:value="0" calcext:value-type="float">
            <text:p>0.00</text:p>
          </table:table-cell>
          <table:table-cell table:style-name="ce19" table:formula="of:=[.V10]*100" office:value-type="float" office:value="0" calcext:value-type="float">
            <text:p>0</text:p>
          </table:table-cell>
          <table:table-cell table:style-name="ce82" table:formula="of:=QUARTILE([.$M$73:.$M$81];1)" office:value-type="float" office:value="0.0444075097431194" calcext:value-type="float">
            <text:p>0.04</text:p>
          </table:table-cell>
          <table:table-cell table:style-name="ce19" table:formula="of:=[.X10]*100" office:value-type="float" office:value="4.44075097431194" calcext:value-type="float">
            <text:p>4.4407509743</text:p>
          </table:table-cell>
          <table:table-cell table:style-name="ce82" table:formula="of:=QUARTILE([.$M$73:.$M$81];2)" office:value-type="float" office:value="0.0799538332991469" calcext:value-type="float">
            <text:p>0.08</text:p>
          </table:table-cell>
          <table:table-cell table:style-name="ce19" table:formula="of:=[.Z10]*100" office:value-type="float" office:value="7.99538332991469" calcext:value-type="float">
            <text:p>7.9953833299</text:p>
          </table:table-cell>
          <table:table-cell table:style-name="ce82" table:formula="of:=QUARTILE([.$M$73:.$M$81];3)" office:value-type="float" office:value="0.144182709130178" calcext:value-type="float">
            <text:p>0.14</text:p>
          </table:table-cell>
          <table:table-cell table:style-name="ce19" table:formula="of:=[.AB10]*100" office:value-type="float" office:value="14.4182709130178" calcext:value-type="float">
            <text:p>14.418270913</text:p>
          </table:table-cell>
          <table:table-cell table:style-name="ce82" table:formula="of:=QUARTILE([.$M$73:.$M$81];4)" office:value-type="float" office:value="0.303710303575091" calcext:value-type="float">
            <text:p>0.30</text:p>
          </table:table-cell>
          <table:table-cell table:style-name="ce19" table:formula="of:=[.AD10]*100" office:value-type="float" office:value="30.3710303575091" calcext:value-type="float">
            <text:p>30.3710303575</text:p>
          </table:table-cell>
          <table:table-cell table:style-name="ce87" table:formula="of:=[.L82]" office:value-type="float" office:value="148.468477777778" calcext:value-type="float">
            <text:p>148.47</text:p>
          </table:table-cell>
          <table:table-cell table:style-name="ce87" table:formula="of:=[.M82]" office:value-type="float" office:value="0.111961773924771" calcext:value-type="float">
            <text:p>0.11</text:p>
          </table:table-cell>
          <table:table-cell table:style-name="ce86" table:formula="of:=[.AG10]*100" office:value-type="float" office:value="11.1961773924771" calcext:value-type="float">
            <text:p>11.20</text:p>
          </table:table-cell>
          <table:table-cell table:style-name="ce91" table:formula="of:=COM.MICROSOFT.STDEV.P([.M73:.M81])" office:value-type="float" office:value="0.0966361944355183" calcext:value-type="float">
            <text:p>0.10</text:p>
          </table:table-cell>
          <table:table-cell table:style-name="ce91" table:formula="of:=[.AI10]*100" office:value-type="float" office:value="9.66361944355183" calcext:value-type="float">
            <text:p>9.66</text:p>
          </table:table-cell>
          <table:table-cell table:style-name="ce93" table:formula="of:=[.N82]" office:value-type="float" office:value="1" calcext:value-type="float">
            <text:p>1.00</text:p>
          </table:table-cell>
          <table:table-cell table:style-name="ce79" table:formula="of:=QUARTILE([.$R$73:.$R$81];0)" office:value-type="float" office:value="0" calcext:value-type="float">
            <text:p>0.00</text:p>
          </table:table-cell>
          <table:table-cell table:style-name="ce95" table:formula="of:=[.AL10]*100" office:value-type="float" office:value="0" calcext:value-type="float">
            <text:p>0.00</text:p>
          </table:table-cell>
          <table:table-cell table:style-name="ce82" table:formula="of:=QUARTILE([.$R$73:.$R$81];1)" office:value-type="float" office:value="0.0444075097431194" calcext:value-type="float">
            <text:p>0.04</text:p>
          </table:table-cell>
          <table:table-cell table:style-name="ce95" table:formula="of:=[.AN10]*100" office:value-type="float" office:value="4.44075097431194" calcext:value-type="float">
            <text:p>4.44</text:p>
          </table:table-cell>
          <table:table-cell table:style-name="ce82" table:formula="of:=QUARTILE([.$R$73:.$R$81];2)" office:value-type="float" office:value="0.0799538332991469" calcext:value-type="float">
            <text:p>0.08</text:p>
          </table:table-cell>
          <table:table-cell table:style-name="ce95" table:formula="of:=[.AP10]*100" office:value-type="float" office:value="7.99538332991469" calcext:value-type="float">
            <text:p>8.00</text:p>
          </table:table-cell>
          <table:table-cell table:style-name="ce82" table:formula="of:=QUARTILE([.$R$73:.$R$81];3)" office:value-type="float" office:value="0.144182709130178" calcext:value-type="float">
            <text:p>0.14</text:p>
          </table:table-cell>
          <table:table-cell table:style-name="ce95" table:formula="of:=[.AR10]*100" office:value-type="float" office:value="14.4182709130178" calcext:value-type="float">
            <text:p>14.42</text:p>
          </table:table-cell>
          <table:table-cell table:style-name="ce82" table:formula="of:=QUARTILE([.$R$73:.$R$81];4)" office:value-type="float" office:value="0.303710303575091" calcext:value-type="float">
            <text:p>0.30</text:p>
          </table:table-cell>
          <table:table-cell table:style-name="ce95" table:formula="of:=[.AT10]*100" office:value-type="float" office:value="30.3710303575091" calcext:value-type="float">
            <text:p>30.37</text:p>
          </table:table-cell>
          <table:table-cell table:style-name="ce87" table:formula="of:=[.Q82]" office:value-type="float" office:value="148.468477777778" calcext:value-type="float">
            <text:p>148.47</text:p>
          </table:table-cell>
          <table:table-cell table:style-name="ce87" table:formula="of:=[.R82]" office:value-type="float" office:value="0.111961773924771" calcext:value-type="float">
            <text:p>0.11</text:p>
          </table:table-cell>
          <table:table-cell table:style-name="ce86" table:formula="of:=[.AW10]*100" office:value-type="float" office:value="11.1961773924771" calcext:value-type="float">
            <text:p>11.20</text:p>
          </table:table-cell>
          <table:table-cell table:style-name="ce91" table:formula="of:=COM.MICROSOFT.STDEV.P([.R73:.R81])" office:value-type="float" office:value="0.0966361944355183" calcext:value-type="float">
            <text:p>0.10</text:p>
          </table:table-cell>
          <table:table-cell table:style-name="ce91" table:formula="of:=[.AY10]*100" office:value-type="float" office:value="9.66361944355183" calcext:value-type="float">
            <text:p>9.66</text:p>
          </table:table-cell>
          <table:table-cell table:style-name="ce93" table:formula="of:=[.S82]" office:value-type="float" office:value="1" calcext:value-type="float">
            <text:p>1.0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1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05.6245" calcext:value-type="float">
            <text:p>805.6245</text:p>
          </table:table-cell>
          <table:table-cell table:style-name="ce22" office:value-type="float" office:value="1510.9396" calcext:value-type="float">
            <text:p>1510.9</text:p>
          </table:table-cell>
          <table:table-cell office:value-type="float" office:value="1985.8849" calcext:value-type="float">
            <text:p>1985.8849</text:p>
          </table:table-cell>
          <table:table-cell table:style-name="ce24" office:value-type="float" office:value="371.34824" calcext:value-type="float">
            <text:p>371</text:p>
          </table:table-cell>
          <table:table-cell table:formula="of:=RANK([.F11];[.$F$3:.$F$11];1)" office:value-type="float" office:value="9" calcext:value-type="float">
            <text:p>9</text:p>
          </table:table-cell>
          <table:table-cell table:style-name="ce34"/>
          <table:table-cell/>
          <table:table-cell table:formula="of:=[.F11]-[.$F$3]" office:value-type="float" office:value="339.5586" calcext:value-type="float">
            <text:p>339.5586</text:p>
          </table:table-cell>
          <table:table-cell table:style-name="ce50" table:formula="of:=[.L11]/[.$F$3]" office:value-type="float" office:value="0.289878869471163" calcext:value-type="float">
            <text:p>0.2898788695</text:p>
          </table:table-cell>
          <table:table-cell table:style-name="ce58" table:formula="of:=IF([.L11]&lt;0;0;1)" office:value-type="float" office:value="1" calcext:value-type="float">
            <text:p>1</text:p>
          </table:table-cell>
          <table:table-cell table:style-name="ce34"/>
          <table:table-cell/>
          <table:table-cell table:style-name="ce19" table:formula="of:=[.F11]-[.$F$3]" office:value-type="float" office:value="339.5586" calcext:value-type="float">
            <text:p>339.5586</text:p>
          </table:table-cell>
          <table:table-cell table:style-name="ce50" table:formula="of:=[.Q11]/[.$F$3]" office:value-type="float" office:value="0.289878869471163" calcext:value-type="float">
            <text:p>0.2898788695</text:p>
          </table:table-cell>
          <table:table-cell table:style-name="ce58" table:formula="of:=IF([.Q11]&lt;0;0;1)" office:value-type="float" office:value="1" calcext:value-type="float">
            <text:p>1</text:p>
          </table:table-cell>
          <table:table-cell/>
          <table:table-cell table:style-name="ce19" table:formula="of:=[.$A$83]" office:value-type="string" office:string-value="h9" calcext:value-type="string">
            <text:p>h9</text:p>
          </table:table-cell>
          <table:table-cell table:style-name="ce79" table:formula="of:=QUARTILE([.$M$83:.$M$91];0)" office:value-type="float" office:value="0" calcext:value-type="float">
            <text:p>0.00</text:p>
          </table:table-cell>
          <table:table-cell table:style-name="ce19" table:formula="of:=[.V11]*100" office:value-type="float" office:value="0" calcext:value-type="float">
            <text:p>0</text:p>
          </table:table-cell>
          <table:table-cell table:style-name="ce82" table:formula="of:=QUARTILE([.$M$83:.$M$91];1)" office:value-type="float" office:value="0.121137696086199" calcext:value-type="float">
            <text:p>0.12</text:p>
          </table:table-cell>
          <table:table-cell table:style-name="ce19" table:formula="of:=[.X11]*100" office:value-type="float" office:value="12.1137696086199" calcext:value-type="float">
            <text:p>12.1137696086</text:p>
          </table:table-cell>
          <table:table-cell table:style-name="ce82" table:formula="of:=QUARTILE([.$M$83:.$M$91];2)" office:value-type="float" office:value="0.170338071847341" calcext:value-type="float">
            <text:p>0.17</text:p>
          </table:table-cell>
          <table:table-cell table:style-name="ce19" table:formula="of:=[.Z11]*100" office:value-type="float" office:value="17.0338071847341" calcext:value-type="float">
            <text:p>17.0338071847</text:p>
          </table:table-cell>
          <table:table-cell table:style-name="ce82" table:formula="of:=QUARTILE([.$M$83:.$M$91];3)" office:value-type="float" office:value="0.219570138307264" calcext:value-type="float">
            <text:p>0.22</text:p>
          </table:table-cell>
          <table:table-cell table:style-name="ce19" table:formula="of:=[.AB11]*100" office:value-type="float" office:value="21.9570138307264" calcext:value-type="float">
            <text:p>21.9570138307</text:p>
          </table:table-cell>
          <table:table-cell table:style-name="ce82" table:formula="of:=QUARTILE([.$M$83:.$M$91];4)" office:value-type="float" office:value="0.34047540898787" calcext:value-type="float">
            <text:p>0.34</text:p>
          </table:table-cell>
          <table:table-cell table:style-name="ce19" table:formula="of:=[.AD11]*100" office:value-type="float" office:value="34.047540898787" calcext:value-type="float">
            <text:p>34.0475408988</text:p>
          </table:table-cell>
          <table:table-cell table:style-name="ce86" table:formula="of:=[.L92]" office:value-type="float" office:value="199.144111111111" calcext:value-type="float">
            <text:p>199.14</text:p>
          </table:table-cell>
          <table:table-cell table:style-name="ce86" table:formula="of:=[.M92]" office:value-type="float" office:value="0.160995307117724" calcext:value-type="float">
            <text:p>0.16</text:p>
          </table:table-cell>
          <table:table-cell table:style-name="ce86" table:formula="of:=[.AG11]*100" office:value-type="float" office:value="16.0995307117724" calcext:value-type="float">
            <text:p>16.10</text:p>
          </table:table-cell>
          <table:table-cell table:style-name="ce91" table:formula="of:=COM.MICROSOFT.STDEV.P([.M83:.M91])" office:value-type="float" office:value="0.0976417729270736" calcext:value-type="float">
            <text:p>0.10</text:p>
          </table:table-cell>
          <table:table-cell table:style-name="ce91" table:formula="of:=[.AI11]*100" office:value-type="float" office:value="9.76417729270736" calcext:value-type="float">
            <text:p>9.76</text:p>
          </table:table-cell>
          <table:table-cell table:style-name="ce92" table:formula="of:=[.N92]" office:value-type="float" office:value="1" calcext:value-type="float">
            <text:p>1.00</text:p>
          </table:table-cell>
          <table:table-cell table:style-name="ce79" table:formula="of:=QUARTILE([.$R$83:.$R$91];0)" office:value-type="float" office:value="0" calcext:value-type="float">
            <text:p>0.00</text:p>
          </table:table-cell>
          <table:table-cell table:style-name="ce95" table:formula="of:=[.AL11]*100" office:value-type="float" office:value="0" calcext:value-type="float">
            <text:p>0.00</text:p>
          </table:table-cell>
          <table:table-cell table:style-name="ce82" table:formula="of:=QUARTILE([.$R$83:.$R$91];1)" office:value-type="float" office:value="0.121137696086199" calcext:value-type="float">
            <text:p>0.12</text:p>
          </table:table-cell>
          <table:table-cell table:style-name="ce95" table:formula="of:=[.AN11]*100" office:value-type="float" office:value="12.1137696086199" calcext:value-type="float">
            <text:p>12.11</text:p>
          </table:table-cell>
          <table:table-cell table:style-name="ce82" table:formula="of:=QUARTILE([.$R$83:.$R$91];2)" office:value-type="float" office:value="0.170338071847341" calcext:value-type="float">
            <text:p>0.17</text:p>
          </table:table-cell>
          <table:table-cell table:style-name="ce95" table:formula="of:=[.AP11]*100" office:value-type="float" office:value="17.0338071847341" calcext:value-type="float">
            <text:p>17.03</text:p>
          </table:table-cell>
          <table:table-cell table:style-name="ce82" table:formula="of:=QUARTILE([.$R$83:.$R$91];3)" office:value-type="float" office:value="0.219570138307264" calcext:value-type="float">
            <text:p>0.22</text:p>
          </table:table-cell>
          <table:table-cell table:style-name="ce95" table:formula="of:=[.AR11]*100" office:value-type="float" office:value="21.9570138307264" calcext:value-type="float">
            <text:p>21.96</text:p>
          </table:table-cell>
          <table:table-cell table:style-name="ce82" table:formula="of:=QUARTILE([.$R$83:.$R$91];4)" office:value-type="float" office:value="0.34047540898787" calcext:value-type="float">
            <text:p>0.34</text:p>
          </table:table-cell>
          <table:table-cell table:style-name="ce95" table:formula="of:=[.AT11]*100" office:value-type="float" office:value="34.047540898787" calcext:value-type="float">
            <text:p>34.05</text:p>
          </table:table-cell>
          <table:table-cell table:style-name="ce86" table:formula="of:=[.Q92]" office:value-type="float" office:value="199.144111111111" calcext:value-type="float">
            <text:p>199.14</text:p>
          </table:table-cell>
          <table:table-cell table:style-name="ce86" table:formula="of:=[.R92]" office:value-type="float" office:value="0.160995307117724" calcext:value-type="float">
            <text:p>0.16</text:p>
          </table:table-cell>
          <table:table-cell table:style-name="ce86" table:formula="of:=[.AW11]*100" office:value-type="float" office:value="16.0995307117724" calcext:value-type="float">
            <text:p>16.10</text:p>
          </table:table-cell>
          <table:table-cell table:style-name="ce91" table:formula="of:=COM.MICROSOFT.STDEV.P([.R83:.R91])" office:value-type="float" office:value="0.0976417729270736" calcext:value-type="float">
            <text:p>0.10</text:p>
          </table:table-cell>
          <table:table-cell table:style-name="ce91" table:formula="of:=[.AY11]*100" office:value-type="float" office:value="9.76417729270736" calcext:value-type="float">
            <text:p>9.76</text:p>
          </table:table-cell>
          <table:table-cell table:style-name="ce92" table:formula="of:=[.R92]" office:value-type="float" office:value="0.160995307117724" calcext:value-type="float">
            <text:p>0.16</text:p>
          </table:table-cell>
          <table:table-cell table:number-columns-repeated="971"/>
        </table:table-row>
        <table:table-row table:style-name="ro1">
          <table:table-cell table:number-columns-repeated="5"/>
          <table:table-cell table:style-name="ce22"/>
          <table:table-cell/>
          <table:table-cell table:style-name="ce24"/>
          <table:table-cell office:value-type="string" calcext:value-type="string">
            <text:p>Ping</text:p>
          </table:table-cell>
          <table:table-cell table:style-name="ce34"/>
          <table:table-cell/>
          <table:table-cell table:style-name="ce47" table:formula="of:=AVERAGE([.L3:.L11])" office:value-type="float" office:value="114.742144444444" calcext:value-type="float">
            <text:p>114.74</text:p>
          </table:table-cell>
          <table:table-cell table:style-name="ce51" table:formula="of:=AVERAGE([.M3:.M11])" office:value-type="float" office:value="0.0979545890230799" calcext:value-type="float">
            <text:p>0.097954589</text:p>
          </table:table-cell>
          <table:table-cell table:style-name="ce59" table:formula="of:=AVERAGE([.N3:.N11])" office:value-type="float" office:value="0.888888888888889" calcext:value-type="float">
            <text:p>0.8888888889</text:p>
          </table:table-cell>
          <table:table-cell table:style-name="ce34"/>
          <table:table-cell/>
          <table:table-cell table:style-name="ce47" table:formula="of:=AVERAGE([.Q3:.Q11])" office:value-type="float" office:value="114.742144444444" calcext:value-type="float">
            <text:p>114.74</text:p>
          </table:table-cell>
          <table:table-cell table:style-name="ce51" table:formula="of:=AVERAGE([.R3:.R11])" office:value-type="float" office:value="0.0979545890230799" calcext:value-type="float">
            <text:p>0.097954589</text:p>
          </table:table-cell>
          <table:table-cell table:style-name="ce59" table:formula="of:=AVERAGE([.S3:.S11])" office:value-type="float" office:value="0.888888888888889" calcext:value-type="float">
            <text:p>0.8888888889</text:p>
          </table:table-cell>
          <table:table-cell/>
          <table:table-cell table:style-name="ce19" table:formula="of:=[.$A$93]" office:value-type="string" office:string-value="h10" calcext:value-type="string">
            <text:p>h10</text:p>
          </table:table-cell>
          <table:table-cell table:style-name="ce80" table:formula="of:=QUARTILE([.$M$93:.$M$101];0)" office:value-type="float" office:value="0" calcext:value-type="float">
            <text:p>0.00</text:p>
          </table:table-cell>
          <table:table-cell table:style-name="ce81" table:formula="of:=[.V12]*100" office:value-type="float" office:value="0" calcext:value-type="float">
            <text:p>0</text:p>
          </table:table-cell>
          <table:table-cell table:style-name="ce83" table:formula="of:=QUARTILE([.$M$93:.$M$101];1)" office:value-type="float" office:value="0.136279773686516" calcext:value-type="float">
            <text:p>0.14</text:p>
          </table:table-cell>
          <table:table-cell table:style-name="ce81" table:formula="of:=[.X12]*100" office:value-type="float" office:value="13.6279773686516" calcext:value-type="float">
            <text:p>13.6279773687</text:p>
          </table:table-cell>
          <table:table-cell table:style-name="ce83" table:formula="of:=QUARTILE([.$M$93:.$M$101];2)" office:value-type="float" office:value="0.203718629099183" calcext:value-type="float">
            <text:p>0.20</text:p>
          </table:table-cell>
          <table:table-cell table:style-name="ce81" table:formula="of:=[.Z12]*100" office:value-type="float" office:value="20.3718629099183" calcext:value-type="float">
            <text:p>20.3718629099</text:p>
          </table:table-cell>
          <table:table-cell table:style-name="ce83" table:formula="of:=QUARTILE([.$M$93:.$M$101];3)" office:value-type="float" office:value="0.261943227214044" calcext:value-type="float">
            <text:p>0.26</text:p>
          </table:table-cell>
          <table:table-cell table:style-name="ce81" table:formula="of:=[.AB12]*100" office:value-type="float" office:value="26.1943227214044" calcext:value-type="float">
            <text:p>26.1943227214</text:p>
          </table:table-cell>
          <table:table-cell table:style-name="ce83" table:formula="of:=QUARTILE([.$M$93:.$M$101];4)" office:value-type="float" office:value="0.396374094427768" calcext:value-type="float">
            <text:p>0.40</text:p>
          </table:table-cell>
          <table:table-cell table:style-name="ce81" table:formula="of:=[.AD12]*100" office:value-type="float" office:value="39.6374094427768" calcext:value-type="float">
            <text:p>39.6374094428</text:p>
          </table:table-cell>
          <table:table-cell table:style-name="ce88" table:formula="of:=[.L102]" office:value-type="float" office:value="243.743266666667" calcext:value-type="float">
            <text:p>243.74</text:p>
          </table:table-cell>
          <table:table-cell table:style-name="ce88" table:formula="of:=[.M102]" office:value-type="float" office:value="0.199441716870091" calcext:value-type="float">
            <text:p>0.20</text:p>
          </table:table-cell>
          <table:table-cell table:style-name="ce88" table:formula="of:=[.AG12]*100" office:value-type="float" office:value="19.9441716870091" calcext:value-type="float">
            <text:p>19.94</text:p>
          </table:table-cell>
          <table:table-cell table:style-name="ce83" table:formula="of:=COM.MICROSOFT.STDEV.P([.M93:.M101])" office:value-type="float" office:value="0.107888641448852" calcext:value-type="float">
            <text:p>0.11</text:p>
          </table:table-cell>
          <table:table-cell table:style-name="ce83" table:formula="of:=[.AI12]*100" office:value-type="float" office:value="10.7888641448852" calcext:value-type="float">
            <text:p>10.79</text:p>
          </table:table-cell>
          <table:table-cell table:style-name="ce94" table:formula="of:=[.N102]" office:value-type="float" office:value="1" calcext:value-type="float">
            <text:p>1.00</text:p>
          </table:table-cell>
          <table:table-cell table:style-name="ce80" table:formula="of:=QUARTILE([.$R$93:.$R$101];0)" office:value-type="float" office:value="0" calcext:value-type="float">
            <text:p>0.00</text:p>
          </table:table-cell>
          <table:table-cell table:style-name="ce88" table:formula="of:=[.AL12]*100" office:value-type="float" office:value="0" calcext:value-type="float">
            <text:p>0.00</text:p>
          </table:table-cell>
          <table:table-cell table:style-name="ce83" table:formula="of:=QUARTILE([.$R$93:.$R$101];1)" office:value-type="float" office:value="0.136279773686516" calcext:value-type="float">
            <text:p>0.14</text:p>
          </table:table-cell>
          <table:table-cell table:style-name="ce88" table:formula="of:=[.AN12]*100" office:value-type="float" office:value="13.6279773686516" calcext:value-type="float">
            <text:p>13.63</text:p>
          </table:table-cell>
          <table:table-cell table:style-name="ce83" table:formula="of:=QUARTILE([.$R$93:.$R$101];2)" office:value-type="float" office:value="0.203718629099183" calcext:value-type="float">
            <text:p>0.20</text:p>
          </table:table-cell>
          <table:table-cell table:style-name="ce88" table:formula="of:=[.AP12]*100" office:value-type="float" office:value="20.3718629099183" calcext:value-type="float">
            <text:p>20.37</text:p>
          </table:table-cell>
          <table:table-cell table:style-name="ce83" table:formula="of:=QUARTILE([.$R$93:.$R$101];3)" office:value-type="float" office:value="0.261943227214044" calcext:value-type="float">
            <text:p>0.26</text:p>
          </table:table-cell>
          <table:table-cell table:style-name="ce88" table:formula="of:=[.AR12]*100" office:value-type="float" office:value="26.1943227214044" calcext:value-type="float">
            <text:p>26.19</text:p>
          </table:table-cell>
          <table:table-cell table:style-name="ce83" table:formula="of:=QUARTILE([.$R$93:.$R$101];4)" office:value-type="float" office:value="0.396374094427768" calcext:value-type="float">
            <text:p>0.40</text:p>
          </table:table-cell>
          <table:table-cell table:style-name="ce88" table:formula="of:=[.AT12]*100" office:value-type="float" office:value="39.6374094427768" calcext:value-type="float">
            <text:p>39.64</text:p>
          </table:table-cell>
          <table:table-cell table:style-name="ce88" table:formula="of:=[.Q102]" office:value-type="float" office:value="243.743266666667" calcext:value-type="float">
            <text:p>243.74</text:p>
          </table:table-cell>
          <table:table-cell table:style-name="ce88" table:formula="of:=[.R102]" office:value-type="float" office:value="0.199441716870091" calcext:value-type="float">
            <text:p>0.20</text:p>
          </table:table-cell>
          <table:table-cell table:style-name="ce88" table:formula="of:=[.AW12]*100" office:value-type="float" office:value="19.9441716870091" calcext:value-type="float">
            <text:p>19.94</text:p>
          </table:table-cell>
          <table:table-cell table:style-name="ce83" table:formula="of:=COM.MICROSOFT.STDEV.P([.R93:.R101])" office:value-type="float" office:value="0.107888641448852" calcext:value-type="float">
            <text:p>0.11</text:p>
          </table:table-cell>
          <table:table-cell table:style-name="ce83" table:formula="of:=[.AY12]*100" office:value-type="float" office:value="10.7888641448852" calcext:value-type="float">
            <text:p>10.79</text:p>
          </table:table-cell>
          <table:table-cell table:style-name="ce94" table:formula="of:=[.R102]" office:value-type="float" office:value="0.199441716870091" calcext:value-type="float">
            <text:p>0.20</text:p>
          </table:table-cell>
          <table:table-cell table:number-columns-repeated="971"/>
        </table:table-row>
        <table:table-row table:style-name="ro1">
          <table:table-cell table:style-name="ce19" office:value-type="string" calcext:value-type="string">
            <text:p>h2</text:p>
          </table:table-cell>
          <table:table-cell table:style-name="ce19" office:value-type="string" calcext:value-type="string">
            <text:p>h1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495.4815" calcext:value-type="float">
            <text:p>495.4815</text:p>
          </table:table-cell>
          <table:table-cell table:style-name="ce21" office:value-type="float" office:value="1195.6526" calcext:value-type="float">
            <text:p>1195.7</text:p>
          </table:table-cell>
          <table:table-cell table:style-name="ce19" office:value-type="float" office:value="1706.5518" calcext:value-type="float">
            <text:p>1706.5518</text:p>
          </table:table-cell>
          <table:table-cell table:style-name="ce25" office:value-type="float" office:value="382.46686" calcext:value-type="float">
            <text:p>382</text:p>
          </table:table-cell>
          <table:table-cell table:style-name="ce27" table:formula="of:=RANK([.F13];[.$F$13:.$F$21];1)" office:value-type="float" office:value="2" calcext:value-type="float">
            <text:p>2</text:p>
          </table:table-cell>
          <table:table-cell table:style-name="ce30" office:value-type="string" calcext:value-type="string">
            <text:p>AS1</text:p>
          </table:table-cell>
          <table:table-cell table:style-name="ce40" office:value-type="float" office:value="2" calcext:value-type="float">
            <text:p>2</text:p>
          </table:table-cell>
          <table:table-cell table:style-name="ce19" table:formula="of:=[.F13]-[.$F$13]" office:value-type="float" office:value="0" calcext:value-type="float">
            <text:p>0</text:p>
          </table:table-cell>
          <table:table-cell table:style-name="ce49" table:formula="of:=[.L13]/[.$F$13]" office:value-type="float" office:value="0" calcext:value-type="float">
            <text:p>0</text:p>
          </table:table-cell>
          <table:table-cell table:style-name="ce57" table:formula="of:=IF([.L13]&lt;0;0;1)" office:value-type="float" office:value="1" calcext:value-type="float">
            <text:p>1</text:p>
          </table:table-cell>
          <table:table-cell table:style-name="ce67" office:value-type="string" calcext:value-type="string">
            <text:p>AS1</text:p>
          </table:table-cell>
          <table:table-cell table:style-name="ce76" office:value-type="float" office:value="0" calcext:value-type="float">
            <text:p>0</text:p>
          </table:table-cell>
          <table:table-cell table:style-name="ce19" table:formula="of:=[.F13]-[.$F$13]" office:value-type="float" office:value="0" calcext:value-type="float">
            <text:p>0</text:p>
          </table:table-cell>
          <table:table-cell table:style-name="ce49" table:formula="of:=[.Q13]/[.$F$13]" office:value-type="float" office:value="0" calcext:value-type="float">
            <text:p>0</text:p>
          </table:table-cell>
          <table:table-cell table:style-name="ce57" table:formula="of:=IF([.Q13]&lt;0;0;1)" office:value-type="float" office:value="1" calcext:value-type="float">
            <text:p>1</text:p>
          </table:table-cell>
          <table:table-cell table:style-name="ce19" table:number-columns-repeated="1005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67.12463" calcext:value-type="float">
            <text:p>467.12463</text:p>
          </table:table-cell>
          <table:table-cell table:style-name="ce22" office:value-type="float" office:value="1168.9823" calcext:value-type="float">
            <text:p>1169.0</text:p>
          </table:table-cell>
          <table:table-cell office:value-type="float" office:value="1690.8881" calcext:value-type="float">
            <text:p>1690.8881</text:p>
          </table:table-cell>
          <table:table-cell table:style-name="ce24" office:value-type="float" office:value="386.9744" calcext:value-type="float">
            <text:p>387</text:p>
          </table:table-cell>
          <table:table-cell table:formula="of:=RANK([.F14];[.$F$13:.$F$21];1)" office:value-type="float" office:value="1" calcext:value-type="float">
            <text:p>1</text:p>
          </table:table-cell>
          <table:table-cell table:style-name="ce31"/>
          <table:table-cell table:style-name="ce41"/>
          <table:table-cell table:formula="of:=[.F14]-[.$F$13]" office:value-type="float" office:value="-26.6703" calcext:value-type="float">
            <text:p>-26.6703</text:p>
          </table:table-cell>
          <table:table-cell table:style-name="ce50" table:formula="of:=[.L14]/[.$F$13]" office:value-type="float" office:value="-0.02230606114184" calcext:value-type="float">
            <text:p>-0.0223060611</text:p>
          </table:table-cell>
          <table:table-cell table:style-name="ce58" table:formula="of:=IF([.L14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style-name="ce19" table:formula="of:=[.F14]-[.$F$13]" office:value-type="float" office:value="-26.6703" calcext:value-type="float">
            <text:p>-26.6703</text:p>
          </table:table-cell>
          <table:table-cell table:style-name="ce50" table:formula="of:=[.Q14]/[.$F$13]" office:value-type="float" office:value="-0.02230606114184" calcext:value-type="float">
            <text:p>-0.0223060611</text:p>
          </table:table-cell>
          <table:table-cell table:style-name="ce58" table:formula="of:=IF([.Q14]&lt;0;0;1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Host</text:p>
          </table:table-cell>
          <table:table-cell table:style-name="ce78" office:value-type="string" calcext:value-type="string">
            <text:p>Min</text:p>
          </table:table-cell>
          <table:table-cell table:style-name="ce46" office:value-type="string" calcext:value-type="string">
            <text:p>1Q</text:p>
          </table:table-cell>
          <table:table-cell table:style-name="ce46" office:value-type="string" calcext:value-type="string">
            <text:p>Mediun</text:p>
          </table:table-cell>
          <table:table-cell table:style-name="ce46" office:value-type="string" calcext:value-type="string">
            <text:p>3Q</text:p>
          </table:table-cell>
          <table:table-cell table:style-name="ce53" office:value-type="string" calcext:value-type="string">
            <text:p>Max</text:p>
          </table:table-cell>
          <table:table-cell table:style-name="ce78" office:value-type="string" calcext:value-type="string">
            <text:p>Min</text:p>
          </table:table-cell>
          <table:table-cell table:style-name="ce46" office:value-type="string" calcext:value-type="string">
            <text:p>1Q</text:p>
          </table:table-cell>
          <table:table-cell table:style-name="ce46" office:value-type="string" calcext:value-type="string">
            <text:p>Mediun</text:p>
          </table:table-cell>
          <table:table-cell table:style-name="ce46" office:value-type="string" calcext:value-type="string">
            <text:p>3Q</text:p>
          </table:table-cell>
          <table:table-cell table:style-name="ce53" office:value-type="string" calcext:value-type="string">
            <text:p>Ma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22.98816" calcext:value-type="float">
            <text:p>522.98816</text:p>
          </table:table-cell>
          <table:table-cell table:style-name="ce22" office:value-type="float" office:value="1224.4559" calcext:value-type="float">
            <text:p>1224.5</text:p>
          </table:table-cell>
          <table:table-cell office:value-type="float" office:value="1727.6515" calcext:value-type="float">
            <text:p>1727.6515</text:p>
          </table:table-cell>
          <table:table-cell table:style-name="ce24" office:value-type="float" office:value="381.64673" calcext:value-type="float">
            <text:p>382</text:p>
          </table:table-cell>
          <table:table-cell table:formula="of:=RANK([.F15];[.$F$13:.$F$21];1)" office:value-type="float" office:value="4" calcext:value-type="float">
            <text:p>4</text:p>
          </table:table-cell>
          <table:table-cell table:style-name="ce31"/>
          <table:table-cell table:style-name="ce41"/>
          <table:table-cell table:formula="of:=[.F15]-[.$F$13]" office:value-type="float" office:value="28.8033" calcext:value-type="float">
            <text:p>28.8033</text:p>
          </table:table-cell>
          <table:table-cell table:style-name="ce50" table:formula="of:=[.L15]/[.$F$13]" office:value-type="float" office:value="0.0240900241424642" calcext:value-type="float">
            <text:p>0.0240900241</text:p>
          </table:table-cell>
          <table:table-cell table:style-name="ce58" table:formula="of:=IF([.L1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F15]-[.$F$13]" office:value-type="float" office:value="28.8033" calcext:value-type="float">
            <text:p>28.8033</text:p>
          </table:table-cell>
          <table:table-cell table:style-name="ce50" table:formula="of:=[.Q15]/[.$F$13]" office:value-type="float" office:value="0.0240900241424642" calcext:value-type="float">
            <text:p>0.0240900241</text:p>
          </table:table-cell>
          <table:table-cell table:style-name="ce58" table:formula="of:=IF([.Q15]&lt;0;0;1)" office:value-type="float" office:value="1" calcext:value-type="float">
            <text:p>1</text:p>
          </table:table-cell>
          <table:table-cell/>
          <table:table-cell table:style-name="ce19" table:formula="of:=[.$A$3]" office:value-type="string" office:string-value="h1" calcext:value-type="string">
            <text:p>h1</text:p>
          </table:table-cell>
          <table:table-cell table:style-name="ce79" table:formula="of:=QUARTILE([.$L$3:.$L$11];0)" office:value-type="float" office:value="-125.2589" calcext:value-type="float">
            <text:p>-125.26</text:p>
          </table:table-cell>
          <table:table-cell table:style-name="ce82" table:formula="of:=QUARTILE([.$L$3:.$L$11];1)" office:value-type="float" office:value="50.4813999999999" calcext:value-type="float">
            <text:p>50.48</text:p>
          </table:table-cell>
          <table:table-cell table:style-name="ce82" table:formula="of:=QUARTILE([.$L$3:.$L$11];2)" office:value-type="float" office:value="86.7307999999998" calcext:value-type="float">
            <text:p>86.73</text:p>
          </table:table-cell>
          <table:table-cell table:style-name="ce82" table:formula="of:=QUARTILE([.$L$3:.$L$11];3)" office:value-type="float" office:value="196.3454" calcext:value-type="float">
            <text:p>196.35</text:p>
          </table:table-cell>
          <table:table-cell table:style-name="ce84" table:formula="of:=QUARTILE([.$L$3:.$L$11];4)" office:value-type="float" office:value="339.5586" calcext:value-type="float">
            <text:p>339.56</text:p>
          </table:table-cell>
          <table:table-cell table:style-name="ce79" table:formula="of:=QUARTILE([.$Q$3:.$Q$11];0)" office:value-type="float" office:value="-125.2589" calcext:value-type="float">
            <text:p>-125.26</text:p>
          </table:table-cell>
          <table:table-cell table:style-name="ce82" table:formula="of:=QUARTILE([.$Q$3:.$Q$11];1)" office:value-type="float" office:value="50.4813999999999" calcext:value-type="float">
            <text:p>50.48</text:p>
          </table:table-cell>
          <table:table-cell table:style-name="ce82" table:formula="of:=QUARTILE([.$Q$3:.$Q$11];2)" office:value-type="float" office:value="86.7307999999998" calcext:value-type="float">
            <text:p>86.73</text:p>
          </table:table-cell>
          <table:table-cell table:style-name="ce82" table:formula="of:=QUARTILE([.$Q$3:.$Q$11];3)" office:value-type="float" office:value="196.3454" calcext:value-type="float">
            <text:p>196.35</text:p>
          </table:table-cell>
          <table:table-cell table:style-name="ce84" table:formula="of:=QUARTILE([.$Q$3:.$Q$11];4)" office:value-type="float" office:value="339.5586" calcext:value-type="float">
            <text:p>339.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00.79575" calcext:value-type="float">
            <text:p>500.79575</text:p>
          </table:table-cell>
          <table:table-cell table:style-name="ce22" office:value-type="float" office:value="1205.9775" calcext:value-type="float">
            <text:p>1206.0</text:p>
          </table:table-cell>
          <table:table-cell office:value-type="float" office:value="1733.1515" calcext:value-type="float">
            <text:p>1733.1515</text:p>
          </table:table-cell>
          <table:table-cell table:style-name="ce24" office:value-type="float" office:value="392.32123" calcext:value-type="float">
            <text:p>392</text:p>
          </table:table-cell>
          <table:table-cell table:formula="of:=RANK([.F16];[.$F$13:.$F$21];1)" office:value-type="float" office:value="3" calcext:value-type="float">
            <text:p>3</text:p>
          </table:table-cell>
          <table:table-cell table:style-name="ce34"/>
          <table:table-cell/>
          <table:table-cell table:formula="of:=[.F16]-[.$F$13]" office:value-type="float" office:value="10.3249000000001" calcext:value-type="float">
            <text:p>10.3249</text:p>
          </table:table-cell>
          <table:table-cell table:style-name="ce50" table:formula="of:=[.L16]/[.$F$13]" office:value-type="float" office:value="0.00863536783175989" calcext:value-type="float">
            <text:p>0.0086353678</text:p>
          </table:table-cell>
          <table:table-cell table:style-name="ce58" table:formula="of:=IF([.L1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F16]-[.$F$13]" office:value-type="float" office:value="10.3249000000001" calcext:value-type="float">
            <text:p>10.3249</text:p>
          </table:table-cell>
          <table:table-cell table:style-name="ce50" table:formula="of:=[.Q16]/[.$F$13]" office:value-type="float" office:value="0.00863536783175989" calcext:value-type="float">
            <text:p>0.0086353678</text:p>
          </table:table-cell>
          <table:table-cell table:style-name="ce58" table:formula="of:=IF([.Q16]&lt;0;0;1)" office:value-type="float" office:value="1" calcext:value-type="float">
            <text:p>1</text:p>
          </table:table-cell>
          <table:table-cell/>
          <table:table-cell table:style-name="ce19" table:formula="of:=[.$A$13]" office:value-type="string" office:string-value="h2" calcext:value-type="string">
            <text:p>h2</text:p>
          </table:table-cell>
          <table:table-cell table:style-name="ce79" table:formula="of:=QUARTILE([.$L$13:.$L$21];0)" office:value-type="float" office:value="-26.6703" calcext:value-type="float">
            <text:p>-26.67</text:p>
          </table:table-cell>
          <table:table-cell table:style-name="ce82" table:formula="of:=QUARTILE([.$L$13:.$L$21];1)" office:value-type="float" office:value="10.3249000000001" calcext:value-type="float">
            <text:p>10.32</text:p>
          </table:table-cell>
          <table:table-cell table:style-name="ce82" table:formula="of:=QUARTILE([.$L$13:.$L$21];2)" office:value-type="float" office:value="72.9077000000002" calcext:value-type="float">
            <text:p>72.91</text:p>
          </table:table-cell>
          <table:table-cell table:style-name="ce82" table:formula="of:=QUARTILE([.$L$13:.$L$21];3)" office:value-type="float" office:value="223.4488" calcext:value-type="float">
            <text:p>223.45</text:p>
          </table:table-cell>
          <table:table-cell table:style-name="ce84" table:formula="of:=QUARTILE([.$L$13:.$L$21];4)" office:value-type="float" office:value="284.1241" calcext:value-type="float">
            <text:p>284.12</text:p>
          </table:table-cell>
          <table:table-cell table:style-name="ce79" table:formula="of:=QUARTILE([.$Q$13:.$Q$21];0)" office:value-type="float" office:value="-26.6703" calcext:value-type="float">
            <text:p>-26.67</text:p>
          </table:table-cell>
          <table:table-cell table:style-name="ce82" table:formula="of:=QUARTILE([.$Q$13:.$Q$21];1)" office:value-type="float" office:value="10.3249000000001" calcext:value-type="float">
            <text:p>10.32</text:p>
          </table:table-cell>
          <table:table-cell table:style-name="ce82" table:formula="of:=QUARTILE([.$Q$13:.$Q$21];2)" office:value-type="float" office:value="72.9077000000002" calcext:value-type="float">
            <text:p>72.91</text:p>
          </table:table-cell>
          <table:table-cell table:style-name="ce82" table:formula="of:=QUARTILE([.$Q$13:.$Q$21];3)" office:value-type="float" office:value="223.4488" calcext:value-type="float">
            <text:p>223.45</text:p>
          </table:table-cell>
          <table:table-cell table:style-name="ce84" table:formula="of:=QUARTILE([.$Q$13:.$Q$21];4)" office:value-type="float" office:value="284.1241" calcext:value-type="float">
            <text:p>284.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70.9869" calcext:value-type="float">
            <text:p>570.9869</text:p>
          </table:table-cell>
          <table:table-cell table:style-name="ce22" office:value-type="float" office:value="1268.5603" calcext:value-type="float">
            <text:p>1268.6</text:p>
          </table:table-cell>
          <table:table-cell office:value-type="float" office:value="1774.722" calcext:value-type="float">
            <text:p>1774.722</text:p>
          </table:table-cell>
          <table:table-cell table:style-name="ce24" office:value-type="float" office:value="375.57663" calcext:value-type="float">
            <text:p>376</text:p>
          </table:table-cell>
          <table:table-cell table:formula="of:=RANK([.F17];[.$F$13:.$F$21];1)" office:value-type="float" office:value="5" calcext:value-type="float">
            <text:p>5</text:p>
          </table:table-cell>
          <table:table-cell table:style-name="ce34"/>
          <table:table-cell/>
          <table:table-cell table:formula="of:=[.F17]-[.$F$13]" office:value-type="float" office:value="72.9077000000002" calcext:value-type="float">
            <text:p>72.9077</text:p>
          </table:table-cell>
          <table:table-cell table:style-name="ce50" table:formula="of:=[.L17]/[.$F$13]" office:value-type="float" office:value="0.0609773273608072" calcext:value-type="float">
            <text:p>0.0609773274</text:p>
          </table:table-cell>
          <table:table-cell table:style-name="ce58" table:formula="of:=IF([.L1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F17]-[.$F$13]" office:value-type="float" office:value="72.9077000000002" calcext:value-type="float">
            <text:p>72.9077</text:p>
          </table:table-cell>
          <table:table-cell table:style-name="ce50" table:formula="of:=[.Q17]/[.$F$13]" office:value-type="float" office:value="0.0609773273608072" calcext:value-type="float">
            <text:p>0.0609773274</text:p>
          </table:table-cell>
          <table:table-cell table:style-name="ce58" table:formula="of:=IF([.Q17]&lt;0;0;1)" office:value-type="float" office:value="1" calcext:value-type="float">
            <text:p>1</text:p>
          </table:table-cell>
          <table:table-cell/>
          <table:table-cell table:style-name="ce19" table:formula="of:=[.$A$23]" office:value-type="string" office:string-value="h3" calcext:value-type="string">
            <text:p>h3</text:p>
          </table:table-cell>
          <table:table-cell table:style-name="ce79" table:formula="of:=QUARTILE([.$L$23:.$L$31];0)" office:value-type="float" office:value="-10.5895" calcext:value-type="float">
            <text:p>-10.59</text:p>
          </table:table-cell>
          <table:table-cell table:style-name="ce82" table:formula="of:=QUARTILE([.$L$23:.$L$31];1)" office:value-type="float" office:value="0" calcext:value-type="float">
            <text:p>0.00</text:p>
          </table:table-cell>
          <table:table-cell table:style-name="ce82" table:formula="of:=QUARTILE([.$L$23:.$L$31];2)" office:value-type="float" office:value="82.5645" calcext:value-type="float">
            <text:p>82.56</text:p>
          </table:table-cell>
          <table:table-cell table:style-name="ce82" table:formula="of:=QUARTILE([.$L$23:.$L$31];3)" office:value-type="float" office:value="207.0106" calcext:value-type="float">
            <text:p>207.01</text:p>
          </table:table-cell>
          <table:table-cell table:style-name="ce84" table:formula="of:=QUARTILE([.$L$23:.$L$31];4)" office:value-type="float" office:value="280.3813" calcext:value-type="float">
            <text:p>280.38</text:p>
          </table:table-cell>
          <table:table-cell table:style-name="ce79" table:formula="of:=QUARTILE([.$Q$23:.$Q$31];0)" office:value-type="float" office:value="-7.9369999999999" calcext:value-type="float">
            <text:p>-7.94</text:p>
          </table:table-cell>
          <table:table-cell table:style-name="ce82" table:formula="of:=QUARTILE([.$Q$23:.$Q$31];1)" office:value-type="float" office:value="2.65250000000015" calcext:value-type="float">
            <text:p>2.65</text:p>
          </table:table-cell>
          <table:table-cell table:style-name="ce82" table:formula="of:=QUARTILE([.$Q$23:.$Q$31];2)" office:value-type="float" office:value="85.2170000000001" calcext:value-type="float">
            <text:p>85.22</text:p>
          </table:table-cell>
          <table:table-cell table:style-name="ce82" table:formula="of:=QUARTILE([.$Q$23:.$Q$31];3)" office:value-type="float" office:value="209.6631" calcext:value-type="float">
            <text:p>209.66</text:p>
          </table:table-cell>
          <table:table-cell table:style-name="ce84" table:formula="of:=QUARTILE([.$Q$23:.$Q$31];4)" office:value-type="float" office:value="283.0338" calcext:value-type="float">
            <text:p>283.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31.26776" calcext:value-type="float">
            <text:p>631.26776</text:p>
          </table:table-cell>
          <table:table-cell table:style-name="ce22" office:value-type="float" office:value="1324.9303" calcext:value-type="float">
            <text:p>1324.9</text:p>
          </table:table-cell>
          <table:table-cell office:value-type="float" office:value="1809.7429" calcext:value-type="float">
            <text:p>1809.7429</text:p>
          </table:table-cell>
          <table:table-cell table:style-name="ce24" office:value-type="float" office:value="370.23804" calcext:value-type="float">
            <text:p>370</text:p>
          </table:table-cell>
          <table:table-cell table:formula="of:=RANK([.F18];[.$F$13:.$F$21];1)" office:value-type="float" office:value="6" calcext:value-type="float">
            <text:p>6</text:p>
          </table:table-cell>
          <table:table-cell table:style-name="ce34"/>
          <table:table-cell/>
          <table:table-cell table:formula="of:=[.F18]-[.$F$13]" office:value-type="float" office:value="129.2777" calcext:value-type="float">
            <text:p>129.2777</text:p>
          </table:table-cell>
          <table:table-cell table:style-name="ce50" table:formula="of:=[.L18]/[.$F$13]" office:value-type="float" office:value="0.108123128741576" calcext:value-type="float">
            <text:p>0.1081231287</text:p>
          </table:table-cell>
          <table:table-cell table:style-name="ce58" table:formula="of:=IF([.L1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F18]-[.$F$13]" office:value-type="float" office:value="129.2777" calcext:value-type="float">
            <text:p>129.2777</text:p>
          </table:table-cell>
          <table:table-cell table:style-name="ce50" table:formula="of:=[.Q18]/[.$F$13]" office:value-type="float" office:value="0.108123128741576" calcext:value-type="float">
            <text:p>0.1081231287</text:p>
          </table:table-cell>
          <table:table-cell table:style-name="ce58" table:formula="of:=IF([.Q18]&lt;0;0;1)" office:value-type="float" office:value="1" calcext:value-type="float">
            <text:p>1</text:p>
          </table:table-cell>
          <table:table-cell/>
          <table:table-cell table:style-name="ce19" table:formula="of:=[.$A$33]" office:value-type="string" office:string-value="h4" calcext:value-type="string">
            <text:p>h4</text:p>
          </table:table-cell>
          <table:table-cell table:style-name="ce79" table:formula="of:=QUARTILE([.$L$33:.$L$41];0)" office:value-type="float" office:value="-5.49540000000002" calcext:value-type="float">
            <text:p>-5.50</text:p>
          </table:table-cell>
          <table:table-cell table:style-name="ce82" table:formula="of:=QUARTILE([.$L$33:.$L$41];1)" office:value-type="float" office:value="0" calcext:value-type="float">
            <text:p>0.00</text:p>
          </table:table-cell>
          <table:table-cell table:style-name="ce82" table:formula="of:=QUARTILE([.$L$33:.$L$41];2)" office:value-type="float" office:value="85.2840999999999" calcext:value-type="float">
            <text:p>85.28</text:p>
          </table:table-cell>
          <table:table-cell table:style-name="ce82" table:formula="of:=QUARTILE([.$L$33:.$L$41];3)" office:value-type="float" office:value="232.4347" calcext:value-type="float">
            <text:p>232.43</text:p>
          </table:table-cell>
          <table:table-cell table:style-name="ce84" table:formula="of:=QUARTILE([.$L$33:.$L$41];4)" office:value-type="float" office:value="326.2946" calcext:value-type="float">
            <text:p>326.29</text:p>
          </table:table-cell>
          <table:table-cell table:style-name="ce79" table:formula="of:=QUARTILE([.$Q$33:.$Q$41];0)" office:value-type="float" office:value="-5.49540000000002" calcext:value-type="float">
            <text:p>-5.50</text:p>
          </table:table-cell>
          <table:table-cell table:style-name="ce82" table:formula="of:=QUARTILE([.$Q$33:.$Q$41];1)" office:value-type="float" office:value="0" calcext:value-type="float">
            <text:p>0.00</text:p>
          </table:table-cell>
          <table:table-cell table:style-name="ce82" table:formula="of:=QUARTILE([.$Q$33:.$Q$41];2)" office:value-type="float" office:value="85.2840999999999" calcext:value-type="float">
            <text:p>85.28</text:p>
          </table:table-cell>
          <table:table-cell table:style-name="ce82" table:formula="of:=QUARTILE([.$Q$33:.$Q$41];3)" office:value-type="float" office:value="232.4347" calcext:value-type="float">
            <text:p>232.43</text:p>
          </table:table-cell>
          <table:table-cell table:style-name="ce84" table:formula="of:=QUARTILE([.$Q$33:.$Q$41];4)" office:value-type="float" office:value="326.2946" calcext:value-type="float">
            <text:p>326.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13.438" calcext:value-type="float">
            <text:p>713.438</text:p>
          </table:table-cell>
          <table:table-cell table:style-name="ce22" office:value-type="float" office:value="1419.1014" calcext:value-type="float">
            <text:p>1419.1</text:p>
          </table:table-cell>
          <table:table-cell office:value-type="float" office:value="1891.8934" calcext:value-type="float">
            <text:p>1891.8934</text:p>
          </table:table-cell>
          <table:table-cell table:style-name="ce24" office:value-type="float" office:value="371.50214" calcext:value-type="float">
            <text:p>372</text:p>
          </table:table-cell>
          <table:table-cell table:formula="of:=RANK([.F19];[.$F$13:.$F$21];1)" office:value-type="float" office:value="7" calcext:value-type="float">
            <text:p>7</text:p>
          </table:table-cell>
          <table:table-cell table:style-name="ce34"/>
          <table:table-cell/>
          <table:table-cell table:formula="of:=[.F19]-[.$F$13]" office:value-type="float" office:value="223.4488" calcext:value-type="float">
            <text:p>223.4488</text:p>
          </table:table-cell>
          <table:table-cell table:style-name="ce50" table:formula="of:=[.L19]/[.$F$13]" office:value-type="float" office:value="0.186884384310292" calcext:value-type="float">
            <text:p>0.1868843843</text:p>
          </table:table-cell>
          <table:table-cell table:style-name="ce58" table:formula="of:=IF([.L1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F19]-[.$F$13]" office:value-type="float" office:value="223.4488" calcext:value-type="float">
            <text:p>223.4488</text:p>
          </table:table-cell>
          <table:table-cell table:style-name="ce50" table:formula="of:=[.Q19]/[.$F$13]" office:value-type="float" office:value="0.186884384310292" calcext:value-type="float">
            <text:p>0.1868843843</text:p>
          </table:table-cell>
          <table:table-cell table:style-name="ce58" table:formula="of:=IF([.Q19]&lt;0;0;1)" office:value-type="float" office:value="1" calcext:value-type="float">
            <text:p>1</text:p>
          </table:table-cell>
          <table:table-cell/>
          <table:table-cell table:style-name="ce19" table:formula="of:=[.$A$43]" office:value-type="string" office:string-value="h5" calcext:value-type="string">
            <text:p>h5</text:p>
          </table:table-cell>
          <table:table-cell table:style-name="ce79" table:formula="of:=QUARTILE([.$L$43:.$L$51];0)" office:value-type="float" office:value="0" calcext:value-type="float">
            <text:p>0.00</text:p>
          </table:table-cell>
          <table:table-cell table:style-name="ce82" table:formula="of:=QUARTILE([.$L$43:.$L$51];1)" office:value-type="float" office:value="60.7374" calcext:value-type="float">
            <text:p>60.74</text:p>
          </table:table-cell>
          <table:table-cell table:style-name="ce82" table:formula="of:=QUARTILE([.$L$43:.$L$51];2)" office:value-type="float" office:value="94.9021" calcext:value-type="float">
            <text:p>94.90</text:p>
          </table:table-cell>
          <table:table-cell table:style-name="ce82" table:formula="of:=QUARTILE([.$L$43:.$L$51];3)" office:value-type="float" office:value="184.9825" calcext:value-type="float">
            <text:p>184.98</text:p>
          </table:table-cell>
          <table:table-cell table:style-name="ce84" table:formula="of:=QUARTILE([.$L$43:.$L$51];4)" office:value-type="float" office:value="269.7371" calcext:value-type="float">
            <text:p>269.74</text:p>
          </table:table-cell>
          <table:table-cell table:style-name="ce79" table:formula="of:=QUARTILE([.$Q$43:.$Q$51];0)" office:value-type="float" office:value="-56.1817000000001" calcext:value-type="float">
            <text:p>-56.18</text:p>
          </table:table-cell>
          <table:table-cell table:style-name="ce82" table:formula="of:=QUARTILE([.$Q$43:.$Q$51];1)" office:value-type="float" office:value="4.55569999999989" calcext:value-type="float">
            <text:p>4.56</text:p>
          </table:table-cell>
          <table:table-cell table:style-name="ce82" table:formula="of:=QUARTILE([.$Q$43:.$Q$51];2)" office:value-type="float" office:value="38.7203999999999" calcext:value-type="float">
            <text:p>38.72</text:p>
          </table:table-cell>
          <table:table-cell table:style-name="ce82" table:formula="of:=QUARTILE([.$Q$43:.$Q$51];3)" office:value-type="float" office:value="128.8008" calcext:value-type="float">
            <text:p>128.80</text:p>
          </table:table-cell>
          <table:table-cell table:style-name="ce84" table:formula="of:=QUARTILE([.$Q$43:.$Q$51];4)" office:value-type="float" office:value="213.5554" calcext:value-type="float">
            <text:p>213.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53.9254" calcext:value-type="float">
            <text:p>753.9254</text:p>
          </table:table-cell>
          <table:table-cell table:style-name="ce22" office:value-type="float" office:value="1443.8451" calcext:value-type="float">
            <text:p>1443.8</text:p>
          </table:table-cell>
          <table:table-cell office:value-type="float" office:value="1932.398" calcext:value-type="float">
            <text:p>1932.398</text:p>
          </table:table-cell>
          <table:table-cell table:style-name="ce24" office:value-type="float" office:value="371.26688" calcext:value-type="float">
            <text:p>371</text:p>
          </table:table-cell>
          <table:table-cell table:formula="of:=RANK([.F20];[.$F$13:.$F$21];1)" office:value-type="float" office:value="8" calcext:value-type="float">
            <text:p>8</text:p>
          </table:table-cell>
          <table:table-cell table:style-name="ce34"/>
          <table:table-cell/>
          <table:table-cell table:formula="of:=[.F20]-[.$F$13]" office:value-type="float" office:value="248.1925" calcext:value-type="float">
            <text:p>248.1925</text:p>
          </table:table-cell>
          <table:table-cell table:style-name="ce50" table:formula="of:=[.L20]/[.$F$13]" office:value-type="float" office:value="0.207579107844536" calcext:value-type="float">
            <text:p>0.2075791078</text:p>
          </table:table-cell>
          <table:table-cell table:style-name="ce58" table:formula="of:=IF([.L2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F20]-[.$F$13]" office:value-type="float" office:value="248.1925" calcext:value-type="float">
            <text:p>248.1925</text:p>
          </table:table-cell>
          <table:table-cell table:style-name="ce50" table:formula="of:=[.Q20]/[.$F$13]" office:value-type="float" office:value="0.207579107844536" calcext:value-type="float">
            <text:p>0.2075791078</text:p>
          </table:table-cell>
          <table:table-cell table:style-name="ce58" table:formula="of:=IF([.Q20]&lt;0;0;1)" office:value-type="float" office:value="1" calcext:value-type="float">
            <text:p>1</text:p>
          </table:table-cell>
          <table:table-cell/>
          <table:table-cell table:style-name="ce19" table:formula="of:=[.$A$53]" office:value-type="string" office:string-value="h6" calcext:value-type="string">
            <text:p>h6</text:p>
          </table:table-cell>
          <table:table-cell table:style-name="ce79" table:formula="of:=QUARTILE([.$L$53:.$L$61];0)" office:value-type="float" office:value="0" calcext:value-type="float">
            <text:p>0.00</text:p>
          </table:table-cell>
          <table:table-cell table:style-name="ce82" table:formula="of:=QUARTILE([.$L$53:.$L$61];1)" office:value-type="float" office:value="28.182" calcext:value-type="float">
            <text:p>28.18</text:p>
          </table:table-cell>
          <table:table-cell table:style-name="ce82" table:formula="of:=QUARTILE([.$L$53:.$L$61];2)" office:value-type="float" office:value="73.6837" calcext:value-type="float">
            <text:p>73.68</text:p>
          </table:table-cell>
          <table:table-cell table:style-name="ce82" table:formula="of:=QUARTILE([.$L$53:.$L$61];3)" office:value-type="float" office:value="176.7588" calcext:value-type="float">
            <text:p>176.76</text:p>
          </table:table-cell>
          <table:table-cell table:style-name="ce84" table:formula="of:=QUARTILE([.$L$53:.$L$61];4)" office:value-type="float" office:value="376.3736" calcext:value-type="float">
            <text:p>376.37</text:p>
          </table:table-cell>
          <table:table-cell table:style-name="ce79" table:formula="of:=QUARTILE([.$Q$53:.$Q$61];0)" office:value-type="float" office:value="0" calcext:value-type="float">
            <text:p>0.00</text:p>
          </table:table-cell>
          <table:table-cell table:style-name="ce82" table:formula="of:=QUARTILE([.$Q$53:.$Q$61];1)" office:value-type="float" office:value="28.182" calcext:value-type="float">
            <text:p>28.18</text:p>
          </table:table-cell>
          <table:table-cell table:style-name="ce82" table:formula="of:=QUARTILE([.$Q$53:.$Q$61];2)" office:value-type="float" office:value="73.6837" calcext:value-type="float">
            <text:p>73.68</text:p>
          </table:table-cell>
          <table:table-cell table:style-name="ce82" table:formula="of:=QUARTILE([.$Q$53:.$Q$61];3)" office:value-type="float" office:value="176.7588" calcext:value-type="float">
            <text:p>176.76</text:p>
          </table:table-cell>
          <table:table-cell table:style-name="ce84" table:formula="of:=QUARTILE([.$Q$53:.$Q$61];4)" office:value-type="float" office:value="376.3736" calcext:value-type="float">
            <text:p>376.3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1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76.44824" calcext:value-type="float">
            <text:p>776.44824</text:p>
          </table:table-cell>
          <table:table-cell table:style-name="ce22" office:value-type="float" office:value="1479.7767" calcext:value-type="float">
            <text:p>1479.8</text:p>
          </table:table-cell>
          <table:table-cell office:value-type="float" office:value="1979.2435" calcext:value-type="float">
            <text:p>1979.2435</text:p>
          </table:table-cell>
          <table:table-cell table:style-name="ce24" office:value-type="float" office:value="374.2286" calcext:value-type="float">
            <text:p>374</text:p>
          </table:table-cell>
          <table:table-cell table:formula="of:=RANK([.F21];[.$F$13:.$F$21];1)" office:value-type="float" office:value="9" calcext:value-type="float">
            <text:p>9</text:p>
          </table:table-cell>
          <table:table-cell table:style-name="ce34"/>
          <table:table-cell/>
          <table:table-cell table:formula="of:=[.F21]-[.$F$13]" office:value-type="float" office:value="284.1241" calcext:value-type="float">
            <text:p>284.1241</text:p>
          </table:table-cell>
          <table:table-cell table:style-name="ce50" table:formula="of:=[.L21]/[.$F$13]" office:value-type="float" office:value="0.237630980771505" calcext:value-type="float">
            <text:p>0.2376309808</text:p>
          </table:table-cell>
          <table:table-cell table:style-name="ce58" table:formula="of:=IF([.L2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F21]-[.$F$13]" office:value-type="float" office:value="284.1241" calcext:value-type="float">
            <text:p>284.1241</text:p>
          </table:table-cell>
          <table:table-cell table:style-name="ce50" table:formula="of:=[.Q21]/[.$F$13]" office:value-type="float" office:value="0.237630980771505" calcext:value-type="float">
            <text:p>0.2376309808</text:p>
          </table:table-cell>
          <table:table-cell table:style-name="ce58" table:formula="of:=IF([.Q21]&lt;0;0;1)" office:value-type="float" office:value="1" calcext:value-type="float">
            <text:p>1</text:p>
          </table:table-cell>
          <table:table-cell/>
          <table:table-cell table:style-name="ce19" table:formula="of:=[.$A$63]" office:value-type="string" office:string-value="h7" calcext:value-type="string">
            <text:p>h7</text:p>
          </table:table-cell>
          <table:table-cell table:style-name="ce79" table:formula="of:=QUARTILE([.$L$63:.$L$71];0)" office:value-type="float" office:value="0" calcext:value-type="float">
            <text:p>0.00</text:p>
          </table:table-cell>
          <table:table-cell table:style-name="ce82" table:formula="of:=QUARTILE([.$L$63:.$L$71];1)" office:value-type="float" office:value="23.4016999999999" calcext:value-type="float">
            <text:p>23.40</text:p>
          </table:table-cell>
          <table:table-cell table:style-name="ce82" table:formula="of:=QUARTILE([.$L$63:.$L$71];2)" office:value-type="float" office:value="52.6895999999999" calcext:value-type="float">
            <text:p>52.69</text:p>
          </table:table-cell>
          <table:table-cell table:style-name="ce82" table:formula="of:=QUARTILE([.$L$63:.$L$71];3)" office:value-type="float" office:value="90.4384" calcext:value-type="float">
            <text:p>90.44</text:p>
          </table:table-cell>
          <table:table-cell table:style-name="ce84" table:formula="of:=QUARTILE([.$L$63:.$L$71];4)" office:value-type="float" office:value="248.4208" calcext:value-type="float">
            <text:p>248.42</text:p>
          </table:table-cell>
          <table:table-cell table:style-name="ce79" table:formula="of:=QUARTILE([.$Q$63:.$Q$71];0)" office:value-type="float" office:value="0" calcext:value-type="float">
            <text:p>0.00</text:p>
          </table:table-cell>
          <table:table-cell table:style-name="ce82" table:formula="of:=QUARTILE([.$Q$63:.$Q$71];1)" office:value-type="float" office:value="23.4016999999999" calcext:value-type="float">
            <text:p>23.40</text:p>
          </table:table-cell>
          <table:table-cell table:style-name="ce82" table:formula="of:=QUARTILE([.$Q$63:.$Q$71];2)" office:value-type="float" office:value="52.6895999999999" calcext:value-type="float">
            <text:p>52.69</text:p>
          </table:table-cell>
          <table:table-cell table:style-name="ce82" table:formula="of:=QUARTILE([.$Q$63:.$Q$71];3)" office:value-type="float" office:value="90.4384" calcext:value-type="float">
            <text:p>90.44</text:p>
          </table:table-cell>
          <table:table-cell table:style-name="ce84" table:formula="of:=QUARTILE([.$Q$63:.$Q$71];4)" office:value-type="float" office:value="248.4208" calcext:value-type="float">
            <text:p>248.42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22"/>
          <table:table-cell/>
          <table:table-cell table:style-name="ce24"/>
          <table:table-cell office:value-type="string" calcext:value-type="string">
            <text:p>Ping</text:p>
          </table:table-cell>
          <table:table-cell table:style-name="ce34"/>
          <table:table-cell/>
          <table:table-cell table:style-name="ce47" table:formula="of:=AVERAGE([.L13:.L21])" office:value-type="float" office:value="107.823188888889" calcext:value-type="float">
            <text:p>107.82</text:p>
          </table:table-cell>
          <table:table-cell table:style-name="ce51" table:formula="of:=AVERAGE([.M13:.M21])" office:value-type="float" office:value="0.090179362206789" calcext:value-type="float">
            <text:p>0.0901793622</text:p>
          </table:table-cell>
          <table:table-cell table:style-name="ce59" table:formula="of:=AVERAGE([.N13:.N21])" office:value-type="float" office:value="0.888888888888889" calcext:value-type="float">
            <text:p>0.8888888889</text:p>
          </table:table-cell>
          <table:table-cell table:style-name="ce67"/>
          <table:table-cell table:style-name="ce76"/>
          <table:table-cell table:style-name="ce47" table:formula="of:=AVERAGE([.Q13:.Q21])" office:value-type="float" office:value="107.823188888889" calcext:value-type="float">
            <text:p>107.82</text:p>
          </table:table-cell>
          <table:table-cell table:style-name="ce51" table:formula="of:=AVERAGE([.R13:.R21])" office:value-type="float" office:value="0.090179362206789" calcext:value-type="float">
            <text:p>0.0901793622</text:p>
          </table:table-cell>
          <table:table-cell table:style-name="ce59" table:formula="of:=AVERAGE([.S13:.S21])" office:value-type="float" office:value="0.888888888888889" calcext:value-type="float">
            <text:p>0.8888888889</text:p>
          </table:table-cell>
          <table:table-cell/>
          <table:table-cell table:style-name="ce19" table:formula="of:=[.$A$73]" office:value-type="string" office:string-value="h8" calcext:value-type="string">
            <text:p>h8</text:p>
          </table:table-cell>
          <table:table-cell table:style-name="ce79" table:formula="of:=QUARTILE([.$L$73:.$L$81];0)" office:value-type="float" office:value="0" calcext:value-type="float">
            <text:p>0.00</text:p>
          </table:table-cell>
          <table:table-cell table:style-name="ce82" table:formula="of:=QUARTILE([.$L$73:.$L$81];1)" office:value-type="float" office:value="58.8871999999999" calcext:value-type="float">
            <text:p>58.89</text:p>
          </table:table-cell>
          <table:table-cell table:style-name="ce82" table:formula="of:=QUARTILE([.$L$73:.$L$81];2)" office:value-type="float" office:value="106.0239" calcext:value-type="float">
            <text:p>106.02</text:p>
          </table:table-cell>
          <table:table-cell table:style-name="ce82" table:formula="of:=QUARTILE([.$L$73:.$L$81];3)" office:value-type="float" office:value="191.1955" calcext:value-type="float">
            <text:p>191.20</text:p>
          </table:table-cell>
          <table:table-cell table:style-name="ce84" table:formula="of:=QUARTILE([.$L$73:.$L$81];4)" office:value-type="float" office:value="402.7393" calcext:value-type="float">
            <text:p>402.74</text:p>
          </table:table-cell>
          <table:table-cell table:style-name="ce79" table:formula="of:=QUARTILE([.$Q$73:.$Q$81];0)" office:value-type="float" office:value="0" calcext:value-type="float">
            <text:p>0.00</text:p>
          </table:table-cell>
          <table:table-cell table:style-name="ce82" table:formula="of:=QUARTILE([.$Q$73:.$Q$81];1)" office:value-type="float" office:value="58.8871999999999" calcext:value-type="float">
            <text:p>58.89</text:p>
          </table:table-cell>
          <table:table-cell table:style-name="ce82" table:formula="of:=QUARTILE([.$Q$73:.$Q$81];2)" office:value-type="float" office:value="106.0239" calcext:value-type="float">
            <text:p>106.02</text:p>
          </table:table-cell>
          <table:table-cell table:style-name="ce82" table:formula="of:=QUARTILE([.$Q$73:.$Q$81];3)" office:value-type="float" office:value="191.1955" calcext:value-type="float">
            <text:p>191.20</text:p>
          </table:table-cell>
          <table:table-cell table:style-name="ce84" table:formula="of:=QUARTILE([.$Q$73:.$Q$81];4)" office:value-type="float" office:value="402.7393" calcext:value-type="float">
            <text:p>402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86.86914" calcext:value-type="float">
            <text:p>486.86914</text:p>
          </table:table-cell>
          <table:table-cell table:style-name="ce22" office:value-type="float" office:value="1194.4277" calcext:value-type="float">
            <text:p>1194.4</text:p>
          </table:table-cell>
          <table:table-cell office:value-type="float" office:value="1705.9171" calcext:value-type="float">
            <text:p>1705.9171</text:p>
          </table:table-cell>
          <table:table-cell table:style-name="ce24" office:value-type="float" office:value="382.83575" calcext:value-type="float">
            <text:p>383</text:p>
          </table:table-cell>
          <table:table-cell table:formula="of:=RANK([.F23];[.$F$23:.$F$31];1)" office:value-type="float" office:value="2" calcext:value-type="float">
            <text:p>2</text:p>
          </table:table-cell>
          <table:table-cell table:style-name="ce34"/>
          <table:table-cell/>
          <table:table-cell table:formula="of:=[.F23]-[.$F$26]" office:value-type="float" office:value="-2.65250000000015" calcext:value-type="float">
            <text:p>-2.6525</text:p>
          </table:table-cell>
          <table:table-cell table:style-name="ce50" table:formula="of:=[.L23]/[.$F$26]" office:value-type="float" office:value="-0.0022158080970683" calcext:value-type="float">
            <text:p>-0.0022158081</text:p>
          </table:table-cell>
          <table:table-cell table:style-name="ce61" table:formula="of:=IF([.L23]&lt;0;0;1)" office:value-type="float" office:value="0" calcext:value-type="float">
            <text:p>0</text:p>
          </table:table-cell>
          <table:table-cell table:style-name="ce67" office:value-type="string" calcext:value-type="string">
            <text:p>AS1</text:p>
          </table:table-cell>
          <table:table-cell table:style-name="ce76" office:value-type="float" office:value="0" calcext:value-type="float">
            <text:p>0</text:p>
          </table:table-cell>
          <table:table-cell table:formula="of:=[.F23]-[.$F$23]" office:value-type="float" office:value="0" calcext:value-type="float">
            <text:p>0</text:p>
          </table:table-cell>
          <table:table-cell table:style-name="ce50" table:formula="of:=[.Q23]/[.$F$26]" office:value-type="float" office:value="0" calcext:value-type="float">
            <text:p>0</text:p>
          </table:table-cell>
          <table:table-cell table:style-name="ce61" table:formula="of:=IF([.Q23]&lt;0;0;1)" office:value-type="float" office:value="1" calcext:value-type="float">
            <text:p>1</text:p>
          </table:table-cell>
          <table:table-cell/>
          <table:table-cell table:style-name="ce19" table:formula="of:=[.$A$83]" office:value-type="string" office:string-value="h9" calcext:value-type="string">
            <text:p>h9</text:p>
          </table:table-cell>
          <table:table-cell table:style-name="ce79" table:formula="of:=QUARTILE([.$L$83:.$L91];0)" office:value-type="float" office:value="0" calcext:value-type="float">
            <text:p>0.00</text:p>
          </table:table-cell>
          <table:table-cell table:style-name="ce82" table:formula="of:=QUARTILE([.$L$83:.$L91];1)" office:value-type="float" office:value="149.842" calcext:value-type="float">
            <text:p>149.84</text:p>
          </table:table-cell>
          <table:table-cell table:style-name="ce82" table:formula="of:=QUARTILE([.$L$83:.$L91];2)" office:value-type="float" office:value="210.7007" calcext:value-type="float">
            <text:p>210.70</text:p>
          </table:table-cell>
          <table:table-cell table:style-name="ce82" table:formula="of:=QUARTILE([.$L$83:.$L91];3)" office:value-type="float" office:value="271.5986" calcext:value-type="float">
            <text:p>271.60</text:p>
          </table:table-cell>
          <table:table-cell table:style-name="ce84" table:formula="of:=QUARTILE([.$L$83:.$L91];4)" office:value-type="float" office:value="421.1531" calcext:value-type="float">
            <text:p>421.15</text:p>
          </table:table-cell>
          <table:table-cell table:style-name="ce79" table:formula="of:=QUARTILE([.$Q$83:.$Q$91];0)" office:value-type="float" office:value="0" calcext:value-type="float">
            <text:p>0.00</text:p>
          </table:table-cell>
          <table:table-cell table:style-name="ce82" table:formula="of:=QUARTILE([.$Q$83:.$Q$91];1)" office:value-type="float" office:value="149.842" calcext:value-type="float">
            <text:p>149.84</text:p>
          </table:table-cell>
          <table:table-cell table:style-name="ce82" table:formula="of:=QUARTILE([.$Q$83:.$Q$91];2)" office:value-type="float" office:value="210.7007" calcext:value-type="float">
            <text:p>210.70</text:p>
          </table:table-cell>
          <table:table-cell table:style-name="ce82" table:formula="of:=QUARTILE([.$Q$83:.$Q$91];3)" office:value-type="float" office:value="271.5986" calcext:value-type="float">
            <text:p>271.60</text:p>
          </table:table-cell>
          <table:table-cell table:style-name="ce84" table:formula="of:=QUARTILE([.$Q$83:.$Q$91];4)" office:value-type="float" office:value="421.1531" calcext:value-type="float">
            <text:p>421.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64.3514" calcext:value-type="float">
            <text:p>464.3514</text:p>
          </table:table-cell>
          <table:table-cell table:style-name="ce22" office:value-type="float" office:value="1186.4907" calcext:value-type="float">
            <text:p>1186.5</text:p>
          </table:table-cell>
          <table:table-cell office:value-type="float" office:value="1698.9281" calcext:value-type="float">
            <text:p>1698.9281</text:p>
          </table:table-cell>
          <table:table-cell table:style-name="ce24" office:value-type="float" office:value="392.56625" calcext:value-type="float">
            <text:p>393</text:p>
          </table:table-cell>
          <table:table-cell table:formula="of:=RANK([.F24];[.$F$23:.$F$31];1)" office:value-type="float" office:value="1" calcext:value-type="float">
            <text:p>1</text:p>
          </table:table-cell>
          <table:table-cell table:style-name="ce31"/>
          <table:table-cell table:style-name="ce41"/>
          <table:table-cell table:formula="of:=[.F24]-[.$F$26]" office:value-type="float" office:value="-10.5895" calcext:value-type="float">
            <text:p>-10.5895</text:p>
          </table:table-cell>
          <table:table-cell table:style-name="ce50" table:formula="of:=[.L24]/[.$F$26]" office:value-type="float" office:value="-0.00884610738695707" calcext:value-type="float">
            <text:p>-0.0088461074</text:p>
          </table:table-cell>
          <table:table-cell table:style-name="ce61" table:formula="of:=IF([.L24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F24]-[.$F$23]" office:value-type="float" office:value="-7.9369999999999" calcext:value-type="float">
            <text:p>-7.937</text:p>
          </table:table-cell>
          <table:table-cell table:style-name="ce50" table:formula="of:=[.Q24]/[.$F$26]" office:value-type="float" office:value="-0.00663029928988876" calcext:value-type="float">
            <text:p>-0.0066302993</text:p>
          </table:table-cell>
          <table:table-cell table:style-name="ce61" table:formula="of:=IF([.Q24]&lt;0;0;1)" office:value-type="float" office:value="0" calcext:value-type="float">
            <text:p>0</text:p>
          </table:table-cell>
          <table:table-cell/>
          <table:table-cell table:style-name="ce19" table:formula="of:=[.$A$93]" office:value-type="string" office:string-value="h10" calcext:value-type="string">
            <text:p>h10</text:p>
          </table:table-cell>
          <table:table-cell table:style-name="ce80" table:formula="of:=QUARTILE([.$L$93:.$L$101];0)" office:value-type="float" office:value="0" calcext:value-type="float">
            <text:p>0.00</text:p>
          </table:table-cell>
          <table:table-cell table:style-name="ce83" table:formula="of:=QUARTILE([.$L$93:.$L$101];1)" office:value-type="float" office:value="166.5513" calcext:value-type="float">
            <text:p>166.55</text:p>
          </table:table-cell>
          <table:table-cell table:style-name="ce83" table:formula="of:=QUARTILE([.$L$93:.$L$101];2)" office:value-type="float" office:value="248.9702" calcext:value-type="float">
            <text:p>248.97</text:p>
          </table:table-cell>
          <table:table-cell table:style-name="ce83" table:formula="of:=QUARTILE([.$L$93:.$L$101];3)" office:value-type="float" office:value="320.1281" calcext:value-type="float">
            <text:p>320.13</text:p>
          </table:table-cell>
          <table:table-cell table:style-name="ce85" table:formula="of:=QUARTILE([.$L$93:.$L$101];4)" office:value-type="float" office:value="484.4198" calcext:value-type="float">
            <text:p>484.42</text:p>
          </table:table-cell>
          <table:table-cell table:style-name="ce80" table:formula="of:=QUARTILE([.$Q$93:.$Q$101];0)" office:value-type="float" office:value="0" calcext:value-type="float">
            <text:p>0.00</text:p>
          </table:table-cell>
          <table:table-cell table:style-name="ce83" table:formula="of:=QUARTILE([.$Q$93:.$Q$101];1)" office:value-type="float" office:value="166.5513" calcext:value-type="float">
            <text:p>166.55</text:p>
          </table:table-cell>
          <table:table-cell table:style-name="ce83" table:formula="of:=QUARTILE([.$Q$93:.$Q$101];2)" office:value-type="float" office:value="248.9702" calcext:value-type="float">
            <text:p>248.97</text:p>
          </table:table-cell>
          <table:table-cell table:style-name="ce83" table:formula="of:=QUARTILE([.$Q$93:.$Q$101];3)" office:value-type="float" office:value="320.1281" calcext:value-type="float">
            <text:p>320.13</text:p>
          </table:table-cell>
          <table:table-cell table:style-name="ce85" table:formula="of:=QUARTILE([.$Q$93:.$Q$101];4)" office:value-type="float" office:value="484.4198" calcext:value-type="float">
            <text:p>484.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15.89185" calcext:value-type="float">
            <text:p>515.89185</text:p>
          </table:table-cell>
          <table:table-cell table:style-name="ce22" office:value-type="float" office:value="1223.2415" calcext:value-type="float">
            <text:p>1223.2</text:p>
          </table:table-cell>
          <table:table-cell office:value-type="float" office:value="1739.0867" calcext:value-type="float">
            <text:p>1739.0867</text:p>
          </table:table-cell>
          <table:table-cell table:style-name="ce24" office:value-type="float" office:value="385.9205" calcext:value-type="float">
            <text:p>386</text:p>
          </table:table-cell>
          <table:table-cell table:formula="of:=RANK([.F25];[.$F$23:.$F$31];1)" office:value-type="float" office:value="4" calcext:value-type="float">
            <text:p>4</text:p>
          </table:table-cell>
          <table:table-cell table:style-name="ce31"/>
          <table:table-cell table:style-name="ce41"/>
          <table:table-cell table:formula="of:=[.F25]-[.$F$26]" office:value-type="float" office:value="26.1613" calcext:value-type="float">
            <text:p>26.1613</text:p>
          </table:table-cell>
          <table:table-cell table:style-name="ce50" table:formula="of:=[.L25]/[.$F$26]" office:value-type="float" office:value="0.0218542583863637" calcext:value-type="float">
            <text:p>0.0218542584</text:p>
          </table:table-cell>
          <table:table-cell table:style-name="ce61" table:formula="of:=IF([.L2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25]-[.$F$23]" office:value-type="float" office:value="28.8138000000001" calcext:value-type="float">
            <text:p>28.8138</text:p>
          </table:table-cell>
          <table:table-cell table:style-name="ce50" table:formula="of:=[.Q25]/[.$F$26]" office:value-type="float" office:value="0.024070066483432" calcext:value-type="float">
            <text:p>0.0240700665</text:p>
          </table:table-cell>
          <table:table-cell table:style-name="ce61" table:formula="of:=IF([.Q25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9" office:value-type="string" calcext:value-type="string">
            <text:p>h3</text:p>
          </table:table-cell>
          <table:table-cell table:style-name="ce19" office:value-type="string" calcext:value-type="string">
            <text:p>h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495.75214" calcext:value-type="float">
            <text:p>495.75214</text:p>
          </table:table-cell>
          <table:table-cell table:style-name="ce21" office:value-type="float" office:value="1197.0802" calcext:value-type="float">
            <text:p>1197.1</text:p>
          </table:table-cell>
          <table:table-cell table:style-name="ce19" office:value-type="float" office:value="1710.2301" calcext:value-type="float">
            <text:p>1710.2301</text:p>
          </table:table-cell>
          <table:table-cell table:style-name="ce25" office:value-type="float" office:value="385.13663" calcext:value-type="float">
            <text:p>385</text:p>
          </table:table-cell>
          <table:table-cell table:style-name="ce27" table:formula="of:=RANK([.F26];[.$F$23:.$F$31];1)" office:value-type="float" office:value="3" calcext:value-type="float">
            <text:p>3</text:p>
          </table:table-cell>
          <table:table-cell table:style-name="ce30" office:value-type="string" calcext:value-type="string">
            <text:p>AS5</text:p>
          </table:table-cell>
          <table:table-cell table:style-name="ce40" office:value-type="float" office:value="1" calcext:value-type="float">
            <text:p>1</text:p>
          </table:table-cell>
          <table:table-cell table:style-name="ce19" table:formula="of:=[.F26]-[.$F$26]" office:value-type="float" office:value="0" calcext:value-type="float">
            <text:p>0</text:p>
          </table:table-cell>
          <table:table-cell table:style-name="ce49" table:formula="of:=[.L26]/[.$F$26]" office:value-type="float" office:value="0" calcext:value-type="float">
            <text:p>0</text:p>
          </table:table-cell>
          <table:table-cell table:style-name="ce62" table:formula="of:=IF([.L2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26]-[.$F$23]" office:value-type="float" office:value="2.65250000000015" calcext:value-type="float">
            <text:p>2.6525</text:p>
          </table:table-cell>
          <table:table-cell table:style-name="ce49" table:formula="of:=[.Q26]/[.$F$26]" office:value-type="float" office:value="0.0022158080970683" calcext:value-type="float">
            <text:p>0.0022158081</text:p>
          </table:table-cell>
          <table:table-cell table:style-name="ce62" table:formula="of:=IF([.Q26]&lt;0;0;1)" office:value-type="float" office:value="1" calcext:value-type="float">
            <text:p>1</text:p>
          </table:table-cell>
          <table:table-cell table:style-name="ce19" table:number-columns-repeated="1005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66.78864" calcext:value-type="float">
            <text:p>566.78864</text:p>
          </table:table-cell>
          <table:table-cell table:style-name="ce22" office:value-type="float" office:value="1282.2957" calcext:value-type="float">
            <text:p>1282.3</text:p>
          </table:table-cell>
          <table:table-cell office:value-type="float" office:value="1769.6534" calcext:value-type="float">
            <text:p>1769.6534</text:p>
          </table:table-cell>
          <table:table-cell table:style-name="ce24" office:value-type="float" office:value="379.65204" calcext:value-type="float">
            <text:p>380</text:p>
          </table:table-cell>
          <table:table-cell table:formula="of:=RANK([.F27];[.$F$23:.$F$31];1)" office:value-type="float" office:value="6" calcext:value-type="float">
            <text:p>6</text:p>
          </table:table-cell>
          <table:table-cell table:style-name="ce34"/>
          <table:table-cell/>
          <table:table-cell table:formula="of:=[.F27]-[.$F$26]" office:value-type="float" office:value="85.2154999999998" calcext:value-type="float">
            <text:p>85.2155</text:p>
          </table:table-cell>
          <table:table-cell table:style-name="ce50" table:formula="of:=[.L27]/[.$F$26]" office:value-type="float" office:value="0.0711861243716167" calcext:value-type="float">
            <text:p>0.0711861244</text:p>
          </table:table-cell>
          <table:table-cell table:style-name="ce61" table:formula="of:=IF([.L2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27]-[.$F$23]" office:value-type="float" office:value="87.8679999999999" calcext:value-type="float">
            <text:p>87.868</text:p>
          </table:table-cell>
          <table:table-cell table:style-name="ce50" table:formula="of:=[.Q27]/[.$F$26]" office:value-type="float" office:value="0.073401932468685" calcext:value-type="float">
            <text:p>0.0734019325</text:p>
          </table:table-cell>
          <table:table-cell table:style-name="ce61" table:formula="of:=IF([.Q27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79.14276" calcext:value-type="float">
            <text:p>579.14276</text:p>
          </table:table-cell>
          <table:table-cell table:style-name="ce22" office:value-type="float" office:value="1279.6447" calcext:value-type="float">
            <text:p>1279.6</text:p>
          </table:table-cell>
          <table:table-cell office:value-type="float" office:value="1798.6038" calcext:value-type="float">
            <text:p>1798.6038</text:p>
          </table:table-cell>
          <table:table-cell table:style-name="ce24" office:value-type="float" office:value="380.14722" calcext:value-type="float">
            <text:p>380</text:p>
          </table:table-cell>
          <table:table-cell table:formula="of:=RANK([.F28];[.$F$23:.$F$31];1)" office:value-type="float" office:value="5" calcext:value-type="float">
            <text:p>5</text:p>
          </table:table-cell>
          <table:table-cell table:style-name="ce34"/>
          <table:table-cell/>
          <table:table-cell table:formula="of:=[.F28]-[.$F$26]" office:value-type="float" office:value="82.5645" calcext:value-type="float">
            <text:p>82.5645</text:p>
          </table:table-cell>
          <table:table-cell table:style-name="ce50" table:formula="of:=[.L28]/[.$F$26]" office:value-type="float" office:value="0.0689715693234254" calcext:value-type="float">
            <text:p>0.0689715693</text:p>
          </table:table-cell>
          <table:table-cell table:style-name="ce61" table:formula="of:=IF([.L2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28]-[.$F$23]" office:value-type="float" office:value="85.2170000000001" calcext:value-type="float">
            <text:p>85.217</text:p>
          </table:table-cell>
          <table:table-cell table:style-name="ce50" table:formula="of:=[.Q28]/[.$F$26]" office:value-type="float" office:value="0.0711873774204937" calcext:value-type="float">
            <text:p>0.0711873774</text:p>
          </table:table-cell>
          <table:table-cell table:style-name="ce61" table:formula="of:=IF([.Q28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99.8001" calcext:value-type="float">
            <text:p>699.8001</text:p>
          </table:table-cell>
          <table:table-cell table:style-name="ce22" office:value-type="float" office:value="1404.0908" calcext:value-type="float">
            <text:p>1404.1</text:p>
          </table:table-cell>
          <table:table-cell office:value-type="float" office:value="1897.6332" calcext:value-type="float">
            <text:p>1897.6332</text:p>
          </table:table-cell>
          <table:table-cell table:style-name="ce24" office:value-type="float" office:value="376.61487" calcext:value-type="float">
            <text:p>377</text:p>
          </table:table-cell>
          <table:table-cell table:formula="of:=RANK([.F29];[.$F$23:.$F$31];1)" office:value-type="float" office:value="7" calcext:value-type="float">
            <text:p>7</text:p>
          </table:table-cell>
          <table:table-cell table:style-name="ce34"/>
          <table:table-cell/>
          <table:table-cell table:formula="of:=[.F29]-[.$F$26]" office:value-type="float" office:value="207.0106" calcext:value-type="float">
            <text:p>207.0106</text:p>
          </table:table-cell>
          <table:table-cell table:style-name="ce50" table:formula="of:=[.L29]/[.$F$26]" office:value-type="float" office:value="0.17292959987142" calcext:value-type="float">
            <text:p>0.1729295999</text:p>
          </table:table-cell>
          <table:table-cell table:style-name="ce61" table:formula="of:=IF([.L2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29]-[.$F$23]" office:value-type="float" office:value="209.6631" calcext:value-type="float">
            <text:p>209.6631</text:p>
          </table:table-cell>
          <table:table-cell table:style-name="ce50" table:formula="of:=[.Q29]/[.$F$26]" office:value-type="float" office:value="0.175145407968489" calcext:value-type="float">
            <text:p>0.175145408</text:p>
          </table:table-cell>
          <table:table-cell table:style-name="ce61" table:formula="of:=IF([.Q29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52.5339" calcext:value-type="float">
            <text:p>752.5339</text:p>
          </table:table-cell>
          <table:table-cell table:style-name="ce22" office:value-type="float" office:value="1455.9884" calcext:value-type="float">
            <text:p>1456.0</text:p>
          </table:table-cell>
          <table:table-cell office:value-type="float" office:value="1921.6522" calcext:value-type="float">
            <text:p>1921.6522</text:p>
          </table:table-cell>
          <table:table-cell table:style-name="ce24" office:value-type="float" office:value="369.693" calcext:value-type="float">
            <text:p>370</text:p>
          </table:table-cell>
          <table:table-cell table:formula="of:=RANK([.F30];[.$F$23:.$F$31];1)" office:value-type="float" office:value="8" calcext:value-type="float">
            <text:p>8</text:p>
          </table:table-cell>
          <table:table-cell table:style-name="ce32"/>
          <table:table-cell table:style-name="ce42"/>
          <table:table-cell table:formula="of:=[.F30]-[.$F$26]" office:value-type="float" office:value="258.9082" calcext:value-type="float">
            <text:p>258.9082</text:p>
          </table:table-cell>
          <table:table-cell table:style-name="ce50" table:formula="of:=[.L30]/[.$F$26]" office:value-type="float" office:value="0.216283086129066" calcext:value-type="float">
            <text:p>0.2162830861</text:p>
          </table:table-cell>
          <table:table-cell table:style-name="ce61" table:formula="of:=IF([.L3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30]-[.$F$23]" office:value-type="float" office:value="261.5607" calcext:value-type="float">
            <text:p>261.5607</text:p>
          </table:table-cell>
          <table:table-cell table:style-name="ce50" table:formula="of:=[.Q30]/[.$F$26]" office:value-type="float" office:value="0.218498894226134" calcext:value-type="float">
            <text:p>0.2184988942</text:p>
          </table:table-cell>
          <table:table-cell table:style-name="ce61" table:formula="of:=IF([.Q30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74.5315" calcext:value-type="float">
            <text:p>774.5315</text:p>
          </table:table-cell>
          <table:table-cell table:style-name="ce22" office:value-type="float" office:value="1477.4615" calcext:value-type="float">
            <text:p>1477.5</text:p>
          </table:table-cell>
          <table:table-cell office:value-type="float" office:value="1964.6364" calcext:value-type="float">
            <text:p>1964.6364</text:p>
          </table:table-cell>
          <table:table-cell table:style-name="ce24" office:value-type="float" office:value="376.8795" calcext:value-type="float">
            <text:p>377</text:p>
          </table:table-cell>
          <table:table-cell table:formula="of:=RANK([.F31];[.$F$23:.$F$31];1)" office:value-type="float" office:value="9" calcext:value-type="float">
            <text:p>9</text:p>
          </table:table-cell>
          <table:table-cell table:style-name="ce32"/>
          <table:table-cell table:style-name="ce42"/>
          <table:table-cell table:formula="of:=[.F31]-[.$F$26]" office:value-type="float" office:value="280.3813" calcext:value-type="float">
            <text:p>280.3813</text:p>
          </table:table-cell>
          <table:table-cell table:style-name="ce50" table:formula="of:=[.L31]/[.$F$26]" office:value-type="float" office:value="0.234220982019417" calcext:value-type="float">
            <text:p>0.234220982</text:p>
          </table:table-cell>
          <table:table-cell table:style-name="ce61" table:formula="of:=IF([.L3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31]-[.$F$23]" office:value-type="float" office:value="283.0338" calcext:value-type="float">
            <text:p>283.0338</text:p>
          </table:table-cell>
          <table:table-cell table:style-name="ce50" table:formula="of:=[.Q31]/[.$F$26]" office:value-type="float" office:value="0.236436790116485" calcext:value-type="float">
            <text:p>0.2364367901</text:p>
          </table:table-cell>
          <table:table-cell table:style-name="ce61" table:formula="of:=IF([.Q31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2"/>
          <table:table-cell/>
          <table:table-cell table:style-name="ce24"/>
          <table:table-cell office:value-type="string" calcext:value-type="string">
            <text:p>Ping</text:p>
          </table:table-cell>
          <table:table-cell table:style-name="ce34"/>
          <table:table-cell/>
          <table:table-cell table:style-name="ce47" table:formula="of:=AVERAGE([.L23:.L31])" office:value-type="float" office:value="102.999933333333" calcext:value-type="float">
            <text:p>103.00</text:p>
          </table:table-cell>
          <table:table-cell table:style-name="ce51" table:formula="of:=AVERAGE([.M23:.M31])" office:value-type="float" office:value="0.0860426338463649" calcext:value-type="float">
            <text:p>0.0860426338</text:p>
          </table:table-cell>
          <table:table-cell table:style-name="ce63" table:formula="of:=AVERAGE([.N23:.N31])" office:value-type="float" office:value="0.777777777777778" calcext:value-type="float">
            <text:p>0.78</text:p>
          </table:table-cell>
          <table:table-cell table:style-name="ce67"/>
          <table:table-cell table:style-name="ce76"/>
          <table:table-cell table:style-name="ce47" table:formula="of:=AVERAGE([.Q23:.Q31])" office:value-type="float" office:value="105.652433333333" calcext:value-type="float">
            <text:p>105.65</text:p>
          </table:table-cell>
          <table:table-cell table:style-name="ce51" table:formula="of:=AVERAGE([.R23:.R31])" office:value-type="float" office:value="0.0882584419434332" calcext:value-type="float">
            <text:p>0.0882584419</text:p>
          </table:table-cell>
          <table:table-cell table:style-name="ce64" table:formula="of:=AVERAGE([.S23:.S31])" office:value-type="float" office:value="0.888888888888889" calcext:value-type="float">
            <text:p>0.88888888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18.6896" calcext:value-type="float">
            <text:p>518.6896</text:p>
          </table:table-cell>
          <table:table-cell table:style-name="ce22" office:value-type="float" office:value="1226.7823" calcext:value-type="float">
            <text:p>1226.8</text:p>
          </table:table-cell>
          <table:table-cell office:value-type="float" office:value="1742.9967" calcext:value-type="float">
            <text:p>1742.9967</text:p>
          </table:table-cell>
          <table:table-cell table:style-name="ce24" office:value-type="float" office:value="387.52228" calcext:value-type="float">
            <text:p>388</text:p>
          </table:table-cell>
          <table:table-cell table:formula="of:=RANK([.F33];[.$F$33:.$F$41];1)" office:value-type="float" office:value="3" calcext:value-type="float">
            <text:p>3</text:p>
          </table:table-cell>
          <table:table-cell table:style-name="ce31" office:value-type="string" calcext:value-type="string">
            <text:p>AS1</text:p>
          </table:table-cell>
          <table:table-cell table:style-name="ce41" office:value-type="float" office:value="3" calcext:value-type="float">
            <text:p>3</text:p>
          </table:table-cell>
          <table:table-cell table:formula="of:=[.F33]-[.$F$33]" office:value-type="float" office:value="0" calcext:value-type="float">
            <text:p>0</text:p>
          </table:table-cell>
          <table:table-cell table:style-name="ce50" table:formula="of:=[.L33]/[.$F$34]" office:value-type="float" office:value="0" calcext:value-type="float">
            <text:p>0</text:p>
          </table:table-cell>
          <table:table-cell table:style-name="ce61" table:formula="of:=IF([.L33]&lt;0;0;1)" office:value-type="float" office:value="1" calcext:value-type="float">
            <text:p>1</text:p>
          </table:table-cell>
          <table:table-cell table:style-name="ce67" office:value-type="string" calcext:value-type="string">
            <text:p>AS1</text:p>
          </table:table-cell>
          <table:table-cell table:style-name="ce76" office:value-type="float" office:value="1" calcext:value-type="float">
            <text:p>1</text:p>
          </table:table-cell>
          <table:table-cell table:formula="of:=[.F33]-[.$F$33]" office:value-type="float" office:value="0" calcext:value-type="float">
            <text:p>0</text:p>
          </table:table-cell>
          <table:table-cell table:style-name="ce50" table:formula="of:=[.Q33]/[.$F$34]" office:value-type="float" office:value="0" calcext:value-type="float">
            <text:p>0</text:p>
          </table:table-cell>
          <table:table-cell table:style-name="ce61" table:formula="of:=IF([.Q33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9" office:value-type="string" calcext:value-type="string">
            <text:p>h4</text:p>
          </table:table-cell>
          <table:table-cell table:style-name="ce19" office:value-type="string" calcext:value-type="string">
            <text:p>h2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512.1125" calcext:value-type="float">
            <text:p>512.1125</text:p>
          </table:table-cell>
          <table:table-cell table:style-name="ce21" office:value-type="float" office:value="1221.2869" calcext:value-type="float">
            <text:p>1221.3</text:p>
          </table:table-cell>
          <table:table-cell table:style-name="ce19" office:value-type="float" office:value="1735.3218" calcext:value-type="float">
            <text:p>1735.3218</text:p>
          </table:table-cell>
          <table:table-cell table:style-name="ce25" office:value-type="float" office:value="384.14825" calcext:value-type="float">
            <text:p>384</text:p>
          </table:table-cell>
          <table:table-cell table:style-name="ce27" table:formula="of:=RANK([.F34];[.$F$33:.$F$41];1)" office:value-type="float" office:value="1" calcext:value-type="float">
            <text:p>1</text:p>
          </table:table-cell>
          <table:table-cell table:style-name="ce30"/>
          <table:table-cell table:style-name="ce40"/>
          <table:table-cell table:formula="of:=[.F34]-[.$F$33]" office:value-type="float" office:value="-5.49540000000002" calcext:value-type="float">
            <text:p>-5.4954</text:p>
          </table:table-cell>
          <table:table-cell table:style-name="ce19" table:formula="of:=[.L34]/[.$F$34]" office:value-type="float" office:value="-0.0044996798049664" calcext:value-type="float">
            <text:p>-0.0044996798</text:p>
          </table:table-cell>
          <table:table-cell table:style-name="ce62" table:formula="of:=IF([.L34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F34]-[.$F$33]" office:value-type="float" office:value="-5.49540000000002" calcext:value-type="float">
            <text:p>-5.4954</text:p>
          </table:table-cell>
          <table:table-cell table:style-name="ce50" table:formula="of:=[.Q34]/[.$F$34]" office:value-type="float" office:value="-0.0044996798049664" calcext:value-type="float">
            <text:p>-0.0044996798</text:p>
          </table:table-cell>
          <table:table-cell table:style-name="ce62" table:formula="of:=IF([.Q34]&lt;0;0;1)" office:value-type="float" office:value="0" calcext:value-type="float">
            <text:p>0</text:p>
          </table:table-cell>
          <table:table-cell table:style-name="ce19" table:number-columns-repeated="1005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07.55588" calcext:value-type="float">
            <text:p>507.55588</text:p>
          </table:table-cell>
          <table:table-cell table:style-name="ce22" office:value-type="float" office:value="1223.4133" calcext:value-type="float">
            <text:p>1223.4</text:p>
          </table:table-cell>
          <table:table-cell office:value-type="float" office:value="1732.4344" calcext:value-type="float">
            <text:p>1732.4344</text:p>
          </table:table-cell>
          <table:table-cell table:style-name="ce24" office:value-type="float" office:value="386.25186" calcext:value-type="float">
            <text:p>386</text:p>
          </table:table-cell>
          <table:table-cell table:formula="of:=RANK([.F35];[.$F$33:.$F$41];1)" office:value-type="float" office:value="2" calcext:value-type="float">
            <text:p>2</text:p>
          </table:table-cell>
          <table:table-cell table:style-name="ce32"/>
          <table:table-cell table:style-name="ce42"/>
          <table:table-cell table:formula="of:=[.F35]-[.$F$33]" office:value-type="float" office:value="-3.36900000000014" calcext:value-type="float">
            <text:p>-3.369</text:p>
          </table:table-cell>
          <table:table-cell table:style-name="ce50" table:formula="of:=[.L35]/[.$F$34]" office:value-type="float" office:value="-0.00275856557537802" calcext:value-type="float">
            <text:p>-0.0027585656</text:p>
          </table:table-cell>
          <table:table-cell table:style-name="ce61" table:formula="of:=IF([.L35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F35]-[.$F$33]" office:value-type="float" office:value="-3.36900000000014" calcext:value-type="float">
            <text:p>-3.369</text:p>
          </table:table-cell>
          <table:table-cell table:style-name="ce50" table:formula="of:=[.Q35]/[.$F$34]" office:value-type="float" office:value="-0.00275856557537802" calcext:value-type="float">
            <text:p>-0.0027585656</text:p>
          </table:table-cell>
          <table:table-cell table:style-name="ce61" table:formula="of:=IF([.Q35]&lt;0;0;1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51.7315" calcext:value-type="float">
            <text:p>551.7315</text:p>
          </table:table-cell>
          <table:table-cell table:style-name="ce22" office:value-type="float" office:value="1251.775" calcext:value-type="float">
            <text:p>1251.8</text:p>
          </table:table-cell>
          <table:table-cell office:value-type="float" office:value="1769.929" calcext:value-type="float">
            <text:p>1769.929</text:p>
          </table:table-cell>
          <table:table-cell table:style-name="ce24" office:value-type="float" office:value="386.49512" calcext:value-type="float">
            <text:p>386</text:p>
          </table:table-cell>
          <table:table-cell table:formula="of:=RANK([.F36];[.$F$33:.$F$41];1)" office:value-type="float" office:value="4" calcext:value-type="float">
            <text:p>4</text:p>
          </table:table-cell>
          <table:table-cell table:style-name="ce32"/>
          <table:table-cell table:style-name="ce42"/>
          <table:table-cell table:formula="of:=[.F36]-[.$F$33]" office:value-type="float" office:value="24.9927" calcext:value-type="float">
            <text:p>24.9927</text:p>
          </table:table-cell>
          <table:table-cell table:style-name="ce50" table:formula="of:=[.L36]/[.$F$34]" office:value-type="float" office:value="0.0204642332608333" calcext:value-type="float">
            <text:p>0.0204642333</text:p>
          </table:table-cell>
          <table:table-cell table:style-name="ce61" table:formula="of:=IF([.L3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36]-[.$F$33]" office:value-type="float" office:value="24.9927" calcext:value-type="float">
            <text:p>24.9927</text:p>
          </table:table-cell>
          <table:table-cell table:style-name="ce50" table:formula="of:=[.Q36]/[.$F$34]" office:value-type="float" office:value="0.0204642332608333" calcext:value-type="float">
            <text:p>0.0204642333</text:p>
          </table:table-cell>
          <table:table-cell table:style-name="ce61" table:formula="of:=IF([.Q36]&lt;0;0;1)" office:value-type="float" office:value="1" calcext:value-type="float">
            <text:p>1</text:p>
          </table:table-cell>
          <table:table-cell table:number-columns-repeated="12"/>
          <table:table-cell office:value-type="float" office:value="600" calcext:value-type="float">
            <text:p>600</text:p>
          </table:table-cell>
          <table:table-cell table:style-name="ce89" table:formula="of:=STDEV([.AF36:.AF40])" office:value-type="float" office:value="164.711869639076" calcext:value-type="float">
            <text:p>164.71186963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14.73004" calcext:value-type="float">
            <text:p>614.73004</text:p>
          </table:table-cell>
          <table:table-cell table:style-name="ce22" office:value-type="float" office:value="1312.0664" calcext:value-type="float">
            <text:p>1312.1</text:p>
          </table:table-cell>
          <table:table-cell office:value-type="float" office:value="1811.0138" calcext:value-type="float">
            <text:p>1811.0138</text:p>
          </table:table-cell>
          <table:table-cell table:style-name="ce24" office:value-type="float" office:value="377.5902" calcext:value-type="float">
            <text:p>378</text:p>
          </table:table-cell>
          <table:table-cell table:formula="of:=RANK([.F37];[.$F$33:.$F$41];1)" office:value-type="float" office:value="5" calcext:value-type="float">
            <text:p>5</text:p>
          </table:table-cell>
          <table:table-cell table:style-name="ce33"/>
          <table:table-cell table:style-name="ce43"/>
          <table:table-cell table:formula="of:=[.F37]-[.$F$33]" office:value-type="float" office:value="85.2840999999999" calcext:value-type="float">
            <text:p>85.2841</text:p>
          </table:table-cell>
          <table:table-cell table:style-name="ce50" table:formula="of:=[.L37]/[.$F$34]" office:value-type="float" office:value="0.0698313393847096" calcext:value-type="float">
            <text:p>0.0698313394</text:p>
          </table:table-cell>
          <table:table-cell table:style-name="ce61" table:formula="of:=IF([.L3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37]-[.$F$33]" office:value-type="float" office:value="85.2840999999999" calcext:value-type="float">
            <text:p>85.2841</text:p>
          </table:table-cell>
          <table:table-cell table:style-name="ce50" table:formula="of:=[.Q37]/[.$F$34]" office:value-type="float" office:value="0.0698313393847096" calcext:value-type="float">
            <text:p>0.0698313394</text:p>
          </table:table-cell>
          <table:table-cell table:style-name="ce61" table:formula="of:=IF([.Q37]&lt;0;0;1)" office:value-type="float" office:value="1" calcext:value-type="float">
            <text:p>1</text:p>
          </table:table-cell>
          <table:table-cell table:number-columns-repeated="12"/>
          <table:table-cell office:value-type="float" office:value="470" calcext:value-type="float">
            <text:p>470</text:p>
          </table:table-cell>
          <table:table-cell table:formula="of:=COM.MICROSOFT.STDEV.P( [.AF36:.AF40])" office:value-type="float" office:value="147.322774885623" calcext:value-type="float">
            <text:p>147.32277488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59.30835" calcext:value-type="float">
            <text:p>659.30835</text:p>
          </table:table-cell>
          <table:table-cell table:style-name="ce22" office:value-type="float" office:value="1356.2916" calcext:value-type="float">
            <text:p>1356.3</text:p>
          </table:table-cell>
          <table:table-cell office:value-type="float" office:value="1832.7389" calcext:value-type="float">
            <text:p>1832.7389</text:p>
          </table:table-cell>
          <table:table-cell table:style-name="ce24" office:value-type="float" office:value="371.118" calcext:value-type="float">
            <text:p>371</text:p>
          </table:table-cell>
          <table:table-cell table:formula="of:=RANK([.F38];[.$F$33:.$F$41];1)" office:value-type="float" office:value="6" calcext:value-type="float">
            <text:p>6</text:p>
          </table:table-cell>
          <table:table-cell table:style-name="ce33"/>
          <table:table-cell table:style-name="ce43"/>
          <table:table-cell table:formula="of:=[.F38]-[.$F$33]" office:value-type="float" office:value="129.5093" calcext:value-type="float">
            <text:p>129.5093</text:p>
          </table:table-cell>
          <table:table-cell table:style-name="ce50" table:formula="of:=[.L38]/[.$F$34]" office:value-type="float" office:value="0.106043305631134" calcext:value-type="float">
            <text:p>0.1060433056</text:p>
          </table:table-cell>
          <table:table-cell table:style-name="ce61" table:formula="of:=IF([.L3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38]-[.$F$33]" office:value-type="float" office:value="129.5093" calcext:value-type="float">
            <text:p>129.5093</text:p>
          </table:table-cell>
          <table:table-cell table:style-name="ce50" table:formula="of:=[.Q38]/[.$F$34]" office:value-type="float" office:value="0.106043305631134" calcext:value-type="float">
            <text:p>0.1060433056</text:p>
          </table:table-cell>
          <table:table-cell table:style-name="ce61" table:formula="of:=IF([.Q38]&lt;0;0;1)" office:value-type="float" office:value="1" calcext:value-type="float">
            <text:p>1</text:p>
          </table:table-cell>
          <table:table-cell table:number-columns-repeated="12"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54.4072" calcext:value-type="float">
            <text:p>754.4072</text:p>
          </table:table-cell>
          <table:table-cell table:style-name="ce22" office:value-type="float" office:value="1459.217" calcext:value-type="float">
            <text:p>1459.2</text:p>
          </table:table-cell>
          <table:table-cell office:value-type="float" office:value="1934.1787" calcext:value-type="float">
            <text:p>1934.1787</text:p>
          </table:table-cell>
          <table:table-cell table:style-name="ce24" office:value-type="float" office:value="373.30838" calcext:value-type="float">
            <text:p>373</text:p>
          </table:table-cell>
          <table:table-cell table:formula="of:=RANK([.F39];[.$F$33:.$F$41];1)" office:value-type="float" office:value="7" calcext:value-type="float">
            <text:p>7</text:p>
          </table:table-cell>
          <table:table-cell table:style-name="ce35"/>
          <table:table-cell table:style-name="ce44"/>
          <table:table-cell table:formula="of:=[.F39]-[.$F$33]" office:value-type="float" office:value="232.4347" calcext:value-type="float">
            <text:p>232.4347</text:p>
          </table:table-cell>
          <table:table-cell table:style-name="ce50" table:formula="of:=[.L39]/[.$F$34]" office:value-type="float" office:value="0.190319490039564" calcext:value-type="float">
            <text:p>0.19031949</text:p>
          </table:table-cell>
          <table:table-cell table:style-name="ce61" table:formula="of:=IF([.L3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39]-[.$F$33]" office:value-type="float" office:value="232.4347" calcext:value-type="float">
            <text:p>232.4347</text:p>
          </table:table-cell>
          <table:table-cell table:style-name="ce50" table:formula="of:=[.Q39]/[.$F$34]" office:value-type="float" office:value="0.190319490039564" calcext:value-type="float">
            <text:p>0.19031949</text:p>
          </table:table-cell>
          <table:table-cell table:style-name="ce61" table:formula="of:=IF([.Q39]&lt;0;0;1)" office:value-type="float" office:value="1" calcext:value-type="float">
            <text:p>1</text:p>
          </table:table-cell>
          <table:table-cell table:number-columns-repeated="12"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89.42725" calcext:value-type="float">
            <text:p>789.42725</text:p>
          </table:table-cell>
          <table:table-cell table:style-name="ce22" office:value-type="float" office:value="1478.9054" calcext:value-type="float">
            <text:p>1478.9</text:p>
          </table:table-cell>
          <table:table-cell office:value-type="float" office:value="1979.6741" calcext:value-type="float">
            <text:p>1979.6741</text:p>
          </table:table-cell>
          <table:table-cell table:style-name="ce24" office:value-type="float" office:value="376.76538" calcext:value-type="float">
            <text:p>377</text:p>
          </table:table-cell>
          <table:table-cell table:formula="of:=RANK([.F40];[.$F$33:.$F$41];1)" office:value-type="float" office:value="8" calcext:value-type="float">
            <text:p>8</text:p>
          </table:table-cell>
          <table:table-cell table:style-name="ce35"/>
          <table:table-cell table:style-name="ce44"/>
          <table:table-cell table:formula="of:=[.F40]-[.$F$33]" office:value-type="float" office:value="252.1231" calcext:value-type="float">
            <text:p>252.1231</text:p>
          </table:table-cell>
          <table:table-cell table:style-name="ce50" table:formula="of:=[.L40]/[.$F$34]" office:value-type="float" office:value="0.206440517784969" calcext:value-type="float">
            <text:p>0.2064405178</text:p>
          </table:table-cell>
          <table:table-cell table:style-name="ce61" table:formula="of:=IF([.L4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40]-[.$F$33]" office:value-type="float" office:value="252.1231" calcext:value-type="float">
            <text:p>252.1231</text:p>
          </table:table-cell>
          <table:table-cell table:style-name="ce50" table:formula="of:=[.Q40]/[.$F$34]" office:value-type="float" office:value="0.206440517784969" calcext:value-type="float">
            <text:p>0.2064405178</text:p>
          </table:table-cell>
          <table:table-cell table:style-name="ce61" table:formula="of:=IF([.Q40]&lt;0;0;1)" office:value-type="float" office:value="1" calcext:value-type="float">
            <text:p>1</text:p>
          </table:table-cell>
          <table:table-cell table:number-columns-repeated="12"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1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50.1168" calcext:value-type="float">
            <text:p>850.1168</text:p>
          </table:table-cell>
          <table:table-cell table:style-name="ce22" office:value-type="float" office:value="1553.0769" calcext:value-type="float">
            <text:p>1553.1</text:p>
          </table:table-cell>
          <table:table-cell office:value-type="float" office:value="2011.8127" calcext:value-type="float">
            <text:p>2011.8127</text:p>
          </table:table-cell>
          <table:table-cell table:style-name="ce24" office:value-type="float" office:value="368.23862" calcext:value-type="float">
            <text:p>368</text:p>
          </table:table-cell>
          <table:table-cell table:formula="of:=RANK([.F41];[.$F$33:.$F$41];1)" office:value-type="float" office:value="9" calcext:value-type="float">
            <text:p>9</text:p>
          </table:table-cell>
          <table:table-cell table:style-name="ce34"/>
          <table:table-cell/>
          <table:table-cell table:formula="of:=[.F41]-[.$F$33]" office:value-type="float" office:value="326.2946" calcext:value-type="float">
            <text:p>326.2946</text:p>
          </table:table-cell>
          <table:table-cell table:style-name="ce50" table:formula="of:=[.L41]/[.$F$34]" office:value-type="float" office:value="0.267172766693886" calcext:value-type="float">
            <text:p>0.2671727667</text:p>
          </table:table-cell>
          <table:table-cell table:style-name="ce61" table:formula="of:=IF([.L4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41]-[.$F$33]" office:value-type="float" office:value="326.2946" calcext:value-type="float">
            <text:p>326.2946</text:p>
          </table:table-cell>
          <table:table-cell table:style-name="ce50" table:formula="of:=[.Q41]/[.$F$34]" office:value-type="float" office:value="0.267172766693886" calcext:value-type="float">
            <text:p>0.2671727667</text:p>
          </table:table-cell>
          <table:table-cell table:style-name="ce61" table:formula="of:=IF([.Q41]&lt;0;0;1)" office:value-type="float" office:value="1" calcext:value-type="float">
            <text:p>1</text:p>
          </table:table-cell>
          <table:table-cell table:number-columns-repeated="12"/>
          <table:table-cell table:formula="of:=AVERAGE([.AF36:.AF40])" office:value-type="float" office:value="394" calcext:value-type="float">
            <text:p>394</text:p>
          </table:table-cell>
          <table:table-cell table:formula="of:=COM.MICROSOFT.STDEV.P( [.AF36:.AF40])" office:value-type="float" office:value="147.322774885623" calcext:value-type="float">
            <text:p>147.3227748856</text:p>
          </table:table-cell>
          <table:table-cell table:number-columns-repeated="991"/>
        </table:table-row>
        <table:table-row table:style-name="ro1">
          <table:table-cell table:number-columns-repeated="5"/>
          <table:table-cell table:style-name="ce22"/>
          <table:table-cell/>
          <table:table-cell table:style-name="ce24"/>
          <table:table-cell office:value-type="string" calcext:value-type="string">
            <text:p>Ping</text:p>
          </table:table-cell>
          <table:table-cell table:style-name="ce34"/>
          <table:table-cell/>
          <table:table-cell table:style-name="ce47" table:formula="of:=AVERAGE([.L33:.L41])" office:value-type="float" office:value="115.752677777778" calcext:value-type="float">
            <text:p>115.75</text:p>
          </table:table-cell>
          <table:table-cell table:style-name="ce51" table:formula="of:=AVERAGE([.M33:.M41])" office:value-type="float" office:value="0.094779267490528" calcext:value-type="float">
            <text:p>0.0947792675</text:p>
          </table:table-cell>
          <table:table-cell table:style-name="ce63" table:formula="of:=AVERAGE([.N33:.N41])" office:value-type="float" office:value="0.777777777777778" calcext:value-type="float">
            <text:p>0.78</text:p>
          </table:table-cell>
          <table:table-cell table:style-name="ce67"/>
          <table:table-cell table:style-name="ce76"/>
          <table:table-cell table:style-name="ce47" table:formula="of:=AVERAGE([.Q33:.Q41])" office:value-type="float" office:value="115.752677777778" calcext:value-type="float">
            <text:p>115.75</text:p>
          </table:table-cell>
          <table:table-cell table:style-name="ce51" table:formula="of:=AVERAGE([.R33:.R41])" office:value-type="float" office:value="0.094779267490528" calcext:value-type="float">
            <text:p>0.0947792675</text:p>
          </table:table-cell>
          <table:table-cell table:style-name="ce63" table:formula="of:=AVERAGE([.S33:.S41])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08.46976" calcext:value-type="float">
            <text:p>508.46976</text:p>
          </table:table-cell>
          <table:table-cell table:style-name="ce22" office:value-type="float" office:value="1225.1572" calcext:value-type="float">
            <text:p>1225.2</text:p>
          </table:table-cell>
          <table:table-cell office:value-type="float" office:value="1728.9069" calcext:value-type="float">
            <text:p>1728.9069</text:p>
          </table:table-cell>
          <table:table-cell table:style-name="ce24" office:value-type="float" office:value="385.94565" calcext:value-type="float">
            <text:p>386</text:p>
          </table:table-cell>
          <table:table-cell table:formula="of:=RANK([.F43];[.$F$43:.$F$51];1)" office:value-type="float" office:value="2" calcext:value-type="float">
            <text:p>2</text:p>
          </table:table-cell>
          <table:table-cell table:style-name="ce34"/>
          <table:table-cell/>
          <table:table-cell table:formula="of:=[.F43]-[.$F$45]" office:value-type="float" office:value="56.1817000000001" calcext:value-type="float">
            <text:p>56.1817</text:p>
          </table:table-cell>
          <table:table-cell table:style-name="ce50" table:formula="of:=[.L43]/[.$F$45]" office:value-type="float" office:value="0.0480606308686539" calcext:value-type="float">
            <text:p>0.0480606309</text:p>
          </table:table-cell>
          <table:table-cell table:style-name="ce61" table:formula="of:=IF([.L43]&lt;0;0;1)" office:value-type="float" office:value="1" calcext:value-type="float">
            <text:p>1</text:p>
          </table:table-cell>
          <table:table-cell table:style-name="ce67" office:value-type="string" calcext:value-type="string">
            <text:p>AS1</text:p>
          </table:table-cell>
          <table:table-cell table:style-name="ce76" office:value-type="float" office:value="1" calcext:value-type="float">
            <text:p>1</text:p>
          </table:table-cell>
          <table:table-cell table:formula="of:=[.F43]-[.$F$43]" office:value-type="float" office:value="0" calcext:value-type="float">
            <text:p>0</text:p>
          </table:table-cell>
          <table:table-cell table:style-name="ce50" table:formula="of:=[.Q43]/[.$F$45]" office:value-type="float" office:value="0" calcext:value-type="float">
            <text:p>0</text:p>
          </table:table-cell>
          <table:table-cell table:style-name="ce61" table:formula="of:=IF([.Q43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09.8985" calcext:value-type="float">
            <text:p>509.8985</text:p>
          </table:table-cell>
          <table:table-cell table:style-name="ce22" office:value-type="float" office:value="1229.7129" calcext:value-type="float">
            <text:p>1229.7</text:p>
          </table:table-cell>
          <table:table-cell office:value-type="float" office:value="1743.2605" calcext:value-type="float">
            <text:p>1743.2605</text:p>
          </table:table-cell>
          <table:table-cell table:style-name="ce24" office:value-type="float" office:value="390.9906" calcext:value-type="float">
            <text:p>391</text:p>
          </table:table-cell>
          <table:table-cell table:formula="of:=RANK([.F44];[.$F$43:.$F$51];1)" office:value-type="float" office:value="3" calcext:value-type="float">
            <text:p>3</text:p>
          </table:table-cell>
          <table:table-cell table:style-name="ce34"/>
          <table:table-cell/>
          <table:table-cell table:formula="of:=[.F44]-[.$F$45]" office:value-type="float" office:value="60.7374" calcext:value-type="float">
            <text:p>60.7374</text:p>
          </table:table-cell>
          <table:table-cell table:style-name="ce50" table:formula="of:=[.L44]/[.$F$45]" office:value-type="float" office:value="0.0519578040771598" calcext:value-type="float">
            <text:p>0.0519578041</text:p>
          </table:table-cell>
          <table:table-cell table:style-name="ce61" table:formula="of:=IF([.L44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44]-[.$F$43]" office:value-type="float" office:value="4.55569999999989" calcext:value-type="float">
            <text:p>4.5557</text:p>
          </table:table-cell>
          <table:table-cell table:style-name="ce50" table:formula="of:=[.Q44]/[.$F$45]" office:value-type="float" office:value="0.00389717320850598" calcext:value-type="float">
            <text:p>0.0038971732</text:p>
          </table:table-cell>
          <table:table-cell table:style-name="ce61" table:formula="of:=IF([.Q44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9" office:value-type="string" calcext:value-type="string">
            <text:p>h5</text:p>
          </table:table-cell>
          <table:table-cell table:style-name="ce19" office:value-type="string" calcext:value-type="string">
            <text:p>h3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477.85837" calcext:value-type="float">
            <text:p>477.85837</text:p>
          </table:table-cell>
          <table:table-cell table:style-name="ce21" office:value-type="float" office:value="1168.9755" calcext:value-type="float">
            <text:p>1169.0</text:p>
          </table:table-cell>
          <table:table-cell table:style-name="ce19" office:value-type="float" office:value="1699.4999" calcext:value-type="float">
            <text:p>1699.4999</text:p>
          </table:table-cell>
          <table:table-cell table:style-name="ce25" office:value-type="float" office:value="383.65323" calcext:value-type="float">
            <text:p>384</text:p>
          </table:table-cell>
          <table:table-cell table:style-name="ce27" table:formula="of:=RANK([.F45];[.$F$43:.$F$51];1)" office:value-type="float" office:value="1" calcext:value-type="float">
            <text:p>1</text:p>
          </table:table-cell>
          <table:table-cell table:style-name="ce30" office:value-type="string" calcext:value-type="string">
            <text:p>AS3</text:p>
          </table:table-cell>
          <table:table-cell table:style-name="ce40" office:value-type="float" office:value="1" calcext:value-type="float">
            <text:p>1</text:p>
          </table:table-cell>
          <table:table-cell table:style-name="ce19" table:formula="of:=[.F45]-[.$F$45]" office:value-type="float" office:value="0" calcext:value-type="float">
            <text:p>0</text:p>
          </table:table-cell>
          <table:table-cell table:style-name="ce49" table:formula="of:=[.L45]/[.$F$45]" office:value-type="float" office:value="0" calcext:value-type="float">
            <text:p>0</text:p>
          </table:table-cell>
          <table:table-cell table:style-name="ce62" table:formula="of:=IF([.L4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45]-[.$F$43]" office:value-type="float" office:value="-56.1817000000001" calcext:value-type="float">
            <text:p>-56.1817</text:p>
          </table:table-cell>
          <table:table-cell table:style-name="ce50" table:formula="of:=[.Q45]/[.$F$45]" office:value-type="float" office:value="-0.0480606308686539" calcext:value-type="float">
            <text:p>-0.0480606309</text:p>
          </table:table-cell>
          <table:table-cell table:style-name="ce61" table:formula="of:=IF([.Q45]&lt;0;0;1)" office:value-type="float" office:value="0" calcext:value-type="float">
            <text:p>0</text:p>
          </table:table-cell>
          <table:table-cell table:style-name="ce19"/>
          <table:table-cell table:number-columns-repeated="27"/>
          <table:table-cell table:style-name="ce19" table:number-columns-repeated="977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49.3101" calcext:value-type="float">
            <text:p>549.3101</text:p>
          </table:table-cell>
          <table:table-cell table:style-name="ce22" office:value-type="float" office:value="1263.8776" calcext:value-type="float">
            <text:p>1263.9</text:p>
          </table:table-cell>
          <table:table-cell office:value-type="float" office:value="1770.3423" calcext:value-type="float">
            <text:p>1770.3423</text:p>
          </table:table-cell>
          <table:table-cell table:style-name="ce24" office:value-type="float" office:value="380.86" calcext:value-type="float">
            <text:p>381</text:p>
          </table:table-cell>
          <table:table-cell table:formula="of:=RANK([.F46];[.$F$43:.$F$51];1)" office:value-type="float" office:value="5" calcext:value-type="float">
            <text:p>5</text:p>
          </table:table-cell>
          <table:table-cell table:style-name="ce31"/>
          <table:table-cell table:style-name="ce41"/>
          <table:table-cell table:formula="of:=[.F46]-[.$F$45]" office:value-type="float" office:value="94.9021" calcext:value-type="float">
            <text:p>94.9021</text:p>
          </table:table-cell>
          <table:table-cell table:style-name="ce50" table:formula="of:=[.L46]/[.$F$45]" office:value-type="float" office:value="0.0811839940186942" calcext:value-type="float">
            <text:p>0.081183994</text:p>
          </table:table-cell>
          <table:table-cell table:style-name="ce61" table:formula="of:=IF([.L4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46]-[.$F$43]" office:value-type="float" office:value="38.7203999999999" calcext:value-type="float">
            <text:p>38.7204</text:p>
          </table:table-cell>
          <table:table-cell table:style-name="ce50" table:formula="of:=[.Q46]/[.$F$45]" office:value-type="float" office:value="0.0331233631500403" calcext:value-type="float">
            <text:p>0.0331233632</text:p>
          </table:table-cell>
          <table:table-cell table:style-name="ce61" table:formula="of:=IF([.Q46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99.973" calcext:value-type="float">
            <text:p>599.973</text:p>
          </table:table-cell>
          <table:table-cell table:style-name="ce22" office:value-type="float" office:value="1311.2058" calcext:value-type="float">
            <text:p>1311.2</text:p>
          </table:table-cell>
          <table:table-cell office:value-type="float" office:value="1800.5012" calcext:value-type="float">
            <text:p>1800.5012</text:p>
          </table:table-cell>
          <table:table-cell table:style-name="ce24" office:value-type="float" office:value="381.25726" calcext:value-type="float">
            <text:p>381</text:p>
          </table:table-cell>
          <table:table-cell table:formula="of:=RANK([.F47];[.$F$43:.$F$51];1)" office:value-type="float" office:value="6" calcext:value-type="float">
            <text:p>6</text:p>
          </table:table-cell>
          <table:table-cell table:style-name="ce31"/>
          <table:table-cell table:style-name="ce41"/>
          <table:table-cell table:formula="of:=[.F47]-[.$F$45]" office:value-type="float" office:value="142.2303" calcext:value-type="float">
            <text:p>142.2303</text:p>
          </table:table-cell>
          <table:table-cell table:style-name="ce50" table:formula="of:=[.L47]/[.$F$45]" office:value-type="float" office:value="0.121670899005154" calcext:value-type="float">
            <text:p>0.121670899</text:p>
          </table:table-cell>
          <table:table-cell table:style-name="ce61" table:formula="of:=IF([.L4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47]-[.$F$43]" office:value-type="float" office:value="86.0485999999998" calcext:value-type="float">
            <text:p>86.0486</text:p>
          </table:table-cell>
          <table:table-cell table:style-name="ce50" table:formula="of:=[.Q47]/[.$F$45]" office:value-type="float" office:value="0.0736102681365006" calcext:value-type="float">
            <text:p>0.0736102681</text:p>
          </table:table-cell>
          <table:table-cell table:style-name="ce61" table:formula="of:=IF([.Q47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40.37177" calcext:value-type="float">
            <text:p>540.37177</text:p>
          </table:table-cell>
          <table:table-cell table:style-name="ce22" office:value-type="float" office:value="1253.0942" calcext:value-type="float">
            <text:p>1253.1</text:p>
          </table:table-cell>
          <table:table-cell office:value-type="float" office:value="1767.9076" calcext:value-type="float">
            <text:p>1767.9076</text:p>
          </table:table-cell>
          <table:table-cell table:style-name="ce24" office:value-type="float" office:value="388.70554" calcext:value-type="float">
            <text:p>389</text:p>
          </table:table-cell>
          <table:table-cell table:formula="of:=RANK([.F48];[.$F$43:.$F$51];1)" office:value-type="float" office:value="4" calcext:value-type="float">
            <text:p>4</text:p>
          </table:table-cell>
          <table:table-cell table:style-name="ce32"/>
          <table:table-cell table:style-name="ce42"/>
          <table:table-cell table:formula="of:=[.F48]-[.$F$45]" office:value-type="float" office:value="84.1187" calcext:value-type="float">
            <text:p>84.1187</text:p>
          </table:table-cell>
          <table:table-cell table:style-name="ce50" table:formula="of:=[.L48]/[.$F$45]" office:value-type="float" office:value="0.0719593353325198" calcext:value-type="float">
            <text:p>0.0719593353</text:p>
          </table:table-cell>
          <table:table-cell table:style-name="ce61" table:formula="of:=IF([.L4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48]-[.$F$43]" office:value-type="float" office:value="27.9369999999999" calcext:value-type="float">
            <text:p>27.937</text:p>
          </table:table-cell>
          <table:table-cell table:style-name="ce50" table:formula="of:=[.Q48]/[.$F$45]" office:value-type="float" office:value="0.0238987044638659" calcext:value-type="float">
            <text:p>0.0238987045</text:p>
          </table:table-cell>
          <table:table-cell table:style-name="ce61" table:formula="of:=IF([.Q48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36.9375" calcext:value-type="float">
            <text:p>736.9375</text:p>
          </table:table-cell>
          <table:table-cell table:style-name="ce22" office:value-type="float" office:value="1438.7126" calcext:value-type="float">
            <text:p>1438.7</text:p>
          </table:table-cell>
          <table:table-cell office:value-type="float" office:value="1930.5516" calcext:value-type="float">
            <text:p>1930.5516</text:p>
          </table:table-cell>
          <table:table-cell table:style-name="ce24" office:value-type="float" office:value="376.89297" calcext:value-type="float">
            <text:p>377</text:p>
          </table:table-cell>
          <table:table-cell table:formula="of:=RANK([.F49];[.$F$43:.$F$51];1)" office:value-type="float" office:value="9" calcext:value-type="float">
            <text:p>9</text:p>
          </table:table-cell>
          <table:table-cell table:style-name="ce32"/>
          <table:table-cell table:style-name="ce42"/>
          <table:table-cell table:formula="of:=[.F49]-[.$F$45]" office:value-type="float" office:value="269.7371" calcext:value-type="float">
            <text:p>269.7371</text:p>
          </table:table-cell>
          <table:table-cell table:style-name="ce50" table:formula="of:=[.L49]/[.$F$45]" office:value-type="float" office:value="0.230746581087457" calcext:value-type="float">
            <text:p>0.2307465811</text:p>
          </table:table-cell>
          <table:table-cell table:style-name="ce61" table:formula="of:=IF([.L4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49]-[.$F$43]" office:value-type="float" office:value="213.5554" calcext:value-type="float">
            <text:p>213.5554</text:p>
          </table:table-cell>
          <table:table-cell table:style-name="ce50" table:formula="of:=[.Q49]/[.$F$45]" office:value-type="float" office:value="0.182685950218803" calcext:value-type="float">
            <text:p>0.1826859502</text:p>
          </table:table-cell>
          <table:table-cell table:style-name="ce61" table:formula="of:=IF([.Q49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63.9166" calcext:value-type="float">
            <text:p>663.9166</text:p>
          </table:table-cell>
          <table:table-cell table:style-name="ce22" office:value-type="float" office:value="1353.958" calcext:value-type="float">
            <text:p>1354.0</text:p>
          </table:table-cell>
          <table:table-cell office:value-type="float" office:value="1863.5741" calcext:value-type="float">
            <text:p>1863.5741</text:p>
          </table:table-cell>
          <table:table-cell table:style-name="ce24" office:value-type="float" office:value="372.582" calcext:value-type="float">
            <text:p>373</text:p>
          </table:table-cell>
          <table:table-cell table:formula="of:=RANK([.F50];[.$F$43:.$F$51];1)" office:value-type="float" office:value="7" calcext:value-type="float">
            <text:p>7</text:p>
          </table:table-cell>
          <table:table-cell table:style-name="ce34"/>
          <table:table-cell/>
          <table:table-cell table:formula="of:=[.F50]-[.$F$45]" office:value-type="float" office:value="184.9825" calcext:value-type="float">
            <text:p>184.9825</text:p>
          </table:table-cell>
          <table:table-cell table:style-name="ce50" table:formula="of:=[.L50]/[.$F$45]" office:value-type="float" office:value="0.158243265149697" calcext:value-type="float">
            <text:p>0.1582432651</text:p>
          </table:table-cell>
          <table:table-cell table:style-name="ce61" table:formula="of:=IF([.L5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50]-[.$F$43]" office:value-type="float" office:value="128.8008" calcext:value-type="float">
            <text:p>128.8008</text:p>
          </table:table-cell>
          <table:table-cell table:style-name="ce50" table:formula="of:=[.Q50]/[.$F$45]" office:value-type="float" office:value="0.110182634281044" calcext:value-type="float">
            <text:p>0.1101826343</text:p>
          </table:table-cell>
          <table:table-cell table:style-name="ce61" table:formula="of:=IF([.Q50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24.4878" calcext:value-type="float">
            <text:p>724.4878</text:p>
          </table:table-cell>
          <table:table-cell table:style-name="ce22" office:value-type="float" office:value="1415.3364" calcext:value-type="float">
            <text:p>1415.3</text:p>
          </table:table-cell>
          <table:table-cell office:value-type="float" office:value="1914.9844" calcext:value-type="float">
            <text:p>1914.9844</text:p>
          </table:table-cell>
          <table:table-cell table:style-name="ce24" office:value-type="float" office:value="374.083" calcext:value-type="float">
            <text:p>374</text:p>
          </table:table-cell>
          <table:table-cell table:formula="of:=RANK([.F51];[.$F$43:.$F$51];1)" office:value-type="float" office:value="8" calcext:value-type="float">
            <text:p>8</text:p>
          </table:table-cell>
          <table:table-cell table:style-name="ce34"/>
          <table:table-cell/>
          <table:table-cell table:formula="of:=[.F51]-[.$F$45]" office:value-type="float" office:value="246.3609" calcext:value-type="float">
            <text:p>246.3609</text:p>
          </table:table-cell>
          <table:table-cell table:style-name="ce50" table:formula="of:=[.L51]/[.$F$45]" office:value-type="float" office:value="0.210749412626697" calcext:value-type="float">
            <text:p>0.2107494126</text:p>
          </table:table-cell>
          <table:table-cell table:style-name="ce61" table:formula="of:=IF([.L5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51]-[.$F$43]" office:value-type="float" office:value="190.1792" calcext:value-type="float">
            <text:p>190.1792</text:p>
          </table:table-cell>
          <table:table-cell table:style-name="ce50" table:formula="of:=[.Q51]/[.$F$45]" office:value-type="float" office:value="0.162688781758044" calcext:value-type="float">
            <text:p>0.1626887818</text:p>
          </table:table-cell>
          <table:table-cell table:style-name="ce61" table:formula="of:=IF([.Q51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2"/>
          <table:table-cell/>
          <table:table-cell table:style-name="ce24"/>
          <table:table-cell office:value-type="string" calcext:value-type="string">
            <text:p>Ping</text:p>
          </table:table-cell>
          <table:table-cell table:style-name="ce34"/>
          <table:table-cell/>
          <table:table-cell table:style-name="ce47" table:formula="of:=AVERAGE([.L43:.L51])" office:value-type="float" office:value="126.583411111111" calcext:value-type="float">
            <text:p>126.58</text:p>
          </table:table-cell>
          <table:table-cell table:style-name="ce51" table:formula="of:=AVERAGE([.M43:.M51])" office:value-type="float" office:value="0.108285769129559" calcext:value-type="float">
            <text:p>0.1082857691</text:p>
          </table:table-cell>
          <table:table-cell table:style-name="ce64" table:formula="of:=AVERAGE([.N43:.N51]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47" table:formula="of:=AVERAGE([.Q43:.Q51])" office:value-type="float" office:value="70.401711111111" calcext:value-type="float">
            <text:p>70.40</text:p>
          </table:table-cell>
          <table:table-cell table:style-name="ce51" table:formula="of:=AVERAGE([.R43:.R51])" office:value-type="float" office:value="0.0602251382609054" calcext:value-type="float">
            <text:p>0.0602251383</text:p>
          </table:table-cell>
          <table:table-cell table:style-name="ce64" table:formula="of:=AVERAGE([.S43:.S51])" office:value-type="float" office:value="0.888888888888889" calcext:value-type="float">
            <text:p>0.88888888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38.1486" calcext:value-type="float">
            <text:p>538.1486</text:p>
          </table:table-cell>
          <table:table-cell table:style-name="ce22" office:value-type="float" office:value="1234.1633" calcext:value-type="float">
            <text:p>1234.2</text:p>
          </table:table-cell>
          <table:table-cell office:value-type="float" office:value="1744.977" calcext:value-type="float">
            <text:p>1744.977</text:p>
          </table:table-cell>
          <table:table-cell table:style-name="ce24" office:value-type="float" office:value="382.40125" calcext:value-type="float">
            <text:p>382</text:p>
          </table:table-cell>
          <table:table-cell table:formula="of:=RANK([.F53];[.$F$53:.$F$61];1)" office:value-type="float" office:value="1" calcext:value-type="float">
            <text:p>1</text:p>
          </table:table-cell>
          <table:table-cell table:style-name="ce34" office:value-type="string" calcext:value-type="string">
            <text:p>AS1</text:p>
          </table:table-cell>
          <table:table-cell office:value-type="float" office:value="2" calcext:value-type="float">
            <text:p>2</text:p>
          </table:table-cell>
          <table:table-cell table:formula="of:=[.F53]-[.$F$53]" office:value-type="float" office:value="0" calcext:value-type="float">
            <text:p>0</text:p>
          </table:table-cell>
          <table:table-cell table:style-name="ce50" table:formula="of:=[.L53]/[.$F$53]" office:value-type="float" office:value="0" calcext:value-type="float">
            <text:p>0</text:p>
          </table:table-cell>
          <table:table-cell table:style-name="ce61" table:formula="of:=IF([.L53]&lt;0;0;1)" office:value-type="float" office:value="1" calcext:value-type="float">
            <text:p>1</text:p>
          </table:table-cell>
          <table:table-cell table:style-name="ce67" office:value-type="string" calcext:value-type="string">
            <text:p>AS1</text:p>
          </table:table-cell>
          <table:table-cell table:style-name="ce76" office:value-type="float" office:value="2" calcext:value-type="float">
            <text:p>2</text:p>
          </table:table-cell>
          <table:table-cell table:formula="of:=[.F53]-[.$F$53]" office:value-type="float" office:value="0" calcext:value-type="float">
            <text:p>0</text:p>
          </table:table-cell>
          <table:table-cell table:style-name="ce50" table:formula="of:=[.Q53]/[.$F$53]" office:value-type="float" office:value="0" calcext:value-type="float">
            <text:p>0</text:p>
          </table:table-cell>
          <table:table-cell table:style-name="ce61" table:formula="of:=IF([.Q53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71.7989" calcext:value-type="float">
            <text:p>571.7989</text:p>
          </table:table-cell>
          <table:table-cell table:style-name="ce22" office:value-type="float" office:value="1261.7915" calcext:value-type="float">
            <text:p>1261.8</text:p>
          </table:table-cell>
          <table:table-cell office:value-type="float" office:value="1765.2338" calcext:value-type="float">
            <text:p>1765.2338</text:p>
          </table:table-cell>
          <table:table-cell table:style-name="ce24" office:value-type="float" office:value="374.70636" calcext:value-type="float">
            <text:p>375</text:p>
          </table:table-cell>
          <table:table-cell table:formula="of:=RANK([.F54];[.$F$53:.$F$61];1)" office:value-type="float" office:value="2" calcext:value-type="float">
            <text:p>2</text:p>
          </table:table-cell>
          <table:table-cell table:style-name="ce34"/>
          <table:table-cell/>
          <table:table-cell table:formula="of:=[.F54]-[.$F$53]" office:value-type="float" office:value="27.6282000000001" calcext:value-type="float">
            <text:p>27.6282</text:p>
          </table:table-cell>
          <table:table-cell table:style-name="ce50" table:formula="of:=[.L54]/[.$F$53]" office:value-type="float" office:value="0.0223861785551394" calcext:value-type="float">
            <text:p>0.0223861786</text:p>
          </table:table-cell>
          <table:table-cell table:style-name="ce61" table:formula="of:=IF([.L54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54]-[.$F$53]" office:value-type="float" office:value="27.6282000000001" calcext:value-type="float">
            <text:p>27.6282</text:p>
          </table:table-cell>
          <table:table-cell table:style-name="ce50" table:formula="of:=[.Q54]/[.$F$53]" office:value-type="float" office:value="0.0223861785551394" calcext:value-type="float">
            <text:p>0.0223861786</text:p>
          </table:table-cell>
          <table:table-cell table:style-name="ce61" table:formula="of:=IF([.Q54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58.74225" calcext:value-type="float">
            <text:p>558.74225</text:p>
          </table:table-cell>
          <table:table-cell table:style-name="ce22" office:value-type="float" office:value="1262.3453" calcext:value-type="float">
            <text:p>1262.3</text:p>
          </table:table-cell>
          <table:table-cell office:value-type="float" office:value="1760.2045" calcext:value-type="float">
            <text:p>1760.2045</text:p>
          </table:table-cell>
          <table:table-cell table:style-name="ce24" office:value-type="float" office:value="381.20102" calcext:value-type="float">
            <text:p>381</text:p>
          </table:table-cell>
          <table:table-cell table:formula="of:=RANK([.F55];[.$F$53:.$F$61];1)" office:value-type="float" office:value="3" calcext:value-type="float">
            <text:p>3</text:p>
          </table:table-cell>
          <table:table-cell table:style-name="ce31"/>
          <table:table-cell table:style-name="ce41"/>
          <table:table-cell table:formula="of:=[.F55]-[.$F$53]" office:value-type="float" office:value="28.182" calcext:value-type="float">
            <text:p>28.182</text:p>
          </table:table-cell>
          <table:table-cell table:style-name="ce50" table:formula="of:=[.L55]/[.$F$53]" office:value-type="float" office:value="0.0228349036144569" calcext:value-type="float">
            <text:p>0.0228349036</text:p>
          </table:table-cell>
          <table:table-cell table:style-name="ce61" table:formula="of:=IF([.L5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55]-[.$F$53]" office:value-type="float" office:value="28.182" calcext:value-type="float">
            <text:p>28.182</text:p>
          </table:table-cell>
          <table:table-cell table:style-name="ce50" table:formula="of:=[.Q55]/[.$F$53]" office:value-type="float" office:value="0.0228349036144569" calcext:value-type="float">
            <text:p>0.0228349036</text:p>
          </table:table-cell>
          <table:table-cell table:style-name="ce61" table:formula="of:=IF([.Q55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88.6086" calcext:value-type="float">
            <text:p>588.6086</text:p>
          </table:table-cell>
          <table:table-cell table:style-name="ce22" office:value-type="float" office:value="1287.0106" calcext:value-type="float">
            <text:p>1287.0</text:p>
          </table:table-cell>
          <table:table-cell office:value-type="float" office:value="1804.9489" calcext:value-type="float">
            <text:p>1804.9489</text:p>
          </table:table-cell>
          <table:table-cell table:style-name="ce24" office:value-type="float" office:value="381.72162" calcext:value-type="float">
            <text:p>382</text:p>
          </table:table-cell>
          <table:table-cell table:formula="of:=RANK([.F56];[.$F$53:.$F$61];1)" office:value-type="float" office:value="4" calcext:value-type="float">
            <text:p>4</text:p>
          </table:table-cell>
          <table:table-cell table:style-name="ce31"/>
          <table:table-cell table:style-name="ce41"/>
          <table:table-cell table:formula="of:=[.F56]-[.$F$53]" office:value-type="float" office:value="52.8473000000001" calcext:value-type="float">
            <text:p>52.8473</text:p>
          </table:table-cell>
          <table:table-cell table:style-name="ce50" table:formula="of:=[.L56]/[.$F$53]" office:value-type="float" office:value="0.0428203463836594" calcext:value-type="float">
            <text:p>0.0428203464</text:p>
          </table:table-cell>
          <table:table-cell table:style-name="ce61" table:formula="of:=IF([.L5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56]-[.$F$53]" office:value-type="float" office:value="52.8473000000001" calcext:value-type="float">
            <text:p>52.8473</text:p>
          </table:table-cell>
          <table:table-cell table:style-name="ce50" table:formula="of:=[.Q56]/[.$F$53]" office:value-type="float" office:value="0.0428203463836594" calcext:value-type="float">
            <text:p>0.0428203464</text:p>
          </table:table-cell>
          <table:table-cell table:style-name="ce61" table:formula="of:=IF([.Q56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00.84607" calcext:value-type="float">
            <text:p>600.84607</text:p>
          </table:table-cell>
          <table:table-cell table:style-name="ce22" office:value-type="float" office:value="1314.2295" calcext:value-type="float">
            <text:p>1314.2</text:p>
          </table:table-cell>
          <table:table-cell office:value-type="float" office:value="1807.3708" calcext:value-type="float">
            <text:p>1807.3708</text:p>
          </table:table-cell>
          <table:table-cell table:style-name="ce24" office:value-type="float" office:value="378.604" calcext:value-type="float">
            <text:p>379</text:p>
          </table:table-cell>
          <table:table-cell table:formula="of:=RANK([.F57];[.$F$53:.$F$61];1)" office:value-type="float" office:value="6" calcext:value-type="float">
            <text:p>6</text:p>
          </table:table-cell>
          <table:table-cell table:style-name="ce32"/>
          <table:table-cell table:style-name="ce42"/>
          <table:table-cell table:formula="of:=[.F57]-[.$F$53]" office:value-type="float" office:value="80.0662" calcext:value-type="float">
            <text:p>80.0662</text:p>
          </table:table-cell>
          <table:table-cell table:style-name="ce50" table:formula="of:=[.L57]/[.$F$53]" office:value-type="float" office:value="0.0648748832508631" calcext:value-type="float">
            <text:p>0.0648748833</text:p>
          </table:table-cell>
          <table:table-cell table:style-name="ce61" table:formula="of:=IF([.L5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57]-[.$F$53]" office:value-type="float" office:value="80.0662" calcext:value-type="float">
            <text:p>80.0662</text:p>
          </table:table-cell>
          <table:table-cell table:style-name="ce50" table:formula="of:=[.Q57]/[.$F$53]" office:value-type="float" office:value="0.0648748832508631" calcext:value-type="float">
            <text:p>0.0648748833</text:p>
          </table:table-cell>
          <table:table-cell table:style-name="ce61" table:formula="of:=IF([.Q57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13.33264" calcext:value-type="float">
            <text:p>713.33264</text:p>
          </table:table-cell>
          <table:table-cell table:style-name="ce22" office:value-type="float" office:value="1410.9221" calcext:value-type="float">
            <text:p>1410.9</text:p>
          </table:table-cell>
          <table:table-cell office:value-type="float" office:value="1892.7107" calcext:value-type="float">
            <text:p>1892.7107</text:p>
          </table:table-cell>
          <table:table-cell table:style-name="ce24" office:value-type="float" office:value="367.54398" calcext:value-type="float">
            <text:p>368</text:p>
          </table:table-cell>
          <table:table-cell table:formula="of:=RANK([.F58];[.$F$53:.$F$61];1)" office:value-type="float" office:value="7" calcext:value-type="float">
            <text:p>7</text:p>
          </table:table-cell>
          <table:table-cell table:style-name="ce32"/>
          <table:table-cell table:style-name="ce42"/>
          <table:table-cell table:formula="of:=[.F58]-[.$F$53]" office:value-type="float" office:value="176.7588" calcext:value-type="float">
            <text:p>176.7588</text:p>
          </table:table-cell>
          <table:table-cell table:style-name="ce50" table:formula="of:=[.L58]/[.$F$53]" office:value-type="float" office:value="0.143221565574021" calcext:value-type="float">
            <text:p>0.1432215656</text:p>
          </table:table-cell>
          <table:table-cell table:style-name="ce61" table:formula="of:=IF([.L5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58]-[.$F$53]" office:value-type="float" office:value="176.7588" calcext:value-type="float">
            <text:p>176.7588</text:p>
          </table:table-cell>
          <table:table-cell table:style-name="ce50" table:formula="of:=[.Q58]/[.$F$53]" office:value-type="float" office:value="0.143221565574021" calcext:value-type="float">
            <text:p>0.1432215656</text:p>
          </table:table-cell>
          <table:table-cell table:style-name="ce61" table:formula="of:=IF([.Q58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04.64777" calcext:value-type="float">
            <text:p>604.64777</text:p>
          </table:table-cell>
          <table:table-cell table:style-name="ce22" office:value-type="float" office:value="1307.847" calcext:value-type="float">
            <text:p>1307.8</text:p>
          </table:table-cell>
          <table:table-cell office:value-type="float" office:value="1801.14" calcext:value-type="float">
            <text:p>1801.14</text:p>
          </table:table-cell>
          <table:table-cell table:style-name="ce24" office:value-type="float" office:value="375.51675" calcext:value-type="float">
            <text:p>376</text:p>
          </table:table-cell>
          <table:table-cell table:formula="of:=RANK([.F59];[.$F$53:.$F$61];1)" office:value-type="float" office:value="5" calcext:value-type="float">
            <text:p>5</text:p>
          </table:table-cell>
          <table:table-cell table:style-name="ce34"/>
          <table:table-cell/>
          <table:table-cell table:formula="of:=[.F59]-[.$F$53]" office:value-type="float" office:value="73.6837" calcext:value-type="float">
            <text:p>73.6837</text:p>
          </table:table-cell>
          <table:table-cell table:style-name="ce50" table:formula="of:=[.L59]/[.$F$53]" office:value-type="float" office:value="0.0597033634041784" calcext:value-type="float">
            <text:p>0.0597033634</text:p>
          </table:table-cell>
          <table:table-cell table:style-name="ce61" table:formula="of:=IF([.L5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59]-[.$F$53]" office:value-type="float" office:value="73.6837" calcext:value-type="float">
            <text:p>73.6837</text:p>
          </table:table-cell>
          <table:table-cell table:style-name="ce50" table:formula="of:=[.Q59]/[.$F$53]" office:value-type="float" office:value="0.0597033634041784" calcext:value-type="float">
            <text:p>0.0597033634</text:p>
          </table:table-cell>
          <table:table-cell table:style-name="ce61" table:formula="of:=IF([.Q59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07.807" calcext:value-type="float">
            <text:p>807.807</text:p>
          </table:table-cell>
          <table:table-cell table:style-name="ce22" office:value-type="float" office:value="1513.5568" calcext:value-type="float">
            <text:p>1513.6</text:p>
          </table:table-cell>
          <table:table-cell office:value-type="float" office:value="2018.104" calcext:value-type="float">
            <text:p>2018.104</text:p>
          </table:table-cell>
          <table:table-cell table:style-name="ce24" office:value-type="float" office:value="382.6089" calcext:value-type="float">
            <text:p>383</text:p>
          </table:table-cell>
          <table:table-cell table:formula="of:=RANK([.F60];[.$F$53:.$F$61];1)" office:value-type="float" office:value="8" calcext:value-type="float">
            <text:p>8</text:p>
          </table:table-cell>
          <table:table-cell table:style-name="ce34"/>
          <table:table-cell/>
          <table:table-cell table:formula="of:=[.F60]-[.$F$53]" office:value-type="float" office:value="279.3935" calcext:value-type="float">
            <text:p>279.3935</text:p>
          </table:table-cell>
          <table:table-cell table:style-name="ce50" table:formula="of:=[.L60]/[.$F$53]" office:value-type="float" office:value="0.226382926797451" calcext:value-type="float">
            <text:p>0.2263829268</text:p>
          </table:table-cell>
          <table:table-cell table:style-name="ce61" table:formula="of:=IF([.L6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60]-[.$F$53]" office:value-type="float" office:value="279.3935" calcext:value-type="float">
            <text:p>279.3935</text:p>
          </table:table-cell>
          <table:table-cell table:style-name="ce50" table:formula="of:=[.Q60]/[.$F$53]" office:value-type="float" office:value="0.226382926797451" calcext:value-type="float">
            <text:p>0.2263829268</text:p>
          </table:table-cell>
          <table:table-cell table:style-name="ce61" table:formula="of:=IF([.Q60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1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02.00525" calcext:value-type="float">
            <text:p>902.00525</text:p>
          </table:table-cell>
          <table:table-cell table:style-name="ce22" office:value-type="float" office:value="1610.5369" calcext:value-type="float">
            <text:p>1610.5</text:p>
          </table:table-cell>
          <table:table-cell office:value-type="float" office:value="2068.9631" calcext:value-type="float">
            <text:p>2068.9631</text:p>
          </table:table-cell>
          <table:table-cell table:style-name="ce24" office:value-type="float" office:value="366.22238" calcext:value-type="float">
            <text:p>366</text:p>
          </table:table-cell>
          <table:table-cell table:formula="of:=RANK([.F61];[.$F$53:.$F$61];1)" office:value-type="float" office:value="9" calcext:value-type="float">
            <text:p>9</text:p>
          </table:table-cell>
          <table:table-cell table:style-name="ce34"/>
          <table:table-cell/>
          <table:table-cell table:formula="of:=[.F61]-[.$F$53]" office:value-type="float" office:value="376.3736" calcext:value-type="float">
            <text:p>376.3736</text:p>
          </table:table-cell>
          <table:table-cell table:style-name="ce50" table:formula="of:=[.L61]/[.$F$53]" office:value-type="float" office:value="0.304962560465054" calcext:value-type="float">
            <text:p>0.3049625605</text:p>
          </table:table-cell>
          <table:table-cell table:style-name="ce61" table:formula="of:=IF([.L6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61]-[.$F$53]" office:value-type="float" office:value="376.3736" calcext:value-type="float">
            <text:p>376.3736</text:p>
          </table:table-cell>
          <table:table-cell table:style-name="ce50" table:formula="of:=[.Q61]/[.$F$53]" office:value-type="float" office:value="0.304962560465054" calcext:value-type="float">
            <text:p>0.3049625605</text:p>
          </table:table-cell>
          <table:table-cell table:style-name="ce61" table:formula="of:=IF([.Q61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2"/>
          <table:table-cell/>
          <table:table-cell table:style-name="ce24"/>
          <table:table-cell office:value-type="string" calcext:value-type="string">
            <text:p>Ping</text:p>
          </table:table-cell>
          <table:table-cell table:style-name="ce34"/>
          <table:table-cell/>
          <table:table-cell table:style-name="ce47" table:formula="of:=AVERAGE([.L53:.L61])" office:value-type="float" office:value="121.659255555556" calcext:value-type="float">
            <text:p>121.66</text:p>
          </table:table-cell>
          <table:table-cell table:style-name="ce51" table:formula="of:=AVERAGE([.M53:.M61])" office:value-type="float" office:value="0.0985763031160914" calcext:value-type="float">
            <text:p>0.0985763031</text:p>
          </table:table-cell>
          <table:table-cell table:style-name="ce64" table:formula="of:=AVERAGE([.N53:.N61]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47" table:formula="of:=AVERAGE([.Q53:.Q61])" office:value-type="float" office:value="121.659255555556" calcext:value-type="float">
            <text:p>121.66</text:p>
          </table:table-cell>
          <table:table-cell table:style-name="ce51" table:formula="of:=AVERAGE([.R53:.R61])" office:value-type="float" office:value="0.0985763031160914" calcext:value-type="float">
            <text:p>0.0985763031</text:p>
          </table:table-cell>
          <table:table-cell table:style-name="ce64" table:formula="of:=AVERAGE([.S53:.S61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08.49225" calcext:value-type="float">
            <text:p>608.49225</text:p>
          </table:table-cell>
          <table:table-cell table:style-name="ce22" office:value-type="float" office:value="1321.1262" calcext:value-type="float">
            <text:p>1321.1</text:p>
          </table:table-cell>
          <table:table-cell office:value-type="float" office:value="1818.6035" calcext:value-type="float">
            <text:p>1818.6035</text:p>
          </table:table-cell>
          <table:table-cell table:style-name="ce24" office:value-type="float" office:value="383.29913" calcext:value-type="float">
            <text:p>383</text:p>
          </table:table-cell>
          <table:table-cell table:formula="of:=RANK([.F63];[.$F$63:.$F$71];1)" office:value-type="float" office:value="5" calcext:value-type="float">
            <text:p>5</text:p>
          </table:table-cell>
          <table:table-cell table:style-name="ce34"/>
          <table:table-cell/>
          <table:table-cell table:formula="of:=[.F63]-[.$F$67]" office:value-type="float" office:value="52.6895999999999" calcext:value-type="float">
            <text:p>52.6896</text:p>
          </table:table-cell>
          <table:table-cell table:style-name="ce50" table:formula="of:=[.L63]/[.$F$67]" office:value-type="float" office:value="0.0415390095177007" calcext:value-type="float">
            <text:p>0.0415390095</text:p>
          </table:table-cell>
          <table:table-cell table:style-name="ce61" table:formula="of:=IF([.L63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63]-[.$F$67]" office:value-type="float" office:value="52.6895999999999" calcext:value-type="float">
            <text:p>52.6896</text:p>
          </table:table-cell>
          <table:table-cell table:style-name="ce50" table:formula="of:=[.Q63]/[.$F$67]" office:value-type="float" office:value="0.0415390095177007" calcext:value-type="float">
            <text:p>0.0415390095</text:p>
          </table:table-cell>
          <table:table-cell table:style-name="ce61" table:formula="of:=IF([.Q63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19.81055" calcext:value-type="float">
            <text:p>619.81055</text:p>
          </table:table-cell>
          <table:table-cell table:style-name="ce22" office:value-type="float" office:value="1312.3777" calcext:value-type="float">
            <text:p>1312.4</text:p>
          </table:table-cell>
          <table:table-cell office:value-type="float" office:value="1818.4915" calcext:value-type="float">
            <text:p>1818.4915</text:p>
          </table:table-cell>
          <table:table-cell table:style-name="ce24" office:value-type="float" office:value="376.729" calcext:value-type="float">
            <text:p>377</text:p>
          </table:table-cell>
          <table:table-cell table:formula="of:=RANK([.F64];[.$F$63:.$F$71];1)" office:value-type="float" office:value="4" calcext:value-type="float">
            <text:p>4</text:p>
          </table:table-cell>
          <table:table-cell table:style-name="ce31"/>
          <table:table-cell table:style-name="ce41"/>
          <table:table-cell table:formula="of:=[.F64]-[.$F$67]" office:value-type="float" office:value="43.9411" calcext:value-type="float">
            <text:p>43.9411</text:p>
          </table:table-cell>
          <table:table-cell table:style-name="ce50" table:formula="of:=[.L64]/[.$F$67]" office:value-type="float" office:value="0.0346419363805806" calcext:value-type="float">
            <text:p>0.0346419364</text:p>
          </table:table-cell>
          <table:table-cell table:style-name="ce61" table:formula="of:=IF([.L64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64]-[.$F$67]" office:value-type="float" office:value="43.9411" calcext:value-type="float">
            <text:p>43.9411</text:p>
          </table:table-cell>
          <table:table-cell table:style-name="ce50" table:formula="of:=[.Q64]/[.$F$67]" office:value-type="float" office:value="0.0346419363805806" calcext:value-type="float">
            <text:p>0.0346419364</text:p>
          </table:table-cell>
          <table:table-cell table:style-name="ce61" table:formula="of:=IF([.Q64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75.45325" calcext:value-type="float">
            <text:p>575.45325</text:p>
          </table:table-cell>
          <table:table-cell table:style-name="ce22" office:value-type="float" office:value="1287.9808" calcext:value-type="float">
            <text:p>1288.0</text:p>
          </table:table-cell>
          <table:table-cell office:value-type="float" office:value="1800.4335" calcext:value-type="float">
            <text:p>1800.4335</text:p>
          </table:table-cell>
          <table:table-cell table:style-name="ce24" office:value-type="float" office:value="386.9229" calcext:value-type="float">
            <text:p>387</text:p>
          </table:table-cell>
          <table:table-cell table:formula="of:=RANK([.F65];[.$F$63:.$F$71];1)" office:value-type="float" office:value="2" calcext:value-type="float">
            <text:p>2</text:p>
          </table:table-cell>
          <table:table-cell table:style-name="ce31"/>
          <table:table-cell table:style-name="ce41"/>
          <table:table-cell table:formula="of:=[.F65]-[.$F$67]" office:value-type="float" office:value="19.5442" calcext:value-type="float">
            <text:p>19.5442</text:p>
          </table:table-cell>
          <table:table-cell table:style-name="ce50" table:formula="of:=[.L65]/[.$F$67]" office:value-type="float" office:value="0.0154081015953025" calcext:value-type="float">
            <text:p>0.0154081016</text:p>
          </table:table-cell>
          <table:table-cell table:style-name="ce61" table:formula="of:=IF([.L6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65]-[.$F$67]" office:value-type="float" office:value="19.5442" calcext:value-type="float">
            <text:p>19.5442</text:p>
          </table:table-cell>
          <table:table-cell table:style-name="ce50" table:formula="of:=[.Q65]/[.$F$67]" office:value-type="float" office:value="0.0154081015953025" calcext:value-type="float">
            <text:p>0.0154081016</text:p>
          </table:table-cell>
          <table:table-cell table:style-name="ce61" table:formula="of:=IF([.Q65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56.74115" calcext:value-type="float">
            <text:p>656.74115</text:p>
          </table:table-cell>
          <table:table-cell table:style-name="ce22" office:value-type="float" office:value="1358.875" calcext:value-type="float">
            <text:p>1358.9</text:p>
          </table:table-cell>
          <table:table-cell office:value-type="float" office:value="1847.3671" calcext:value-type="float">
            <text:p>1847.3671</text:p>
          </table:table-cell>
          <table:table-cell table:style-name="ce24" office:value-type="float" office:value="373.41873" calcext:value-type="float">
            <text:p>373</text:p>
          </table:table-cell>
          <table:table-cell table:formula="of:=RANK([.F66];[.$F$63:.$F$71];1)" office:value-type="float" office:value="7" calcext:value-type="float">
            <text:p>7</text:p>
          </table:table-cell>
          <table:table-cell table:style-name="ce34"/>
          <table:table-cell/>
          <table:table-cell table:formula="of:=[.F66]-[.$F$67]" office:value-type="float" office:value="90.4384" calcext:value-type="float">
            <text:p>90.4384</text:p>
          </table:table-cell>
          <table:table-cell table:style-name="ce50" table:formula="of:=[.L66]/[.$F$67]" office:value-type="float" office:value="0.0712991094706665" calcext:value-type="float">
            <text:p>0.0712991095</text:p>
          </table:table-cell>
          <table:table-cell table:style-name="ce61" table:formula="of:=IF([.L6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66]-[.$F$67]" office:value-type="float" office:value="90.4384" calcext:value-type="float">
            <text:p>90.4384</text:p>
          </table:table-cell>
          <table:table-cell table:style-name="ce50" table:formula="of:=[.Q66]/[.$F$67]" office:value-type="float" office:value="0.0712991094706665" calcext:value-type="float">
            <text:p>0.0712991095</text:p>
          </table:table-cell>
          <table:table-cell table:style-name="ce61" table:formula="of:=IF([.Q66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57.7859" calcext:value-type="float">
            <text:p>557.7859</text:p>
          </table:table-cell>
          <table:table-cell table:style-name="ce22" office:value-type="float" office:value="1268.4366" calcext:value-type="float">
            <text:p>1268.4</text:p>
          </table:table-cell>
          <table:table-cell office:value-type="float" office:value="1761.5858" calcext:value-type="float">
            <text:p>1761.5858</text:p>
          </table:table-cell>
          <table:table-cell table:style-name="ce24" office:value-type="float" office:value="379.46173" calcext:value-type="float">
            <text:p>379</text:p>
          </table:table-cell>
          <table:table-cell table:formula="of:=RANK([.F67];[.$F$63:.$F$71];1)" office:value-type="float" office:value="1" calcext:value-type="float">
            <text:p>1</text:p>
          </table:table-cell>
          <table:table-cell table:style-name="ce32" office:value-type="string" calcext:value-type="string">
            <text:p>AS5</text:p>
          </table:table-cell>
          <table:table-cell table:style-name="ce42" office:value-type="float" office:value="2" calcext:value-type="float">
            <text:p>2</text:p>
          </table:table-cell>
          <table:table-cell table:formula="of:=[.F67]-[.$F$67]" office:value-type="float" office:value="0" calcext:value-type="float">
            <text:p>0</text:p>
          </table:table-cell>
          <table:table-cell table:style-name="ce50" table:formula="of:=[.L67]/[.$F$67]" office:value-type="float" office:value="0" calcext:value-type="float">
            <text:p>0</text:p>
          </table:table-cell>
          <table:table-cell table:style-name="ce61" table:formula="of:=IF([.L67]&lt;0;0;1)" office:value-type="float" office:value="1" calcext:value-type="float">
            <text:p>1</text:p>
          </table:table-cell>
          <table:table-cell table:style-name="ce67" office:value-type="string" calcext:value-type="string">
            <text:p>AS5</text:p>
          </table:table-cell>
          <table:table-cell table:style-name="ce76" office:value-type="float" office:value="2" calcext:value-type="float">
            <text:p>2</text:p>
          </table:table-cell>
          <table:table-cell table:formula="of:=[.F67]-[.$F$67]" office:value-type="float" office:value="0" calcext:value-type="float">
            <text:p>0</text:p>
          </table:table-cell>
          <table:table-cell table:style-name="ce50" table:formula="of:=[.Q67]/[.$F$67]" office:value-type="float" office:value="0" calcext:value-type="float">
            <text:p>0</text:p>
          </table:table-cell>
          <table:table-cell table:style-name="ce61" table:formula="of:=IF([.Q67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82.5649" calcext:value-type="float">
            <text:p>682.5649</text:p>
          </table:table-cell>
          <table:table-cell table:style-name="ce22" office:value-type="float" office:value="1396.1829" calcext:value-type="float">
            <text:p>1396.2</text:p>
          </table:table-cell>
          <table:table-cell office:value-type="float" office:value="1900.1456" calcext:value-type="float">
            <text:p>1900.1456</text:p>
          </table:table-cell>
          <table:table-cell table:style-name="ce24" office:value-type="float" office:value="380.94388" calcext:value-type="float">
            <text:p>381</text:p>
          </table:table-cell>
          <table:table-cell table:formula="of:=RANK([.F68];[.$F$63:.$F$71];1)" office:value-type="float" office:value="8" calcext:value-type="float">
            <text:p>8</text:p>
          </table:table-cell>
          <table:table-cell table:style-name="ce32"/>
          <table:table-cell table:style-name="ce42"/>
          <table:table-cell table:formula="of:=[.F68]-[.$F$67]" office:value-type="float" office:value="127.7463" calcext:value-type="float">
            <text:p>127.7463</text:p>
          </table:table-cell>
          <table:table-cell table:style-name="ce50" table:formula="of:=[.L68]/[.$F$67]" office:value-type="float" office:value="0.1007116161738" calcext:value-type="float">
            <text:p>0.1007116162</text:p>
          </table:table-cell>
          <table:table-cell table:style-name="ce61" table:formula="of:=IF([.L6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68]-[.$F$67]" office:value-type="float" office:value="127.7463" calcext:value-type="float">
            <text:p>127.7463</text:p>
          </table:table-cell>
          <table:table-cell table:style-name="ce50" table:formula="of:=[.Q68]/[.$F$67]" office:value-type="float" office:value="0.1007116161738" calcext:value-type="float">
            <text:p>0.1007116162</text:p>
          </table:table-cell>
          <table:table-cell table:style-name="ce61" table:formula="of:=IF([.Q68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29.97205" calcext:value-type="float">
            <text:p>829.97205</text:p>
          </table:table-cell>
          <table:table-cell table:style-name="ce22" office:value-type="float" office:value="1516.8574" calcext:value-type="float">
            <text:p>1516.9</text:p>
          </table:table-cell>
          <table:table-cell office:value-type="float" office:value="2001.7686" calcext:value-type="float">
            <text:p>2001.7686</text:p>
          </table:table-cell>
          <table:table-cell table:style-name="ce24" office:value-type="float" office:value="368.2684" calcext:value-type="float">
            <text:p>368</text:p>
          </table:table-cell>
          <table:table-cell table:formula="of:=RANK([.F69];[.$F$63:.$F$71];1)" office:value-type="float" office:value="9" calcext:value-type="float">
            <text:p>9</text:p>
          </table:table-cell>
          <table:table-cell table:style-name="ce32"/>
          <table:table-cell table:style-name="ce42"/>
          <table:table-cell table:formula="of:=[.F69]-[.$F$67]" office:value-type="float" office:value="248.4208" calcext:value-type="float">
            <text:p>248.4208</text:p>
          </table:table-cell>
          <table:table-cell table:style-name="ce50" table:formula="of:=[.L69]/[.$F$67]" office:value-type="float" office:value="0.195848022676104" calcext:value-type="float">
            <text:p>0.1958480227</text:p>
          </table:table-cell>
          <table:table-cell table:style-name="ce61" table:formula="of:=IF([.L6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69]-[.$F$67]" office:value-type="float" office:value="248.4208" calcext:value-type="float">
            <text:p>248.4208</text:p>
          </table:table-cell>
          <table:table-cell table:style-name="ce50" table:formula="of:=[.Q69]/[.$F$67]" office:value-type="float" office:value="0.195848022676104" calcext:value-type="float">
            <text:p>0.1958480227</text:p>
          </table:table-cell>
          <table:table-cell table:style-name="ce61" table:formula="of:=IF([.Q69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91.7901" calcext:value-type="float">
            <text:p>591.7901</text:p>
          </table:table-cell>
          <table:table-cell table:style-name="ce22" office:value-type="float" office:value="1291.8383" calcext:value-type="float">
            <text:p>1291.8</text:p>
          </table:table-cell>
          <table:table-cell office:value-type="float" office:value="1784.4183" calcext:value-type="float">
            <text:p>1784.4183</text:p>
          </table:table-cell>
          <table:table-cell table:style-name="ce24" office:value-type="float" office:value="370.7995" calcext:value-type="float">
            <text:p>371</text:p>
          </table:table-cell>
          <table:table-cell table:formula="of:=RANK([.F70];[.$F$63:.$F$71];1)" office:value-type="float" office:value="3" calcext:value-type="float">
            <text:p>3</text:p>
          </table:table-cell>
          <table:table-cell table:style-name="ce34"/>
          <table:table-cell/>
          <table:table-cell table:formula="of:=[.F70]-[.$F$67]" office:value-type="float" office:value="23.4016999999999" calcext:value-type="float">
            <text:p>23.4017</text:p>
          </table:table-cell>
          <table:table-cell table:style-name="ce50" table:formula="of:=[.L70]/[.$F$67]" office:value-type="float" office:value="0.0184492468918036" calcext:value-type="float">
            <text:p>0.0184492469</text:p>
          </table:table-cell>
          <table:table-cell table:style-name="ce61" table:formula="of:=IF([.L7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70]-[.$F$67]" office:value-type="float" office:value="23.4016999999999" calcext:value-type="float">
            <text:p>23.4017</text:p>
          </table:table-cell>
          <table:table-cell table:style-name="ce50" table:formula="of:=[.Q70]/[.$F$67]" office:value-type="float" office:value="0.0184492468918036" calcext:value-type="float">
            <text:p>0.0184492469</text:p>
          </table:table-cell>
          <table:table-cell table:style-name="ce61" table:formula="of:=IF([.Q70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1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35.24304" calcext:value-type="float">
            <text:p>635.24304</text:p>
          </table:table-cell>
          <table:table-cell table:style-name="ce22" office:value-type="float" office:value="1336.6504" calcext:value-type="float">
            <text:p>1336.7</text:p>
          </table:table-cell>
          <table:table-cell office:value-type="float" office:value="1828.4568" calcext:value-type="float">
            <text:p>1828.4568</text:p>
          </table:table-cell>
          <table:table-cell table:style-name="ce24" office:value-type="float" office:value="378.44186" calcext:value-type="float">
            <text:p>378</text:p>
          </table:table-cell>
          <table:table-cell table:formula="of:=RANK([.F71];[.$F$63:.$F$71];1)" office:value-type="float" office:value="6" calcext:value-type="float">
            <text:p>6</text:p>
          </table:table-cell>
          <table:table-cell table:style-name="ce34"/>
          <table:table-cell/>
          <table:table-cell table:formula="of:=[.F71]-[.$F$67]" office:value-type="float" office:value="68.2138" calcext:value-type="float">
            <text:p>68.2138</text:p>
          </table:table-cell>
          <table:table-cell table:style-name="ce50" table:formula="of:=[.L71]/[.$F$67]" office:value-type="float" office:value="0.0537778553535904" calcext:value-type="float">
            <text:p>0.0537778554</text:p>
          </table:table-cell>
          <table:table-cell table:style-name="ce61" table:formula="of:=IF([.L7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71]-[.$F$67]" office:value-type="float" office:value="68.2138" calcext:value-type="float">
            <text:p>68.2138</text:p>
          </table:table-cell>
          <table:table-cell table:style-name="ce50" table:formula="of:=[.Q71]/[.$F$67]" office:value-type="float" office:value="0.0537778553535904" calcext:value-type="float">
            <text:p>0.0537778554</text:p>
          </table:table-cell>
          <table:table-cell table:style-name="ce61" table:formula="of:=IF([.Q71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2"/>
          <table:table-cell/>
          <table:table-cell table:style-name="ce24"/>
          <table:table-cell office:value-type="string" calcext:value-type="string">
            <text:p>Ping</text:p>
          </table:table-cell>
          <table:table-cell table:style-name="ce34"/>
          <table:table-cell/>
          <table:table-cell table:style-name="ce47" table:formula="of:=AVERAGE([.L63:.L71])" office:value-type="float" office:value="74.9328777777778" calcext:value-type="float">
            <text:p>74.93</text:p>
          </table:table-cell>
          <table:table-cell table:style-name="ce51" table:formula="of:=AVERAGE([.M63:.M71])" office:value-type="float" office:value="0.0590749886732831" calcext:value-type="float">
            <text:p>0.0590749887</text:p>
          </table:table-cell>
          <table:table-cell table:style-name="ce64" table:formula="of:=AVERAGE([.N63:.N71]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47" table:formula="of:=AVERAGE([.Q63:.Q71])" office:value-type="float" office:value="74.9328777777778" calcext:value-type="float">
            <text:p>74.93</text:p>
          </table:table-cell>
          <table:table-cell table:style-name="ce51" table:formula="of:=AVERAGE([.R63:.R71])" office:value-type="float" office:value="0.0590749886732831" calcext:value-type="float">
            <text:p>0.0590749887</text:p>
          </table:table-cell>
          <table:table-cell table:style-name="ce64" table:formula="of:=AVERAGE([.S63:.S71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83.44366" calcext:value-type="float">
            <text:p>683.44366</text:p>
          </table:table-cell>
          <table:table-cell table:style-name="ce22" office:value-type="float" office:value="1379.6887" calcext:value-type="float">
            <text:p>1379.7</text:p>
          </table:table-cell>
          <table:table-cell office:value-type="float" office:value="1880.7671" calcext:value-type="float">
            <text:p>1880.7671</text:p>
          </table:table-cell>
          <table:table-cell table:style-name="ce24" office:value-type="float" office:value="376.20377" calcext:value-type="float">
            <text:p>376</text:p>
          </table:table-cell>
          <table:table-cell table:formula="of:=RANK([.F73];[.$F$73:.$F$81];1)" office:value-type="float" office:value="2" calcext:value-type="float">
            <text:p>2</text:p>
          </table:table-cell>
          <table:table-cell table:style-name="ce34"/>
          <table:table-cell/>
          <table:table-cell table:formula="of:=[.F73]-[.$F$78]" office:value-type="float" office:value="53.6246999999999" calcext:value-type="float">
            <text:p>53.6247</text:p>
          </table:table-cell>
          <table:table-cell table:style-name="ce50" table:formula="of:=[.L73]/[.$F$78]" office:value-type="float" office:value="0.0404389984193824" calcext:value-type="float">
            <text:p>0.0404389984</text:p>
          </table:table-cell>
          <table:table-cell table:style-name="ce61" table:formula="of:=IF([.L73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73]-[.$F$78]" office:value-type="float" office:value="53.6246999999999" calcext:value-type="float">
            <text:p>53.6247</text:p>
          </table:table-cell>
          <table:table-cell table:style-name="ce50" table:formula="of:=[.Q73]/[.$F$78]" office:value-type="float" office:value="0.0404389984193824" calcext:value-type="float">
            <text:p>0.0404389984</text:p>
          </table:table-cell>
          <table:table-cell table:style-name="ce61" table:formula="of:=IF([.Q73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00.56165" calcext:value-type="float">
            <text:p>700.56165</text:p>
          </table:table-cell>
          <table:table-cell table:style-name="ce22" office:value-type="float" office:value="1395.1519" calcext:value-type="float">
            <text:p>1395.2</text:p>
          </table:table-cell>
          <table:table-cell office:value-type="float" office:value="1882.5016" calcext:value-type="float">
            <text:p>1882.5016</text:p>
          </table:table-cell>
          <table:table-cell table:style-name="ce24" office:value-type="float" office:value="371.9301" calcext:value-type="float">
            <text:p>372</text:p>
          </table:table-cell>
          <table:table-cell table:formula="of:=RANK([.F74];[.$F$73:.$F$81];1)" office:value-type="float" office:value="4" calcext:value-type="float">
            <text:p>4</text:p>
          </table:table-cell>
          <table:table-cell table:style-name="ce34"/>
          <table:table-cell/>
          <table:table-cell table:formula="of:=[.F74]-[.$F$78]" office:value-type="float" office:value="69.0879" calcext:value-type="float">
            <text:p>69.0879</text:p>
          </table:table-cell>
          <table:table-cell table:style-name="ce50" table:formula="of:=[.L74]/[.$F$78]" office:value-type="float" office:value="0.0520999740585673" calcext:value-type="float">
            <text:p>0.0520999741</text:p>
          </table:table-cell>
          <table:table-cell table:style-name="ce61" table:formula="of:=IF([.L74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74]-[.$F$78]" office:value-type="float" office:value="69.0879" calcext:value-type="float">
            <text:p>69.0879</text:p>
          </table:table-cell>
          <table:table-cell table:style-name="ce50" table:formula="of:=[.Q74]/[.$F$78]" office:value-type="float" office:value="0.0520999740585673" calcext:value-type="float">
            <text:p>0.0520999741</text:p>
          </table:table-cell>
          <table:table-cell table:style-name="ce61" table:formula="of:=IF([.Q74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80.5566" calcext:value-type="float">
            <text:p>680.5566</text:p>
          </table:table-cell>
          <table:table-cell table:style-name="ce22" office:value-type="float" office:value="1384.9512" calcext:value-type="float">
            <text:p>1385.0</text:p>
          </table:table-cell>
          <table:table-cell office:value-type="float" office:value="1890.513" calcext:value-type="float">
            <text:p>1890.513</text:p>
          </table:table-cell>
          <table:table-cell table:style-name="ce24" office:value-type="float" office:value="381.2185" calcext:value-type="float">
            <text:p>381</text:p>
          </table:table-cell>
          <table:table-cell table:formula="of:=RANK([.F75];[.$F$73:.$F$81];1)" office:value-type="float" office:value="3" calcext:value-type="float">
            <text:p>3</text:p>
          </table:table-cell>
          <table:table-cell table:style-name="ce31"/>
          <table:table-cell table:style-name="ce41"/>
          <table:table-cell table:formula="of:=[.F75]-[.$F$78]" office:value-type="float" office:value="58.8871999999999" calcext:value-type="float">
            <text:p>58.8872</text:p>
          </table:table-cell>
          <table:table-cell table:style-name="ce50" table:formula="of:=[.L75]/[.$F$78]" office:value-type="float" office:value="0.0444075097431194" calcext:value-type="float">
            <text:p>0.0444075097</text:p>
          </table:table-cell>
          <table:table-cell table:style-name="ce61" table:formula="of:=IF([.L7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75]-[.$F$78]" office:value-type="float" office:value="58.8871999999999" calcext:value-type="float">
            <text:p>58.8872</text:p>
          </table:table-cell>
          <table:table-cell table:style-name="ce50" table:formula="of:=[.Q75]/[.$F$78]" office:value-type="float" office:value="0.0444075097431194" calcext:value-type="float">
            <text:p>0.0444075097</text:p>
          </table:table-cell>
          <table:table-cell table:style-name="ce61" table:formula="of:=IF([.Q75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39.7696" calcext:value-type="float">
            <text:p>739.7696</text:p>
          </table:table-cell>
          <table:table-cell table:style-name="ce22" office:value-type="float" office:value="1449.2079" calcext:value-type="float">
            <text:p>1449.2</text:p>
          </table:table-cell>
          <table:table-cell office:value-type="float" office:value="1945.9923" calcext:value-type="float">
            <text:p>1945.9923</text:p>
          </table:table-cell>
          <table:table-cell table:style-name="ce24" office:value-type="float" office:value="381.91776" calcext:value-type="float">
            <text:p>382</text:p>
          </table:table-cell>
          <table:table-cell table:formula="of:=RANK([.F76];[.$F$73:.$F$81];1)" office:value-type="float" office:value="6" calcext:value-type="float">
            <text:p>6</text:p>
          </table:table-cell>
          <table:table-cell table:style-name="ce31"/>
          <table:table-cell table:style-name="ce41"/>
          <table:table-cell table:formula="of:=[.F76]-[.$F$78]" office:value-type="float" office:value="123.1439" calcext:value-type="float">
            <text:p>123.1439</text:p>
          </table:table-cell>
          <table:table-cell table:style-name="ce50" table:formula="of:=[.L76]/[.$F$78]" office:value-type="float" office:value="0.0928642207314278" calcext:value-type="float">
            <text:p>0.0928642207</text:p>
          </table:table-cell>
          <table:table-cell table:style-name="ce61" table:formula="of:=IF([.L7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76]-[.$F$78]" office:value-type="float" office:value="123.1439" calcext:value-type="float">
            <text:p>123.1439</text:p>
          </table:table-cell>
          <table:table-cell table:style-name="ce50" table:formula="of:=[.Q76]/[.$F$78]" office:value-type="float" office:value="0.0928642207314278" calcext:value-type="float">
            <text:p>0.0928642207</text:p>
          </table:table-cell>
          <table:table-cell table:style-name="ce61" table:formula="of:=IF([.Q76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45.51776" calcext:value-type="float">
            <text:p>745.51776</text:p>
          </table:table-cell>
          <table:table-cell table:style-name="ce22" office:value-type="float" office:value="1432.0879" calcext:value-type="float">
            <text:p>1432.1</text:p>
          </table:table-cell>
          <table:table-cell office:value-type="float" office:value="1935.2617" calcext:value-type="float">
            <text:p>1935.2617</text:p>
          </table:table-cell>
          <table:table-cell table:style-name="ce24" office:value-type="float" office:value="371.80087" calcext:value-type="float">
            <text:p>372</text:p>
          </table:table-cell>
          <table:table-cell table:formula="of:=RANK([.F77];[.$F$73:.$F$81];1)" office:value-type="float" office:value="5" calcext:value-type="float">
            <text:p>5</text:p>
          </table:table-cell>
          <table:table-cell table:style-name="ce32"/>
          <table:table-cell table:style-name="ce42"/>
          <table:table-cell table:formula="of:=[.F77]-[.$F$78]" office:value-type="float" office:value="106.0239" calcext:value-type="float">
            <text:p>106.0239</text:p>
          </table:table-cell>
          <table:table-cell table:style-name="ce50" table:formula="of:=[.L77]/[.$F$78]" office:value-type="float" office:value="0.0799538332991469" calcext:value-type="float">
            <text:p>0.0799538333</text:p>
          </table:table-cell>
          <table:table-cell table:style-name="ce61" table:formula="of:=IF([.L7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77]-[.$F$78]" office:value-type="float" office:value="106.0239" calcext:value-type="float">
            <text:p>106.0239</text:p>
          </table:table-cell>
          <table:table-cell table:style-name="ce50" table:formula="of:=[.Q77]/[.$F$78]" office:value-type="float" office:value="0.0799538332991469" calcext:value-type="float">
            <text:p>0.0799538333</text:p>
          </table:table-cell>
          <table:table-cell table:style-name="ce61" table:formula="of:=IF([.Q77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28.1598" calcext:value-type="float">
            <text:p>628.1598</text:p>
          </table:table-cell>
          <table:table-cell table:style-name="ce22" office:value-type="float" office:value="1326.064" calcext:value-type="float">
            <text:p>1326.1</text:p>
          </table:table-cell>
          <table:table-cell office:value-type="float" office:value="1792.3193" calcext:value-type="float">
            <text:p>1792.3193</text:p>
          </table:table-cell>
          <table:table-cell table:style-name="ce24" office:value-type="float" office:value="365.15433" calcext:value-type="float">
            <text:p>365</text:p>
          </table:table-cell>
          <table:table-cell table:formula="of:=RANK([.F78];[.$F$73:.$F$81];1)" office:value-type="float" office:value="1" calcext:value-type="float">
            <text:p>1</text:p>
          </table:table-cell>
          <table:table-cell table:style-name="ce32" office:value-type="string" calcext:value-type="string">
            <text:p>AS6</text:p>
          </table:table-cell>
          <table:table-cell table:style-name="ce42" office:value-type="float" office:value="3" calcext:value-type="float">
            <text:p>3</text:p>
          </table:table-cell>
          <table:table-cell table:formula="of:=[.F78]-[.$F$78]" office:value-type="float" office:value="0" calcext:value-type="float">
            <text:p>0</text:p>
          </table:table-cell>
          <table:table-cell table:style-name="ce50" table:formula="of:=[.L78]/[.$F$78]" office:value-type="float" office:value="0" calcext:value-type="float">
            <text:p>0</text:p>
          </table:table-cell>
          <table:table-cell table:style-name="ce61" table:formula="of:=IF([.L78]&lt;0;0;1)" office:value-type="float" office:value="1" calcext:value-type="float">
            <text:p>1</text:p>
          </table:table-cell>
          <table:table-cell table:style-name="ce67" office:value-type="string" calcext:value-type="string">
            <text:p>AS6</text:p>
          </table:table-cell>
          <table:table-cell table:style-name="ce76" office:value-type="float" office:value="3" calcext:value-type="float">
            <text:p>3</text:p>
          </table:table-cell>
          <table:table-cell table:formula="of:=[.F78]-[.$F$78]" office:value-type="float" office:value="0" calcext:value-type="float">
            <text:p>0</text:p>
          </table:table-cell>
          <table:table-cell table:style-name="ce50" table:formula="of:=[.Q78]/[.$F$78]" office:value-type="float" office:value="0" calcext:value-type="float">
            <text:p>0</text:p>
          </table:table-cell>
          <table:table-cell table:style-name="ce61" table:formula="of:=IF([.Q78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26.8774" calcext:value-type="float">
            <text:p>826.8774</text:p>
          </table:table-cell>
          <table:table-cell table:style-name="ce22" office:value-type="float" office:value="1517.2595" calcext:value-type="float">
            <text:p>1517.3</text:p>
          </table:table-cell>
          <table:table-cell office:value-type="float" office:value="2007.0293" calcext:value-type="float">
            <text:p>2007.0293</text:p>
          </table:table-cell>
          <table:table-cell table:style-name="ce24" office:value-type="float" office:value="369.5004" calcext:value-type="float">
            <text:p>370</text:p>
          </table:table-cell>
          <table:table-cell table:formula="of:=RANK([.F79];[.$F$73:.$F$81];1)" office:value-type="float" office:value="7" calcext:value-type="float">
            <text:p>7</text:p>
          </table:table-cell>
          <table:table-cell table:style-name="ce34"/>
          <table:table-cell/>
          <table:table-cell table:formula="of:=[.F79]-[.$F$78]" office:value-type="float" office:value="191.1955" calcext:value-type="float">
            <text:p>191.1955</text:p>
          </table:table-cell>
          <table:table-cell table:style-name="ce50" table:formula="of:=[.L79]/[.$F$78]" office:value-type="float" office:value="0.144182709130178" calcext:value-type="float">
            <text:p>0.1441827091</text:p>
          </table:table-cell>
          <table:table-cell table:style-name="ce61" table:formula="of:=IF([.L7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79]-[.$F$78]" office:value-type="float" office:value="191.1955" calcext:value-type="float">
            <text:p>191.1955</text:p>
          </table:table-cell>
          <table:table-cell table:style-name="ce50" table:formula="of:=[.Q79]/[.$F$78]" office:value-type="float" office:value="0.144182709130178" calcext:value-type="float">
            <text:p>0.1441827091</text:p>
          </table:table-cell>
          <table:table-cell table:style-name="ce61" table:formula="of:=IF([.Q79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55.3805" calcext:value-type="float">
            <text:p>955.3805</text:p>
          </table:table-cell>
          <table:table-cell table:style-name="ce22" office:value-type="float" office:value="1657.5779" calcext:value-type="float">
            <text:p>1657.6</text:p>
          </table:table-cell>
          <table:table-cell office:value-type="float" office:value="2130.6243" calcext:value-type="float">
            <text:p>2130.6243</text:p>
          </table:table-cell>
          <table:table-cell table:style-name="ce24" office:value-type="float" office:value="366.7013" calcext:value-type="float">
            <text:p>367</text:p>
          </table:table-cell>
          <table:table-cell table:formula="of:=RANK([.F80];[.$F$73:.$F$81];1)" office:value-type="float" office:value="8" calcext:value-type="float">
            <text:p>8</text:p>
          </table:table-cell>
          <table:table-cell table:style-name="ce34"/>
          <table:table-cell/>
          <table:table-cell table:formula="of:=[.F80]-[.$F$78]" office:value-type="float" office:value="331.5139" calcext:value-type="float">
            <text:p>331.5139</text:p>
          </table:table-cell>
          <table:table-cell table:style-name="ce50" table:formula="of:=[.L80]/[.$F$78]" office:value-type="float" office:value="0.249998416366027" calcext:value-type="float">
            <text:p>0.2499984164</text:p>
          </table:table-cell>
          <table:table-cell table:style-name="ce61" table:formula="of:=IF([.L8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80]-[.$F$78]" office:value-type="float" office:value="331.5139" calcext:value-type="float">
            <text:p>331.5139</text:p>
          </table:table-cell>
          <table:table-cell table:style-name="ce50" table:formula="of:=[.Q80]/[.$F$78]" office:value-type="float" office:value="0.249998416366027" calcext:value-type="float">
            <text:p>0.2499984164</text:p>
          </table:table-cell>
          <table:table-cell table:style-name="ce61" table:formula="of:=IF([.Q80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1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36.0537" calcext:value-type="float">
            <text:p>1036.0537</text:p>
          </table:table-cell>
          <table:table-cell table:style-name="ce22" office:value-type="float" office:value="1728.8033" calcext:value-type="float">
            <text:p>1728.8</text:p>
          </table:table-cell>
          <table:table-cell office:value-type="float" office:value="2188.521" calcext:value-type="float">
            <text:p>2188.521</text:p>
          </table:table-cell>
          <table:table-cell table:style-name="ce24" office:value-type="float" office:value="355.93362" calcext:value-type="float">
            <text:p>356</text:p>
          </table:table-cell>
          <table:table-cell table:formula="of:=RANK([.F81];[.$F$73:.$F$81];1)" office:value-type="float" office:value="9" calcext:value-type="float">
            <text:p>9</text:p>
          </table:table-cell>
          <table:table-cell table:style-name="ce34"/>
          <table:table-cell/>
          <table:table-cell table:formula="of:=[.F81]-[.$F$78]" office:value-type="float" office:value="402.7393" calcext:value-type="float">
            <text:p>402.7393</text:p>
          </table:table-cell>
          <table:table-cell table:style-name="ce50" table:formula="of:=[.L81]/[.$F$78]" office:value-type="float" office:value="0.303710303575091" calcext:value-type="float">
            <text:p>0.3037103036</text:p>
          </table:table-cell>
          <table:table-cell table:style-name="ce61" table:formula="of:=IF([.L8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81]-[.$F$78]" office:value-type="float" office:value="402.7393" calcext:value-type="float">
            <text:p>402.7393</text:p>
          </table:table-cell>
          <table:table-cell table:style-name="ce50" table:formula="of:=[.Q81]/[.$F$78]" office:value-type="float" office:value="0.303710303575091" calcext:value-type="float">
            <text:p>0.3037103036</text:p>
          </table:table-cell>
          <table:table-cell table:style-name="ce61" table:formula="of:=IF([.Q81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2"/>
          <table:table-cell/>
          <table:table-cell table:style-name="ce24"/>
          <table:table-cell office:value-type="string" calcext:value-type="string">
            <text:p>Ping</text:p>
          </table:table-cell>
          <table:table-cell table:style-name="ce34"/>
          <table:table-cell/>
          <table:table-cell table:style-name="ce47" table:formula="of:=AVERAGE([.L73:.L81])" office:value-type="float" office:value="148.468477777778" calcext:value-type="float">
            <text:p>148.47</text:p>
          </table:table-cell>
          <table:table-cell table:style-name="ce51" table:formula="of:=AVERAGE([.M73:.M81])" office:value-type="float" office:value="0.111961773924771" calcext:value-type="float">
            <text:p>0.1119617739</text:p>
          </table:table-cell>
          <table:table-cell table:style-name="ce64" table:formula="of:=AVERAGE([.N73:.N81]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47" table:formula="of:=AVERAGE([.Q73:.Q81])" office:value-type="float" office:value="148.468477777778" calcext:value-type="float">
            <text:p>148.47</text:p>
          </table:table-cell>
          <table:table-cell table:style-name="ce51" table:formula="of:=AVERAGE([.R73:.R81])" office:value-type="float" office:value="0.111961773924771" calcext:value-type="float">
            <text:p>0.1119617739</text:p>
          </table:table-cell>
          <table:table-cell table:style-name="ce64" table:formula="of:=AVERAGE([.S73:.S81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62.72864" calcext:value-type="float">
            <text:p>762.72864</text:p>
          </table:table-cell>
          <table:table-cell table:style-name="ce22" office:value-type="float" office:value="1462.9014" calcext:value-type="float">
            <text:p>1462.9</text:p>
          </table:table-cell>
          <table:table-cell office:value-type="float" office:value="1926.6646" calcext:value-type="float">
            <text:p>1926.6646</text:p>
          </table:table-cell>
          <table:table-cell table:style-name="ce24" office:value-type="float" office:value="364.68375" calcext:value-type="float">
            <text:p>365</text:p>
          </table:table-cell>
          <table:table-cell table:formula="of:=RANK([.F83];[.$F$83:.$F$91];1)" office:value-type="float" office:value="6" calcext:value-type="float">
            <text:p>6</text:p>
          </table:table-cell>
          <table:table-cell table:style-name="ce34"/>
          <table:table-cell/>
          <table:table-cell table:formula="of:=[.F83]-[.$F$91]" office:value-type="float" office:value="225.9454" calcext:value-type="float">
            <text:p>225.9454</text:p>
          </table:table-cell>
          <table:table-cell table:style-name="ce50" table:formula="of:=[.L83]/[.$F$91]" office:value-type="float" office:value="0.182662439084333" calcext:value-type="float">
            <text:p>0.1826624391</text:p>
          </table:table-cell>
          <table:table-cell table:style-name="ce61" table:formula="of:=IF([.L83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83]-[.$F$91]" office:value-type="float" office:value="225.9454" calcext:value-type="float">
            <text:p>225.9454</text:p>
          </table:table-cell>
          <table:table-cell table:style-name="ce50" table:formula="of:=[.Q83]/[.$F$91]" office:value-type="float" office:value="0.182662439084333" calcext:value-type="float">
            <text:p>0.1826624391</text:p>
          </table:table-cell>
          <table:table-cell table:style-name="ce61" table:formula="of:=IF([.Q83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41.12964" calcext:value-type="float">
            <text:p>741.12964</text:p>
          </table:table-cell>
          <table:table-cell table:style-name="ce22" office:value-type="float" office:value="1447.6567" calcext:value-type="float">
            <text:p>1447.7</text:p>
          </table:table-cell>
          <table:table-cell office:value-type="float" office:value="1936.0316" calcext:value-type="float">
            <text:p>1936.0316</text:p>
          </table:table-cell>
          <table:table-cell table:style-name="ce24" office:value-type="float" office:value="374.40463" calcext:value-type="float">
            <text:p>374</text:p>
          </table:table-cell>
          <table:table-cell table:formula="of:=RANK([.F84];[.$F$83:.$F$91];1)" office:value-type="float" office:value="5" calcext:value-type="float">
            <text:p>5</text:p>
          </table:table-cell>
          <table:table-cell table:style-name="ce34"/>
          <table:table-cell/>
          <table:table-cell table:formula="of:=[.F84]-[.$F$91]" office:value-type="float" office:value="210.7007" calcext:value-type="float">
            <text:p>210.7007</text:p>
          </table:table-cell>
          <table:table-cell table:style-name="ce50" table:formula="of:=[.L84]/[.$F$91]" office:value-type="float" office:value="0.170338071847341" calcext:value-type="float">
            <text:p>0.1703380718</text:p>
          </table:table-cell>
          <table:table-cell table:style-name="ce61" table:formula="of:=IF([.L84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84]-[.$F$91]" office:value-type="float" office:value="210.7007" calcext:value-type="float">
            <text:p>210.7007</text:p>
          </table:table-cell>
          <table:table-cell table:style-name="ce50" table:formula="of:=[.Q84]/[.$F$91]" office:value-type="float" office:value="0.170338071847341" calcext:value-type="float">
            <text:p>0.1703380718</text:p>
          </table:table-cell>
          <table:table-cell table:style-name="ce61" table:formula="of:=IF([.Q84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30.6181" calcext:value-type="float">
            <text:p>730.6181</text:p>
          </table:table-cell>
          <table:table-cell table:style-name="ce22" office:value-type="float" office:value="1418.9377" calcext:value-type="float">
            <text:p>1418.9</text:p>
          </table:table-cell>
          <table:table-cell office:value-type="float" office:value="1911.744" calcext:value-type="float">
            <text:p>1911.744</text:p>
          </table:table-cell>
          <table:table-cell table:style-name="ce24" office:value-type="float" office:value="372.76062" calcext:value-type="float">
            <text:p>373</text:p>
          </table:table-cell>
          <table:table-cell table:formula="of:=RANK([.F85];[.$F$83:.$F$91];1)" office:value-type="float" office:value="4" calcext:value-type="float">
            <text:p>4</text:p>
          </table:table-cell>
          <table:table-cell table:style-name="ce34"/>
          <table:table-cell/>
          <table:table-cell table:formula="of:=[.F85]-[.$F$91]" office:value-type="float" office:value="181.9817" calcext:value-type="float">
            <text:p>181.9817</text:p>
          </table:table-cell>
          <table:table-cell table:style-name="ce50" table:formula="of:=[.L85]/[.$F$91]" office:value-type="float" office:value="0.147120592810092" calcext:value-type="float">
            <text:p>0.1471205928</text:p>
          </table:table-cell>
          <table:table-cell table:style-name="ce61" table:formula="of:=IF([.L8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85]-[.$F$91]" office:value-type="float" office:value="181.9817" calcext:value-type="float">
            <text:p>181.9817</text:p>
          </table:table-cell>
          <table:table-cell table:style-name="ce50" table:formula="of:=[.Q85]/[.$F$91]" office:value-type="float" office:value="0.147120592810092" calcext:value-type="float">
            <text:p>0.1471205928</text:p>
          </table:table-cell>
          <table:table-cell table:style-name="ce61" table:formula="of:=IF([.Q85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13.7159" calcext:value-type="float">
            <text:p>813.7159</text:p>
          </table:table-cell>
          <table:table-cell table:style-name="ce22" office:value-type="float" office:value="1508.5546" calcext:value-type="float">
            <text:p>1508.6</text:p>
          </table:table-cell>
          <table:table-cell office:value-type="float" office:value="1974.4552" calcext:value-type="float">
            <text:p>1974.4552</text:p>
          </table:table-cell>
          <table:table-cell table:style-name="ce24" office:value-type="float" office:value="364.37698" calcext:value-type="float">
            <text:p>364</text:p>
          </table:table-cell>
          <table:table-cell table:formula="of:=RANK([.F86];[.$F$83:.$F$91];1)" office:value-type="float" office:value="7" calcext:value-type="float">
            <text:p>7</text:p>
          </table:table-cell>
          <table:table-cell table:style-name="ce34"/>
          <table:table-cell/>
          <table:table-cell table:formula="of:=[.F86]-[.$F$91]" office:value-type="float" office:value="271.5986" calcext:value-type="float">
            <text:p>271.5986</text:p>
          </table:table-cell>
          <table:table-cell table:style-name="ce50" table:formula="of:=[.L86]/[.$F$91]" office:value-type="float" office:value="0.219570138307264" calcext:value-type="float">
            <text:p>0.2195701383</text:p>
          </table:table-cell>
          <table:table-cell table:style-name="ce61" table:formula="of:=IF([.L8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86]-[.$F$91]" office:value-type="float" office:value="271.5986" calcext:value-type="float">
            <text:p>271.5986</text:p>
          </table:table-cell>
          <table:table-cell table:style-name="ce50" table:formula="of:=[.Q86]/[.$F$91]" office:value-type="float" office:value="0.219570138307264" calcext:value-type="float">
            <text:p>0.2195701383</text:p>
          </table:table-cell>
          <table:table-cell table:style-name="ce61" table:formula="of:=IF([.Q86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88.9229" calcext:value-type="float">
            <text:p>688.9229</text:p>
          </table:table-cell>
          <table:table-cell table:style-name="ce22" office:value-type="float" office:value="1386.798" calcext:value-type="float">
            <text:p>1386.8</text:p>
          </table:table-cell>
          <table:table-cell office:value-type="float" office:value="1879.4677" calcext:value-type="float">
            <text:p>1879.4677</text:p>
          </table:table-cell>
          <table:table-cell table:style-name="ce24" office:value-type="float" office:value="377.8501" calcext:value-type="float">
            <text:p>378</text:p>
          </table:table-cell>
          <table:table-cell table:formula="of:=RANK([.F87];[.$F$83:.$F$91];1)" office:value-type="float" office:value="3" calcext:value-type="float">
            <text:p>3</text:p>
          </table:table-cell>
          <table:table-cell table:style-name="ce31"/>
          <table:table-cell table:style-name="ce41"/>
          <table:table-cell table:formula="of:=[.F87]-[.$F$91]" office:value-type="float" office:value="149.842" calcext:value-type="float">
            <text:p>149.842</text:p>
          </table:table-cell>
          <table:table-cell table:style-name="ce50" table:formula="of:=[.L87]/[.$F$91]" office:value-type="float" office:value="0.121137696086199" calcext:value-type="float">
            <text:p>0.1211376961</text:p>
          </table:table-cell>
          <table:table-cell table:style-name="ce61" table:formula="of:=IF([.L8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87]-[.$F$91]" office:value-type="float" office:value="149.842" calcext:value-type="float">
            <text:p>149.842</text:p>
          </table:table-cell>
          <table:table-cell table:style-name="ce50" table:formula="of:=[.Q87]/[.$F$91]" office:value-type="float" office:value="0.121137696086199" calcext:value-type="float">
            <text:p>0.1211376961</text:p>
          </table:table-cell>
          <table:table-cell table:style-name="ce61" table:formula="of:=IF([.Q87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36.85583" calcext:value-type="float">
            <text:p>836.85583</text:p>
          </table:table-cell>
          <table:table-cell table:style-name="ce22" office:value-type="float" office:value="1527.5043" calcext:value-type="float">
            <text:p>1527.5</text:p>
          </table:table-cell>
          <table:table-cell office:value-type="float" office:value="2028.5265" calcext:value-type="float">
            <text:p>2028.5265</text:p>
          </table:table-cell>
          <table:table-cell table:style-name="ce24" office:value-type="float" office:value="372.21835" calcext:value-type="float">
            <text:p>372</text:p>
          </table:table-cell>
          <table:table-cell table:formula="of:=RANK([.F88];[.$F$83:.$F$91];1)" office:value-type="float" office:value="8" calcext:value-type="float">
            <text:p>8</text:p>
          </table:table-cell>
          <table:table-cell table:style-name="ce31"/>
          <table:table-cell table:style-name="ce41"/>
          <table:table-cell table:formula="of:=[.F88]-[.$F$91]" office:value-type="float" office:value="290.5483" calcext:value-type="float">
            <text:p>290.5483</text:p>
          </table:table-cell>
          <table:table-cell table:style-name="ce50" table:formula="of:=[.L88]/[.$F$91]" office:value-type="float" office:value="0.234889761640673" calcext:value-type="float">
            <text:p>0.2348897616</text:p>
          </table:table-cell>
          <table:table-cell table:style-name="ce61" table:formula="of:=IF([.L8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88]-[.$F$91]" office:value-type="float" office:value="290.5483" calcext:value-type="float">
            <text:p>290.5483</text:p>
          </table:table-cell>
          <table:table-cell table:style-name="ce50" table:formula="of:=[.Q88]/[.$F$91]" office:value-type="float" office:value="0.234889761640673" calcext:value-type="float">
            <text:p>0.2348897616</text:p>
          </table:table-cell>
          <table:table-cell table:style-name="ce61" table:formula="of:=IF([.Q88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82.9191" calcext:value-type="float">
            <text:p>582.9191</text:p>
          </table:table-cell>
          <table:table-cell table:style-name="ce22" office:value-type="float" office:value="1277.4832" calcext:value-type="float">
            <text:p>1277.5</text:p>
          </table:table-cell>
          <table:table-cell office:value-type="float" office:value="1787.6837" calcext:value-type="float">
            <text:p>1787.6837</text:p>
          </table:table-cell>
          <table:table-cell table:style-name="ce24" office:value-type="float" office:value="372.86014" calcext:value-type="float">
            <text:p>373</text:p>
          </table:table-cell>
          <table:table-cell table:formula="of:=RANK([.F89];[.$F$83:.$F$91];1)" office:value-type="float" office:value="2" calcext:value-type="float">
            <text:p>2</text:p>
          </table:table-cell>
          <table:table-cell table:style-name="ce31"/>
          <table:table-cell table:style-name="ce41"/>
          <table:table-cell table:formula="of:=[.F89]-[.$F$91]" office:value-type="float" office:value="40.5272" calcext:value-type="float">
            <text:p>40.5272</text:p>
          </table:table-cell>
          <table:table-cell table:style-name="ce50" table:formula="of:=[.L89]/[.$F$91]" office:value-type="float" office:value="0.0327636552957421" calcext:value-type="float">
            <text:p>0.0327636553</text:p>
          </table:table-cell>
          <table:table-cell table:style-name="ce61" table:formula="of:=IF([.L8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89]-[.$F$91]" office:value-type="float" office:value="40.5272" calcext:value-type="float">
            <text:p>40.5272</text:p>
          </table:table-cell>
          <table:table-cell table:style-name="ce50" table:formula="of:=[.Q89]/[.$F$91]" office:value-type="float" office:value="0.0327636552957421" calcext:value-type="float">
            <text:p>0.0327636553</text:p>
          </table:table-cell>
          <table:table-cell table:style-name="ce61" table:formula="of:=IF([.Q89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74.3645" calcext:value-type="float">
            <text:p>974.3645</text:p>
          </table:table-cell>
          <table:table-cell table:style-name="ce22" office:value-type="float" office:value="1658.1091" calcext:value-type="float">
            <text:p>1658.1</text:p>
          </table:table-cell>
          <table:table-cell office:value-type="float" office:value="2134.2166" calcext:value-type="float">
            <text:p>2134.2166</text:p>
          </table:table-cell>
          <table:table-cell table:style-name="ce24" office:value-type="float" office:value="361.83838" calcext:value-type="float">
            <text:p>362</text:p>
          </table:table-cell>
          <table:table-cell table:formula="of:=RANK([.F90];[.$F$83:.$F$91];1)" office:value-type="float" office:value="9" calcext:value-type="float">
            <text:p>9</text:p>
          </table:table-cell>
          <table:table-cell table:style-name="ce34"/>
          <table:table-cell/>
          <table:table-cell table:formula="of:=[.F90]-[.$F$91]" office:value-type="float" office:value="421.1531" calcext:value-type="float">
            <text:p>421.1531</text:p>
          </table:table-cell>
          <table:table-cell table:style-name="ce50" table:formula="of:=[.L90]/[.$F$91]" office:value-type="float" office:value="0.34047540898787" calcext:value-type="float">
            <text:p>0.340475409</text:p>
          </table:table-cell>
          <table:table-cell table:style-name="ce61" table:formula="of:=IF([.L9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90]-[.$F$91]" office:value-type="float" office:value="421.1531" calcext:value-type="float">
            <text:p>421.1531</text:p>
          </table:table-cell>
          <table:table-cell table:style-name="ce50" table:formula="of:=[.Q90]/[.$F$91]" office:value-type="float" office:value="0.34047540898787" calcext:value-type="float">
            <text:p>0.340475409</text:p>
          </table:table-cell>
          <table:table-cell table:style-name="ce61" table:formula="of:=IF([.Q90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1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41.3594" calcext:value-type="float">
            <text:p>541.3594</text:p>
          </table:table-cell>
          <table:table-cell table:style-name="ce22" office:value-type="float" office:value="1236.956" calcext:value-type="float">
            <text:p>1237.0</text:p>
          </table:table-cell>
          <table:table-cell office:value-type="float" office:value="1715.9055" calcext:value-type="float">
            <text:p>1715.9055</text:p>
          </table:table-cell>
          <table:table-cell table:style-name="ce24" office:value-type="float" office:value="364.92416" calcext:value-type="float">
            <text:p>365</text:p>
          </table:table-cell>
          <table:table-cell table:formula="of:=RANK([.F91];[.$F$83:.$F$91];1)" office:value-type="float" office:value="1" calcext:value-type="float">
            <text:p>1</text:p>
          </table:table-cell>
          <table:table-cell table:style-name="ce34" office:value-type="string" calcext:value-type="string">
            <text:p>AS10</text:p>
          </table:table-cell>
          <table:table-cell office:value-type="float" office:value="1" calcext:value-type="float">
            <text:p>1</text:p>
          </table:table-cell>
          <table:table-cell table:formula="of:=[.F91]-[.$F$91]" office:value-type="float" office:value="0" calcext:value-type="float">
            <text:p>0</text:p>
          </table:table-cell>
          <table:table-cell table:style-name="ce50" table:formula="of:=[.L91]/[.$F$91]" office:value-type="float" office:value="0" calcext:value-type="float">
            <text:p>0</text:p>
          </table:table-cell>
          <table:table-cell table:style-name="ce61" table:formula="of:=IF([.L91]&lt;0;0;1)" office:value-type="float" office:value="1" calcext:value-type="float">
            <text:p>1</text:p>
          </table:table-cell>
          <table:table-cell table:style-name="ce67" office:value-type="string" calcext:value-type="string">
            <text:p>AS10</text:p>
          </table:table-cell>
          <table:table-cell table:style-name="ce76" office:value-type="float" office:value="1" calcext:value-type="float">
            <text:p>1</text:p>
          </table:table-cell>
          <table:table-cell table:formula="of:=[.F91]-[.$F$91]" office:value-type="float" office:value="0" calcext:value-type="float">
            <text:p>0</text:p>
          </table:table-cell>
          <table:table-cell table:style-name="ce50" table:formula="of:=[.Q91]/[.$F$91]" office:value-type="float" office:value="0" calcext:value-type="float">
            <text:p>0</text:p>
          </table:table-cell>
          <table:table-cell table:style-name="ce61" table:formula="of:=IF([.Q91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22"/>
          <table:table-cell/>
          <table:table-cell table:style-name="ce24"/>
          <table:table-cell office:value-type="string" calcext:value-type="string">
            <text:p>Ping</text:p>
          </table:table-cell>
          <table:table-cell table:style-name="ce34"/>
          <table:table-cell/>
          <table:table-cell table:style-name="ce47" table:formula="of:=AVERAGE([.L83:.L91])" office:value-type="float" office:value="199.144111111111" calcext:value-type="float">
            <text:p>199.14</text:p>
          </table:table-cell>
          <table:table-cell table:style-name="ce51" table:formula="of:=AVERAGE([.M83:.M91])" office:value-type="float" office:value="0.160995307117724" calcext:value-type="float">
            <text:p>0.1609953071</text:p>
          </table:table-cell>
          <table:table-cell table:style-name="ce64" table:formula="of:=AVERAGE([.N83:.N91]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47" table:formula="of:=AVERAGE([.Q83:.Q91])" office:value-type="float" office:value="199.144111111111" calcext:value-type="float">
            <text:p>199.14</text:p>
          </table:table-cell>
          <table:table-cell table:style-name="ce51" table:formula="of:=AVERAGE([.R83:.R91])" office:value-type="float" office:value="0.160995307117724" calcext:value-type="float">
            <text:p>0.1609953071</text:p>
          </table:table-cell>
          <table:table-cell table:style-name="ce64" table:formula="of:=AVERAGE([.S83:.S91]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82.1105" calcext:value-type="float">
            <text:p>782.1105</text:p>
          </table:table-cell>
          <table:table-cell table:style-name="ce22" office:value-type="float" office:value="1468.511" calcext:value-type="float">
            <text:p>1468.5</text:p>
          </table:table-cell>
          <table:table-cell office:value-type="float" office:value="1976.2864" calcext:value-type="float">
            <text:p>1976.2864</text:p>
          </table:table-cell>
          <table:table-cell table:style-name="ce24" office:value-type="float" office:value="373.7661" calcext:value-type="float">
            <text:p>374</text:p>
          </table:table-cell>
          <table:table-cell table:formula="of:=RANK([.F93];[.$F$93:.$F$101];1)" office:value-type="float" office:value="4" calcext:value-type="float">
            <text:p>4</text:p>
          </table:table-cell>
          <table:table-cell table:style-name="ce34"/>
          <table:table-cell/>
          <table:table-cell table:formula="of:=[.F93]-[.$F$101]" office:value-type="float" office:value="246.3832" calcext:value-type="float">
            <text:p>246.3832</text:p>
          </table:table-cell>
          <table:table-cell table:style-name="ce50" table:formula="of:=[.L93]/[.$F$101]" office:value-type="float" office:value="0.201601829203132" calcext:value-type="float">
            <text:p>0.2016018292</text:p>
          </table:table-cell>
          <table:table-cell table:style-name="ce61" table:formula="of:=IF([.L93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93]-[.$F$101]" office:value-type="float" office:value="246.3832" calcext:value-type="float">
            <text:p>246.3832</text:p>
          </table:table-cell>
          <table:table-cell table:style-name="ce50" table:formula="of:=[.Q93]/[.$F$101]" office:value-type="float" office:value="0.201601829203132" calcext:value-type="float">
            <text:p>0.2016018292</text:p>
          </table:table-cell>
          <table:table-cell table:style-name="ce61" table:formula="of:=IF([.Q93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84.0718" calcext:value-type="float">
            <text:p>784.0718</text:p>
          </table:table-cell>
          <table:table-cell table:style-name="ce22" office:value-type="float" office:value="1475.0436" calcext:value-type="float">
            <text:p>1475.0</text:p>
          </table:table-cell>
          <table:table-cell office:value-type="float" office:value="1966.9012" calcext:value-type="float">
            <text:p>1966.9012</text:p>
          </table:table-cell>
          <table:table-cell table:style-name="ce24" office:value-type="float" office:value="366.61923" calcext:value-type="float">
            <text:p>367</text:p>
          </table:table-cell>
          <table:table-cell table:formula="of:=RANK([.F94];[.$F$93:.$F$101];1)" office:value-type="float" office:value="6" calcext:value-type="float">
            <text:p>6</text:p>
          </table:table-cell>
          <table:table-cell table:style-name="ce34"/>
          <table:table-cell/>
          <table:table-cell table:formula="of:=[.F94]-[.$F$101]" office:value-type="float" office:value="252.9158" calcext:value-type="float">
            <text:p>252.9158</text:p>
          </table:table-cell>
          <table:table-cell table:style-name="ce50" table:formula="of:=[.L94]/[.$F$101]" office:value-type="float" office:value="0.206947096694797" calcext:value-type="float">
            <text:p>0.2069470967</text:p>
          </table:table-cell>
          <table:table-cell table:style-name="ce61" table:formula="of:=IF([.L94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94]-[.$F$101]" office:value-type="float" office:value="252.9158" calcext:value-type="float">
            <text:p>252.9158</text:p>
          </table:table-cell>
          <table:table-cell table:style-name="ce50" table:formula="of:=[.Q94]/[.$F$101]" office:value-type="float" office:value="0.206947096694797" calcext:value-type="float">
            <text:p>0.2069470967</text:p>
          </table:table-cell>
          <table:table-cell table:style-name="ce61" table:formula="of:=IF([.Q94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70.8819" calcext:value-type="float">
            <text:p>770.8819</text:p>
          </table:table-cell>
          <table:table-cell table:style-name="ce22" office:value-type="float" office:value="1471.098" calcext:value-type="float">
            <text:p>1471.1</text:p>
          </table:table-cell>
          <table:table-cell office:value-type="float" office:value="1941.6102" calcext:value-type="float">
            <text:p>1941.6102</text:p>
          </table:table-cell>
          <table:table-cell table:style-name="ce24" office:value-type="float" office:value="369.06396" calcext:value-type="float">
            <text:p>369</text:p>
          </table:table-cell>
          <table:table-cell table:formula="of:=RANK([.F95];[.$F$93:.$F$101];1)" office:value-type="float" office:value="5" calcext:value-type="float">
            <text:p>5</text:p>
          </table:table-cell>
          <table:table-cell table:style-name="ce34"/>
          <table:table-cell/>
          <table:table-cell table:formula="of:=[.F95]-[.$F$101]" office:value-type="float" office:value="248.9702" calcext:value-type="float">
            <text:p>248.9702</text:p>
          </table:table-cell>
          <table:table-cell table:style-name="ce50" table:formula="of:=[.L95]/[.$F$101]" office:value-type="float" office:value="0.203718629099183" calcext:value-type="float">
            <text:p>0.2037186291</text:p>
          </table:table-cell>
          <table:table-cell table:style-name="ce61" table:formula="of:=IF([.L9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95]-[.$F$101]" office:value-type="float" office:value="248.9702" calcext:value-type="float">
            <text:p>248.9702</text:p>
          </table:table-cell>
          <table:table-cell table:style-name="ce50" table:formula="of:=[.Q95]/[.$F$101]" office:value-type="float" office:value="0.203718629099183" calcext:value-type="float">
            <text:p>0.2037186291</text:p>
          </table:table-cell>
          <table:table-cell table:style-name="ce61" table:formula="of:=IF([.Q95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34.94586" calcext:value-type="float">
            <text:p>834.94586</text:p>
          </table:table-cell>
          <table:table-cell table:style-name="ce22" office:value-type="float" office:value="1542.2559" calcext:value-type="float">
            <text:p>1542.3</text:p>
          </table:table-cell>
          <table:table-cell office:value-type="float" office:value="2026.4554" calcext:value-type="float">
            <text:p>2026.4554</text:p>
          </table:table-cell>
          <table:table-cell table:style-name="ce24" office:value-type="float" office:value="374.17926" calcext:value-type="float">
            <text:p>374</text:p>
          </table:table-cell>
          <table:table-cell table:formula="of:=RANK([.F96];[.$F$93:.$F$101];1)" office:value-type="float" office:value="7" calcext:value-type="float">
            <text:p>7</text:p>
          </table:table-cell>
          <table:table-cell table:style-name="ce34"/>
          <table:table-cell/>
          <table:table-cell table:formula="of:=[.F96]-[.$F$101]" office:value-type="float" office:value="320.1281" calcext:value-type="float">
            <text:p>320.1281</text:p>
          </table:table-cell>
          <table:table-cell table:style-name="ce50" table:formula="of:=[.L96]/[.$F$101]" office:value-type="float" office:value="0.261943227214044" calcext:value-type="float">
            <text:p>0.2619432272</text:p>
          </table:table-cell>
          <table:table-cell table:style-name="ce61" table:formula="of:=IF([.L9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96]-[.$F$101]" office:value-type="float" office:value="320.1281" calcext:value-type="float">
            <text:p>320.1281</text:p>
          </table:table-cell>
          <table:table-cell table:style-name="ce50" table:formula="of:=[.Q96]/[.$F$101]" office:value-type="float" office:value="0.261943227214044" calcext:value-type="float">
            <text:p>0.2619432272</text:p>
          </table:table-cell>
          <table:table-cell table:style-name="ce61" table:formula="of:=IF([.Q96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08.5892" calcext:value-type="float">
            <text:p>708.5892</text:p>
          </table:table-cell>
          <table:table-cell table:style-name="ce22" office:value-type="float" office:value="1388.6791" calcext:value-type="float">
            <text:p>1388.7</text:p>
          </table:table-cell>
          <table:table-cell office:value-type="float" office:value="1918.0293" calcext:value-type="float">
            <text:p>1918.0293</text:p>
          </table:table-cell>
          <table:table-cell table:style-name="ce24" office:value-type="float" office:value="374.04462" calcext:value-type="float">
            <text:p>374</text:p>
          </table:table-cell>
          <table:table-cell table:formula="of:=RANK([.F97];[.$F$93:.$F$101];1)" office:value-type="float" office:value="3" calcext:value-type="float">
            <text:p>3</text:p>
          </table:table-cell>
          <table:table-cell table:style-name="ce31"/>
          <table:table-cell table:style-name="ce41"/>
          <table:table-cell table:formula="of:=[.F97]-[.$F$101]" office:value-type="float" office:value="166.5513" calcext:value-type="float">
            <text:p>166.5513</text:p>
          </table:table-cell>
          <table:table-cell table:style-name="ce50" table:formula="of:=[.L97]/[.$F$101]" office:value-type="float" office:value="0.136279773686516" calcext:value-type="float">
            <text:p>0.1362797737</text:p>
          </table:table-cell>
          <table:table-cell table:style-name="ce61" table:formula="of:=IF([.L9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97]-[.$F$101]" office:value-type="float" office:value="166.5513" calcext:value-type="float">
            <text:p>166.5513</text:p>
          </table:table-cell>
          <table:table-cell table:style-name="ce50" table:formula="of:=[.Q97]/[.$F$101]" office:value-type="float" office:value="0.136279773686516" calcext:value-type="float">
            <text:p>0.1362797737</text:p>
          </table:table-cell>
          <table:table-cell table:style-name="ce61" table:formula="of:=IF([.Q97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73.7316" calcext:value-type="float">
            <text:p>873.7316</text:p>
          </table:table-cell>
          <table:table-cell table:style-name="ce22" office:value-type="float" office:value="1575.7664" calcext:value-type="float">
            <text:p>1575.8</text:p>
          </table:table-cell>
          <table:table-cell office:value-type="float" office:value="2056.1587" calcext:value-type="float">
            <text:p>2056.1587</text:p>
          </table:table-cell>
          <table:table-cell table:style-name="ce24" office:value-type="float" office:value="368.8609" calcext:value-type="float">
            <text:p>369</text:p>
          </table:table-cell>
          <table:table-cell table:formula="of:=RANK([.F98];[.$F$93:.$F$101];1)" office:value-type="float" office:value="8" calcext:value-type="float">
            <text:p>8</text:p>
          </table:table-cell>
          <table:table-cell table:style-name="ce31"/>
          <table:table-cell table:style-name="ce41"/>
          <table:table-cell table:formula="of:=[.F98]-[.$F$101]" office:value-type="float" office:value="353.6386" calcext:value-type="float">
            <text:p>353.6386</text:p>
          </table:table-cell>
          <table:table-cell table:style-name="ce50" table:formula="of:=[.L98]/[.$F$101]" office:value-type="float" office:value="0.289363027336421" calcext:value-type="float">
            <text:p>0.2893630273</text:p>
          </table:table-cell>
          <table:table-cell table:style-name="ce61" table:formula="of:=IF([.L9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98]-[.$F$101]" office:value-type="float" office:value="353.6386" calcext:value-type="float">
            <text:p>353.6386</text:p>
          </table:table-cell>
          <table:table-cell table:style-name="ce50" table:formula="of:=[.Q98]/[.$F$101]" office:value-type="float" office:value="0.289363027336421" calcext:value-type="float">
            <text:p>0.2893630273</text:p>
          </table:table-cell>
          <table:table-cell table:style-name="ce61" table:formula="of:=IF([.Q98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45.78845" calcext:value-type="float">
            <text:p>645.78845</text:p>
          </table:table-cell>
          <table:table-cell table:style-name="ce22" office:value-type="float" office:value="1342.8102" calcext:value-type="float">
            <text:p>1342.8</text:p>
          </table:table-cell>
          <table:table-cell office:value-type="float" office:value="1827.6461" calcext:value-type="float">
            <text:p>1827.6461</text:p>
          </table:table-cell>
          <table:table-cell table:style-name="ce24" office:value-type="float" office:value="371.85202" calcext:value-type="float">
            <text:p>372</text:p>
          </table:table-cell>
          <table:table-cell table:formula="of:=RANK([.F99];[.$F$93:.$F$101];1)" office:value-type="float" office:value="2" calcext:value-type="float">
            <text:p>2</text:p>
          </table:table-cell>
          <table:table-cell table:style-name="ce31"/>
          <table:table-cell table:style-name="ce41"/>
          <table:table-cell table:formula="of:=[.F99]-[.$F$101]" office:value-type="float" office:value="120.6824" calcext:value-type="float">
            <text:p>120.6824</text:p>
          </table:table-cell>
          <table:table-cell table:style-name="ce50" table:formula="of:=[.L99]/[.$F$101]" office:value-type="float" office:value="0.0987477741689535" calcext:value-type="float">
            <text:p>0.0987477742</text:p>
          </table:table-cell>
          <table:table-cell table:style-name="ce61" table:formula="of:=IF([.L9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99]-[.$F$101]" office:value-type="float" office:value="120.6824" calcext:value-type="float">
            <text:p>120.6824</text:p>
          </table:table-cell>
          <table:table-cell table:style-name="ce50" table:formula="of:=[.Q99]/[.$F$101]" office:value-type="float" office:value="0.0987477741689535" calcext:value-type="float">
            <text:p>0.0987477742</text:p>
          </table:table-cell>
          <table:table-cell table:style-name="ce61" table:formula="of:=IF([.Q99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07.5245" calcext:value-type="float">
            <text:p>1007.5245</text:p>
          </table:table-cell>
          <table:table-cell table:style-name="ce22" office:value-type="float" office:value="1706.5476" calcext:value-type="float">
            <text:p>1706.5</text:p>
          </table:table-cell>
          <table:table-cell office:value-type="float" office:value="2171.423" calcext:value-type="float">
            <text:p>2171.423</text:p>
          </table:table-cell>
          <table:table-cell table:style-name="ce24" office:value-type="float" office:value="369.74924" calcext:value-type="float">
            <text:p>370</text:p>
          </table:table-cell>
          <table:table-cell table:formula="of:=RANK([.F100];[.$F$93:.$F$101];1)" office:value-type="float" office:value="9" calcext:value-type="float">
            <text:p>9</text:p>
          </table:table-cell>
          <table:table-cell table:style-name="ce34"/>
          <table:table-cell/>
          <table:table-cell table:formula="of:=[.F100]-[.$F$101]" office:value-type="float" office:value="484.4198" calcext:value-type="float">
            <text:p>484.4198</text:p>
          </table:table-cell>
          <table:table-cell table:style-name="ce50" table:formula="of:=[.L100]/[.$F$101]" office:value-type="float" office:value="0.396374094427768" calcext:value-type="float">
            <text:p>0.3963740944</text:p>
          </table:table-cell>
          <table:table-cell table:style-name="ce61" table:formula="of:=IF([.L10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F100]-[.$F$101]" office:value-type="float" office:value="484.4198" calcext:value-type="float">
            <text:p>484.4198</text:p>
          </table:table-cell>
          <table:table-cell table:style-name="ce50" table:formula="of:=[.Q100]/[.$F$101]" office:value-type="float" office:value="0.396374094427768" calcext:value-type="float">
            <text:p>0.3963740944</text:p>
          </table:table-cell>
          <table:table-cell table:style-name="ce61" table:formula="of:=IF([.Q100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27.81976" calcext:value-type="float">
            <text:p>527.81976</text:p>
          </table:table-cell>
          <table:table-cell table:style-name="ce22" office:value-type="float" office:value="1222.1278" calcext:value-type="float">
            <text:p>1222.1</text:p>
          </table:table-cell>
          <table:table-cell office:value-type="float" office:value="1708.4875" calcext:value-type="float">
            <text:p>1708.4875</text:p>
          </table:table-cell>
          <table:table-cell table:style-name="ce24" office:value-type="float" office:value="367.41013" calcext:value-type="float">
            <text:p>367</text:p>
          </table:table-cell>
          <table:table-cell table:formula="of:=RANK([.F101];[.$F$93:.$F$101];1)" office:value-type="float" office:value="1" calcext:value-type="float">
            <text:p>1</text:p>
          </table:table-cell>
          <table:table-cell table:style-name="ce34" office:value-type="string" calcext:value-type="string">
            <text:p>AS9</text:p>
          </table:table-cell>
          <table:table-cell office:value-type="float" office:value="1" calcext:value-type="float">
            <text:p>1</text:p>
          </table:table-cell>
          <table:table-cell table:formula="of:=[.F101]-[.$F$101]" office:value-type="float" office:value="0" calcext:value-type="float">
            <text:p>0</text:p>
          </table:table-cell>
          <table:table-cell table:style-name="ce50" table:formula="of:=[.L101]/[.$F$101]" office:value-type="float" office:value="0" calcext:value-type="float">
            <text:p>0</text:p>
          </table:table-cell>
          <table:table-cell table:style-name="ce61" table:formula="of:=IF([.L101]&lt;0;0;1)" office:value-type="float" office:value="1" calcext:value-type="float">
            <text:p>1</text:p>
          </table:table-cell>
          <table:table-cell table:style-name="ce67" office:value-type="string" calcext:value-type="string">
            <text:p>AS9</text:p>
          </table:table-cell>
          <table:table-cell table:style-name="ce76" office:value-type="float" office:value="1" calcext:value-type="float">
            <text:p>1</text:p>
          </table:table-cell>
          <table:table-cell table:formula="of:=[.F101]-[.$F$101]" office:value-type="float" office:value="0" calcext:value-type="float">
            <text:p>0</text:p>
          </table:table-cell>
          <table:table-cell table:style-name="ce50" table:formula="of:=[.Q101]/[.$F$101]" office:value-type="float" office:value="0" calcext:value-type="float">
            <text:p>0</text:p>
          </table:table-cell>
          <table:table-cell table:style-name="ce61" table:formula="of:=IF([.Q101]&lt;0;0;1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36"/>
          <table:table-cell table:style-name="ce45"/>
          <table:table-cell table:style-name="ce48" table:formula="of:=AVERAGE([.L93:.L101])" office:value-type="float" office:value="243.743266666667" calcext:value-type="float">
            <text:p>243.74</text:p>
          </table:table-cell>
          <table:table-cell table:style-name="ce52" table:formula="of:=AVERAGE([.M93:.M101])" office:value-type="float" office:value="0.199441716870091" calcext:value-type="float">
            <text:p>0.1994417169</text:p>
          </table:table-cell>
          <table:table-cell table:style-name="ce66" table:formula="of:=AVERAGE([.N93:.N101])" office:value-type="float" office:value="1" calcext:value-type="float">
            <text:p>1</text:p>
          </table:table-cell>
          <table:table-cell table:style-name="ce68"/>
          <table:table-cell table:style-name="ce77"/>
          <table:table-cell table:style-name="ce48" table:formula="of:=AVERAGE([.Q93:.Q101])" office:value-type="float" office:value="243.743266666667" calcext:value-type="float">
            <text:p>243.74</text:p>
          </table:table-cell>
          <table:table-cell table:style-name="ce52" table:formula="of:=AVERAGE([.R93:.R101])" office:value-type="float" office:value="0.199441716870091" calcext:value-type="float">
            <text:p>0.1994417169</text:p>
          </table:table-cell>
          <table:table-cell table:style-name="ce66" table:formula="of:=AVERAGE([.S93:.S101])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perf_test1_1000PS" table:style-name="ta4">
        <table:shapes>
          <draw:frame draw:z-index="0" draw:style-name="gr1" draw:text-style-name="P1" svg:width="3.9783in" svg:height="2.75in" svg:x="-15.8591in" svg:y="3.7236in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3.9783in" svg:height="3.0012in" svg:x="-18.4594in" svg:y="0.1783in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4.4984in" svg:height="2.9177in" svg:x="-21.1055in" svg:y="0.335in">
            <draw:object draw:notify-on-update-of-ranges="ping_test1_1000PS.B12:ping_test1_1000PS.B20 ping_test1_1000PS.E11:ping_test1_1000PS.E11 ping_test1_1000PS.E12:ping_test1_1000PS.E20 ping_test1_1000PS.F11:ping_test1_1000PS.F11 ping_test1_1000PS.F12:ping_test1_1000PS.F2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4.2165in" svg:height="2.9803in" svg:x="-20.7799in" svg:y="3.828in">
            <draw:object draw:notify-on-update-of-ranges="ping_test1_1000PS.B32:ping_test1_1000PS.B40 ping_test1_1000PS.E31:ping_test1_1000PS.E31 ping_test1_1000PS.E32:ping_test1_1000PS.E40 ping_test1_1000PS.F31:ping_test1_1000PS.F31 ping_test1_1000PS.F32:ping_test1_1000PS.F40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draw:text-style-name="P1" svg:width="3.9461in" svg:height="3.085in" svg:x="-15.8264in" svg:y="7.0067in">
            <draw:object draw:notify-on-update-of-ranges="ping_test1_1000PS.B42:ping_test1_1000PS.B50 ping_test1_1000PS.E41:ping_test1_1000PS.E41 ping_test1_1000PS.E42:ping_test1_1000PS.E50 ping_test1_1000PS.F41:ping_test1_1000PS.F41 ping_test1_1000PS.F42:ping_test1_1000PS.F50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5" draw:style-name="gr1" draw:text-style-name="P1" svg:width="4.2496in" svg:height="2.813in" svg:x="-20.8992in" svg:y="7.2571in">
            <draw:object draw:notify-on-update-of-ranges="ping_test1_1000PS.B52:ping_test1_1000PS.B60 ping_test1_1000PS.E51:ping_test1_1000PS.E51 ping_test1_1000PS.E52:ping_test1_1000PS.E60 ping_test1_1000PS.F51:ping_test1_1000PS.F51 ping_test1_1000PS.F52:ping_test1_1000PS.F60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6" draw:style-name="gr1" draw:text-style-name="P1" svg:width="3.7075in" svg:height="2.7606in" svg:x="-25.8504in" svg:y="10.5724in">
            <draw:object draw:notify-on-update-of-ranges="ping_test1_1000PS.B62:ping_test1_1000PS.B70 ping_test1_1000PS.E61:ping_test1_1000PS.E61 ping_test1_1000PS.E62:ping_test1_1000PS.E70 ping_test1_1000PS.F61:ping_test1_1000PS.F61 ping_test1_1000PS.F62:ping_test1_1000PS.F70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7" draw:style-name="gr1" draw:text-style-name="P1" svg:width="4.1303in" svg:height="2.5933in" svg:x="-36.4291in" svg:y="10.6972in">
            <draw:object draw:notify-on-update-of-ranges="ping_test1_1000PS.B72:ping_test1_1000PS.B80 ping_test1_1000PS.E71:ping_test1_1000PS.E71 ping_test1_1000PS.E72:ping_test1_1000PS.E80 ping_test1_1000PS.F71:ping_test1_1000PS.F71 ping_test1_1000PS.F72:ping_test1_1000PS.F80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8" draw:style-name="gr1" draw:text-style-name="P1" svg:width="4.0433in" svg:height="2.7291in" svg:x="-26.6413in" svg:y="14.913in">
            <draw:object draw:notify-on-update-of-ranges="ping_test1_1000PS.B82:ping_test1_1000PS.B90 ping_test1_1000PS.E81:ping_test1_1000PS.E81 ping_test1_1000PS.E82:ping_test1_1000PS.E90 ping_test1_1000PS.F81:ping_test1_1000PS.F81 ping_test1_1000PS.F82:ping_test1_1000PS.F90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9" draw:style-name="gr1" draw:text-style-name="P1" svg:width="3.924in" svg:height="2.813in" svg:x="-30.902in" svg:y="14.8598in">
            <draw:object draw:notify-on-update-of-ranges="ping_test1_1000PS.B92:ping_test1_1000PS.B100 ping_test1_1000PS.E91:ping_test1_1000PS.E91 ping_test1_1000PS.E92:ping_test1_1000PS.E100 ping_test1_1000PS.F91:ping_test1_1000PS.F91 ping_test1_1000PS.F92:ping_test1_1000PS.F100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26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0" table:number-columns-repeated="11" table:default-cell-style-name="Default"/>
        <table:table-column table:style-name="co21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22" table:number-columns-repeated="11" table:default-cell-style-name="Default"/>
        <table:table-column table:style-name="co21" table:default-cell-style-name="Default"/>
        <table:table-column table:style-name="co6" table:number-columns-repeated="4" table:default-cell-style-name="Default"/>
        <table:table-column table:style-name="co14" table:default-cell-style-name="Default"/>
        <table:table-row table:style-name="ro1">
          <table:table-cell table:number-columns-repeated="5"/>
          <table:table-cell table:style-name="ce28" office:value-type="string" calcext:value-type="string" table:number-columns-spanned="5" table:number-rows-spanned="1">
            <text:p>ALTO-HopsCount</text:p>
          </table:table-cell>
          <table:covered-table-cell table:style-name="ce37"/>
          <table:covered-table-cell table:number-columns-repeated="2" table:style-name="ce46"/>
          <table:covered-table-cell table:style-name="ce53"/>
          <table:table-cell table:style-name="ce28" office:value-type="string" calcext:value-type="string" table:number-columns-spanned="5" table:number-rows-spanned="1">
            <text:p>ALTO-HopsCount-PTT</text:p>
          </table:table-cell>
          <table:covered-table-cell table:style-name="ce37"/>
          <table:covered-table-cell table:number-columns-repeated="2" table:style-name="ce46"/>
          <table:covered-table-cell table:style-name="ce53"/>
          <table:table-cell table:number-columns-repeated="2"/>
          <table:table-cell table:style-name="ce99" table:number-columns-repeated="11"/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Iperf</text:p>
          </table:table-cell>
          <table:table-cell table:style-name="ce29" office:value-type="string" calcext:value-type="string" table:number-columns-spanned="2" table:number-rows-spanned="1">
            <text:p>ALTO</text:p>
          </table:table-cell>
          <table:covered-table-cell/>
          <table:table-cell table:style-name="ce20" office:value-type="string" calcext:value-type="string">
            <text:p>Delta-ALTO</text:p>
          </table:table-cell>
          <table:table-cell table:style-name="ce20" office:value-type="string" calcext:value-type="string">
            <text:p>Norm_Delta</text:p>
          </table:table-cell>
          <table:table-cell table:style-name="ce54" office:value-type="string" calcext:value-type="string">
            <text:p>% hits</text:p>
          </table:table-cell>
          <table:table-cell table:style-name="ce29" office:value-type="string" calcext:value-type="string" table:number-columns-spanned="2" table:number-rows-spanned="1">
            <text:p>ALTO</text:p>
          </table:table-cell>
          <table:covered-table-cell/>
          <table:table-cell table:style-name="ce20" office:value-type="string" calcext:value-type="string">
            <text:p>Delta-ALTO</text:p>
          </table:table-cell>
          <table:table-cell table:style-name="ce20" office:value-type="string" calcext:value-type="string">
            <text:p>Norm_Delta</text:p>
          </table:table-cell>
          <table:table-cell table:style-name="ce54" office:value-type="string" calcext:value-type="string">
            <text:p>% hits</text:p>
          </table:table-cell>
          <table:table-cell table:number-columns-repeated="2"/>
          <table:table-cell table:style-name="ce20" office:value-type="string" calcext:value-type="string">
            <text:p>Host</text:p>
          </table:table-cell>
          <table:table-cell table:style-name="ce78" office:value-type="string" calcext:value-type="string">
            <text:p>Min</text:p>
          </table:table-cell>
          <table:table-cell table:style-name="ce46"/>
          <table:table-cell table:style-name="ce46" office:value-type="string" calcext:value-type="string">
            <text:p>1Q</text:p>
          </table:table-cell>
          <table:table-cell table:style-name="ce46"/>
          <table:table-cell table:style-name="ce46" office:value-type="string" calcext:value-type="string">
            <text:p>Mediun</text:p>
          </table:table-cell>
          <table:table-cell table:style-name="ce46"/>
          <table:table-cell table:style-name="ce46" office:value-type="string" calcext:value-type="string">
            <text:p>3Q</text:p>
          </table:table-cell>
          <table:table-cell table:style-name="ce46"/>
          <table:table-cell table:style-name="ce46" office:value-type="string" calcext:value-type="string">
            <text:p>Max</text:p>
          </table:table-cell>
          <table:table-cell table:style-name="ce46"/>
          <table:table-cell table:style-name="ce46" office:value-type="string" calcext:value-type="string">
            <text:p>Delta-ALTO</text:p>
          </table:table-cell>
          <table:table-cell table:style-name="ce46" office:value-type="string" calcext:value-type="string">
            <text:p>Norm_Delta</text:p>
          </table:table-cell>
          <table:table-cell table:style-name="ce46"/>
          <table:table-cell table:style-name="ce90" office:value-type="string" calcext:value-type="string">
            <text:p>STDEV.P</text:p>
          </table:table-cell>
          <table:table-cell table:style-name="ce90"/>
          <table:table-cell table:style-name="ce53" office:value-type="string" calcext:value-type="string">
            <text:p>% hits</text:p>
          </table:table-cell>
          <table:table-cell table:style-name="ce78" office:value-type="string" calcext:value-type="string">
            <text:p>Min</text:p>
          </table:table-cell>
          <table:table-cell table:style-name="ce46"/>
          <table:table-cell table:style-name="ce46" office:value-type="string" calcext:value-type="string">
            <text:p>1Q</text:p>
          </table:table-cell>
          <table:table-cell table:style-name="ce46"/>
          <table:table-cell table:style-name="ce46" office:value-type="string" calcext:value-type="string">
            <text:p>Mediun</text:p>
          </table:table-cell>
          <table:table-cell table:style-name="ce46"/>
          <table:table-cell table:style-name="ce46" office:value-type="string" calcext:value-type="string">
            <text:p>3Q</text:p>
          </table:table-cell>
          <table:table-cell table:style-name="ce46"/>
          <table:table-cell table:style-name="ce46" office:value-type="string" calcext:value-type="string">
            <text:p>Max</text:p>
          </table:table-cell>
          <table:table-cell table:style-name="ce46"/>
          <table:table-cell table:style-name="ce46" office:value-type="string" calcext:value-type="string">
            <text:p>Delta-ALTO</text:p>
          </table:table-cell>
          <table:table-cell table:style-name="ce46" office:value-type="string" calcext:value-type="string">
            <text:p>Norm_Delta</text:p>
          </table:table-cell>
          <table:table-cell table:style-name="ce46"/>
          <table:table-cell table:style-name="ce90" office:value-type="string" calcext:value-type="string">
            <text:p>STDEV.P</text:p>
          </table:table-cell>
          <table:table-cell table:style-name="ce90"/>
          <table:table-cell table:style-name="ce53" office:value-type="string" calcext:value-type="string">
            <text:p>% hits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float" office:value="513.5" calcext:value-type="float">
            <text:p>513.5</text:p>
          </table:table-cell>
          <table:table-cell table:style-name="ce96" office:value-type="float" office:value="376" calcext:value-type="float">
            <text:p>376.0</text:p>
          </table:table-cell>
          <table:table-cell table:style-name="ce98" table:formula="of:=RANK([.D3];[.$D$3:.$D$11])" office:value-type="float" office:value="3" calcext:value-type="float">
            <text:p>3</text:p>
          </table:table-cell>
          <table:table-cell table:style-name="ce30" office:value-type="string" calcext:value-type="string">
            <text:p>AS2</text:p>
          </table:table-cell>
          <table:table-cell table:style-name="ce40" office:value-type="float" office:value="2" calcext:value-type="float">
            <text:p>2</text:p>
          </table:table-cell>
          <table:table-cell table:style-name="ce19" table:formula="of:=[.$D$3]-[.D3]" office:value-type="float" office:value="0" calcext:value-type="float">
            <text:p>0</text:p>
          </table:table-cell>
          <table:table-cell table:style-name="ce49" table:formula="of:=[.H3]/[.$D$3]" office:value-type="float" office:value="0" calcext:value-type="float">
            <text:p>0</text:p>
          </table:table-cell>
          <table:table-cell table:style-name="ce61" table:formula="of:=IF([.H3]&lt;0;0;1)" office:value-type="float" office:value="1" calcext:value-type="float">
            <text:p>1</text:p>
          </table:table-cell>
          <table:table-cell table:style-name="ce67" office:value-type="string" calcext:value-type="string">
            <text:p>AS2</text:p>
          </table:table-cell>
          <table:table-cell table:style-name="ce76" office:value-type="float" office:value="0" calcext:value-type="float">
            <text:p>0</text:p>
          </table:table-cell>
          <table:table-cell table:style-name="ce19" table:formula="of:=[.$D$3]-[.D3]" office:value-type="float" office:value="0" calcext:value-type="float">
            <text:p>0</text:p>
          </table:table-cell>
          <table:table-cell table:style-name="ce49" table:formula="of:=[.M3]/[.$D$3]" office:value-type="float" office:value="0" calcext:value-type="float">
            <text:p>0</text:p>
          </table:table-cell>
          <table:table-cell table:style-name="ce61" table:formula="of:=IF([.M3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3]" office:value-type="string" office:string-value="h1" calcext:value-type="string">
            <text:p>h1</text:p>
          </table:table-cell>
          <table:table-cell table:style-name="ce79" table:formula="of:=QUARTILE([.$I$3:.$I$11];0)" office:value-type="float" office:value="-0.0718085106382979" calcext:value-type="float">
            <text:p>-0.07</text:p>
          </table:table-cell>
          <table:table-cell table:style-name="ce19" table:formula="of:=[.S3]*100" office:value-type="float" office:value="-7.18085106382979" calcext:value-type="float">
            <text:p>-7.1808510638</text:p>
          </table:table-cell>
          <table:table-cell table:style-name="ce82" table:formula="of:=QUARTILE([.$I$3:.$I$11];1)" office:value-type="float" office:value="0" calcext:value-type="float">
            <text:p>0.00</text:p>
          </table:table-cell>
          <table:table-cell table:style-name="ce19" table:formula="of:=[.U3]*100" office:value-type="float" office:value="0" calcext:value-type="float">
            <text:p>0</text:p>
          </table:table-cell>
          <table:table-cell table:style-name="ce82" table:formula="of:=QUARTILE([.$I$3:.$I$11];2)" office:value-type="float" office:value="0.0688164893617021" calcext:value-type="float">
            <text:p>0.07</text:p>
          </table:table-cell>
          <table:table-cell table:style-name="ce19" table:formula="of:=[.W3]*100" office:value-type="float" office:value="6.88164893617021" calcext:value-type="float">
            <text:p>6.8816489362</text:p>
          </table:table-cell>
          <table:table-cell table:style-name="ce82" table:formula="of:=QUARTILE([.$I$3:.$I$11];3)" office:value-type="float" office:value="0.172207446808511" calcext:value-type="float">
            <text:p>0.17</text:p>
          </table:table-cell>
          <table:table-cell table:style-name="ce19" table:formula="of:=[.Y3]*100" office:value-type="float" office:value="17.2207446808511" calcext:value-type="float">
            <text:p>17.2207446809</text:p>
          </table:table-cell>
          <table:table-cell table:style-name="ce82" table:formula="of:=QUARTILE([.$I$3:.$I$11];4)" office:value-type="float" office:value="0.206449468085106" calcext:value-type="float">
            <text:p>0.21</text:p>
          </table:table-cell>
          <table:table-cell table:style-name="ce19" table:formula="of:=[.AA3]*100" office:value-type="float" office:value="20.6449468085106" calcext:value-type="float">
            <text:p>20.6449468085</text:p>
          </table:table-cell>
          <table:table-cell table:style-name="ce86" table:formula="of:=[.H12]" office:value-type="float" office:value="28.8333333333333" calcext:value-type="float">
            <text:p>28.83</text:p>
          </table:table-cell>
          <table:table-cell table:style-name="ce86" table:formula="of:=[.I12]" office:value-type="float" office:value="0.0766843971631206" calcext:value-type="float">
            <text:p>0.08</text:p>
          </table:table-cell>
          <table:table-cell table:style-name="ce86" table:formula="of:=[.AD3]*100" office:value-type="float" office:value="7.66843971631206" calcext:value-type="float">
            <text:p>7.67</text:p>
          </table:table-cell>
          <table:table-cell table:style-name="ce91" table:formula="of:=COM.MICROSOFT.STDEV.P([.I3:.I11])" office:value-type="float" office:value="0.0952934290729992" calcext:value-type="float">
            <text:p>0.10</text:p>
          </table:table-cell>
          <table:table-cell table:style-name="ce86" table:formula="of:=[.AF3]*100" office:value-type="float" office:value="9.52934290729992" calcext:value-type="float">
            <text:p>9.53</text:p>
          </table:table-cell>
          <table:table-cell table:style-name="ce92" table:formula="of:=[.J12]" office:value-type="float" office:value="0.777777777777778" calcext:value-type="float">
            <text:p>0.78</text:p>
          </table:table-cell>
          <table:table-cell table:style-name="ce79" table:formula="of:=QUARTILE([.$N$3:.$N$11];0)" office:value-type="float" office:value="-0.0718085106382979" calcext:value-type="float">
            <text:p>-0.07</text:p>
          </table:table-cell>
          <table:table-cell table:style-name="ce19" table:formula="of:=[.AI3]*100" office:value-type="float" office:value="-7.18085106382979" calcext:value-type="float">
            <text:p>-7.1808510638</text:p>
          </table:table-cell>
          <table:table-cell table:style-name="ce82" table:formula="of:=QUARTILE([.$N$3:.$N$11];1)" office:value-type="float" office:value="0" calcext:value-type="float">
            <text:p>0.00</text:p>
          </table:table-cell>
          <table:table-cell table:style-name="ce19" table:formula="of:=[.AK3]*100" office:value-type="float" office:value="0" calcext:value-type="float">
            <text:p>0</text:p>
          </table:table-cell>
          <table:table-cell table:style-name="ce82" table:formula="of:=QUARTILE([.$N$3:.$N$11];2)" office:value-type="float" office:value="0.0688164893617021" calcext:value-type="float">
            <text:p>0.07</text:p>
          </table:table-cell>
          <table:table-cell table:style-name="ce19" table:formula="of:=[.AM3]*100" office:value-type="float" office:value="6.88164893617021" calcext:value-type="float">
            <text:p>6.8816489362</text:p>
          </table:table-cell>
          <table:table-cell table:style-name="ce82" table:formula="of:=QUARTILE([.$N$3:.$N$11];3)" office:value-type="float" office:value="0.172207446808511" calcext:value-type="float">
            <text:p>0.17</text:p>
          </table:table-cell>
          <table:table-cell table:style-name="ce19" table:formula="of:=[.AO3]*100" office:value-type="float" office:value="17.2207446808511" calcext:value-type="float">
            <text:p>17.2207446809</text:p>
          </table:table-cell>
          <table:table-cell table:style-name="ce82" table:formula="of:=QUARTILE([.$N$3:.$N$11];4)" office:value-type="float" office:value="0.206449468085106" calcext:value-type="float">
            <text:p>0.21</text:p>
          </table:table-cell>
          <table:table-cell table:style-name="ce19" table:formula="of:=[.AQ3]*100" office:value-type="float" office:value="20.6449468085106" calcext:value-type="float">
            <text:p>20.6449468085</text:p>
          </table:table-cell>
          <table:table-cell table:style-name="ce86" table:formula="of:=[.M12]" office:value-type="float" office:value="28.8333333333333" calcext:value-type="float">
            <text:p>28.83</text:p>
          </table:table-cell>
          <table:table-cell table:style-name="ce86" table:formula="of:=[.N12]" office:value-type="float" office:value="0.0766843971631206" calcext:value-type="float">
            <text:p>0.08</text:p>
          </table:table-cell>
          <table:table-cell table:style-name="ce86" table:formula="of:=[.AT3]*100" office:value-type="float" office:value="7.66843971631206" calcext:value-type="float">
            <text:p>7.67</text:p>
          </table:table-cell>
          <table:table-cell table:style-name="ce91" table:formula="of:=COM.MICROSOFT.STDEV.P([.N3:.N11])" office:value-type="float" office:value="0.0952934290729992" calcext:value-type="float">
            <text:p>0.10</text:p>
          </table:table-cell>
          <table:table-cell table:style-name="ce86" table:formula="of:=[.AV3]*100" office:value-type="float" office:value="9.52934290729992" calcext:value-type="float">
            <text:p>9.53</text:p>
          </table:table-cell>
          <table:table-cell table:style-name="ce92" table:formula="of:=[.O12]" office:value-type="float" office:value="0.7777777777777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3</text:p>
          </table:table-cell>
          <table:table-cell office:value-type="float" office:value="599.75" calcext:value-type="float">
            <text:p>599.75</text:p>
          </table:table-cell>
          <table:table-cell table:style-name="ce96" office:value-type="float" office:value="403" calcext:value-type="float">
            <text:p>403.0</text:p>
          </table:table-cell>
          <table:table-cell table:style-name="ce98" table:formula="of:=RANK([.D4];[.$D$3:.$D$11])" office:value-type="float" office:value="1" calcext:value-type="float">
            <text:p>1</text:p>
          </table:table-cell>
          <table:table-cell table:style-name="ce31"/>
          <table:table-cell table:style-name="ce41"/>
          <table:table-cell table:style-name="ce19" table:formula="of:=[.$D$3]-[.D4]" office:value-type="float" office:value="-27" calcext:value-type="float">
            <text:p>-27</text:p>
          </table:table-cell>
          <table:table-cell table:style-name="ce49" table:formula="of:=[.H4]/[.$D$3]" office:value-type="float" office:value="-0.0718085106382979" calcext:value-type="float">
            <text:p>-0.0718085106</text:p>
          </table:table-cell>
          <table:table-cell table:style-name="ce61" table:formula="of:=IF([.H4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style-name="ce19" table:formula="of:=[.$D$3]-[.D4]" office:value-type="float" office:value="-27" calcext:value-type="float">
            <text:p>-27</text:p>
          </table:table-cell>
          <table:table-cell table:style-name="ce49" table:formula="of:=[.M4]/[.$D$3]" office:value-type="float" office:value="-0.0718085106382979" calcext:value-type="float">
            <text:p>-0.0718085106</text:p>
          </table:table-cell>
          <table:table-cell table:style-name="ce61" table:formula="of:=IF([.M4]&lt;0;0;1)" office:value-type="float" office:value="0" calcext:value-type="float">
            <text:p>0</text:p>
          </table:table-cell>
          <table:table-cell table:number-columns-repeated="2"/>
          <table:table-cell table:style-name="ce19" table:formula="of:=[.$A$13]" office:value-type="string" office:string-value="h2" calcext:value-type="string">
            <text:p>h2</text:p>
          </table:table-cell>
          <table:table-cell table:style-name="ce79" table:formula="of:=QUARTILE([.$I$13:.$I$21];0)" office:value-type="float" office:value="-0.0348304307974335" calcext:value-type="float">
            <text:p>-0.03</text:p>
          </table:table-cell>
          <table:table-cell table:style-name="ce19" table:formula="of:=[.S4]*100" office:value-type="float" office:value="-3.48304307974335" calcext:value-type="float">
            <text:p>-3.4830430797</text:p>
          </table:table-cell>
          <table:table-cell table:style-name="ce82" table:formula="of:=QUARTILE([.$I$13:.$I$21];1)" office:value-type="float" office:value="0.103880232202872" calcext:value-type="float">
            <text:p>0.10</text:p>
          </table:table-cell>
          <table:table-cell table:style-name="ce19" table:formula="of:=[.U4]*100" office:value-type="float" office:value="10.3880232202872" calcext:value-type="float">
            <text:p>10.3880232203</text:p>
          </table:table-cell>
          <table:table-cell table:style-name="ce82" table:formula="of:=QUARTILE([.$I$13:.$I$21];2)" office:value-type="float" office:value="0.198900091659028" calcext:value-type="float">
            <text:p>0.20</text:p>
          </table:table-cell>
          <table:table-cell table:style-name="ce19" table:formula="of:=[.W4]*100" office:value-type="float" office:value="19.8900091659028" calcext:value-type="float">
            <text:p>19.8900091659</text:p>
          </table:table-cell>
          <table:table-cell table:style-name="ce82" table:formula="of:=QUARTILE([.$I$13:.$I$21];3)" office:value-type="float" office:value="0.212648945921173" calcext:value-type="float">
            <text:p>0.21</text:p>
          </table:table-cell>
          <table:table-cell table:style-name="ce19" table:formula="of:=[.Y4]*100" office:value-type="float" office:value="21.2648945921173" calcext:value-type="float">
            <text:p>21.2648945921</text:p>
          </table:table-cell>
          <table:table-cell table:style-name="ce82" table:formula="of:=QUARTILE([.$I$13:.$I$21];4)" office:value-type="float" office:value="0.296975252062328" calcext:value-type="float">
            <text:p>0.30</text:p>
          </table:table-cell>
          <table:table-cell table:style-name="ce19" table:formula="of:=[.AA4]*100" office:value-type="float" office:value="29.6975252062328" calcext:value-type="float">
            <text:p>29.6975252062</text:p>
          </table:table-cell>
          <table:table-cell table:style-name="ce87" table:formula="of:=[.H22]" office:value-type="float" office:value="60.625" calcext:value-type="float">
            <text:p>60.63</text:p>
          </table:table-cell>
          <table:table-cell table:style-name="ce87" table:formula="of:=[.I22]" office:value-type="float" office:value="0.14818209593645" calcext:value-type="float">
            <text:p>0.15</text:p>
          </table:table-cell>
          <table:table-cell table:style-name="ce86" table:formula="of:=[.AD4]*100" office:value-type="float" office:value="14.818209593645" calcext:value-type="float">
            <text:p>14.82</text:p>
          </table:table-cell>
          <table:table-cell table:style-name="ce91" table:formula="of:=COM.MICROSOFT.STDEV.P([.I13:.I21])" office:value-type="float" office:value="0.105526141600203" calcext:value-type="float">
            <text:p>0.11</text:p>
          </table:table-cell>
          <table:table-cell table:style-name="ce86" table:formula="of:=[.AF4]*100" office:value-type="float" office:value="10.5526141600203" calcext:value-type="float">
            <text:p>10.55</text:p>
          </table:table-cell>
          <table:table-cell table:style-name="ce93" table:formula="of:=[.J22]" office:value-type="float" office:value="0.888888888888889" calcext:value-type="float">
            <text:p>0.89</text:p>
          </table:table-cell>
          <table:table-cell table:style-name="ce79" table:formula="of:=QUARTILE([.$N$13:.$N$21];0)" office:value-type="float" office:value="-0.0348304307974335" calcext:value-type="float">
            <text:p>-0.03</text:p>
          </table:table-cell>
          <table:table-cell table:style-name="ce19" table:formula="of:=[.AI4]*100" office:value-type="float" office:value="-3.48304307974335" calcext:value-type="float">
            <text:p>-3.4830430797</text:p>
          </table:table-cell>
          <table:table-cell table:style-name="ce82" table:formula="of:=QUARTILE([.$N$13:.$N$21];1)" office:value-type="float" office:value="0.103880232202872" calcext:value-type="float">
            <text:p>0.10</text:p>
          </table:table-cell>
          <table:table-cell table:style-name="ce19" table:formula="of:=[.AK4]*100" office:value-type="float" office:value="10.3880232202872" calcext:value-type="float">
            <text:p>10.3880232203</text:p>
          </table:table-cell>
          <table:table-cell table:style-name="ce82" table:formula="of:=QUARTILE([.$N$13:.$N$21];2)" office:value-type="float" office:value="0.198900091659028" calcext:value-type="float">
            <text:p>0.20</text:p>
          </table:table-cell>
          <table:table-cell table:style-name="ce19" table:formula="of:=[.AM4]*100" office:value-type="float" office:value="19.8900091659028" calcext:value-type="float">
            <text:p>19.8900091659</text:p>
          </table:table-cell>
          <table:table-cell table:style-name="ce82" table:formula="of:=QUARTILE([.$N$13:.$N$21];3)" office:value-type="float" office:value="0.212648945921173" calcext:value-type="float">
            <text:p>0.21</text:p>
          </table:table-cell>
          <table:table-cell table:style-name="ce19" table:formula="of:=[.AO4]*100" office:value-type="float" office:value="21.2648945921173" calcext:value-type="float">
            <text:p>21.2648945921</text:p>
          </table:table-cell>
          <table:table-cell table:style-name="ce82" table:formula="of:=QUARTILE([.$N$13:.$N$21];4)" office:value-type="float" office:value="0.296975252062328" calcext:value-type="float">
            <text:p>0.30</text:p>
          </table:table-cell>
          <table:table-cell table:style-name="ce19" table:formula="of:=[.AQ4]*100" office:value-type="float" office:value="29.6975252062328" calcext:value-type="float">
            <text:p>29.6975252062</text:p>
          </table:table-cell>
          <table:table-cell table:style-name="ce87" table:formula="of:=[.M22]" office:value-type="float" office:value="60.625" calcext:value-type="float">
            <text:p>60.63</text:p>
          </table:table-cell>
          <table:table-cell table:style-name="ce87" table:formula="of:=[.N22]" office:value-type="float" office:value="0.14818209593645" calcext:value-type="float">
            <text:p>0.15</text:p>
          </table:table-cell>
          <table:table-cell table:style-name="ce86" table:formula="of:=[.AT4]*100" office:value-type="float" office:value="14.818209593645" calcext:value-type="float">
            <text:p>14.82</text:p>
          </table:table-cell>
          <table:table-cell table:style-name="ce91" table:formula="of:=COM.MICROSOFT.STDEV.P([.N13:.N21])" office:value-type="float" office:value="0.105526141600203" calcext:value-type="float">
            <text:p>0.11</text:p>
          </table:table-cell>
          <table:table-cell table:style-name="ce86" table:formula="of:=[.AV4]*100" office:value-type="float" office:value="10.5526141600203" calcext:value-type="float">
            <text:p>10.55</text:p>
          </table:table-cell>
          <table:table-cell table:style-name="ce93" table:formula="of:=[.O22]" office:value-type="float" office:value="0.8888888888888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4</text:p>
          </table:table-cell>
          <table:table-cell office:value-type="float" office:value="508.375" calcext:value-type="float">
            <text:p>508.375</text:p>
          </table:table-cell>
          <table:table-cell table:style-name="ce96" office:value-type="float" office:value="364" calcext:value-type="float">
            <text:p>364.0</text:p>
          </table:table-cell>
          <table:table-cell table:formula="of:=RANK([.D5];[.$D$3:.$D$11])" office:value-type="float" office:value="4" calcext:value-type="float">
            <text:p>4</text:p>
          </table:table-cell>
          <table:table-cell table:style-name="ce31"/>
          <table:table-cell table:style-name="ce41"/>
          <table:table-cell table:style-name="ce19" table:formula="of:=[.$D$3]-[.D5]" office:value-type="float" office:value="12" calcext:value-type="float">
            <text:p>12</text:p>
          </table:table-cell>
          <table:table-cell table:style-name="ce49" table:formula="of:=[.H5]/[.$D$3]" office:value-type="float" office:value="0.0319148936170213" calcext:value-type="float">
            <text:p>0.0319148936</text:p>
          </table:table-cell>
          <table:table-cell table:style-name="ce61" table:formula="of:=IF([.H5]&lt;0;0;1)" office:value-type="float" office:value="1" calcext:value-type="float">
            <text:p>1</text:p>
          </table:table-cell>
          <table:table-cell table:style-name="ce31"/>
          <table:table-cell table:style-name="ce41"/>
          <table:table-cell table:style-name="ce19" table:formula="of:=[.$D$3]-[.D5]" office:value-type="float" office:value="12" calcext:value-type="float">
            <text:p>12</text:p>
          </table:table-cell>
          <table:table-cell table:style-name="ce49" table:formula="of:=[.M5]/[.$D$3]" office:value-type="float" office:value="0.0319148936170213" calcext:value-type="float">
            <text:p>0.0319148936</text:p>
          </table:table-cell>
          <table:table-cell table:style-name="ce61" table:formula="of:=IF([.M5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23]" office:value-type="string" office:string-value="h3" calcext:value-type="string">
            <text:p>h3</text:p>
          </table:table-cell>
          <table:table-cell table:style-name="ce79" table:formula="of:=QUARTILE([.$I$23:.$I$31];0)" office:value-type="float" office:value="-0.107178968655207" calcext:value-type="float">
            <text:p>-0.11</text:p>
          </table:table-cell>
          <table:table-cell table:style-name="ce19" table:formula="of:=[.S5]*100" office:value-type="float" office:value="-10.7178968655207" calcext:value-type="float">
            <text:p>-10.7178968655</text:p>
          </table:table-cell>
          <table:table-cell table:style-name="ce82" table:formula="of:=QUARTILE([.$I$23:.$I$31];1)" office:value-type="float" office:value="-0.00134816312773846" calcext:value-type="float">
            <text:p>0.00</text:p>
          </table:table-cell>
          <table:table-cell table:style-name="ce19" table:formula="of:=[.U5]*100" office:value-type="float" office:value="-0.134816312773846" calcext:value-type="float">
            <text:p>-0.1348163128</text:p>
          </table:table-cell>
          <table:table-cell table:style-name="ce82" table:formula="of:=QUARTILE([.$I$23:.$I$31];2)" office:value-type="float" office:value="0.0596562184024267" calcext:value-type="float">
            <text:p>0.06</text:p>
          </table:table-cell>
          <table:table-cell table:style-name="ce19" table:formula="of:=[.W5]*100" office:value-type="float" office:value="5.96562184024267" calcext:value-type="float">
            <text:p>5.9656218402</text:p>
          </table:table-cell>
          <table:table-cell table:style-name="ce82" table:formula="of:=QUARTILE([.$I$23:.$I$31];3)" office:value-type="float" office:value="0.066397034041119" calcext:value-type="float">
            <text:p>0.07</text:p>
          </table:table-cell>
          <table:table-cell table:style-name="ce19" table:formula="of:=[.Y5]*100" office:value-type="float" office:value="6.6397034041119" calcext:value-type="float">
            <text:p>6.6397034041</text:p>
          </table:table-cell>
          <table:table-cell table:style-name="ce82" table:formula="of:=QUARTILE([.$I$23:.$I$31];4)" office:value-type="float" office:value="0.215032018874284" calcext:value-type="float">
            <text:p>0.22</text:p>
          </table:table-cell>
          <table:table-cell table:style-name="ce19" table:formula="of:=[.AA5]*100" office:value-type="float" office:value="21.5032018874284" calcext:value-type="float">
            <text:p>21.5032018874</text:p>
          </table:table-cell>
          <table:table-cell table:style-name="ce86" table:formula="of:=[.H32]" office:value-type="float" office:value="15.8611111111111" calcext:value-type="float">
            <text:p>15.86</text:p>
          </table:table-cell>
          <table:table-cell table:style-name="ce86" table:formula="of:=[.I32]" office:value-type="float" office:value="0.0427667303299255" calcext:value-type="float">
            <text:p>0.04</text:p>
          </table:table-cell>
          <table:table-cell table:style-name="ce86" table:formula="of:=[.AD5]*100" office:value-type="float" office:value="4.27667303299255" calcext:value-type="float">
            <text:p>4.28</text:p>
          </table:table-cell>
          <table:table-cell table:style-name="ce91" table:formula="of:=COM.MICROSOFT.STDEV.P([.I23:.I31])" office:value-type="float" office:value="0.0955447631006033" calcext:value-type="float">
            <text:p>0.10</text:p>
          </table:table-cell>
          <table:table-cell table:style-name="ce86" table:formula="of:=[.AF5]*100" office:value-type="float" office:value="9.55447631006033" calcext:value-type="float">
            <text:p>9.55</text:p>
          </table:table-cell>
          <table:table-cell table:style-name="ce92" table:formula="of:=[.J32]" office:value-type="float" office:value="0.666666666666667" calcext:value-type="float">
            <text:p>0.67</text:p>
          </table:table-cell>
          <table:table-cell table:style-name="ce79" table:formula="of:=QUARTILE([.$N$23:.$N$31];0)" office:value-type="float" office:value="-0.038570976920645" calcext:value-type="float">
            <text:p>-0.04</text:p>
          </table:table-cell>
          <table:table-cell table:style-name="ce19" table:formula="of:=[.AI5]*100" office:value-type="float" office:value="-3.8570976920645" calcext:value-type="float">
            <text:p>-3.8570976921</text:p>
          </table:table-cell>
          <table:table-cell table:style-name="ce82" table:formula="of:=QUARTILE([.$N$23:.$N$31];1)" office:value-type="float" office:value="0.0607018653177363" calcext:value-type="float">
            <text:p>0.06</text:p>
          </table:table-cell>
          <table:table-cell table:style-name="ce19" table:formula="of:=[.AK5]*100" office:value-type="float" office:value="6.07018653177363" calcext:value-type="float">
            <text:p>6.0701865318</text:p>
          </table:table-cell>
          <table:table-cell table:style-name="ce82" table:formula="of:=QUARTILE([.$N$23:.$N$31];2)" office:value-type="float" office:value="0.117926019601644" calcext:value-type="float">
            <text:p>0.12</text:p>
          </table:table-cell>
          <table:table-cell table:style-name="ce19" table:formula="of:=[.AM5]*100" office:value-type="float" office:value="11.7926019601644" calcext:value-type="float">
            <text:p>11.7926019602</text:p>
          </table:table-cell>
          <table:table-cell table:style-name="ce82" table:formula="of:=QUARTILE([.$N$23:.$N$31];3)" office:value-type="float" office:value="0.124249130572242" calcext:value-type="float">
            <text:p>0.12</text:p>
          </table:table-cell>
          <table:table-cell table:style-name="ce19" table:formula="of:=[.AO5]*100" office:value-type="float" office:value="12.4249130572242" calcext:value-type="float">
            <text:p>12.4249130572</text:p>
          </table:table-cell>
          <table:table-cell table:style-name="ce82" table:formula="of:=QUARTILE([.$N$23:.$N$31];4)" office:value-type="float" office:value="0.263673727473917" calcext:value-type="float">
            <text:p>0.26</text:p>
          </table:table-cell>
          <table:table-cell table:style-name="ce19" table:formula="of:=[.AQ5]*100" office:value-type="float" office:value="26.3673727473917" calcext:value-type="float">
            <text:p>26.3673727474</text:p>
          </table:table-cell>
          <table:table-cell table:style-name="ce86" table:formula="of:=[.M32]" office:value-type="float" office:value="40.3611111111111" calcext:value-type="float">
            <text:p>40.36</text:p>
          </table:table-cell>
          <table:table-cell table:style-name="ce86" table:formula="of:=[.N32]" office:value-type="float" office:value="0.102083113780869" calcext:value-type="float">
            <text:p>0.10</text:p>
          </table:table-cell>
          <table:table-cell table:style-name="ce86" table:formula="of:=[.AT5]*100" office:value-type="float" office:value="10.2083113780869" calcext:value-type="float">
            <text:p>10.21</text:p>
          </table:table-cell>
          <table:table-cell table:style-name="ce91" table:formula="of:=COM.MICROSOFT.STDEV.P([.N23:.N31])" office:value-type="float" office:value="0.0896241897311065" calcext:value-type="float">
            <text:p>0.09</text:p>
          </table:table-cell>
          <table:table-cell table:style-name="ce86" table:formula="of:=[.AV5]*100" office:value-type="float" office:value="8.96241897311065" calcext:value-type="float">
            <text:p>8.96</text:p>
          </table:table-cell>
          <table:table-cell table:style-name="ce92" table:formula="of:=[.O32]" office:value-type="float" office:value="0.8888888888888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5</text:p>
          </table:table-cell>
          <table:table-cell office:value-type="float" office:value="541.375" calcext:value-type="float">
            <text:p>541.375</text:p>
          </table:table-cell>
          <table:table-cell table:style-name="ce96" office:value-type="float" office:value="387.75" calcext:value-type="float">
            <text:p>387.8</text:p>
          </table:table-cell>
          <table:table-cell table:formula="of:=RANK([.D6];[.$D$3:.$D$11])" office:value-type="float" office:value="2" calcext:value-type="float">
            <text:p>2</text:p>
          </table:table-cell>
          <table:table-cell table:style-name="ce32"/>
          <table:table-cell table:style-name="ce42"/>
          <table:table-cell table:style-name="ce19" table:formula="of:=[.$D$3]-[.D6]" office:value-type="float" office:value="-11.75" calcext:value-type="float">
            <text:p>-11.75</text:p>
          </table:table-cell>
          <table:table-cell table:style-name="ce49" table:formula="of:=[.H6]/[.$D$3]" office:value-type="float" office:value="-0.03125" calcext:value-type="float">
            <text:p>-0.03125</text:p>
          </table:table-cell>
          <table:table-cell table:style-name="ce61" table:formula="of:=IF([.H6]&lt;0;0;1)" office:value-type="float" office:value="0" calcext:value-type="float">
            <text:p>0</text:p>
          </table:table-cell>
          <table:table-cell table:style-name="ce32"/>
          <table:table-cell table:style-name="ce42"/>
          <table:table-cell table:style-name="ce19" table:formula="of:=[.$D$3]-[.D6]" office:value-type="float" office:value="-11.75" calcext:value-type="float">
            <text:p>-11.75</text:p>
          </table:table-cell>
          <table:table-cell table:style-name="ce49" table:formula="of:=[.M6]/[.$D$3]" office:value-type="float" office:value="-0.03125" calcext:value-type="float">
            <text:p>-0.03125</text:p>
          </table:table-cell>
          <table:table-cell table:style-name="ce61" table:formula="of:=IF([.M6]&lt;0;0;1)" office:value-type="float" office:value="0" calcext:value-type="float">
            <text:p>0</text:p>
          </table:table-cell>
          <table:table-cell table:number-columns-repeated="2"/>
          <table:table-cell table:style-name="ce19" table:formula="of:=[.$A$33]" office:value-type="string" office:string-value="h4" calcext:value-type="string">
            <text:p>h4</text:p>
          </table:table-cell>
          <table:table-cell table:style-name="ce79" table:formula="of:=QUARTILE([.$I$33:.$I$41];0)" office:value-type="float" office:value="-0.201852443308847" calcext:value-type="float">
            <text:p>-0.20</text:p>
          </table:table-cell>
          <table:table-cell table:style-name="ce19" table:formula="of:=[.S6]*100" office:value-type="float" office:value="-20.1852443308847" calcext:value-type="float">
            <text:p>-20.1852443309</text:p>
          </table:table-cell>
          <table:table-cell table:style-name="ce82" table:formula="of:=QUARTILE([.$I$33:.$I$41];1)" office:value-type="float" office:value="-0.00223570744171191" calcext:value-type="float">
            <text:p>0.00</text:p>
          </table:table-cell>
          <table:table-cell table:style-name="ce19" table:formula="of:=[.U6]*100" office:value-type="float" office:value="-0.223570744171191" calcext:value-type="float">
            <text:p>-0.2235707442</text:p>
          </table:table-cell>
          <table:table-cell table:style-name="ce82" table:formula="of:=QUARTILE([.$I$33:.$I$41];2)" office:value-type="float" office:value="0.0258703289683807" calcext:value-type="float">
            <text:p>0.03</text:p>
          </table:table-cell>
          <table:table-cell table:style-name="ce19" table:formula="of:=[.W6]*100" office:value-type="float" office:value="2.58703289683807" calcext:value-type="float">
            <text:p>2.5870328968</text:p>
          </table:table-cell>
          <table:table-cell table:style-name="ce82" table:formula="of:=QUARTILE([.$I$33:.$I$41];3)" office:value-type="float" office:value="0.0709038645800064" calcext:value-type="float">
            <text:p>0.07</text:p>
          </table:table-cell>
          <table:table-cell table:style-name="ce19" table:formula="of:=[.Y6]*100" office:value-type="float" office:value="7.09038645800064" calcext:value-type="float">
            <text:p>7.090386458</text:p>
          </table:table-cell>
          <table:table-cell table:style-name="ce82" table:formula="of:=QUARTILE([.$I$33:.$I$41];4)" office:value-type="float" office:value="0.236026828489301" calcext:value-type="float">
            <text:p>0.24</text:p>
          </table:table-cell>
          <table:table-cell table:style-name="ce19" table:formula="of:=[.AA6]*100" office:value-type="float" office:value="23.6026828489301" calcext:value-type="float">
            <text:p>23.6026828489</text:p>
          </table:table-cell>
          <table:table-cell table:style-name="ce86" table:formula="of:=[.H42]" office:value-type="float" office:value="9.44444444444444" calcext:value-type="float">
            <text:p>9.44</text:p>
          </table:table-cell>
          <table:table-cell table:style-name="ce86" table:formula="of:=[.I42]" office:value-type="float" office:value="0.0241314454026048" calcext:value-type="float">
            <text:p>0.02</text:p>
          </table:table-cell>
          <table:table-cell table:style-name="ce86" table:formula="of:=[.AD6]*100" office:value-type="float" office:value="2.41314454026048" calcext:value-type="float">
            <text:p>2.41</text:p>
          </table:table-cell>
          <table:table-cell table:style-name="ce91" table:formula="of:=COM.MICROSOFT.STDEV.P([.I33:.I41])" office:value-type="float" office:value="0.122327230786688" calcext:value-type="float">
            <text:p>0.12</text:p>
          </table:table-cell>
          <table:table-cell table:style-name="ce86" table:formula="of:=[.AF6]*100" office:value-type="float" office:value="12.2327230786688" calcext:value-type="float">
            <text:p>12.23</text:p>
          </table:table-cell>
          <table:table-cell table:style-name="ce92" table:formula="of:=[.J42]" office:value-type="float" office:value="0.666666666666667" calcext:value-type="float">
            <text:p>0.67</text:p>
          </table:table-cell>
          <table:table-cell table:style-name="ce79" table:formula="of:=QUARTILE([.$N$33:.$N$41];0)" office:value-type="float" office:value="-0.201852443308847" calcext:value-type="float">
            <text:p>-0.20</text:p>
          </table:table-cell>
          <table:table-cell table:style-name="ce19" table:formula="of:=[.AI6]*100" office:value-type="float" office:value="-20.1852443308847" calcext:value-type="float">
            <text:p>-20.1852443309</text:p>
          </table:table-cell>
          <table:table-cell table:style-name="ce82" table:formula="of:=QUARTILE([.$N$33:.$N$41];1)" office:value-type="float" office:value="-0.00223570744171191" calcext:value-type="float">
            <text:p>0.00</text:p>
          </table:table-cell>
          <table:table-cell table:style-name="ce19" table:formula="of:=[.AK6]*100" office:value-type="float" office:value="-0.223570744171191" calcext:value-type="float">
            <text:p>-0.2235707442</text:p>
          </table:table-cell>
          <table:table-cell table:style-name="ce82" table:formula="of:=QUARTILE([.$N$33:.$N$41];2)" office:value-type="float" office:value="0.0258703289683807" calcext:value-type="float">
            <text:p>0.03</text:p>
          </table:table-cell>
          <table:table-cell table:style-name="ce19" table:formula="of:=[.AM6]*100" office:value-type="float" office:value="2.58703289683807" calcext:value-type="float">
            <text:p>2.5870328968</text:p>
          </table:table-cell>
          <table:table-cell table:style-name="ce82" table:formula="of:=QUARTILE([.$N$33:.$N$41];3)" office:value-type="float" office:value="0.0709038645800064" calcext:value-type="float">
            <text:p>0.07</text:p>
          </table:table-cell>
          <table:table-cell table:style-name="ce19" table:formula="of:=[.AO6]*100" office:value-type="float" office:value="7.09038645800064" calcext:value-type="float">
            <text:p>7.090386458</text:p>
          </table:table-cell>
          <table:table-cell table:style-name="ce82" table:formula="of:=QUARTILE([.$N$33:.$N$41];4)" office:value-type="float" office:value="0.236026828489301" calcext:value-type="float">
            <text:p>0.24</text:p>
          </table:table-cell>
          <table:table-cell table:style-name="ce19" table:formula="of:=[.AQ6]*100" office:value-type="float" office:value="23.6026828489301" calcext:value-type="float">
            <text:p>23.6026828489</text:p>
          </table:table-cell>
          <table:table-cell table:style-name="ce86" table:formula="of:=[.M42]" office:value-type="float" office:value="9.44444444444444" calcext:value-type="float">
            <text:p>9.44</text:p>
          </table:table-cell>
          <table:table-cell table:style-name="ce86" table:formula="of:=[.N42]" office:value-type="float" office:value="0.0241314454026048" calcext:value-type="float">
            <text:p>0.02</text:p>
          </table:table-cell>
          <table:table-cell table:style-name="ce86" table:formula="of:=[.AT6]*100" office:value-type="float" office:value="2.41314454026048" calcext:value-type="float">
            <text:p>2.41</text:p>
          </table:table-cell>
          <table:table-cell table:style-name="ce91" table:formula="of:=COM.MICROSOFT.STDEV.P([.N33:.N41])" office:value-type="float" office:value="0.122327230786688" calcext:value-type="float">
            <text:p>0.12</text:p>
          </table:table-cell>
          <table:table-cell table:style-name="ce86" table:formula="of:=[.AV6]*100" office:value-type="float" office:value="12.2327230786688" calcext:value-type="float">
            <text:p>12.23</text:p>
          </table:table-cell>
          <table:table-cell table:style-name="ce92" table:formula="of:=[.O42]" office:value-type="float" office:value="0.6666666666666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6</text:p>
          </table:table-cell>
          <table:table-cell office:value-type="float" office:value="535.625" calcext:value-type="float">
            <text:p>535.625</text:p>
          </table:table-cell>
          <table:table-cell table:style-name="ce96" office:value-type="float" office:value="350.125" calcext:value-type="float">
            <text:p>350.1</text:p>
          </table:table-cell>
          <table:table-cell table:formula="of:=RANK([.D7];[.$D$3:.$D$11])" office:value-type="float" office:value="5" calcext:value-type="float">
            <text:p>5</text:p>
          </table:table-cell>
          <table:table-cell table:style-name="ce32"/>
          <table:table-cell table:style-name="ce42"/>
          <table:table-cell table:style-name="ce19" table:formula="of:=[.$D$3]-[.D7]" office:value-type="float" office:value="25.875" calcext:value-type="float">
            <text:p>25.875</text:p>
          </table:table-cell>
          <table:table-cell table:style-name="ce49" table:formula="of:=[.H7]/[.$D$3]" office:value-type="float" office:value="0.0688164893617021" calcext:value-type="float">
            <text:p>0.0688164894</text:p>
          </table:table-cell>
          <table:table-cell table:style-name="ce61" table:formula="of:=IF([.H7]&lt;0;0;1)" office:value-type="float" office:value="1" calcext:value-type="float">
            <text:p>1</text:p>
          </table:table-cell>
          <table:table-cell table:style-name="ce32"/>
          <table:table-cell table:style-name="ce42"/>
          <table:table-cell table:style-name="ce19" table:formula="of:=[.$D$3]-[.D7]" office:value-type="float" office:value="25.875" calcext:value-type="float">
            <text:p>25.875</text:p>
          </table:table-cell>
          <table:table-cell table:style-name="ce49" table:formula="of:=[.M7]/[.$D$3]" office:value-type="float" office:value="0.0688164893617021" calcext:value-type="float">
            <text:p>0.0688164894</text:p>
          </table:table-cell>
          <table:table-cell table:style-name="ce61" table:formula="of:=IF([.M7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43]" office:value-type="string" office:string-value="h5" calcext:value-type="string">
            <text:p>h5</text:p>
          </table:table-cell>
          <table:table-cell table:style-name="ce79" table:formula="of:=QUARTILE([.$I$43:.$I$51];0)" office:value-type="float" office:value="0" calcext:value-type="float">
            <text:p>0.00</text:p>
          </table:table-cell>
          <table:table-cell table:style-name="ce19" table:formula="of:=[.S7]*100" office:value-type="float" office:value="0" calcext:value-type="float">
            <text:p>0</text:p>
          </table:table-cell>
          <table:table-cell table:style-name="ce82" table:formula="of:=QUARTILE([.$I$43:.$I$51];1)" office:value-type="float" office:value="0.11195851128737" calcext:value-type="float">
            <text:p>0.11</text:p>
          </table:table-cell>
          <table:table-cell table:style-name="ce19" table:formula="of:=[.U7]*100" office:value-type="float" office:value="11.195851128737" calcext:value-type="float">
            <text:p>11.1958511287</text:p>
          </table:table-cell>
          <table:table-cell table:style-name="ce82" table:formula="of:=QUARTILE([.$I$43:.$I$51];2)" office:value-type="float" office:value="0.177242220866382" calcext:value-type="float">
            <text:p>0.18</text:p>
          </table:table-cell>
          <table:table-cell table:style-name="ce19" table:formula="of:=[.W7]*100" office:value-type="float" office:value="17.7242220866382" calcext:value-type="float">
            <text:p>17.7242220866</text:p>
          </table:table-cell>
          <table:table-cell table:style-name="ce82" table:formula="of:=QUARTILE([.$I$43:.$I$51];3)" office:value-type="float" office:value="0.187004270896888" calcext:value-type="float">
            <text:p>0.19</text:p>
          </table:table-cell>
          <table:table-cell table:style-name="ce19" table:formula="of:=[.Y7]*100" office:value-type="float" office:value="18.7004270896888" calcext:value-type="float">
            <text:p>18.7004270897</text:p>
          </table:table-cell>
          <table:table-cell table:style-name="ce82" table:formula="of:=QUARTILE([.$I$43:.$I$51];4)" office:value-type="float" office:value="0.265405735204393" calcext:value-type="float">
            <text:p>0.27</text:p>
          </table:table-cell>
          <table:table-cell table:style-name="ce19" table:formula="of:=[.AA7]*100" office:value-type="float" office:value="26.5405735204393" calcext:value-type="float">
            <text:p>26.5405735204</text:p>
          </table:table-cell>
          <table:table-cell table:style-name="ce87" table:formula="of:=[.H52]" office:value-type="float" office:value="60.7916666666667" calcext:value-type="float">
            <text:p>60.79</text:p>
          </table:table-cell>
          <table:table-cell table:style-name="ce87" table:formula="of:=[.I52]" office:value-type="float" office:value="0.148362822859467" calcext:value-type="float">
            <text:p>0.15</text:p>
          </table:table-cell>
          <table:table-cell table:style-name="ce86" table:formula="of:=[.AD7]*100" office:value-type="float" office:value="14.8362822859467" calcext:value-type="float">
            <text:p>14.84</text:p>
          </table:table-cell>
          <table:table-cell table:style-name="ce91" table:formula="of:=COM.MICROSOFT.STDEV.P([.I43:.I51])" office:value-type="float" office:value="0.0778871828953484" calcext:value-type="float">
            <text:p>0.08</text:p>
          </table:table-cell>
          <table:table-cell table:style-name="ce86" table:formula="of:=[.AF7]*100" office:value-type="float" office:value="7.78871828953484" calcext:value-type="float">
            <text:p>7.79</text:p>
          </table:table-cell>
          <table:table-cell table:style-name="ce93" table:formula="of:=[.J52]" office:value-type="float" office:value="1" calcext:value-type="float">
            <text:p>1.00</text:p>
          </table:table-cell>
          <table:table-cell table:style-name="ce79" table:formula="of:=QUARTILE([.$N$43:.$N$51];0)" office:value-type="float" office:value="-0.11195851128737" calcext:value-type="float">
            <text:p>-0.11</text:p>
          </table:table-cell>
          <table:table-cell table:style-name="ce19" table:formula="of:=[.AI7]*100" office:value-type="float" office:value="-11.195851128737" calcext:value-type="float">
            <text:p>-11.1958511287</text:p>
          </table:table-cell>
          <table:table-cell table:style-name="ce82" table:formula="of:=QUARTILE([.$N$43:.$N$51];1)" office:value-type="float" office:value="0" calcext:value-type="float">
            <text:p>0.00</text:p>
          </table:table-cell>
          <table:table-cell table:style-name="ce19" table:formula="of:=[.AK7]*100" office:value-type="float" office:value="0" calcext:value-type="float">
            <text:p>0</text:p>
          </table:table-cell>
          <table:table-cell table:style-name="ce82" table:formula="of:=QUARTILE([.$N$43:.$N$51];2)" office:value-type="float" office:value="0.0652837095790116" calcext:value-type="float">
            <text:p>0.07</text:p>
          </table:table-cell>
          <table:table-cell table:style-name="ce19" table:formula="of:=[.AM7]*100" office:value-type="float" office:value="6.52837095790116" calcext:value-type="float">
            <text:p>6.5283709579</text:p>
          </table:table-cell>
          <table:table-cell table:style-name="ce82" table:formula="of:=QUARTILE([.$N$43:.$N$51];3)" office:value-type="float" office:value="0.075045759609518" calcext:value-type="float">
            <text:p>0.08</text:p>
          </table:table-cell>
          <table:table-cell table:style-name="ce19" table:formula="of:=[.AO7]*100" office:value-type="float" office:value="7.5045759609518" calcext:value-type="float">
            <text:p>7.504575961</text:p>
          </table:table-cell>
          <table:table-cell table:style-name="ce82" table:formula="of:=QUARTILE([.$N$43:.$N$51];4)" office:value-type="float" office:value="0.153447223917023" calcext:value-type="float">
            <text:p>0.15</text:p>
          </table:table-cell>
          <table:table-cell table:style-name="ce19" table:formula="of:=[.AQ7]*100" office:value-type="float" office:value="15.3447223917023" calcext:value-type="float">
            <text:p>15.3447223917</text:p>
          </table:table-cell>
          <table:table-cell table:style-name="ce87" table:formula="of:=[.M52]" office:value-type="float" office:value="14.9166666666667" calcext:value-type="float">
            <text:p>14.92</text:p>
          </table:table-cell>
          <table:table-cell table:style-name="ce87" table:formula="of:=[.N52]" office:value-type="float" office:value="0.0364043115720968" calcext:value-type="float">
            <text:p>0.04</text:p>
          </table:table-cell>
          <table:table-cell table:style-name="ce86" table:formula="of:=[.AT7]*100" office:value-type="float" office:value="3.64043115720968" calcext:value-type="float">
            <text:p>3.64</text:p>
          </table:table-cell>
          <table:table-cell table:style-name="ce91" table:formula="of:=COM.MICROSOFT.STDEV.P([.N43:.N51])" office:value-type="float" office:value="0.0778871828953483" calcext:value-type="float">
            <text:p>0.08</text:p>
          </table:table-cell>
          <table:table-cell table:style-name="ce86" table:formula="of:=[.AV7]*100" office:value-type="float" office:value="7.78871828953483" calcext:value-type="float">
            <text:p>7.79</text:p>
          </table:table-cell>
          <table:table-cell table:style-name="ce93" table:formula="of:=[.O52]" office:value-type="float" office:value="0.7777777777777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7</text:p>
          </table:table-cell>
          <table:table-cell office:value-type="float" office:value="486.875" calcext:value-type="float">
            <text:p>486.875</text:p>
          </table:table-cell>
          <table:table-cell table:style-name="ce96" office:value-type="float" office:value="326.375" calcext:value-type="float">
            <text:p>326.4</text:p>
          </table:table-cell>
          <table:table-cell table:formula="of:=RANK([.D8];[.$D$3:.$D$11])" office:value-type="float" office:value="6" calcext:value-type="float">
            <text:p>6</text:p>
          </table:table-cell>
          <table:table-cell table:style-name="ce33"/>
          <table:table-cell table:style-name="ce43"/>
          <table:table-cell table:style-name="ce19" table:formula="of:=[.$D$3]-[.D8]" office:value-type="float" office:value="49.625" calcext:value-type="float">
            <text:p>49.625</text:p>
          </table:table-cell>
          <table:table-cell table:style-name="ce49" table:formula="of:=[.H8]/[.$D$3]" office:value-type="float" office:value="0.131981382978723" calcext:value-type="float">
            <text:p>0.131981383</text:p>
          </table:table-cell>
          <table:table-cell table:style-name="ce61" table:formula="of:=IF([.H8]&lt;0;0;1)" office:value-type="float" office:value="1" calcext:value-type="float">
            <text:p>1</text:p>
          </table:table-cell>
          <table:table-cell table:style-name="ce33"/>
          <table:table-cell table:style-name="ce43"/>
          <table:table-cell table:style-name="ce19" table:formula="of:=[.$D$3]-[.D8]" office:value-type="float" office:value="49.625" calcext:value-type="float">
            <text:p>49.625</text:p>
          </table:table-cell>
          <table:table-cell table:style-name="ce49" table:formula="of:=[.M8]/[.$D$3]" office:value-type="float" office:value="0.131981382978723" calcext:value-type="float">
            <text:p>0.131981383</text:p>
          </table:table-cell>
          <table:table-cell table:style-name="ce61" table:formula="of:=IF([.M8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53]" office:value-type="string" office:string-value="h6" calcext:value-type="string">
            <text:p>h6</text:p>
          </table:table-cell>
          <table:table-cell table:style-name="ce79" table:formula="of:=QUARTILE([.$I$53:.$I$61];0)" office:value-type="float" office:value="-0.223228346456693" calcext:value-type="float">
            <text:p>-0.22</text:p>
          </table:table-cell>
          <table:table-cell table:style-name="ce19" table:formula="of:=[.S8]*100" office:value-type="float" office:value="-22.3228346456693" calcext:value-type="float">
            <text:p>-22.3228346457</text:p>
          </table:table-cell>
          <table:table-cell table:style-name="ce82" table:formula="of:=QUARTILE([.$I$53:.$I$61];1)" office:value-type="float" office:value="-0.143700787401575" calcext:value-type="float">
            <text:p>-0.14</text:p>
          </table:table-cell>
          <table:table-cell table:style-name="ce19" table:formula="of:=[.U8]*100" office:value-type="float" office:value="-14.3700787401575" calcext:value-type="float">
            <text:p>-14.3700787402</text:p>
          </table:table-cell>
          <table:table-cell table:style-name="ce82" table:formula="of:=QUARTILE([.$I$53:.$I$61];2)" office:value-type="float" office:value="-0.0877952755905512" calcext:value-type="float">
            <text:p>-0.09</text:p>
          </table:table-cell>
          <table:table-cell table:style-name="ce19" table:formula="of:=[.W8]*100" office:value-type="float" office:value="-8.77952755905512" calcext:value-type="float">
            <text:p>-8.7795275591</text:p>
          </table:table-cell>
          <table:table-cell table:style-name="ce82" table:formula="of:=QUARTILE([.$I$53:.$I$61];3)" office:value-type="float" office:value="0" calcext:value-type="float">
            <text:p>0.00</text:p>
          </table:table-cell>
          <table:table-cell table:style-name="ce19" table:formula="of:=[.Y8]*100" office:value-type="float" office:value="0" calcext:value-type="float">
            <text:p>0</text:p>
          </table:table-cell>
          <table:table-cell table:style-name="ce82" table:formula="of:=QUARTILE([.$I$53:.$I$61];4)" office:value-type="float" office:value="0.129527559055118" calcext:value-type="float">
            <text:p>0.13</text:p>
          </table:table-cell>
          <table:table-cell table:style-name="ce19" table:formula="of:=[.AA8]*100" office:value-type="float" office:value="12.9527559055118" calcext:value-type="float">
            <text:p>12.9527559055</text:p>
          </table:table-cell>
          <table:table-cell table:style-name="ce86" table:formula="of:=[.H62]" office:value-type="float" office:value="-21.0138888888889" calcext:value-type="float">
            <text:p>-21.01</text:p>
          </table:table-cell>
          <table:table-cell table:style-name="ce86" table:formula="of:=[.I62]" office:value-type="float" office:value="-0.066185476815398" calcext:value-type="float">
            <text:p>-0.07</text:p>
          </table:table-cell>
          <table:table-cell table:style-name="ce86" table:formula="of:=[.AD8]*100" office:value-type="float" office:value="-6.6185476815398" calcext:value-type="float">
            <text:p>-6.62</text:p>
          </table:table-cell>
          <table:table-cell table:style-name="ce91" table:formula="of:=COM.MICROSOFT.STDEV.P([.I53:.I61])" office:value-type="float" office:value="0.118291992615118" calcext:value-type="float">
            <text:p>0.12</text:p>
          </table:table-cell>
          <table:table-cell table:style-name="ce86" table:formula="of:=[.AF8]*100" office:value-type="float" office:value="11.8291992615118" calcext:value-type="float">
            <text:p>11.83</text:p>
          </table:table-cell>
          <table:table-cell table:style-name="ce92" table:formula="of:=[.J62]" office:value-type="float" office:value="0.333333333333333" calcext:value-type="float">
            <text:p>0.33</text:p>
          </table:table-cell>
          <table:table-cell table:style-name="ce79" table:formula="of:=QUARTILE([.$N$53:.$N$61];0)" office:value-type="float" office:value="-0.223228346456693" calcext:value-type="float">
            <text:p>-0.22</text:p>
          </table:table-cell>
          <table:table-cell table:style-name="ce19" table:formula="of:=[.AI8]*100" office:value-type="float" office:value="-22.3228346456693" calcext:value-type="float">
            <text:p>-22.3228346457</text:p>
          </table:table-cell>
          <table:table-cell table:style-name="ce82" table:formula="of:=QUARTILE([.$N$53:.$N$61];1)" office:value-type="float" office:value="-0.143700787401575" calcext:value-type="float">
            <text:p>-0.14</text:p>
          </table:table-cell>
          <table:table-cell table:style-name="ce19" table:formula="of:=[.AK8]*100" office:value-type="float" office:value="-14.3700787401575" calcext:value-type="float">
            <text:p>-14.3700787402</text:p>
          </table:table-cell>
          <table:table-cell table:style-name="ce82" table:formula="of:=QUARTILE([.$N$53:.$N$61];2)" office:value-type="float" office:value="-0.0877952755905512" calcext:value-type="float">
            <text:p>-0.09</text:p>
          </table:table-cell>
          <table:table-cell table:style-name="ce19" table:formula="of:=[.AM8]*100" office:value-type="float" office:value="-8.77952755905512" calcext:value-type="float">
            <text:p>-8.7795275591</text:p>
          </table:table-cell>
          <table:table-cell table:style-name="ce82" table:formula="of:=QUARTILE([.$N$53:.$N$61];3)" office:value-type="float" office:value="0" calcext:value-type="float">
            <text:p>0.00</text:p>
          </table:table-cell>
          <table:table-cell table:style-name="ce19" table:formula="of:=[.AO8]*100" office:value-type="float" office:value="0" calcext:value-type="float">
            <text:p>0</text:p>
          </table:table-cell>
          <table:table-cell table:style-name="ce82" table:formula="of:=QUARTILE([.$N$53:.$N$61];4)" office:value-type="float" office:value="0.129527559055118" calcext:value-type="float">
            <text:p>0.13</text:p>
          </table:table-cell>
          <table:table-cell table:style-name="ce19" table:formula="of:=[.AQ8]*100" office:value-type="float" office:value="12.9527559055118" calcext:value-type="float">
            <text:p>12.9527559055</text:p>
          </table:table-cell>
          <table:table-cell table:style-name="ce86" table:formula="of:=[.M62]" office:value-type="float" office:value="-21.0138888888889" calcext:value-type="float">
            <text:p>-21.01</text:p>
          </table:table-cell>
          <table:table-cell table:style-name="ce86" table:formula="of:=[.N62]" office:value-type="float" office:value="-0.066185476815398" calcext:value-type="float">
            <text:p>-0.07</text:p>
          </table:table-cell>
          <table:table-cell table:style-name="ce86" table:formula="of:=[.AT8]*100" office:value-type="float" office:value="-6.6185476815398" calcext:value-type="float">
            <text:p>-6.62</text:p>
          </table:table-cell>
          <table:table-cell table:style-name="ce91" table:formula="of:=COM.MICROSOFT.STDEV.P([.N53:.N61])" office:value-type="float" office:value="0.118291992615118" calcext:value-type="float">
            <text:p>0.12</text:p>
          </table:table-cell>
          <table:table-cell table:style-name="ce86" table:formula="of:=[.AV8]*100" office:value-type="float" office:value="11.8291992615118" calcext:value-type="float">
            <text:p>11.83</text:p>
          </table:table-cell>
          <table:table-cell table:style-name="ce92" table:formula="of:=[.O62]" office:value-type="float" office:value="0.333333333333333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8</text:p>
          </table:table-cell>
          <table:table-cell office:value-type="float" office:value="445.25" calcext:value-type="float">
            <text:p>445.25</text:p>
          </table:table-cell>
          <table:table-cell table:style-name="ce96" office:value-type="float" office:value="311.25" calcext:value-type="float">
            <text:p>311.3</text:p>
          </table:table-cell>
          <table:table-cell table:formula="of:=RANK([.D9];[.$D$3:.$D$11])" office:value-type="float" office:value="7" calcext:value-type="float">
            <text:p>7</text:p>
          </table:table-cell>
          <table:table-cell table:style-name="ce33"/>
          <table:table-cell table:style-name="ce43"/>
          <table:table-cell table:style-name="ce19" table:formula="of:=[.$D$3]-[.D9]" office:value-type="float" office:value="64.75" calcext:value-type="float">
            <text:p>64.75</text:p>
          </table:table-cell>
          <table:table-cell table:style-name="ce49" table:formula="of:=[.H9]/[.$D$3]" office:value-type="float" office:value="0.172207446808511" calcext:value-type="float">
            <text:p>0.1722074468</text:p>
          </table:table-cell>
          <table:table-cell table:style-name="ce61" table:formula="of:=IF([.H9]&lt;0;0;1)" office:value-type="float" office:value="1" calcext:value-type="float">
            <text:p>1</text:p>
          </table:table-cell>
          <table:table-cell table:style-name="ce33"/>
          <table:table-cell table:style-name="ce43"/>
          <table:table-cell table:style-name="ce19" table:formula="of:=[.$D$3]-[.D9]" office:value-type="float" office:value="64.75" calcext:value-type="float">
            <text:p>64.75</text:p>
          </table:table-cell>
          <table:table-cell table:style-name="ce49" table:formula="of:=[.M9]/[.$D$3]" office:value-type="float" office:value="0.172207446808511" calcext:value-type="float">
            <text:p>0.1722074468</text:p>
          </table:table-cell>
          <table:table-cell table:style-name="ce61" table:formula="of:=IF([.M9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63]" office:value-type="string" office:string-value="h7" calcext:value-type="string">
            <text:p>h7</text:p>
          </table:table-cell>
          <table:table-cell table:style-name="ce79" table:formula="of:=QUARTILE([.$I$63:.$I$71];0)" office:value-type="float" office:value="-0.0384092454112848" calcext:value-type="float">
            <text:p>-0.04</text:p>
          </table:table-cell>
          <table:table-cell table:style-name="ce19" table:formula="of:=[.S9]*100" office:value-type="float" office:value="-3.84092454112848" calcext:value-type="float">
            <text:p>-3.8409245411</text:p>
          </table:table-cell>
          <table:table-cell table:style-name="ce82" table:formula="of:=QUARTILE([.$I$63:.$I$71];1)" office:value-type="float" office:value="0.0231135282121006" calcext:value-type="float">
            <text:p>0.02</text:p>
          </table:table-cell>
          <table:table-cell table:style-name="ce19" table:formula="of:=[.U9]*100" office:value-type="float" office:value="2.31135282121006" calcext:value-type="float">
            <text:p>2.3113528212</text:p>
          </table:table-cell>
          <table:table-cell table:style-name="ce82" table:formula="of:=QUARTILE([.$I$63:.$I$71];2)" office:value-type="float" office:value="0.0373895309313392" calcext:value-type="float">
            <text:p>0.04</text:p>
          </table:table-cell>
          <table:table-cell table:style-name="ce19" table:formula="of:=[.W9]*100" office:value-type="float" office:value="3.73895309313392" calcext:value-type="float">
            <text:p>3.7389530931</text:p>
          </table:table-cell>
          <table:table-cell table:style-name="ce82" table:formula="of:=QUARTILE([.$I$63:.$I$71];3)" office:value-type="float" office:value="0.0482664853840925" calcext:value-type="float">
            <text:p>0.05</text:p>
          </table:table-cell>
          <table:table-cell table:style-name="ce19" table:formula="of:=[.Y9]*100" office:value-type="float" office:value="4.82664853840925" calcext:value-type="float">
            <text:p>4.8266485384</text:p>
          </table:table-cell>
          <table:table-cell table:style-name="ce82" table:formula="of:=QUARTILE([.$I$63:.$I$71];4)" office:value-type="float" office:value="0.232834806254249" calcext:value-type="float">
            <text:p>0.23</text:p>
          </table:table-cell>
          <table:table-cell table:style-name="ce19" table:formula="of:=[.AA9]*100" office:value-type="float" office:value="23.2834806254249" calcext:value-type="float">
            <text:p>23.2834806254</text:p>
          </table:table-cell>
          <table:table-cell table:style-name="ce86" table:formula="of:=[.H72]" office:value-type="float" office:value="19.5416666666667" calcext:value-type="float">
            <text:p>19.54</text:p>
          </table:table-cell>
          <table:table-cell table:style-name="ce86" table:formula="of:=[.I72]" office:value-type="float" office:value="0.0531384545660549" calcext:value-type="float">
            <text:p>0.05</text:p>
          </table:table-cell>
          <table:table-cell table:style-name="ce86" table:formula="of:=[.AD9]*100" office:value-type="float" office:value="5.31384545660549" calcext:value-type="float">
            <text:p>5.31</text:p>
          </table:table-cell>
          <table:table-cell table:style-name="ce91" table:formula="of:=COM.MICROSOFT.STDEV.P([.I63:.I71])" office:value-type="float" office:value="0.0733401935680621" calcext:value-type="float">
            <text:p>0.07</text:p>
          </table:table-cell>
          <table:table-cell table:style-name="ce86" table:formula="of:=[.AF9]*100" office:value-type="float" office:value="7.33401935680621" calcext:value-type="float">
            <text:p>7.33</text:p>
          </table:table-cell>
          <table:table-cell table:style-name="ce92" table:formula="of:=[.J72]" office:value-type="float" office:value="0.888888888888889" calcext:value-type="float">
            <text:p>0.89</text:p>
          </table:table-cell>
          <table:table-cell table:style-name="ce79" table:formula="of:=QUARTILE([.$N$63:.$N$71];0)" office:value-type="float" office:value="-0.0384092454112848" calcext:value-type="float">
            <text:p>-0.04</text:p>
          </table:table-cell>
          <table:table-cell table:style-name="ce19" table:formula="of:=[.AI9]*100" office:value-type="float" office:value="-3.84092454112848" calcext:value-type="float">
            <text:p>-3.8409245411</text:p>
          </table:table-cell>
          <table:table-cell table:style-name="ce82" table:formula="of:=QUARTILE([.$N$63:.$N$71];1)" office:value-type="float" office:value="0.0231135282121006" calcext:value-type="float">
            <text:p>0.02</text:p>
          </table:table-cell>
          <table:table-cell table:style-name="ce19" table:formula="of:=[.AK9]*100" office:value-type="float" office:value="2.31135282121006" calcext:value-type="float">
            <text:p>2.3113528212</text:p>
          </table:table-cell>
          <table:table-cell table:style-name="ce82" table:formula="of:=QUARTILE([.$N$63:.$N$71];2)" office:value-type="float" office:value="0.0373895309313392" calcext:value-type="float">
            <text:p>0.04</text:p>
          </table:table-cell>
          <table:table-cell table:style-name="ce19" table:formula="of:=[.AM9]*100" office:value-type="float" office:value="3.73895309313392" calcext:value-type="float">
            <text:p>3.7389530931</text:p>
          </table:table-cell>
          <table:table-cell table:style-name="ce82" table:formula="of:=QUARTILE([.$N$63:.$N$71];3)" office:value-type="float" office:value="0.0482664853840925" calcext:value-type="float">
            <text:p>0.05</text:p>
          </table:table-cell>
          <table:table-cell table:style-name="ce19" table:formula="of:=[.AO9]*100" office:value-type="float" office:value="4.82664853840925" calcext:value-type="float">
            <text:p>4.8266485384</text:p>
          </table:table-cell>
          <table:table-cell table:style-name="ce82" table:formula="of:=QUARTILE([.$N$63:.$N$71];4)" office:value-type="float" office:value="0.232834806254249" calcext:value-type="float">
            <text:p>0.23</text:p>
          </table:table-cell>
          <table:table-cell table:style-name="ce19" table:formula="of:=[.AQ9]*100" office:value-type="float" office:value="23.2834806254249" calcext:value-type="float">
            <text:p>23.2834806254</text:p>
          </table:table-cell>
          <table:table-cell table:style-name="ce86" table:formula="of:=[.M72]" office:value-type="float" office:value="19.5416666666667" calcext:value-type="float">
            <text:p>19.54</text:p>
          </table:table-cell>
          <table:table-cell table:style-name="ce86" table:formula="of:=[.N72]" office:value-type="float" office:value="0.0531384545660549" calcext:value-type="float">
            <text:p>0.05</text:p>
          </table:table-cell>
          <table:table-cell table:style-name="ce86" table:formula="of:=[.AT9]*100" office:value-type="float" office:value="5.31384545660549" calcext:value-type="float">
            <text:p>5.31</text:p>
          </table:table-cell>
          <table:table-cell table:style-name="ce91" table:formula="of:=COM.MICROSOFT.STDEV.P([.N63:.N71])" office:value-type="float" office:value="0.0733401935680621" calcext:value-type="float">
            <text:p>0.07</text:p>
          </table:table-cell>
          <table:table-cell table:style-name="ce86" table:formula="of:=[.AV9]*100" office:value-type="float" office:value="7.33401935680621" calcext:value-type="float">
            <text:p>7.33</text:p>
          </table:table-cell>
          <table:table-cell table:style-name="ce92" table:formula="of:=[.O72]" office:value-type="float" office:value="0.8888888888888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9</text:p>
          </table:table-cell>
          <table:table-cell office:value-type="float" office:value="419.375" calcext:value-type="float">
            <text:p>419.375</text:p>
          </table:table-cell>
          <table:table-cell table:style-name="ce96" office:value-type="float" office:value="298.375" calcext:value-type="float">
            <text:p>298.4</text:p>
          </table:table-cell>
          <table:table-cell table:formula="of:=RANK([.D10];[.$D$3:.$D$11])" office:value-type="float" office:value="9" calcext:value-type="float">
            <text:p>9</text:p>
          </table:table-cell>
          <table:table-cell table:style-name="ce34"/>
          <table:table-cell/>
          <table:table-cell table:style-name="ce19" table:formula="of:=[.$D$3]-[.D10]" office:value-type="float" office:value="77.625" calcext:value-type="float">
            <text:p>77.625</text:p>
          </table:table-cell>
          <table:table-cell table:style-name="ce49" table:formula="of:=[.H10]/[.$D$3]" office:value-type="float" office:value="0.206449468085106" calcext:value-type="float">
            <text:p>0.2064494681</text:p>
          </table:table-cell>
          <table:table-cell table:style-name="ce61" table:formula="of:=IF([.H10]&lt;0;0;1)" office:value-type="float" office:value="1" calcext:value-type="float">
            <text:p>1</text:p>
          </table:table-cell>
          <table:table-cell table:style-name="ce34"/>
          <table:table-cell/>
          <table:table-cell table:style-name="ce19" table:formula="of:=[.$D$3]-[.D10]" office:value-type="float" office:value="77.625" calcext:value-type="float">
            <text:p>77.625</text:p>
          </table:table-cell>
          <table:table-cell table:style-name="ce49" table:formula="of:=[.M10]/[.$D$3]" office:value-type="float" office:value="0.206449468085106" calcext:value-type="float">
            <text:p>0.2064494681</text:p>
          </table:table-cell>
          <table:table-cell table:style-name="ce61" table:formula="of:=IF([.M10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73]" office:value-type="string" office:string-value="h8" calcext:value-type="string">
            <text:p>h8</text:p>
          </table:table-cell>
          <table:table-cell table:style-name="ce79" table:formula="of:=QUARTILE([.$I$73:.$I$81];0)" office:value-type="float" office:value="-0.00458069062720226" calcext:value-type="float">
            <text:p>0.00</text:p>
          </table:table-cell>
          <table:table-cell table:style-name="ce19" table:formula="of:=[.S10]*100" office:value-type="float" office:value="-0.458069062720226" calcext:value-type="float">
            <text:p>-0.4580690627</text:p>
          </table:table-cell>
          <table:table-cell table:style-name="ce82" table:formula="of:=QUARTILE([.$I$73:.$I$81];1)" office:value-type="float" office:value="0.0155038759689922" calcext:value-type="float">
            <text:p>0.02</text:p>
          </table:table-cell>
          <table:table-cell table:style-name="ce19" table:formula="of:=[.U10]*100" office:value-type="float" office:value="1.55038759689922" calcext:value-type="float">
            <text:p>1.5503875969</text:p>
          </table:table-cell>
          <table:table-cell table:style-name="ce82" table:formula="of:=QUARTILE([.$I$73:.$I$81];2)" office:value-type="float" office:value="0.107470049330514" calcext:value-type="float">
            <text:p>0.11</text:p>
          </table:table-cell>
          <table:table-cell table:style-name="ce19" table:formula="of:=[.W10]*100" office:value-type="float" office:value="10.7470049330514" calcext:value-type="float">
            <text:p>10.7470049331</text:p>
          </table:table-cell>
          <table:table-cell table:style-name="ce82" table:formula="of:=QUARTILE([.$I$73:.$I$81];3)" office:value-type="float" office:value="0.142706131078224" calcext:value-type="float">
            <text:p>0.14</text:p>
          </table:table-cell>
          <table:table-cell table:style-name="ce19" table:formula="of:=[.Y10]*100" office:value-type="float" office:value="14.2706131078224" calcext:value-type="float">
            <text:p>14.2706131078</text:p>
          </table:table-cell>
          <table:table-cell table:style-name="ce82" table:formula="of:=QUARTILE([.$I$73:.$I$81];4)" office:value-type="float" office:value="0.2353770260747" calcext:value-type="float">
            <text:p>0.24</text:p>
          </table:table-cell>
          <table:table-cell table:style-name="ce19" table:formula="of:=[.AA10]*100" office:value-type="float" office:value="23.53770260747" calcext:value-type="float">
            <text:p>23.5377026075</text:p>
          </table:table-cell>
          <table:table-cell table:style-name="ce87" table:formula="of:=[.H82]" office:value-type="float" office:value="35.7638888888889" calcext:value-type="float">
            <text:p>35.76</text:p>
          </table:table-cell>
          <table:table-cell table:style-name="ce87" table:formula="of:=[.I82]" office:value-type="float" office:value="0.100814345000392" calcext:value-type="float">
            <text:p>0.10</text:p>
          </table:table-cell>
          <table:table-cell table:style-name="ce86" table:formula="of:=[.AD10]*100" office:value-type="float" office:value="10.0814345000392" calcext:value-type="float">
            <text:p>10.08</text:p>
          </table:table-cell>
          <table:table-cell table:style-name="ce91" table:formula="of:=COM.MICROSOFT.STDEV.P([.I73:.I81])" office:value-type="float" office:value="0.0836761851344457" calcext:value-type="float">
            <text:p>0.08</text:p>
          </table:table-cell>
          <table:table-cell table:style-name="ce86" table:formula="of:=[.AF10]*100" office:value-type="float" office:value="8.36761851344457" calcext:value-type="float">
            <text:p>8.37</text:p>
          </table:table-cell>
          <table:table-cell table:style-name="ce93" table:formula="of:=[.J82]" office:value-type="float" office:value="0.888888888888889" calcext:value-type="float">
            <text:p>0.89</text:p>
          </table:table-cell>
          <table:table-cell table:style-name="ce79" table:formula="of:=QUARTILE([.$N$73:.$N$81];0)" office:value-type="float" office:value="-0.00458069062720226" calcext:value-type="float">
            <text:p>0.00</text:p>
          </table:table-cell>
          <table:table-cell table:style-name="ce19" table:formula="of:=[.AI10]*100" office:value-type="float" office:value="-0.458069062720226" calcext:value-type="float">
            <text:p>-0.4580690627</text:p>
          </table:table-cell>
          <table:table-cell table:style-name="ce82" table:formula="of:=QUARTILE([.$N$73:.$N$81];1)" office:value-type="float" office:value="0.0155038759689922" calcext:value-type="float">
            <text:p>0.02</text:p>
          </table:table-cell>
          <table:table-cell table:style-name="ce19" table:formula="of:=[.AK10]*100" office:value-type="float" office:value="1.55038759689922" calcext:value-type="float">
            <text:p>1.5503875969</text:p>
          </table:table-cell>
          <table:table-cell table:style-name="ce82" table:formula="of:=QUARTILE([.$N$73:.$N$81];2)" office:value-type="float" office:value="0.107470049330514" calcext:value-type="float">
            <text:p>0.11</text:p>
          </table:table-cell>
          <table:table-cell table:style-name="ce19" table:formula="of:=[.AM10]*100" office:value-type="float" office:value="10.7470049330514" calcext:value-type="float">
            <text:p>10.7470049331</text:p>
          </table:table-cell>
          <table:table-cell table:style-name="ce82" table:formula="of:=QUARTILE([.$N$73:.$N$81];3)" office:value-type="float" office:value="0.142706131078224" calcext:value-type="float">
            <text:p>0.14</text:p>
          </table:table-cell>
          <table:table-cell table:style-name="ce19" table:formula="of:=[.AO10]*100" office:value-type="float" office:value="14.2706131078224" calcext:value-type="float">
            <text:p>14.2706131078</text:p>
          </table:table-cell>
          <table:table-cell table:style-name="ce82" table:formula="of:=QUARTILE([.$N$73:.$N$81];4)" office:value-type="float" office:value="0.2353770260747" calcext:value-type="float">
            <text:p>0.24</text:p>
          </table:table-cell>
          <table:table-cell table:style-name="ce19" table:formula="of:=[.AQ10]*100" office:value-type="float" office:value="23.53770260747" calcext:value-type="float">
            <text:p>23.5377026075</text:p>
          </table:table-cell>
          <table:table-cell table:style-name="ce87" table:formula="of:=[.M82]" office:value-type="float" office:value="35.7638888888889" calcext:value-type="float">
            <text:p>35.76</text:p>
          </table:table-cell>
          <table:table-cell table:style-name="ce87" table:formula="of:=[.N82]" office:value-type="float" office:value="0.100814345000392" calcext:value-type="float">
            <text:p>0.10</text:p>
          </table:table-cell>
          <table:table-cell table:style-name="ce86" table:formula="of:=[.AT10]*100" office:value-type="float" office:value="10.0814345000392" calcext:value-type="float">
            <text:p>10.08</text:p>
          </table:table-cell>
          <table:table-cell table:style-name="ce91" table:formula="of:=COM.MICROSOFT.STDEV.P([.N73:.N81])" office:value-type="float" office:value="0.0836761851344457" calcext:value-type="float">
            <text:p>0.08</text:p>
          </table:table-cell>
          <table:table-cell table:style-name="ce86" table:formula="of:=[.AV10]*100" office:value-type="float" office:value="8.36761851344457" calcext:value-type="float">
            <text:p>8.37</text:p>
          </table:table-cell>
          <table:table-cell table:style-name="ce93" table:formula="of:=[.O82]" office:value-type="float" office:value="0.8888888888888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10</text:p>
          </table:table-cell>
          <table:table-cell office:value-type="float" office:value="450.125" calcext:value-type="float">
            <text:p>450.125</text:p>
          </table:table-cell>
          <table:table-cell table:style-name="ce96" office:value-type="float" office:value="307.625" calcext:value-type="float">
            <text:p>307.6</text:p>
          </table:table-cell>
          <table:table-cell table:formula="of:=RANK([.D11];[.$D$3:.$D$11])" office:value-type="float" office:value="8" calcext:value-type="float">
            <text:p>8</text:p>
          </table:table-cell>
          <table:table-cell table:style-name="ce34"/>
          <table:table-cell/>
          <table:table-cell table:style-name="ce19" table:formula="of:=[.$D$3]-[.D11]" office:value-type="float" office:value="68.375" calcext:value-type="float">
            <text:p>68.375</text:p>
          </table:table-cell>
          <table:table-cell table:style-name="ce49" table:formula="of:=[.H11]/[.$D$3]" office:value-type="float" office:value="0.181848404255319" calcext:value-type="float">
            <text:p>0.1818484043</text:p>
          </table:table-cell>
          <table:table-cell table:style-name="ce61" table:formula="of:=IF([.H11]&lt;0;0;1)" office:value-type="float" office:value="1" calcext:value-type="float">
            <text:p>1</text:p>
          </table:table-cell>
          <table:table-cell table:style-name="ce34"/>
          <table:table-cell/>
          <table:table-cell table:style-name="ce19" table:formula="of:=[.$D$3]-[.D11]" office:value-type="float" office:value="68.375" calcext:value-type="float">
            <text:p>68.375</text:p>
          </table:table-cell>
          <table:table-cell table:style-name="ce49" table:formula="of:=[.M11]/[.$D$3]" office:value-type="float" office:value="0.181848404255319" calcext:value-type="float">
            <text:p>0.1818484043</text:p>
          </table:table-cell>
          <table:table-cell table:style-name="ce61" table:formula="of:=IF([.M11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83]" office:value-type="string" office:string-value="h9" calcext:value-type="string">
            <text:p>h9</text:p>
          </table:table-cell>
          <table:table-cell table:style-name="ce79" table:formula="of:=QUARTILE([.$I$83:.$I91];0)" office:value-type="float" office:value="-0.00647249190938511" calcext:value-type="float">
            <text:p>-0.01</text:p>
          </table:table-cell>
          <table:table-cell table:style-name="ce19" table:formula="of:=[.S11]*100" office:value-type="float" office:value="-0.647249190938511" calcext:value-type="float">
            <text:p>-0.6472491909</text:p>
          </table:table-cell>
          <table:table-cell table:style-name="ce82" table:formula="of:=QUARTILE([.$I$83:.$I91];1)" office:value-type="float" office:value="0.00539374325782093" calcext:value-type="float">
            <text:p>0.01</text:p>
          </table:table-cell>
          <table:table-cell table:style-name="ce19" table:formula="of:=[.U11]*100" office:value-type="float" office:value="0.539374325782093" calcext:value-type="float">
            <text:p>0.5393743258</text:p>
          </table:table-cell>
          <table:table-cell table:style-name="ce82" table:formula="of:=QUARTILE([.$I$83:.$I91];2)" office:value-type="float" office:value="0.0823444804027328" calcext:value-type="float">
            <text:p>0.08</text:p>
          </table:table-cell>
          <table:table-cell table:style-name="ce19" table:formula="of:=[.W11]*100" office:value-type="float" office:value="8.23444804027328" calcext:value-type="float">
            <text:p>8.2344480403</text:p>
          </table:table-cell>
          <table:table-cell table:style-name="ce82" table:formula="of:=QUARTILE([.$I$83:.$I91];3)" office:value-type="float" office:value="0.0992448759439051" calcext:value-type="float">
            <text:p>0.10</text:p>
          </table:table-cell>
          <table:table-cell table:style-name="ce19" table:formula="of:=[.Y11]*100" office:value-type="float" office:value="9.92448759439051" calcext:value-type="float">
            <text:p>9.9244875944</text:p>
          </table:table-cell>
          <table:table-cell table:style-name="ce82" table:formula="of:=QUARTILE([.$I$83:.$I91];4)" office:value-type="float" office:value="0.188781014023732" calcext:value-type="float">
            <text:p>0.19</text:p>
          </table:table-cell>
          <table:table-cell table:style-name="ce19" table:formula="of:=[.AA11]*100" office:value-type="float" office:value="18.8781014023732" calcext:value-type="float">
            <text:p>18.8781014024</text:p>
          </table:table-cell>
          <table:table-cell table:style-name="ce86" table:formula="of:=[.H92]" office:value-type="float" office:value="25.2222222222222" calcext:value-type="float">
            <text:p>25.22</text:p>
          </table:table-cell>
          <table:table-cell table:style-name="ce86" table:formula="of:=[.I92]" office:value-type="float" office:value="0.0725558352311319" calcext:value-type="float">
            <text:p>0.07</text:p>
          </table:table-cell>
          <table:table-cell table:style-name="ce86" table:formula="of:=[.AD11]*100" office:value-type="float" office:value="7.25558352311319" calcext:value-type="float">
            <text:p>7.26</text:p>
          </table:table-cell>
          <table:table-cell table:style-name="ce91" table:formula="of:=COM.MICROSOFT.STDEV.P([.I83:.I91])" office:value-type="float" office:value="0.062921360175099" calcext:value-type="float">
            <text:p>0.06</text:p>
          </table:table-cell>
          <table:table-cell table:style-name="ce86" table:formula="of:=[.AF11]*100" office:value-type="float" office:value="6.2921360175099" calcext:value-type="float">
            <text:p>6.29</text:p>
          </table:table-cell>
          <table:table-cell table:style-name="ce92" table:formula="of:=[.J92]" office:value-type="float" office:value="0.888888888888889" calcext:value-type="float">
            <text:p>0.89</text:p>
          </table:table-cell>
          <table:table-cell table:style-name="ce79" table:formula="of:=QUARTILE([.$N$83:.$N91];0)" office:value-type="float" office:value="-0.00647249190938511" calcext:value-type="float">
            <text:p>-0.01</text:p>
          </table:table-cell>
          <table:table-cell table:style-name="ce19" table:formula="of:=[.AI11]*100" office:value-type="float" office:value="-0.647249190938511" calcext:value-type="float">
            <text:p>-0.6472491909</text:p>
          </table:table-cell>
          <table:table-cell table:style-name="ce82" table:formula="of:=QUARTILE([.$N$83:.$N91];1)" office:value-type="float" office:value="0.00539374325782093" calcext:value-type="float">
            <text:p>0.01</text:p>
          </table:table-cell>
          <table:table-cell table:style-name="ce19" table:formula="of:=[.AK11]*100" office:value-type="float" office:value="0.539374325782093" calcext:value-type="float">
            <text:p>0.5393743258</text:p>
          </table:table-cell>
          <table:table-cell table:style-name="ce82" table:formula="of:=QUARTILE([.$N$83:.$N91];2)" office:value-type="float" office:value="0.0823444804027328" calcext:value-type="float">
            <text:p>0.08</text:p>
          </table:table-cell>
          <table:table-cell table:style-name="ce19" table:formula="of:=[.AM11]*100" office:value-type="float" office:value="8.23444804027328" calcext:value-type="float">
            <text:p>8.2344480403</text:p>
          </table:table-cell>
          <table:table-cell table:style-name="ce82" table:formula="of:=QUARTILE([.$N$83:.$N91];3)" office:value-type="float" office:value="0.0992448759439051" calcext:value-type="float">
            <text:p>0.10</text:p>
          </table:table-cell>
          <table:table-cell table:style-name="ce19" table:formula="of:=[.AO11]*100" office:value-type="float" office:value="9.92448759439051" calcext:value-type="float">
            <text:p>9.9244875944</text:p>
          </table:table-cell>
          <table:table-cell table:style-name="ce82" table:formula="of:=QUARTILE([.$N$83:.$N91];4)" office:value-type="float" office:value="0.188781014023732" calcext:value-type="float">
            <text:p>0.19</text:p>
          </table:table-cell>
          <table:table-cell table:style-name="ce19" table:formula="of:=[.AQ11]*100" office:value-type="float" office:value="18.8781014023732" calcext:value-type="float">
            <text:p>18.8781014024</text:p>
          </table:table-cell>
          <table:table-cell table:style-name="ce86" table:formula="of:=[.M92]" office:value-type="float" office:value="25.2222222222222" calcext:value-type="float">
            <text:p>25.22</text:p>
          </table:table-cell>
          <table:table-cell table:style-name="ce86" table:formula="of:=[.N92]" office:value-type="float" office:value="0.0725558352311319" calcext:value-type="float">
            <text:p>0.07</text:p>
          </table:table-cell>
          <table:table-cell table:style-name="ce86" table:formula="of:=[.AT11]*100" office:value-type="float" office:value="7.25558352311319" calcext:value-type="float">
            <text:p>7.26</text:p>
          </table:table-cell>
          <table:table-cell table:style-name="ce91" table:formula="of:=COM.MICROSOFT.STDEV.P([.N83:.N91])" office:value-type="float" office:value="0.062921360175099" calcext:value-type="float">
            <text:p>0.06</text:p>
          </table:table-cell>
          <table:table-cell table:style-name="ce86" table:formula="of:=[.AV11]*100" office:value-type="float" office:value="6.2921360175099" calcext:value-type="float">
            <text:p>6.29</text:p>
          </table:table-cell>
          <table:table-cell table:style-name="ce92" table:formula="of:=[.O92]" office:value-type="float" office:value="0.888888888888889" calcext:value-type="float">
            <text:p>0.89</text:p>
          </table:table-cell>
          <table:table-cell/>
        </table:table-row>
        <table:table-row table:style-name="ro1">
          <table:table-cell table:number-columns-repeated="3"/>
          <table:table-cell table:style-name="ce96"/>
          <table:table-cell office:value-type="string" calcext:value-type="string">
            <text:p>Iperf</text:p>
          </table:table-cell>
          <table:table-cell table:style-name="ce34"/>
          <table:table-cell/>
          <table:table-cell table:style-name="ce47" table:formula="of:=AVERAGE([.H3:.H11])" office:value-type="float" office:value="28.8333333333333" calcext:value-type="float">
            <text:p>28.83</text:p>
          </table:table-cell>
          <table:table-cell table:style-name="ce51" table:formula="of:=AVERAGE([.I3:.I11])" office:value-type="float" office:value="0.0766843971631206" calcext:value-type="float">
            <text:p>0.0766843972</text:p>
          </table:table-cell>
          <table:table-cell table:style-name="ce59" table:formula="of:=AVERAGE([.J3:.J11])" office:value-type="float" office:value="0.777777777777778" calcext:value-type="float">
            <text:p>0.7777777778</text:p>
          </table:table-cell>
          <table:table-cell table:style-name="ce34"/>
          <table:table-cell/>
          <table:table-cell table:style-name="ce47" table:formula="of:=AVERAGE([.M3:.M11])" office:value-type="float" office:value="28.8333333333333" calcext:value-type="float">
            <text:p>28.83</text:p>
          </table:table-cell>
          <table:table-cell table:style-name="ce51" table:formula="of:=AVERAGE([.N3:.N11])" office:value-type="float" office:value="0.0766843971631206" calcext:value-type="float">
            <text:p>0.0766843972</text:p>
          </table:table-cell>
          <table:table-cell table:style-name="ce59" table:formula="of:=AVERAGE([.O3:.O11])" office:value-type="float" office:value="0.777777777777778" calcext:value-type="float">
            <text:p>0.7777777778</text:p>
          </table:table-cell>
          <table:table-cell table:number-columns-repeated="2"/>
          <table:table-cell table:style-name="ce19" table:formula="of:=[.$A$93]" office:value-type="string" office:string-value="h10" calcext:value-type="string">
            <text:p>h10</text:p>
          </table:table-cell>
          <table:table-cell table:style-name="ce80" table:formula="of:=QUARTILE([.$I$93:.$I$101];0)" office:value-type="float" office:value="-0.0116979794399149" calcext:value-type="float">
            <text:p>-0.01</text:p>
          </table:table-cell>
          <table:table-cell table:style-name="ce81" table:formula="of:=[.S12]*100" office:value-type="float" office:value="-1.16979794399149" calcext:value-type="float">
            <text:p>-1.169797944</text:p>
          </table:table-cell>
          <table:table-cell table:style-name="ce83" table:formula="of:=QUARTILE([.$I$93:.$I$101];1)" office:value-type="float" office:value="0.00389932647997164" calcext:value-type="float">
            <text:p>0.00</text:p>
          </table:table-cell>
          <table:table-cell table:style-name="ce81" table:formula="of:=[.U12]*100" office:value-type="float" office:value="0.389932647997164" calcext:value-type="float">
            <text:p>0.389932648</text:p>
          </table:table-cell>
          <table:table-cell table:style-name="ce83" table:formula="of:=QUARTILE([.$I$93:.$I$101];2)" office:value-type="float" office:value="0.0875576036866359" calcext:value-type="float">
            <text:p>0.09</text:p>
          </table:table-cell>
          <table:table-cell table:style-name="ce81" table:formula="of:=[.W12]*100" office:value-type="float" office:value="8.75576036866359" calcext:value-type="float">
            <text:p>8.7557603687</text:p>
          </table:table-cell>
          <table:table-cell table:style-name="ce83" table:formula="of:=QUARTILE([.$I$93:.$I$101];3)" office:value-type="float" office:value="0.124069478908189" calcext:value-type="float">
            <text:p>0.12</text:p>
          </table:table-cell>
          <table:table-cell table:style-name="ce81" table:formula="of:=[.Y12]*100" office:value-type="float" office:value="12.4069478908189" calcext:value-type="float">
            <text:p>12.4069478908</text:p>
          </table:table-cell>
          <table:table-cell table:style-name="ce83" table:formula="of:=QUARTILE([.$I$93:.$I$101];4)" office:value-type="float" office:value="0.210918114143921" calcext:value-type="float">
            <text:p>0.21</text:p>
          </table:table-cell>
          <table:table-cell table:style-name="ce81" table:formula="of:=[.AA12]*100" office:value-type="float" office:value="21.0918114143921" calcext:value-type="float">
            <text:p>21.0918114144</text:p>
          </table:table-cell>
          <table:table-cell table:style-name="ce88" table:formula="of:=[.H102]" office:value-type="float" office:value="28.4583333333333" calcext:value-type="float">
            <text:p>28.46</text:p>
          </table:table-cell>
          <table:table-cell table:style-name="ce88" table:formula="of:=[.I102]" office:value-type="float" office:value="0.0807042419945646" calcext:value-type="float">
            <text:p>0.08</text:p>
          </table:table-cell>
          <table:table-cell table:style-name="ce88" table:formula="of:=[.AD12]*100" office:value-type="float" office:value="8.07042419945646" calcext:value-type="float">
            <text:p>8.07</text:p>
          </table:table-cell>
          <table:table-cell table:style-name="ce83" table:formula="of:=COM.MICROSOFT.STDEV.P([.I93:.I101])" office:value-type="float" office:value="0.0707702994459903" calcext:value-type="float">
            <text:p>0.07</text:p>
          </table:table-cell>
          <table:table-cell table:style-name="ce88" table:formula="of:=[.AF12]*100" office:value-type="float" office:value="7.07702994459903" calcext:value-type="float">
            <text:p>7.08</text:p>
          </table:table-cell>
          <table:table-cell table:style-name="ce94" table:formula="of:=[.J102]" office:value-type="float" office:value="0.888888888888889" calcext:value-type="float">
            <text:p>0.89</text:p>
          </table:table-cell>
          <table:table-cell table:style-name="ce80" table:formula="of:=QUARTILE([.$N$93:.$N$101];0)" office:value-type="float" office:value="-0.0116979794399149" calcext:value-type="float">
            <text:p>-0.01</text:p>
          </table:table-cell>
          <table:table-cell table:style-name="ce81" table:formula="of:=[.AI12]*100" office:value-type="float" office:value="-1.16979794399149" calcext:value-type="float">
            <text:p>-1.169797944</text:p>
          </table:table-cell>
          <table:table-cell table:style-name="ce83" table:formula="of:=QUARTILE([.$N$93:.$N$101];1)" office:value-type="float" office:value="0.00389932647997164" calcext:value-type="float">
            <text:p>0.00</text:p>
          </table:table-cell>
          <table:table-cell table:style-name="ce81" table:formula="of:=[.AK12]*100" office:value-type="float" office:value="0.389932647997164" calcext:value-type="float">
            <text:p>0.389932648</text:p>
          </table:table-cell>
          <table:table-cell table:style-name="ce83" table:formula="of:=QUARTILE([.$N$93:.$N$101];2)" office:value-type="float" office:value="0.0875576036866359" calcext:value-type="float">
            <text:p>0.09</text:p>
          </table:table-cell>
          <table:table-cell table:style-name="ce81" table:formula="of:=[.AM12]*100" office:value-type="float" office:value="8.75576036866359" calcext:value-type="float">
            <text:p>8.7557603687</text:p>
          </table:table-cell>
          <table:table-cell table:style-name="ce83" table:formula="of:=QUARTILE([.$N$93:.$N$101];3)" office:value-type="float" office:value="0.124069478908189" calcext:value-type="float">
            <text:p>0.12</text:p>
          </table:table-cell>
          <table:table-cell table:style-name="ce81" table:formula="of:=[.AO12]*100" office:value-type="float" office:value="12.4069478908189" calcext:value-type="float">
            <text:p>12.4069478908</text:p>
          </table:table-cell>
          <table:table-cell table:style-name="ce83" table:formula="of:=QUARTILE([.$N$93:.$N$101];4)" office:value-type="float" office:value="0.210918114143921" calcext:value-type="float">
            <text:p>0.21</text:p>
          </table:table-cell>
          <table:table-cell table:style-name="ce81" table:formula="of:=[.AQ12]*100" office:value-type="float" office:value="21.0918114143921" calcext:value-type="float">
            <text:p>21.0918114144</text:p>
          </table:table-cell>
          <table:table-cell table:style-name="ce88" table:formula="of:=[.M102]" office:value-type="float" office:value="28.4583333333333" calcext:value-type="float">
            <text:p>28.46</text:p>
          </table:table-cell>
          <table:table-cell table:style-name="ce88" table:formula="of:=[.N102]" office:value-type="float" office:value="0.0807042419945646" calcext:value-type="float">
            <text:p>0.08</text:p>
          </table:table-cell>
          <table:table-cell table:style-name="ce88" table:formula="of:=[.AT12]*100" office:value-type="float" office:value="8.07042419945646" calcext:value-type="float">
            <text:p>8.07</text:p>
          </table:table-cell>
          <table:table-cell table:style-name="ce83" table:formula="of:=COM.MICROSOFT.STDEV.P([.N93:.N101])" office:value-type="float" office:value="0.0707702994459903" calcext:value-type="float">
            <text:p>0.07</text:p>
          </table:table-cell>
          <table:table-cell table:style-name="ce88" table:formula="of:=[.AV12]*100" office:value-type="float" office:value="7.07702994459903" calcext:value-type="float">
            <text:p>7.08</text:p>
          </table:table-cell>
          <table:table-cell table:style-name="ce94" table:formula="of:=[.O102]" office:value-type="float" office:value="0.8888888888888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1</text:p>
          </table:table-cell>
          <table:table-cell office:value-type="float" office:value="602.875" calcext:value-type="float">
            <text:p>602.875</text:p>
          </table:table-cell>
          <table:table-cell table:style-name="ce96" office:value-type="float" office:value="409.125" calcext:value-type="float">
            <text:p>409.1</text:p>
          </table:table-cell>
          <table:table-cell table:formula="of:=RANK([.D13];[.$D$13:.$D$21])" office:value-type="float" office:value="2" calcext:value-type="float">
            <text:p>2</text:p>
          </table:table-cell>
          <table:table-cell table:style-name="ce30" office:value-type="string" calcext:value-type="string">
            <text:p>AS1</text:p>
          </table:table-cell>
          <table:table-cell table:style-name="ce40" office:value-type="float" office:value="2" calcext:value-type="float">
            <text:p>2</text:p>
          </table:table-cell>
          <table:table-cell table:style-name="ce19" table:formula="of:=[.$D$13]-[.D13]" office:value-type="float" office:value="0" calcext:value-type="float">
            <text:p>0</text:p>
          </table:table-cell>
          <table:table-cell table:style-name="ce49" table:formula="of:=[.H13]/[.$D$13]" office:value-type="float" office:value="0" calcext:value-type="float">
            <text:p>0</text:p>
          </table:table-cell>
          <table:table-cell table:style-name="ce61" table:formula="of:=IF([.H13]&lt;0;0;1)" office:value-type="float" office:value="1" calcext:value-type="float">
            <text:p>1</text:p>
          </table:table-cell>
          <table:table-cell table:style-name="ce67" office:value-type="string" calcext:value-type="string">
            <text:p>AS1</text:p>
          </table:table-cell>
          <table:table-cell table:style-name="ce76" office:value-type="float" office:value="0" calcext:value-type="float">
            <text:p>0</text:p>
          </table:table-cell>
          <table:table-cell table:style-name="ce19" table:formula="of:=[.$D$13]-[.D13]" office:value-type="float" office:value="0" calcext:value-type="float">
            <text:p>0</text:p>
          </table:table-cell>
          <table:table-cell table:style-name="ce49" table:formula="of:=[.M13]/[.$D$13]" office:value-type="float" office:value="0" calcext:value-type="float">
            <text:p>0</text:p>
          </table:table-cell>
          <table:table-cell table:style-name="ce61" table:formula="of:=IF([.M13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float" office:value="575.5" calcext:value-type="float">
            <text:p>575.5</text:p>
          </table:table-cell>
          <table:table-cell table:style-name="ce96" office:value-type="float" office:value="423.375" calcext:value-type="float">
            <text:p>423.4</text:p>
          </table:table-cell>
          <table:table-cell table:formula="of:=RANK([.D14];[.$D$13:.$D$21])" office:value-type="float" office:value="1" calcext:value-type="float">
            <text:p>1</text:p>
          </table:table-cell>
          <table:table-cell table:style-name="ce31"/>
          <table:table-cell table:style-name="ce41"/>
          <table:table-cell table:style-name="ce19" table:formula="of:=[.$D$13]-[.D14]" office:value-type="float" office:value="-14.25" calcext:value-type="float">
            <text:p>-14.25</text:p>
          </table:table-cell>
          <table:table-cell table:style-name="ce49" table:formula="of:=[.H14]/[.$D$13]" office:value-type="float" office:value="-0.0348304307974335" calcext:value-type="float">
            <text:p>-0.0348304308</text:p>
          </table:table-cell>
          <table:table-cell table:style-name="ce61" table:formula="of:=IF([.H14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style-name="ce19" table:formula="of:=[.$D$13]-[.D14]" office:value-type="float" office:value="-14.25" calcext:value-type="float">
            <text:p>-14.25</text:p>
          </table:table-cell>
          <table:table-cell table:style-name="ce49" table:formula="of:=[.M14]/[.$D$13]" office:value-type="float" office:value="-0.0348304307974335" calcext:value-type="float">
            <text:p>-0.0348304308</text:p>
          </table:table-cell>
          <table:table-cell table:style-name="ce61" table:formula="of:=IF([.M14]&lt;0;0;1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Host</text:p>
          </table:table-cell>
          <table:table-cell table:style-name="ce78" office:value-type="string" calcext:value-type="string">
            <text:p>Min</text:p>
          </table:table-cell>
          <table:table-cell table:style-name="ce46" office:value-type="string" calcext:value-type="string">
            <text:p>1Q</text:p>
          </table:table-cell>
          <table:table-cell table:style-name="ce46" office:value-type="string" calcext:value-type="string">
            <text:p>Mediun</text:p>
          </table:table-cell>
          <table:table-cell table:style-name="ce46" office:value-type="string" calcext:value-type="string">
            <text:p>3Q</text:p>
          </table:table-cell>
          <table:table-cell table:style-name="ce53" office:value-type="string" calcext:value-type="string">
            <text:p>Max</text:p>
          </table:table-cell>
          <table:table-cell table:style-name="ce78" office:value-type="string" calcext:value-type="string">
            <text:p>Min</text:p>
          </table:table-cell>
          <table:table-cell table:style-name="ce46" office:value-type="string" calcext:value-type="string">
            <text:p>1Q</text:p>
          </table:table-cell>
          <table:table-cell table:style-name="ce46" office:value-type="string" calcext:value-type="string">
            <text:p>Mediun</text:p>
          </table:table-cell>
          <table:table-cell table:style-name="ce46" office:value-type="string" calcext:value-type="string">
            <text:p>3Q</text:p>
          </table:table-cell>
          <table:table-cell table:style-name="ce53"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4</text:p>
          </table:table-cell>
          <table:table-cell office:value-type="float" office:value="472.625" calcext:value-type="float">
            <text:p>472.625</text:p>
          </table:table-cell>
          <table:table-cell table:style-name="ce96" office:value-type="float" office:value="311.625" calcext:value-type="float">
            <text:p>311.6</text:p>
          </table:table-cell>
          <table:table-cell table:formula="of:=RANK([.D15];[.$D$13:.$D$21])" office:value-type="float" office:value="8" calcext:value-type="float">
            <text:p>8</text:p>
          </table:table-cell>
          <table:table-cell table:style-name="ce31"/>
          <table:table-cell table:style-name="ce41"/>
          <table:table-cell table:style-name="ce19" table:formula="of:=[.$D$13]-[.D15]" office:value-type="float" office:value="97.5" calcext:value-type="float">
            <text:p>97.5</text:p>
          </table:table-cell>
          <table:table-cell table:style-name="ce49" table:formula="of:=[.H15]/[.$D$13]" office:value-type="float" office:value="0.238313473877177" calcext:value-type="float">
            <text:p>0.2383134739</text:p>
          </table:table-cell>
          <table:table-cell table:style-name="ce61" table:formula="of:=IF([.H1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$D$13]-[.D15]" office:value-type="float" office:value="97.5" calcext:value-type="float">
            <text:p>97.5</text:p>
          </table:table-cell>
          <table:table-cell table:style-name="ce49" table:formula="of:=[.M15]/[.$D$13]" office:value-type="float" office:value="0.238313473877177" calcext:value-type="float">
            <text:p>0.2383134739</text:p>
          </table:table-cell>
          <table:table-cell table:style-name="ce61" table:formula="of:=IF([.M15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3]" office:value-type="string" office:string-value="h1" calcext:value-type="string">
            <text:p>h1</text:p>
          </table:table-cell>
          <table:table-cell table:style-name="ce79" table:formula="of:=QUARTILE([.$H$3:.$H$11];0)" office:value-type="float" office:value="-27" calcext:value-type="float">
            <text:p>-27.00</text:p>
          </table:table-cell>
          <table:table-cell table:style-name="ce82" table:formula="of:=QUARTILE([.$H$3:.$H$11];1)" office:value-type="float" office:value="0" calcext:value-type="float">
            <text:p>0.00</text:p>
          </table:table-cell>
          <table:table-cell table:style-name="ce82" table:formula="of:=QUARTILE([.$H$3:.$H$11];2)" office:value-type="float" office:value="25.875" calcext:value-type="float">
            <text:p>25.88</text:p>
          </table:table-cell>
          <table:table-cell table:style-name="ce82" table:formula="of:=QUARTILE([.$H$3:.$H$11];3)" office:value-type="float" office:value="64.75" calcext:value-type="float">
            <text:p>64.75</text:p>
          </table:table-cell>
          <table:table-cell table:style-name="ce84" table:formula="of:=QUARTILE([.$H$3:.$H$11];4)" office:value-type="float" office:value="77.625" calcext:value-type="float">
            <text:p>77.63</text:p>
          </table:table-cell>
          <table:table-cell table:style-name="ce79" table:formula="of:=QUARTILE([.$M$3:.$M$11];0)" office:value-type="float" office:value="-27" calcext:value-type="float">
            <text:p>-27.00</text:p>
          </table:table-cell>
          <table:table-cell table:style-name="ce82" table:formula="of:=QUARTILE([.$M$3:.$M$11];1)" office:value-type="float" office:value="0" calcext:value-type="float">
            <text:p>0.00</text:p>
          </table:table-cell>
          <table:table-cell table:style-name="ce82" table:formula="of:=QUARTILE([.$M$3:.$M$11];2)" office:value-type="float" office:value="25.875" calcext:value-type="float">
            <text:p>25.88</text:p>
          </table:table-cell>
          <table:table-cell table:style-name="ce82" table:formula="of:=QUARTILE([.$M$3:.$M$11];3)" office:value-type="float" office:value="64.75" calcext:value-type="float">
            <text:p>64.75</text:p>
          </table:table-cell>
          <table:table-cell table:style-name="ce84" table:formula="of:=QUARTILE([.$M$3:.$M$11];4)" office:value-type="float" office:value="77.625" calcext:value-type="float">
            <text:p>77.6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5</text:p>
          </table:table-cell>
          <table:table-cell office:value-type="float" office:value="564.5" calcext:value-type="float">
            <text:p>564.5</text:p>
          </table:table-cell>
          <table:table-cell table:style-name="ce96" office:value-type="float" office:value="365.75" calcext:value-type="float">
            <text:p>365.8</text:p>
          </table:table-cell>
          <table:table-cell table:formula="of:=RANK([.D16];[.$D$13:.$D$21])" office:value-type="float" office:value="4" calcext:value-type="float">
            <text:p>4</text:p>
          </table:table-cell>
          <table:table-cell table:style-name="ce34"/>
          <table:table-cell/>
          <table:table-cell table:style-name="ce19" table:formula="of:=[.$D$13]-[.D16]" office:value-type="float" office:value="43.375" calcext:value-type="float">
            <text:p>43.375</text:p>
          </table:table-cell>
          <table:table-cell table:style-name="ce49" table:formula="of:=[.H16]/[.$D$13]" office:value-type="float" office:value="0.106018942865872" calcext:value-type="float">
            <text:p>0.1060189429</text:p>
          </table:table-cell>
          <table:table-cell table:style-name="ce61" table:formula="of:=IF([.H1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$D$13]-[.D16]" office:value-type="float" office:value="43.375" calcext:value-type="float">
            <text:p>43.375</text:p>
          </table:table-cell>
          <table:table-cell table:style-name="ce49" table:formula="of:=[.M16]/[.$D$13]" office:value-type="float" office:value="0.106018942865872" calcext:value-type="float">
            <text:p>0.1060189429</text:p>
          </table:table-cell>
          <table:table-cell table:style-name="ce61" table:formula="of:=IF([.M16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13]" office:value-type="string" office:string-value="h2" calcext:value-type="string">
            <text:p>h2</text:p>
          </table:table-cell>
          <table:table-cell table:style-name="ce79" table:formula="of:=QUARTILE([.$H$13:.$H$21];0)" office:value-type="float" office:value="-14.25" calcext:value-type="float">
            <text:p>-14.25</text:p>
          </table:table-cell>
          <table:table-cell table:style-name="ce82" table:formula="of:=QUARTILE([.$H$13:.$H$21];1)" office:value-type="float" office:value="42.5" calcext:value-type="float">
            <text:p>42.50</text:p>
          </table:table-cell>
          <table:table-cell table:style-name="ce82" table:formula="of:=QUARTILE([.$H$13:.$H$21];2)" office:value-type="float" office:value="81.375" calcext:value-type="float">
            <text:p>81.38</text:p>
          </table:table-cell>
          <table:table-cell table:style-name="ce82" table:formula="of:=QUARTILE([.$H$13:.$H$21];3)" office:value-type="float" office:value="87" calcext:value-type="float">
            <text:p>87.00</text:p>
          </table:table-cell>
          <table:table-cell table:style-name="ce84" table:formula="of:=QUARTILE([.$H$13:.$H$21];4)" office:value-type="float" office:value="121.5" calcext:value-type="float">
            <text:p>121.50</text:p>
          </table:table-cell>
          <table:table-cell table:style-name="ce79" table:formula="of:=QUARTILE([.$M$13:.$M$21];0)" office:value-type="float" office:value="-14.25" calcext:value-type="float">
            <text:p>-14.25</text:p>
          </table:table-cell>
          <table:table-cell table:style-name="ce82" table:formula="of:=QUARTILE([.$M$13:.$M$21];1)" office:value-type="float" office:value="42.5" calcext:value-type="float">
            <text:p>42.50</text:p>
          </table:table-cell>
          <table:table-cell table:style-name="ce82" table:formula="of:=QUARTILE([.$M$13:.$M$21];2)" office:value-type="float" office:value="81.375" calcext:value-type="float">
            <text:p>81.38</text:p>
          </table:table-cell>
          <table:table-cell table:style-name="ce82" table:formula="of:=QUARTILE([.$M$13:.$M$21];3)" office:value-type="float" office:value="87" calcext:value-type="float">
            <text:p>87.00</text:p>
          </table:table-cell>
          <table:table-cell table:style-name="ce84" table:formula="of:=QUARTILE([.$M$13:.$M$21];4)" office:value-type="float" office:value="121.5" calcext:value-type="float">
            <text:p>121.5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6</text:p>
          </table:table-cell>
          <table:table-cell office:value-type="float" office:value="492.875" calcext:value-type="float">
            <text:p>492.875</text:p>
          </table:table-cell>
          <table:table-cell table:style-name="ce96" office:value-type="float" office:value="366.625" calcext:value-type="float">
            <text:p>366.6</text:p>
          </table:table-cell>
          <table:table-cell table:formula="of:=RANK([.D17];[.$D$13:.$D$21])" office:value-type="float" office:value="3" calcext:value-type="float">
            <text:p>3</text:p>
          </table:table-cell>
          <table:table-cell table:style-name="ce34"/>
          <table:table-cell/>
          <table:table-cell table:style-name="ce19" table:formula="of:=[.$D$13]-[.D17]" office:value-type="float" office:value="42.5" calcext:value-type="float">
            <text:p>42.5</text:p>
          </table:table-cell>
          <table:table-cell table:style-name="ce49" table:formula="of:=[.H17]/[.$D$13]" office:value-type="float" office:value="0.103880232202872" calcext:value-type="float">
            <text:p>0.1038802322</text:p>
          </table:table-cell>
          <table:table-cell table:style-name="ce61" table:formula="of:=IF([.H1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$D$13]-[.D17]" office:value-type="float" office:value="42.5" calcext:value-type="float">
            <text:p>42.5</text:p>
          </table:table-cell>
          <table:table-cell table:style-name="ce49" table:formula="of:=[.M17]/[.$D$13]" office:value-type="float" office:value="0.103880232202872" calcext:value-type="float">
            <text:p>0.1038802322</text:p>
          </table:table-cell>
          <table:table-cell table:style-name="ce61" table:formula="of:=IF([.M17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23]" office:value-type="string" office:string-value="h3" calcext:value-type="string">
            <text:p>h3</text:p>
          </table:table-cell>
          <table:table-cell table:style-name="ce79" table:formula="of:=QUARTILE([.$H$23:.$H$31];0)" office:value-type="float" office:value="-39.75" calcext:value-type="float">
            <text:p>-39.75</text:p>
          </table:table-cell>
          <table:table-cell table:style-name="ce82" table:formula="of:=QUARTILE([.$H$23:.$H$31];1)" office:value-type="float" office:value="-0.5" calcext:value-type="float">
            <text:p>-0.50</text:p>
          </table:table-cell>
          <table:table-cell table:style-name="ce82" table:formula="of:=QUARTILE([.$H$23:.$H$31];2)" office:value-type="float" office:value="22.125" calcext:value-type="float">
            <text:p>22.13</text:p>
          </table:table-cell>
          <table:table-cell table:style-name="ce82" table:formula="of:=QUARTILE([.$H$23:.$H$31];3)" office:value-type="float" office:value="24.625" calcext:value-type="float">
            <text:p>24.63</text:p>
          </table:table-cell>
          <table:table-cell table:style-name="ce84" table:formula="of:=QUARTILE([.$H$23:.$H$31];4)" office:value-type="float" office:value="79.75" calcext:value-type="float">
            <text:p>79.75</text:p>
          </table:table-cell>
          <table:table-cell table:style-name="ce79" table:formula="of:=QUARTILE([.$M$23:.$M$31];0)" office:value-type="float" office:value="-15.25" calcext:value-type="float">
            <text:p>-15.25</text:p>
          </table:table-cell>
          <table:table-cell table:style-name="ce82" table:formula="of:=QUARTILE([.$M$23:.$M$31];1)" office:value-type="float" office:value="24" calcext:value-type="float">
            <text:p>24.00</text:p>
          </table:table-cell>
          <table:table-cell table:style-name="ce82" table:formula="of:=QUARTILE([.$M$23:.$M$31];2)" office:value-type="float" office:value="46.625" calcext:value-type="float">
            <text:p>46.63</text:p>
          </table:table-cell>
          <table:table-cell table:style-name="ce82" table:formula="of:=QUARTILE([.$M$23:.$M$31];3)" office:value-type="float" office:value="49.125" calcext:value-type="float">
            <text:p>49.13</text:p>
          </table:table-cell>
          <table:table-cell table:style-name="ce84" table:formula="of:=QUARTILE([.$M$23:.$M$31];4)" office:value-type="float" office:value="104.25" calcext:value-type="float">
            <text:p>104.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7</text:p>
          </table:table-cell>
          <table:table-cell office:value-type="float" office:value="452.25" calcext:value-type="float">
            <text:p>452.25</text:p>
          </table:table-cell>
          <table:table-cell table:style-name="ce96" office:value-type="float" office:value="322.125" calcext:value-type="float">
            <text:p>322.1</text:p>
          </table:table-cell>
          <table:table-cell table:formula="of:=RANK([.D18];[.$D$13:.$D$21])" office:value-type="float" office:value="7" calcext:value-type="float">
            <text:p>7</text:p>
          </table:table-cell>
          <table:table-cell table:style-name="ce34"/>
          <table:table-cell/>
          <table:table-cell table:style-name="ce19" table:formula="of:=[.$D$13]-[.D18]" office:value-type="float" office:value="87" calcext:value-type="float">
            <text:p>87</text:p>
          </table:table-cell>
          <table:table-cell table:style-name="ce49" table:formula="of:=[.H18]/[.$D$13]" office:value-type="float" office:value="0.212648945921173" calcext:value-type="float">
            <text:p>0.2126489459</text:p>
          </table:table-cell>
          <table:table-cell table:style-name="ce61" table:formula="of:=IF([.H1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$D$13]-[.D18]" office:value-type="float" office:value="87" calcext:value-type="float">
            <text:p>87</text:p>
          </table:table-cell>
          <table:table-cell table:style-name="ce49" table:formula="of:=[.M18]/[.$D$13]" office:value-type="float" office:value="0.212648945921173" calcext:value-type="float">
            <text:p>0.2126489459</text:p>
          </table:table-cell>
          <table:table-cell table:style-name="ce61" table:formula="of:=IF([.M18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33]" office:value-type="string" office:string-value="h4" calcext:value-type="string">
            <text:p>h4</text:p>
          </table:table-cell>
          <table:table-cell table:style-name="ce79" table:formula="of:=QUARTILE([.$H$33:.$H$41];0)" office:value-type="float" office:value="-79" calcext:value-type="float">
            <text:p>-79.00</text:p>
          </table:table-cell>
          <table:table-cell table:style-name="ce82" table:formula="of:=QUARTILE([.$H$33:.$H$41];1)" office:value-type="float" office:value="-0.875" calcext:value-type="float">
            <text:p>-0.88</text:p>
          </table:table-cell>
          <table:table-cell table:style-name="ce82" table:formula="of:=QUARTILE([.$H$33:.$H$41];2)" office:value-type="float" office:value="10.125" calcext:value-type="float">
            <text:p>10.13</text:p>
          </table:table-cell>
          <table:table-cell table:style-name="ce82" table:formula="of:=QUARTILE([.$H$33:.$H$41];3)" office:value-type="float" office:value="27.75" calcext:value-type="float">
            <text:p>27.75</text:p>
          </table:table-cell>
          <table:table-cell table:style-name="ce84" table:formula="of:=QUARTILE([.$H$33:.$H$41];4)" office:value-type="float" office:value="92.375" calcext:value-type="float">
            <text:p>92.38</text:p>
          </table:table-cell>
          <table:table-cell table:style-name="ce79" table:formula="of:=QUARTILE([.$M$33:.$M$41];0)" office:value-type="float" office:value="-79" calcext:value-type="float">
            <text:p>-79.00</text:p>
          </table:table-cell>
          <table:table-cell table:style-name="ce82" table:formula="of:=QUARTILE([.$M$33:.$M$41];1)" office:value-type="float" office:value="-0.875" calcext:value-type="float">
            <text:p>-0.88</text:p>
          </table:table-cell>
          <table:table-cell table:style-name="ce82" table:formula="of:=QUARTILE([.$M$33:.$M$41];2)" office:value-type="float" office:value="10.125" calcext:value-type="float">
            <text:p>10.13</text:p>
          </table:table-cell>
          <table:table-cell table:style-name="ce82" table:formula="of:=QUARTILE([.$M$33:.$M$41];3)" office:value-type="float" office:value="27.75" calcext:value-type="float">
            <text:p>27.75</text:p>
          </table:table-cell>
          <table:table-cell table:style-name="ce84" table:formula="of:=QUARTILE([.$M$33:.$M$41];4)" office:value-type="float" office:value="92.375" calcext:value-type="float">
            <text:p>92.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8</text:p>
          </table:table-cell>
          <table:table-cell office:value-type="float" office:value="459.125" calcext:value-type="float">
            <text:p>459.125</text:p>
          </table:table-cell>
          <table:table-cell table:style-name="ce96" office:value-type="float" office:value="327.75" calcext:value-type="float">
            <text:p>327.8</text:p>
          </table:table-cell>
          <table:table-cell table:formula="of:=RANK([.D19];[.$D$13:.$D$21])" office:value-type="float" office:value="5" calcext:value-type="float">
            <text:p>5</text:p>
          </table:table-cell>
          <table:table-cell table:style-name="ce34"/>
          <table:table-cell/>
          <table:table-cell table:style-name="ce19" table:formula="of:=[.$D$13]-[.D19]" office:value-type="float" office:value="81.375" calcext:value-type="float">
            <text:p>81.375</text:p>
          </table:table-cell>
          <table:table-cell table:style-name="ce49" table:formula="of:=[.H19]/[.$D$13]" office:value-type="float" office:value="0.198900091659028" calcext:value-type="float">
            <text:p>0.1989000917</text:p>
          </table:table-cell>
          <table:table-cell table:style-name="ce61" table:formula="of:=IF([.H1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$D$13]-[.D19]" office:value-type="float" office:value="81.375" calcext:value-type="float">
            <text:p>81.375</text:p>
          </table:table-cell>
          <table:table-cell table:style-name="ce49" table:formula="of:=[.M19]/[.$D$13]" office:value-type="float" office:value="0.198900091659028" calcext:value-type="float">
            <text:p>0.1989000917</text:p>
          </table:table-cell>
          <table:table-cell table:style-name="ce61" table:formula="of:=IF([.M19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43]" office:value-type="string" office:string-value="h5" calcext:value-type="string">
            <text:p>h5</text:p>
          </table:table-cell>
          <table:table-cell table:style-name="ce79" table:formula="of:=QUARTILE([.$H$43:.$H$51];0)" office:value-type="float" office:value="0" calcext:value-type="float">
            <text:p>0.00</text:p>
          </table:table-cell>
          <table:table-cell table:style-name="ce82" table:formula="of:=QUARTILE([.$H$43:.$H$51];1)" office:value-type="float" office:value="45.875" calcext:value-type="float">
            <text:p>45.88</text:p>
          </table:table-cell>
          <table:table-cell table:style-name="ce82" table:formula="of:=QUARTILE([.$H$43:.$H$51];2)" office:value-type="float" office:value="72.625" calcext:value-type="float">
            <text:p>72.63</text:p>
          </table:table-cell>
          <table:table-cell table:style-name="ce82" table:formula="of:=QUARTILE([.$H$43:.$H$51];3)" office:value-type="float" office:value="76.625" calcext:value-type="float">
            <text:p>76.63</text:p>
          </table:table-cell>
          <table:table-cell table:style-name="ce84" table:formula="of:=QUARTILE([.$H$43:.$H$51];4)" office:value-type="float" office:value="108.75" calcext:value-type="float">
            <text:p>108.75</text:p>
          </table:table-cell>
          <table:table-cell table:style-name="ce79" table:formula="of:=QUARTILE([.$M$43:.$M$51];0)" office:value-type="float" office:value="-45.875" calcext:value-type="float">
            <text:p>-45.88</text:p>
          </table:table-cell>
          <table:table-cell table:style-name="ce82" table:formula="of:=QUARTILE([.$M$43:.$M$51];1)" office:value-type="float" office:value="0" calcext:value-type="float">
            <text:p>0.00</text:p>
          </table:table-cell>
          <table:table-cell table:style-name="ce82" table:formula="of:=QUARTILE([.$M$43:.$M$51];2)" office:value-type="float" office:value="26.75" calcext:value-type="float">
            <text:p>26.75</text:p>
          </table:table-cell>
          <table:table-cell table:style-name="ce82" table:formula="of:=QUARTILE([.$M$43:.$M$51];3)" office:value-type="float" office:value="30.75" calcext:value-type="float">
            <text:p>30.75</text:p>
          </table:table-cell>
          <table:table-cell table:style-name="ce84" table:formula="of:=QUARTILE([.$M$43:.$M$51];4)" office:value-type="float" office:value="62.875" calcext:value-type="float">
            <text:p>62.8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9</text:p>
          </table:table-cell>
          <table:table-cell office:value-type="float" office:value="462.625" calcext:value-type="float">
            <text:p>462.625</text:p>
          </table:table-cell>
          <table:table-cell table:style-name="ce96" office:value-type="float" office:value="322.5" calcext:value-type="float">
            <text:p>322.5</text:p>
          </table:table-cell>
          <table:table-cell table:formula="of:=RANK([.D20];[.$D$13:.$D$21])" office:value-type="float" office:value="6" calcext:value-type="float">
            <text:p>6</text:p>
          </table:table-cell>
          <table:table-cell table:style-name="ce34"/>
          <table:table-cell/>
          <table:table-cell table:style-name="ce19" table:formula="of:=[.$D$13]-[.D20]" office:value-type="float" office:value="86.625" calcext:value-type="float">
            <text:p>86.625</text:p>
          </table:table-cell>
          <table:table-cell table:style-name="ce49" table:formula="of:=[.H20]/[.$D$13]" office:value-type="float" office:value="0.21173235563703" calcext:value-type="float">
            <text:p>0.2117323556</text:p>
          </table:table-cell>
          <table:table-cell table:style-name="ce61" table:formula="of:=IF([.H2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$D$13]-[.D20]" office:value-type="float" office:value="86.625" calcext:value-type="float">
            <text:p>86.625</text:p>
          </table:table-cell>
          <table:table-cell table:style-name="ce49" table:formula="of:=[.M20]/[.$D$13]" office:value-type="float" office:value="0.21173235563703" calcext:value-type="float">
            <text:p>0.2117323556</text:p>
          </table:table-cell>
          <table:table-cell table:style-name="ce61" table:formula="of:=IF([.M20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53]" office:value-type="string" office:string-value="h6" calcext:value-type="string">
            <text:p>h6</text:p>
          </table:table-cell>
          <table:table-cell table:style-name="ce79" table:formula="of:=QUARTILE([.$H$53:.$H$61];0)" office:value-type="float" office:value="-70.875" calcext:value-type="float">
            <text:p>-70.88</text:p>
          </table:table-cell>
          <table:table-cell table:style-name="ce82" table:formula="of:=QUARTILE([.$H$53:.$H$61];1)" office:value-type="float" office:value="-45.625" calcext:value-type="float">
            <text:p>-45.63</text:p>
          </table:table-cell>
          <table:table-cell table:style-name="ce82" table:formula="of:=QUARTILE([.$H$53:.$H$61];2)" office:value-type="float" office:value="-27.875" calcext:value-type="float">
            <text:p>-27.88</text:p>
          </table:table-cell>
          <table:table-cell table:style-name="ce82" table:formula="of:=QUARTILE([.$H$53:.$H$61];3)" office:value-type="float" office:value="0" calcext:value-type="float">
            <text:p>0.00</text:p>
          </table:table-cell>
          <table:table-cell table:style-name="ce84" table:formula="of:=QUARTILE([.$H$53:.$H$61];4)" office:value-type="float" office:value="41.125" calcext:value-type="float">
            <text:p>41.13</text:p>
          </table:table-cell>
          <table:table-cell table:style-name="ce79" table:formula="of:=QUARTILE([.$M$53:.$M$61];0)" office:value-type="float" office:value="-70.875" calcext:value-type="float">
            <text:p>-70.88</text:p>
          </table:table-cell>
          <table:table-cell table:style-name="ce82" table:formula="of:=QUARTILE([.$M$53:.$M$61];1)" office:value-type="float" office:value="-45.625" calcext:value-type="float">
            <text:p>-45.63</text:p>
          </table:table-cell>
          <table:table-cell table:style-name="ce82" table:formula="of:=QUARTILE([.$M$53:.$M$61];2)" office:value-type="float" office:value="-27.875" calcext:value-type="float">
            <text:p>-27.88</text:p>
          </table:table-cell>
          <table:table-cell table:style-name="ce82" table:formula="of:=QUARTILE([.$M$53:.$M$61];3)" office:value-type="float" office:value="0" calcext:value-type="float">
            <text:p>0.00</text:p>
          </table:table-cell>
          <table:table-cell table:style-name="ce84" table:formula="of:=QUARTILE([.$M$53:.$M$61];4)" office:value-type="float" office:value="41.125" calcext:value-type="float">
            <text:p>41.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10</text:p>
          </table:table-cell>
          <table:table-cell office:value-type="float" office:value="431" calcext:value-type="float">
            <text:p>431</text:p>
          </table:table-cell>
          <table:table-cell table:style-name="ce96" office:value-type="float" office:value="287.625" calcext:value-type="float">
            <text:p>287.6</text:p>
          </table:table-cell>
          <table:table-cell table:formula="of:=RANK([.D21];[.$D$13:.$D$21])" office:value-type="float" office:value="9" calcext:value-type="float">
            <text:p>9</text:p>
          </table:table-cell>
          <table:table-cell table:style-name="ce34"/>
          <table:table-cell/>
          <table:table-cell table:style-name="ce19" table:formula="of:=[.$D$13]-[.D21]" office:value-type="float" office:value="121.5" calcext:value-type="float">
            <text:p>121.5</text:p>
          </table:table-cell>
          <table:table-cell table:style-name="ce49" table:formula="of:=[.H21]/[.$D$13]" office:value-type="float" office:value="0.296975252062328" calcext:value-type="float">
            <text:p>0.2969752521</text:p>
          </table:table-cell>
          <table:table-cell table:style-name="ce61" table:formula="of:=IF([.H2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19" table:formula="of:=[.$D$13]-[.D21]" office:value-type="float" office:value="121.5" calcext:value-type="float">
            <text:p>121.5</text:p>
          </table:table-cell>
          <table:table-cell table:style-name="ce49" table:formula="of:=[.M21]/[.$D$13]" office:value-type="float" office:value="0.296975252062328" calcext:value-type="float">
            <text:p>0.2969752521</text:p>
          </table:table-cell>
          <table:table-cell table:style-name="ce61" table:formula="of:=IF([.M21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63]" office:value-type="string" office:string-value="h7" calcext:value-type="string">
            <text:p>h7</text:p>
          </table:table-cell>
          <table:table-cell table:style-name="ce79" table:formula="of:=QUARTILE([.$H$63:.$H$71];0)" office:value-type="float" office:value="-14.125" calcext:value-type="float">
            <text:p>-14.13</text:p>
          </table:table-cell>
          <table:table-cell table:style-name="ce82" table:formula="of:=QUARTILE([.$H$63:.$H$71];1)" office:value-type="float" office:value="8.5" calcext:value-type="float">
            <text:p>8.50</text:p>
          </table:table-cell>
          <table:table-cell table:style-name="ce82" table:formula="of:=QUARTILE([.$H$63:.$H$71];2)" office:value-type="float" office:value="13.75" calcext:value-type="float">
            <text:p>13.75</text:p>
          </table:table-cell>
          <table:table-cell table:style-name="ce82" table:formula="of:=QUARTILE([.$H$63:.$H$71];3)" office:value-type="float" office:value="17.75" calcext:value-type="float">
            <text:p>17.75</text:p>
          </table:table-cell>
          <table:table-cell table:style-name="ce84" table:formula="of:=QUARTILE([.$H$63:.$H$71];4)" office:value-type="float" office:value="85.625" calcext:value-type="float">
            <text:p>85.63</text:p>
          </table:table-cell>
          <table:table-cell table:style-name="ce79" table:formula="of:=QUARTILE([.$M$63:.$M$71];0)" office:value-type="float" office:value="-14.125" calcext:value-type="float">
            <text:p>-14.13</text:p>
          </table:table-cell>
          <table:table-cell table:style-name="ce82" table:formula="of:=QUARTILE([.$M$63:.$M$71];1)" office:value-type="float" office:value="8.5" calcext:value-type="float">
            <text:p>8.50</text:p>
          </table:table-cell>
          <table:table-cell table:style-name="ce82" table:formula="of:=QUARTILE([.$M$63:.$M$71];2)" office:value-type="float" office:value="13.75" calcext:value-type="float">
            <text:p>13.75</text:p>
          </table:table-cell>
          <table:table-cell table:style-name="ce82" table:formula="of:=QUARTILE([.$M$63:.$M$71];3)" office:value-type="float" office:value="17.75" calcext:value-type="float">
            <text:p>17.75</text:p>
          </table:table-cell>
          <table:table-cell table:style-name="ce84" table:formula="of:=QUARTILE([.$M$63:.$M$71];4)" office:value-type="float" office:value="85.625" calcext:value-type="float">
            <text:p>85.6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96"/>
          <table:table-cell office:value-type="string" calcext:value-type="string">
            <text:p>Iperf</text:p>
          </table:table-cell>
          <table:table-cell table:style-name="ce34"/>
          <table:table-cell/>
          <table:table-cell table:style-name="ce47" table:formula="of:=AVERAGE([.H13:.H21])" office:value-type="float" office:value="60.625" calcext:value-type="float">
            <text:p>60.63</text:p>
          </table:table-cell>
          <table:table-cell table:style-name="ce51" table:formula="of:=AVERAGE([.I13:.I21])" office:value-type="float" office:value="0.14818209593645" calcext:value-type="float">
            <text:p>0.1481820959</text:p>
          </table:table-cell>
          <table:table-cell table:style-name="ce59" table:formula="of:=AVERAGE([.J13:.J21])" office:value-type="float" office:value="0.888888888888889" calcext:value-type="float">
            <text:p>0.8888888889</text:p>
          </table:table-cell>
          <table:table-cell table:style-name="ce67"/>
          <table:table-cell table:style-name="ce76"/>
          <table:table-cell table:style-name="ce47" table:formula="of:=AVERAGE([.M13:.M21])" office:value-type="float" office:value="60.625" calcext:value-type="float">
            <text:p>60.63</text:p>
          </table:table-cell>
          <table:table-cell table:style-name="ce51" table:formula="of:=AVERAGE([.N13:.N21])" office:value-type="float" office:value="0.14818209593645" calcext:value-type="float">
            <text:p>0.1481820959</text:p>
          </table:table-cell>
          <table:table-cell table:style-name="ce59" table:formula="of:=AVERAGE([.O13:.O21])" office:value-type="float" office:value="0.888888888888889" calcext:value-type="float">
            <text:p>0.8888888889</text:p>
          </table:table-cell>
          <table:table-cell table:number-columns-repeated="2"/>
          <table:table-cell table:style-name="ce19" table:formula="of:=[.$A$73]" office:value-type="string" office:string-value="h8" calcext:value-type="string">
            <text:p>h8</text:p>
          </table:table-cell>
          <table:table-cell table:style-name="ce79" table:formula="of:=QUARTILE([.$H$73:.$H$81];0)" office:value-type="float" office:value="-1.625" calcext:value-type="float">
            <text:p>-1.63</text:p>
          </table:table-cell>
          <table:table-cell table:style-name="ce82" table:formula="of:=QUARTILE([.$H$73:.$H$81];1)" office:value-type="float" office:value="5.5" calcext:value-type="float">
            <text:p>5.50</text:p>
          </table:table-cell>
          <table:table-cell table:style-name="ce82" table:formula="of:=QUARTILE([.$H$73:.$H$81];2)" office:value-type="float" office:value="38.125" calcext:value-type="float">
            <text:p>38.13</text:p>
          </table:table-cell>
          <table:table-cell table:style-name="ce82" table:formula="of:=QUARTILE([.$H$73:.$H$81];3)" office:value-type="float" office:value="50.625" calcext:value-type="float">
            <text:p>50.63</text:p>
          </table:table-cell>
          <table:table-cell table:style-name="ce84" table:formula="of:=QUARTILE([.$H$73:.$H$81];4)" office:value-type="float" office:value="83.5" calcext:value-type="float">
            <text:p>83.50</text:p>
          </table:table-cell>
          <table:table-cell table:style-name="ce79" table:formula="of:=QUARTILE([.$M$73:.$M$81];0)" office:value-type="float" office:value="-1.625" calcext:value-type="float">
            <text:p>-1.63</text:p>
          </table:table-cell>
          <table:table-cell table:style-name="ce82" table:formula="of:=QUARTILE([.$M$73:.$M$81];1)" office:value-type="float" office:value="5.5" calcext:value-type="float">
            <text:p>5.50</text:p>
          </table:table-cell>
          <table:table-cell table:style-name="ce82" table:formula="of:=QUARTILE([.$M$73:.$M$81];2)" office:value-type="float" office:value="38.125" calcext:value-type="float">
            <text:p>38.13</text:p>
          </table:table-cell>
          <table:table-cell table:style-name="ce82" table:formula="of:=QUARTILE([.$M$73:.$M$81];3)" office:value-type="float" office:value="50.625" calcext:value-type="float">
            <text:p>50.63</text:p>
          </table:table-cell>
          <table:table-cell table:style-name="ce84" table:formula="of:=QUARTILE([.$M$73:.$M$81];4)" office:value-type="float" office:value="83.5" calcext:value-type="float">
            <text:p>83.5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1</text:p>
          </table:table-cell>
          <table:table-cell office:value-type="float" office:value="497.875" calcext:value-type="float">
            <text:p>497.875</text:p>
          </table:table-cell>
          <table:table-cell table:style-name="ce97" office:value-type="float" office:value="395.375" calcext:value-type="float">
            <text:p>395.4</text:p>
          </table:table-cell>
          <table:table-cell table:style-name="ce98" table:formula="of:=RANK([.D23];[.$D$23:.$D$31])" office:value-type="float" office:value="2" calcext:value-type="float">
            <text:p>2</text:p>
          </table:table-cell>
          <table:table-cell table:style-name="ce34"/>
          <table:table-cell/>
          <table:table-cell table:formula="of:=[.$D$26]-[.D23]" office:value-type="float" office:value="-24.5" calcext:value-type="float">
            <text:p>-24.5</text:p>
          </table:table-cell>
          <table:table-cell table:style-name="ce50" table:formula="of:=[.H23]/[.$D$26]" office:value-type="float" office:value="-0.0660599932591844" calcext:value-type="float">
            <text:p>-0.0660599933</text:p>
          </table:table-cell>
          <table:table-cell table:style-name="ce61" table:formula="of:=IF([.H23]&lt;0;0;1)" office:value-type="float" office:value="0" calcext:value-type="float">
            <text:p>0</text:p>
          </table:table-cell>
          <table:table-cell table:style-name="ce67" office:value-type="string" calcext:value-type="string">
            <text:p>AS1</text:p>
          </table:table-cell>
          <table:table-cell table:style-name="ce76" office:value-type="float" office:value="0" calcext:value-type="float">
            <text:p>0</text:p>
          </table:table-cell>
          <table:table-cell table:formula="of:=[.$D$23]-[.D23]" office:value-type="float" office:value="0" calcext:value-type="float">
            <text:p>0</text:p>
          </table:table-cell>
          <table:table-cell table:style-name="ce50" table:formula="of:=[.M23]/[.$D$23]" office:value-type="float" office:value="0" calcext:value-type="float">
            <text:p>0</text:p>
          </table:table-cell>
          <table:table-cell table:style-name="ce61" table:formula="of:=IF([.M23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83]" office:value-type="string" office:string-value="h9" calcext:value-type="string">
            <text:p>h9</text:p>
          </table:table-cell>
          <table:table-cell table:style-name="ce79" table:formula="of:=QUARTILE([.$H$83:.$H103];0)" office:value-type="float" office:value="-4.125" calcext:value-type="float">
            <text:p>-4.13</text:p>
          </table:table-cell>
          <table:table-cell table:style-name="ce82" table:formula="of:=QUARTILE([.$H$83:.$H103];1)" office:value-type="float" office:value="1.75" calcext:value-type="float">
            <text:p>1.75</text:p>
          </table:table-cell>
          <table:table-cell table:style-name="ce82" table:formula="of:=QUARTILE([.$H$83:.$H103];2)" office:value-type="float" office:value="28.5416666666667" calcext:value-type="float">
            <text:p>28.54</text:p>
          </table:table-cell>
          <table:table-cell table:style-name="ce82" table:formula="of:=QUARTILE([.$H$83:.$H103];3)" office:value-type="float" office:value="36.8125" calcext:value-type="float">
            <text:p>36.81</text:p>
          </table:table-cell>
          <table:table-cell table:style-name="ce84" table:formula="of:=QUARTILE([.$H$83:.$H103];4)" office:value-type="float" office:value="74.375" calcext:value-type="float">
            <text:p>74.38</text:p>
          </table:table-cell>
          <table:table-cell table:style-name="ce79" table:formula="of:=QUARTILE([.$M$83:.$M103];0)" office:value-type="float" office:value="-4.125" calcext:value-type="float">
            <text:p>-4.13</text:p>
          </table:table-cell>
          <table:table-cell table:style-name="ce82" table:formula="of:=QUARTILE([.$M$83:.$M103];1)" office:value-type="float" office:value="1.75" calcext:value-type="float">
            <text:p>1.75</text:p>
          </table:table-cell>
          <table:table-cell table:style-name="ce82" table:formula="of:=QUARTILE([.$M$83:.$M103];2)" office:value-type="float" office:value="28.5416666666667" calcext:value-type="float">
            <text:p>28.54</text:p>
          </table:table-cell>
          <table:table-cell table:style-name="ce82" table:formula="of:=QUARTILE([.$M$83:.$M103];3)" office:value-type="float" office:value="36.8125" calcext:value-type="float">
            <text:p>36.81</text:p>
          </table:table-cell>
          <table:table-cell table:style-name="ce84" table:formula="of:=QUARTILE([.$M$83:.$M103];4)" office:value-type="float" office:value="74.375" calcext:value-type="float">
            <text:p>74.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2</text:p>
          </table:table-cell>
          <table:table-cell office:value-type="float" office:value="497.5" calcext:value-type="float">
            <text:p>497.5</text:p>
          </table:table-cell>
          <table:table-cell table:style-name="ce96" office:value-type="float" office:value="371.375" calcext:value-type="float">
            <text:p>371.4</text:p>
          </table:table-cell>
          <table:table-cell table:formula="of:=RANK([.D24];[.$D$23:.$D$31])" office:value-type="float" office:value="3" calcext:value-type="float">
            <text:p>3</text:p>
          </table:table-cell>
          <table:table-cell table:style-name="ce31"/>
          <table:table-cell table:style-name="ce41"/>
          <table:table-cell table:formula="of:=[.$D$26]-[.D24]" office:value-type="float" office:value="-0.5" calcext:value-type="float">
            <text:p>-0.5</text:p>
          </table:table-cell>
          <table:table-cell table:style-name="ce50" table:formula="of:=[.H24]/[.$D$26]" office:value-type="float" office:value="-0.00134816312773846" calcext:value-type="float">
            <text:p>-0.0013481631</text:p>
          </table:table-cell>
          <table:table-cell table:style-name="ce61" table:formula="of:=IF([.H24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23]-[.D24]" office:value-type="float" office:value="24" calcext:value-type="float">
            <text:p>24</text:p>
          </table:table-cell>
          <table:table-cell table:style-name="ce50" table:formula="of:=[.M24]/[.$D$23]" office:value-type="float" office:value="0.0607018653177363" calcext:value-type="float">
            <text:p>0.0607018653</text:p>
          </table:table-cell>
          <table:table-cell table:style-name="ce61" table:formula="of:=IF([.M24]&lt;0;0;1)" office:value-type="float" office:value="1" calcext:value-type="float">
            <text:p>1</text:p>
          </table:table-cell>
          <table:table-cell table:number-columns-repeated="2"/>
          <table:table-cell table:style-name="ce19" table:formula="of:=[.$A$93]" office:value-type="string" office:string-value="h10" calcext:value-type="string">
            <text:p>h10</text:p>
          </table:table-cell>
          <table:table-cell table:style-name="ce80" table:formula="of:=QUARTILE([.$H$93:.$H$101];0)" office:value-type="float" office:value="-4.125" calcext:value-type="float">
            <text:p>-4.13</text:p>
          </table:table-cell>
          <table:table-cell table:style-name="ce83" table:formula="of:=QUARTILE([.$H$93:.$H$101];1)" office:value-type="float" office:value="1.375" calcext:value-type="float">
            <text:p>1.38</text:p>
          </table:table-cell>
          <table:table-cell table:style-name="ce83" table:formula="of:=QUARTILE([.$H$93:.$H$101];2)" office:value-type="float" office:value="30.875" calcext:value-type="float">
            <text:p>30.88</text:p>
          </table:table-cell>
          <table:table-cell table:style-name="ce83" table:formula="of:=QUARTILE([.$H$93:.$H$101];3)" office:value-type="float" office:value="43.75" calcext:value-type="float">
            <text:p>43.75</text:p>
          </table:table-cell>
          <table:table-cell table:style-name="ce85" table:formula="of:=QUARTILE([.$H$93:.$H$101];4)" office:value-type="float" office:value="74.375" calcext:value-type="float">
            <text:p>74.38</text:p>
          </table:table-cell>
          <table:table-cell table:style-name="ce80" table:formula="of:=QUARTILE([.$M$93:.$M$101];0)" office:value-type="float" office:value="-4.125" calcext:value-type="float">
            <text:p>-4.13</text:p>
          </table:table-cell>
          <table:table-cell table:style-name="ce83" table:formula="of:=QUARTILE([.$M$93:.$M$101];1)" office:value-type="float" office:value="1.375" calcext:value-type="float">
            <text:p>1.38</text:p>
          </table:table-cell>
          <table:table-cell table:style-name="ce83" table:formula="of:=QUARTILE([.$M$93:.$M$101];2)" office:value-type="float" office:value="30.875" calcext:value-type="float">
            <text:p>30.88</text:p>
          </table:table-cell>
          <table:table-cell table:style-name="ce83" table:formula="of:=QUARTILE([.$M$93:.$M$101];3)" office:value-type="float" office:value="43.75" calcext:value-type="float">
            <text:p>43.75</text:p>
          </table:table-cell>
          <table:table-cell table:style-name="ce85" table:formula="of:=QUARTILE([.$M$93:.$M$101];4)" office:value-type="float" office:value="74.375" calcext:value-type="float">
            <text:p>74.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float" office:value="485" calcext:value-type="float">
            <text:p>485</text:p>
          </table:table-cell>
          <table:table-cell table:style-name="ce96" office:value-type="float" office:value="348.375" calcext:value-type="float">
            <text:p>348.4</text:p>
          </table:table-cell>
          <table:table-cell table:formula="of:=RANK([.D25];[.$D$23:.$D$31])" office:value-type="float" office:value="6" calcext:value-type="float">
            <text:p>6</text:p>
          </table:table-cell>
          <table:table-cell table:style-name="ce31"/>
          <table:table-cell table:style-name="ce41"/>
          <table:table-cell table:formula="of:=[.$D$26]-[.D25]" office:value-type="float" office:value="22.5" calcext:value-type="float">
            <text:p>22.5</text:p>
          </table:table-cell>
          <table:table-cell table:style-name="ce50" table:formula="of:=[.H25]/[.$D$26]" office:value-type="float" office:value="0.0606673407482305" calcext:value-type="float">
            <text:p>0.0606673407</text:p>
          </table:table-cell>
          <table:table-cell table:style-name="ce61" table:formula="of:=IF([.H2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23]-[.D25]" office:value-type="float" office:value="47" calcext:value-type="float">
            <text:p>47</text:p>
          </table:table-cell>
          <table:table-cell table:style-name="ce50" table:formula="of:=[.M25]/[.$D$23]" office:value-type="float" office:value="0.118874486247234" calcext:value-type="float">
            <text:p>0.1188744862</text:p>
          </table:table-cell>
          <table:table-cell table:style-name="ce61" table:formula="of:=IF([.M25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float" office:value="496.125" calcext:value-type="float">
            <text:p>496.125</text:p>
          </table:table-cell>
          <table:table-cell table:style-name="ce97" office:value-type="float" office:value="370.875" calcext:value-type="float">
            <text:p>370.9</text:p>
          </table:table-cell>
          <table:table-cell table:style-name="ce98" table:formula="of:=RANK([.D26];[.$D$23:.$D$31])" office:value-type="float" office:value="4" calcext:value-type="float">
            <text:p>4</text:p>
          </table:table-cell>
          <table:table-cell table:style-name="ce30" office:value-type="string" calcext:value-type="string">
            <text:p>AS5</text:p>
          </table:table-cell>
          <table:table-cell table:style-name="ce40" office:value-type="float" office:value="1" calcext:value-type="float">
            <text:p>1</text:p>
          </table:table-cell>
          <table:table-cell table:formula="of:=[.$D$26]-[.D26]" office:value-type="float" office:value="0" calcext:value-type="float">
            <text:p>0</text:p>
          </table:table-cell>
          <table:table-cell table:style-name="ce50" table:formula="of:=[.H26]/[.$D$26]" office:value-type="float" office:value="0" calcext:value-type="float">
            <text:p>0</text:p>
          </table:table-cell>
          <table:table-cell table:style-name="ce61" table:formula="of:=IF([.H2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23]-[.D26]" office:value-type="float" office:value="24.5" calcext:value-type="float">
            <text:p>24.5</text:p>
          </table:table-cell>
          <table:table-cell table:style-name="ce50" table:formula="of:=[.M26]/[.$D$23]" office:value-type="float" office:value="0.0619664875118558" calcext:value-type="float">
            <text:p>0.0619664875</text:p>
          </table:table-cell>
          <table:table-cell table:style-name="ce61" table:formula="of:=IF([.M26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6</text:p>
          </table:table-cell>
          <table:table-cell office:value-type="float" office:value="552.75" calcext:value-type="float">
            <text:p>552.75</text:p>
          </table:table-cell>
          <table:table-cell table:style-name="ce96" office:value-type="float" office:value="410.625" calcext:value-type="float">
            <text:p>410.6</text:p>
          </table:table-cell>
          <table:table-cell table:formula="of:=RANK([.D27];[.$D$23:.$D$31])" office:value-type="float" office:value="1" calcext:value-type="float">
            <text:p>1</text:p>
          </table:table-cell>
          <table:table-cell table:style-name="ce34"/>
          <table:table-cell/>
          <table:table-cell table:formula="of:=[.$D$26]-[.D27]" office:value-type="float" office:value="-39.75" calcext:value-type="float">
            <text:p>-39.75</text:p>
          </table:table-cell>
          <table:table-cell table:style-name="ce50" table:formula="of:=[.H27]/[.$D$26]" office:value-type="float" office:value="-0.107178968655207" calcext:value-type="float">
            <text:p>-0.1071789687</text:p>
          </table:table-cell>
          <table:table-cell table:style-name="ce61" table:formula="of:=IF([.H27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23]-[.D27]" office:value-type="float" office:value="-15.25" calcext:value-type="float">
            <text:p>-15.25</text:p>
          </table:table-cell>
          <table:table-cell table:style-name="ce50" table:formula="of:=[.M27]/[.$D$23]" office:value-type="float" office:value="-0.038570976920645" calcext:value-type="float">
            <text:p>-0.0385709769</text:p>
          </table:table-cell>
          <table:table-cell table:style-name="ce61" table:formula="of:=IF([.M27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7</text:p>
          </table:table-cell>
          <table:table-cell office:value-type="float" office:value="520.125" calcext:value-type="float">
            <text:p>520.125</text:p>
          </table:table-cell>
          <table:table-cell table:style-name="ce96" office:value-type="float" office:value="348.75" calcext:value-type="float">
            <text:p>348.8</text:p>
          </table:table-cell>
          <table:table-cell table:formula="of:=RANK([.D28];[.$D$23:.$D$31])" office:value-type="float" office:value="5" calcext:value-type="float">
            <text:p>5</text:p>
          </table:table-cell>
          <table:table-cell table:style-name="ce34"/>
          <table:table-cell/>
          <table:table-cell table:formula="of:=[.$D$26]-[.D28]" office:value-type="float" office:value="22.125" calcext:value-type="float">
            <text:p>22.125</text:p>
          </table:table-cell>
          <table:table-cell table:style-name="ce50" table:formula="of:=[.H28]/[.$D$26]" office:value-type="float" office:value="0.0596562184024267" calcext:value-type="float">
            <text:p>0.0596562184</text:p>
          </table:table-cell>
          <table:table-cell table:style-name="ce61" table:formula="of:=IF([.H2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23]-[.D28]" office:value-type="float" office:value="46.625" calcext:value-type="float">
            <text:p>46.625</text:p>
          </table:table-cell>
          <table:table-cell table:style-name="ce50" table:formula="of:=[.M28]/[.$D$23]" office:value-type="float" office:value="0.117926019601644" calcext:value-type="float">
            <text:p>0.1179260196</text:p>
          </table:table-cell>
          <table:table-cell table:style-name="ce61" table:formula="of:=IF([.M28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8</text:p>
          </table:table-cell>
          <table:table-cell office:value-type="float" office:value="454.375" calcext:value-type="float">
            <text:p>454.375</text:p>
          </table:table-cell>
          <table:table-cell table:style-name="ce96" office:value-type="float" office:value="312.375" calcext:value-type="float">
            <text:p>312.4</text:p>
          </table:table-cell>
          <table:table-cell table:formula="of:=RANK([.D29];[.$D$23:.$D$31])" office:value-type="float" office:value="8" calcext:value-type="float">
            <text:p>8</text:p>
          </table:table-cell>
          <table:table-cell table:style-name="ce34"/>
          <table:table-cell/>
          <table:table-cell table:formula="of:=[.$D$26]-[.D29]" office:value-type="float" office:value="58.5" calcext:value-type="float">
            <text:p>58.5</text:p>
          </table:table-cell>
          <table:table-cell table:style-name="ce50" table:formula="of:=[.H29]/[.$D$26]" office:value-type="float" office:value="0.157735085945399" calcext:value-type="float">
            <text:p>0.1577350859</text:p>
          </table:table-cell>
          <table:table-cell table:style-name="ce61" table:formula="of:=IF([.H2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23]-[.D29]" office:value-type="float" office:value="83" calcext:value-type="float">
            <text:p>83</text:p>
          </table:table-cell>
          <table:table-cell table:style-name="ce50" table:formula="of:=[.M29]/[.$D$23]" office:value-type="float" office:value="0.209927284223838" calcext:value-type="float">
            <text:p>0.2099272842</text:p>
          </table:table-cell>
          <table:table-cell table:style-name="ce61" table:formula="of:=IF([.M29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9</text:p>
          </table:table-cell>
          <table:table-cell office:value-type="float" office:value="500.375" calcext:value-type="float">
            <text:p>500.375</text:p>
          </table:table-cell>
          <table:table-cell table:style-name="ce96" office:value-type="float" office:value="346.25" calcext:value-type="float">
            <text:p>346.3</text:p>
          </table:table-cell>
          <table:table-cell table:formula="of:=RANK([.D30];[.$D$23:.$D$31])" office:value-type="float" office:value="7" calcext:value-type="float">
            <text:p>7</text:p>
          </table:table-cell>
          <table:table-cell table:style-name="ce32"/>
          <table:table-cell table:style-name="ce42"/>
          <table:table-cell table:formula="of:=[.$D$26]-[.D30]" office:value-type="float" office:value="24.625" calcext:value-type="float">
            <text:p>24.625</text:p>
          </table:table-cell>
          <table:table-cell table:style-name="ce50" table:formula="of:=[.H30]/[.$D$26]" office:value-type="float" office:value="0.066397034041119" calcext:value-type="float">
            <text:p>0.066397034</text:p>
          </table:table-cell>
          <table:table-cell table:style-name="ce61" table:formula="of:=IF([.H3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23]-[.D30]" office:value-type="float" office:value="49.125" calcext:value-type="float">
            <text:p>49.125</text:p>
          </table:table-cell>
          <table:table-cell table:style-name="ce50" table:formula="of:=[.M30]/[.$D$23]" office:value-type="float" office:value="0.124249130572242" calcext:value-type="float">
            <text:p>0.1242491306</text:p>
          </table:table-cell>
          <table:table-cell table:style-name="ce61" table:formula="of:=IF([.M30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10</text:p>
          </table:table-cell>
          <table:table-cell office:value-type="float" office:value="411.375" calcext:value-type="float">
            <text:p>411.375</text:p>
          </table:table-cell>
          <table:table-cell table:style-name="ce96" office:value-type="float" office:value="291.125" calcext:value-type="float">
            <text:p>291.1</text:p>
          </table:table-cell>
          <table:table-cell table:formula="of:=RANK([.D31];[.$D$23:.$D$31])" office:value-type="float" office:value="9" calcext:value-type="float">
            <text:p>9</text:p>
          </table:table-cell>
          <table:table-cell table:style-name="ce32"/>
          <table:table-cell table:style-name="ce42"/>
          <table:table-cell table:formula="of:=[.$D$26]-[.D31]" office:value-type="float" office:value="79.75" calcext:value-type="float">
            <text:p>79.75</text:p>
          </table:table-cell>
          <table:table-cell table:style-name="ce50" table:formula="of:=[.H31]/[.$D$26]" office:value-type="float" office:value="0.215032018874284" calcext:value-type="float">
            <text:p>0.2150320189</text:p>
          </table:table-cell>
          <table:table-cell table:style-name="ce61" table:formula="of:=IF([.H3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23]-[.D31]" office:value-type="float" office:value="104.25" calcext:value-type="float">
            <text:p>104.25</text:p>
          </table:table-cell>
          <table:table-cell table:style-name="ce50" table:formula="of:=[.M31]/[.$D$23]" office:value-type="float" office:value="0.263673727473917" calcext:value-type="float">
            <text:p>0.2636737275</text:p>
          </table:table-cell>
          <table:table-cell table:style-name="ce61" table:formula="of:=IF([.M31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96"/>
          <table:table-cell office:value-type="string" calcext:value-type="string">
            <text:p>Iperf</text:p>
          </table:table-cell>
          <table:table-cell table:style-name="ce34"/>
          <table:table-cell/>
          <table:table-cell table:style-name="ce47" table:formula="of:=AVERAGE([.H23:.H31])" office:value-type="float" office:value="15.8611111111111" calcext:value-type="float">
            <text:p>15.86</text:p>
          </table:table-cell>
          <table:table-cell table:style-name="ce51" table:formula="of:=AVERAGE([.I23:.I31])" office:value-type="float" office:value="0.0427667303299255" calcext:value-type="float">
            <text:p>0.0427667303</text:p>
          </table:table-cell>
          <table:table-cell table:style-name="ce64" table:formula="of:=AVERAGE([.J23:.J31])" office:value-type="float" office:value="0.666666666666667" calcext:value-type="float">
            <text:p>0.6666666667</text:p>
          </table:table-cell>
          <table:table-cell table:style-name="ce67"/>
          <table:table-cell table:style-name="ce76"/>
          <table:table-cell table:style-name="ce47" table:formula="of:=AVERAGE([.M23:.M31])" office:value-type="float" office:value="40.3611111111111" calcext:value-type="float">
            <text:p>40.36</text:p>
          </table:table-cell>
          <table:table-cell table:style-name="ce51" table:formula="of:=AVERAGE([.N23:.N31])" office:value-type="float" office:value="0.102083113780869" calcext:value-type="float">
            <text:p>0.1020831138</text:p>
          </table:table-cell>
          <table:table-cell table:style-name="ce64" table:formula="of:=AVERAGE([.O23:.O31])" office:value-type="float" office:value="0.888888888888889" calcext:value-type="float">
            <text:p>0.888888888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1</text:p>
          </table:table-cell>
          <table:table-cell office:value-type="float" office:value="507.625" calcext:value-type="float">
            <text:p>507.625</text:p>
          </table:table-cell>
          <table:table-cell table:style-name="ce96" office:value-type="float" office:value="349.5" calcext:value-type="float">
            <text:p>349.5</text:p>
          </table:table-cell>
          <table:table-cell table:formula="of:=RANK([.D33];[.$D$33:.$D$41])" office:value-type="float" office:value="4" calcext:value-type="float">
            <text:p>4</text:p>
          </table:table-cell>
          <table:table-cell table:style-name="ce31" office:value-type="string" calcext:value-type="string">
            <text:p>AS1</text:p>
          </table:table-cell>
          <table:table-cell table:style-name="ce41" office:value-type="float" office:value="3" calcext:value-type="float">
            <text:p>3</text:p>
          </table:table-cell>
          <table:table-cell table:formula="of:=[.$D$33]-[.D33]" office:value-type="float" office:value="0" calcext:value-type="float">
            <text:p>0</text:p>
          </table:table-cell>
          <table:table-cell table:style-name="ce50" table:formula="of:=[.H33]/[.$D$34]" office:value-type="float" office:value="0" calcext:value-type="float">
            <text:p>0</text:p>
          </table:table-cell>
          <table:table-cell table:style-name="ce61" table:formula="of:=IF([.H33]&lt;0;0;1)" office:value-type="float" office:value="1" calcext:value-type="float">
            <text:p>1</text:p>
          </table:table-cell>
          <table:table-cell table:style-name="ce67" office:value-type="string" calcext:value-type="string">
            <text:p>AS1</text:p>
          </table:table-cell>
          <table:table-cell table:style-name="ce76" office:value-type="float" office:value="1" calcext:value-type="float">
            <text:p>1</text:p>
          </table:table-cell>
          <table:table-cell table:formula="of:=[.$D$33]-[.D33]" office:value-type="float" office:value="0" calcext:value-type="float">
            <text:p>0</text:p>
          </table:table-cell>
          <table:table-cell table:style-name="ce50" table:formula="of:=[.M33]/[.$D$34]" office:value-type="float" office:value="0" calcext:value-type="float">
            <text:p>0</text:p>
          </table:table-cell>
          <table:table-cell table:style-name="ce61" table:formula="of:=IF([.M33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float" office:value="523.25" calcext:value-type="float">
            <text:p>523.25</text:p>
          </table:table-cell>
          <table:table-cell table:style-name="ce96" office:value-type="float" office:value="391.375" calcext:value-type="float">
            <text:p>391.4</text:p>
          </table:table-cell>
          <table:table-cell table:formula="of:=RANK([.D34];[.$D$33:.$D$41])" office:value-type="float" office:value="2" calcext:value-type="float">
            <text:p>2</text:p>
          </table:table-cell>
          <table:table-cell table:style-name="ce30"/>
          <table:table-cell table:style-name="ce40"/>
          <table:table-cell table:formula="of:=[.$D$33]-[.D34]" office:value-type="float" office:value="-41.875" calcext:value-type="float">
            <text:p>-41.875</text:p>
          </table:table-cell>
          <table:table-cell table:style-name="ce50" table:formula="of:=[.H34]/[.$D$34]" office:value-type="float" office:value="-0.106994570424784" calcext:value-type="float">
            <text:p>-0.1069945704</text:p>
          </table:table-cell>
          <table:table-cell table:style-name="ce62" table:formula="of:=IF([.H34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33]-[.D34]" office:value-type="float" office:value="-41.875" calcext:value-type="float">
            <text:p>-41.875</text:p>
          </table:table-cell>
          <table:table-cell table:style-name="ce50" table:formula="of:=[.M34]/[.$D$34]" office:value-type="float" office:value="-0.106994570424784" calcext:value-type="float">
            <text:p>-0.1069945704</text:p>
          </table:table-cell>
          <table:table-cell table:style-name="ce62" table:formula="of:=IF([.M34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3</text:p>
          </table:table-cell>
          <table:table-cell office:value-type="float" office:value="556.625" calcext:value-type="float">
            <text:p>556.625</text:p>
          </table:table-cell>
          <table:table-cell table:style-name="ce96" office:value-type="float" office:value="428.5" calcext:value-type="float">
            <text:p>428.5</text:p>
          </table:table-cell>
          <table:table-cell table:formula="of:=RANK([.D35];[.$D$33:.$D$41])" office:value-type="float" office:value="1" calcext:value-type="float">
            <text:p>1</text:p>
          </table:table-cell>
          <table:table-cell table:style-name="ce32"/>
          <table:table-cell table:style-name="ce42"/>
          <table:table-cell table:formula="of:=[.$D$33]-[.D35]" office:value-type="float" office:value="-79" calcext:value-type="float">
            <text:p>-79</text:p>
          </table:table-cell>
          <table:table-cell table:style-name="ce50" table:formula="of:=[.H35]/[.$D$34]" office:value-type="float" office:value="-0.201852443308847" calcext:value-type="float">
            <text:p>-0.2018524433</text:p>
          </table:table-cell>
          <table:table-cell table:style-name="ce61" table:formula="of:=IF([.H35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33]-[.D35]" office:value-type="float" office:value="-79" calcext:value-type="float">
            <text:p>-79</text:p>
          </table:table-cell>
          <table:table-cell table:style-name="ce50" table:formula="of:=[.M35]/[.$D$34]" office:value-type="float" office:value="-0.201852443308847" calcext:value-type="float">
            <text:p>-0.2018524433</text:p>
          </table:table-cell>
          <table:table-cell table:style-name="ce61" table:formula="of:=IF([.M35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float" office:value="527.125" calcext:value-type="float">
            <text:p>527.125</text:p>
          </table:table-cell>
          <table:table-cell table:style-name="ce96" office:value-type="float" office:value="350.375" calcext:value-type="float">
            <text:p>350.4</text:p>
          </table:table-cell>
          <table:table-cell table:formula="of:=RANK([.D36];[.$D$33:.$D$41])" office:value-type="float" office:value="3" calcext:value-type="float">
            <text:p>3</text:p>
          </table:table-cell>
          <table:table-cell table:style-name="ce32"/>
          <table:table-cell table:style-name="ce42"/>
          <table:table-cell table:formula="of:=[.$D$33]-[.D36]" office:value-type="float" office:value="-0.875" calcext:value-type="float">
            <text:p>-0.875</text:p>
          </table:table-cell>
          <table:table-cell table:style-name="ce50" table:formula="of:=[.H36]/[.$D$34]" office:value-type="float" office:value="-0.00223570744171191" calcext:value-type="float">
            <text:p>-0.0022357074</text:p>
          </table:table-cell>
          <table:table-cell table:style-name="ce61" table:formula="of:=IF([.H36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33]-[.D36]" office:value-type="float" office:value="-0.875" calcext:value-type="float">
            <text:p>-0.875</text:p>
          </table:table-cell>
          <table:table-cell table:style-name="ce50" table:formula="of:=[.M36]/[.$D$34]" office:value-type="float" office:value="-0.00223570744171191" calcext:value-type="float">
            <text:p>-0.0022357074</text:p>
          </table:table-cell>
          <table:table-cell table:style-name="ce61" table:formula="of:=IF([.M36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6</text:p>
          </table:table-cell>
          <table:table-cell office:value-type="float" office:value="464.5" calcext:value-type="float">
            <text:p>464.5</text:p>
          </table:table-cell>
          <table:table-cell table:style-name="ce96" office:value-type="float" office:value="334.75" calcext:value-type="float">
            <text:p>334.8</text:p>
          </table:table-cell>
          <table:table-cell table:formula="of:=RANK([.D37];[.$D$33:.$D$41])" office:value-type="float" office:value="6" calcext:value-type="float">
            <text:p>6</text:p>
          </table:table-cell>
          <table:table-cell table:style-name="ce33"/>
          <table:table-cell table:style-name="ce43"/>
          <table:table-cell table:formula="of:=[.$D$33]-[.D37]" office:value-type="float" office:value="14.75" calcext:value-type="float">
            <text:p>14.75</text:p>
          </table:table-cell>
          <table:table-cell table:style-name="ce50" table:formula="of:=[.H37]/[.$D$34]" office:value-type="float" office:value="0.0376876397317151" calcext:value-type="float">
            <text:p>0.0376876397</text:p>
          </table:table-cell>
          <table:table-cell table:style-name="ce61" table:formula="of:=IF([.H3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33]-[.D37]" office:value-type="float" office:value="14.75" calcext:value-type="float">
            <text:p>14.75</text:p>
          </table:table-cell>
          <table:table-cell table:style-name="ce50" table:formula="of:=[.M37]/[.$D$34]" office:value-type="float" office:value="0.0376876397317151" calcext:value-type="float">
            <text:p>0.0376876397</text:p>
          </table:table-cell>
          <table:table-cell table:style-name="ce61" table:formula="of:=IF([.M37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7</text:p>
          </table:table-cell>
          <table:table-cell office:value-type="float" office:value="489.25" calcext:value-type="float">
            <text:p>489.25</text:p>
          </table:table-cell>
          <table:table-cell table:style-name="ce96" office:value-type="float" office:value="321.75" calcext:value-type="float">
            <text:p>321.8</text:p>
          </table:table-cell>
          <table:table-cell table:formula="of:=RANK([.D38];[.$D$33:.$D$41])" office:value-type="float" office:value="7" calcext:value-type="float">
            <text:p>7</text:p>
          </table:table-cell>
          <table:table-cell table:style-name="ce33"/>
          <table:table-cell table:style-name="ce43"/>
          <table:table-cell table:formula="of:=[.$D$33]-[.D38]" office:value-type="float" office:value="27.75" calcext:value-type="float">
            <text:p>27.75</text:p>
          </table:table-cell>
          <table:table-cell table:style-name="ce50" table:formula="of:=[.H38]/[.$D$34]" office:value-type="float" office:value="0.0709038645800064" calcext:value-type="float">
            <text:p>0.0709038646</text:p>
          </table:table-cell>
          <table:table-cell table:style-name="ce61" table:formula="of:=IF([.H3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33]-[.D38]" office:value-type="float" office:value="27.75" calcext:value-type="float">
            <text:p>27.75</text:p>
          </table:table-cell>
          <table:table-cell table:style-name="ce50" table:formula="of:=[.M38]/[.$D$34]" office:value-type="float" office:value="0.0709038645800064" calcext:value-type="float">
            <text:p>0.0709038646</text:p>
          </table:table-cell>
          <table:table-cell table:style-name="ce61" table:formula="of:=IF([.M38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8</text:p>
          </table:table-cell>
          <table:table-cell office:value-type="float" office:value="455" calcext:value-type="float">
            <text:p>455</text:p>
          </table:table-cell>
          <table:table-cell table:style-name="ce96" office:value-type="float" office:value="339.375" calcext:value-type="float">
            <text:p>339.4</text:p>
          </table:table-cell>
          <table:table-cell table:formula="of:=RANK([.D39];[.$D$33:.$D$41])" office:value-type="float" office:value="5" calcext:value-type="float">
            <text:p>5</text:p>
          </table:table-cell>
          <table:table-cell table:style-name="ce35"/>
          <table:table-cell table:style-name="ce44"/>
          <table:table-cell table:formula="of:=[.$D$33]-[.D39]" office:value-type="float" office:value="10.125" calcext:value-type="float">
            <text:p>10.125</text:p>
          </table:table-cell>
          <table:table-cell table:style-name="ce50" table:formula="of:=[.H39]/[.$D$34]" office:value-type="float" office:value="0.0258703289683807" calcext:value-type="float">
            <text:p>0.025870329</text:p>
          </table:table-cell>
          <table:table-cell table:style-name="ce61" table:formula="of:=IF([.H3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33]-[.D39]" office:value-type="float" office:value="10.125" calcext:value-type="float">
            <text:p>10.125</text:p>
          </table:table-cell>
          <table:table-cell table:style-name="ce50" table:formula="of:=[.M39]/[.$D$34]" office:value-type="float" office:value="0.0258703289683807" calcext:value-type="float">
            <text:p>0.025870329</text:p>
          </table:table-cell>
          <table:table-cell table:style-name="ce61" table:formula="of:=IF([.M39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9</text:p>
          </table:table-cell>
          <table:table-cell office:value-type="float" office:value="396.375" calcext:value-type="float">
            <text:p>396.375</text:p>
          </table:table-cell>
          <table:table-cell table:style-name="ce96" office:value-type="float" office:value="287.75" calcext:value-type="float">
            <text:p>287.8</text:p>
          </table:table-cell>
          <table:table-cell table:formula="of:=RANK([.D40];[.$D$33:.$D$41])" office:value-type="float" office:value="8" calcext:value-type="float">
            <text:p>8</text:p>
          </table:table-cell>
          <table:table-cell table:style-name="ce35"/>
          <table:table-cell table:style-name="ce44"/>
          <table:table-cell table:formula="of:=[.$D$33]-[.D40]" office:value-type="float" office:value="61.75" calcext:value-type="float">
            <text:p>61.75</text:p>
          </table:table-cell>
          <table:table-cell table:style-name="ce50" table:formula="of:=[.H40]/[.$D$34]" office:value-type="float" office:value="0.157777068029384" calcext:value-type="float">
            <text:p>0.157777068</text:p>
          </table:table-cell>
          <table:table-cell table:style-name="ce61" table:formula="of:=IF([.H4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33]-[.D40]" office:value-type="float" office:value="61.75" calcext:value-type="float">
            <text:p>61.75</text:p>
          </table:table-cell>
          <table:table-cell table:style-name="ce50" table:formula="of:=[.M40]/[.$D$34]" office:value-type="float" office:value="0.157777068029384" calcext:value-type="float">
            <text:p>0.157777068</text:p>
          </table:table-cell>
          <table:table-cell table:style-name="ce61" table:formula="of:=IF([.M40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10</text:p>
          </table:table-cell>
          <table:table-cell office:value-type="float" office:value="412.625" calcext:value-type="float">
            <text:p>412.625</text:p>
          </table:table-cell>
          <table:table-cell table:style-name="ce96" office:value-type="float" office:value="257.125" calcext:value-type="float">
            <text:p>257.1</text:p>
          </table:table-cell>
          <table:table-cell table:formula="of:=RANK([.D41];[.$D$33:.$D$41])" office:value-type="float" office:value="9" calcext:value-type="float">
            <text:p>9</text:p>
          </table:table-cell>
          <table:table-cell table:style-name="ce34"/>
          <table:table-cell/>
          <table:table-cell table:formula="of:=[.$D$33]-[.D41]" office:value-type="float" office:value="92.375" calcext:value-type="float">
            <text:p>92.375</text:p>
          </table:table-cell>
          <table:table-cell table:style-name="ce50" table:formula="of:=[.H41]/[.$D$34]" office:value-type="float" office:value="0.236026828489301" calcext:value-type="float">
            <text:p>0.2360268285</text:p>
          </table:table-cell>
          <table:table-cell table:style-name="ce61" table:formula="of:=IF([.H4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33]-[.D41]" office:value-type="float" office:value="92.375" calcext:value-type="float">
            <text:p>92.375</text:p>
          </table:table-cell>
          <table:table-cell table:style-name="ce50" table:formula="of:=[.M41]/[.$D$34]" office:value-type="float" office:value="0.236026828489301" calcext:value-type="float">
            <text:p>0.2360268285</text:p>
          </table:table-cell>
          <table:table-cell table:style-name="ce61" table:formula="of:=IF([.M41]&lt;0;0;1)" office:value-type="float" office:value="1" calcext:value-type="float">
            <text:p>1</text:p>
          </table:table-cell>
          <table:table-cell table:number-columns-repeated="14"/>
          <table:table-cell table:style-name="ce19" table:number-columns-repeated="15"/>
          <table:table-cell table:number-columns-repeated="7"/>
        </table:table-row>
        <table:table-row table:style-name="ro1">
          <table:table-cell table:number-columns-repeated="3"/>
          <table:table-cell table:style-name="ce96"/>
          <table:table-cell office:value-type="string" calcext:value-type="string">
            <text:p>Iperf</text:p>
          </table:table-cell>
          <table:table-cell table:style-name="ce34"/>
          <table:table-cell/>
          <table:table-cell table:style-name="ce47" table:formula="of:=AVERAGE([.H33:.H41])" office:value-type="float" office:value="9.44444444444444" calcext:value-type="float">
            <text:p>9.44</text:p>
          </table:table-cell>
          <table:table-cell table:style-name="ce51" table:formula="of:=AVERAGE([.I33:.I41])" office:value-type="float" office:value="0.0241314454026048" calcext:value-type="float">
            <text:p>0.0241314454</text:p>
          </table:table-cell>
          <table:table-cell table:style-name="ce63" table:formula="of:=AVERAGE([.J33:.J41])" office:value-type="float" office:value="0.666666666666667" calcext:value-type="float">
            <text:p>0.67</text:p>
          </table:table-cell>
          <table:table-cell table:style-name="ce67"/>
          <table:table-cell table:style-name="ce76"/>
          <table:table-cell table:style-name="ce47" table:formula="of:=AVERAGE([.M33:.M41])" office:value-type="float" office:value="9.44444444444444" calcext:value-type="float">
            <text:p>9.44</text:p>
          </table:table-cell>
          <table:table-cell table:style-name="ce51" table:formula="of:=AVERAGE([.N33:.N41])" office:value-type="float" office:value="0.0241314454026048" calcext:value-type="float">
            <text:p>0.0241314454</text:p>
          </table:table-cell>
          <table:table-cell table:style-name="ce63" table:formula="of:=AVERAGE([.O33:.O41])" office:value-type="float" office:value="0.666666666666667" calcext:value-type="float">
            <text:p>0.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1</text:p>
          </table:table-cell>
          <table:table-cell office:value-type="float" office:value="504.875" calcext:value-type="float">
            <text:p>504.875</text:p>
          </table:table-cell>
          <table:table-cell table:style-name="ce97" office:value-type="float" office:value="363.875" calcext:value-type="float">
            <text:p>363.9</text:p>
          </table:table-cell>
          <table:table-cell table:style-name="ce98" table:formula="of:=RANK([.D43];[.$D$43:.$D$51])" office:value-type="float" office:value="3" calcext:value-type="float">
            <text:p>3</text:p>
          </table:table-cell>
          <table:table-cell table:style-name="ce34"/>
          <table:table-cell/>
          <table:table-cell table:formula="of:=[.$D$45]-[.D43]" office:value-type="float" office:value="45.875" calcext:value-type="float">
            <text:p>45.875</text:p>
          </table:table-cell>
          <table:table-cell table:style-name="ce50" table:formula="of:=[.H43]/[.$D$45]" office:value-type="float" office:value="0.11195851128737" calcext:value-type="float">
            <text:p>0.1119585113</text:p>
          </table:table-cell>
          <table:table-cell table:style-name="ce61" table:formula="of:=IF([.H43]&lt;0;0;1)" office:value-type="float" office:value="1" calcext:value-type="float">
            <text:p>1</text:p>
          </table:table-cell>
          <table:table-cell table:style-name="ce67" office:value-type="string" calcext:value-type="string">
            <text:p>AS1</text:p>
          </table:table-cell>
          <table:table-cell table:style-name="ce76" office:value-type="float" office:value="1" calcext:value-type="float">
            <text:p>1</text:p>
          </table:table-cell>
          <table:table-cell table:formula="of:=[.$D$43]-[.D43]" office:value-type="float" office:value="0" calcext:value-type="float">
            <text:p>0</text:p>
          </table:table-cell>
          <table:table-cell table:style-name="ce50" table:formula="of:=[.M43]/[.$D$45]" office:value-type="float" office:value="0" calcext:value-type="float">
            <text:p>0</text:p>
          </table:table-cell>
          <table:table-cell table:style-name="ce61" table:formula="of:=IF([.M43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2</text:p>
          </table:table-cell>
          <table:table-cell office:value-type="float" office:value="482.75" calcext:value-type="float">
            <text:p>482.75</text:p>
          </table:table-cell>
          <table:table-cell table:style-name="ce97" office:value-type="float" office:value="336.125" calcext:value-type="float">
            <text:p>336.1</text:p>
          </table:table-cell>
          <table:table-cell table:style-name="ce98" table:formula="of:=RANK([.D44];[.$D$43:.$D$51])" office:value-type="float" office:value="6" calcext:value-type="float">
            <text:p>6</text:p>
          </table:table-cell>
          <table:table-cell table:style-name="ce34"/>
          <table:table-cell/>
          <table:table-cell table:formula="of:=[.$D$45]-[.D44]" office:value-type="float" office:value="73.625" calcext:value-type="float">
            <text:p>73.625</text:p>
          </table:table-cell>
          <table:table-cell table:style-name="ce50" table:formula="of:=[.H44]/[.$D$45]" office:value-type="float" office:value="0.179682733374009" calcext:value-type="float">
            <text:p>0.1796827334</text:p>
          </table:table-cell>
          <table:table-cell table:style-name="ce61" table:formula="of:=IF([.H44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43]-[.D44]" office:value-type="float" office:value="27.75" calcext:value-type="float">
            <text:p>27.75</text:p>
          </table:table-cell>
          <table:table-cell table:style-name="ce50" table:formula="of:=[.M44]/[.$D$45]" office:value-type="float" office:value="0.0677242220866382" calcext:value-type="float">
            <text:p>0.0677242221</text:p>
          </table:table-cell>
          <table:table-cell table:style-name="ce61" table:formula="of:=IF([.M44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3</text:p>
          </table:table-cell>
          <table:table-cell office:value-type="float" office:value="573.25" calcext:value-type="float">
            <text:p>573.25</text:p>
          </table:table-cell>
          <table:table-cell table:style-name="ce96" office:value-type="float" office:value="409.75" calcext:value-type="float">
            <text:p>409.8</text:p>
          </table:table-cell>
          <table:table-cell table:formula="of:=RANK([.D45];[.$D$43:.$D$51])" office:value-type="float" office:value="1" calcext:value-type="float">
            <text:p>1</text:p>
          </table:table-cell>
          <table:table-cell table:style-name="ce30" office:value-type="string" calcext:value-type="string">
            <text:p>AS3</text:p>
          </table:table-cell>
          <table:table-cell table:style-name="ce40" office:value-type="float" office:value="1" calcext:value-type="float">
            <text:p>1</text:p>
          </table:table-cell>
          <table:table-cell table:formula="of:=[.$D$45]-[.D45]" office:value-type="float" office:value="0" calcext:value-type="float">
            <text:p>0</text:p>
          </table:table-cell>
          <table:table-cell table:style-name="ce50" table:formula="of:=[.H45]/[.$D$45]" office:value-type="float" office:value="0" calcext:value-type="float">
            <text:p>0</text:p>
          </table:table-cell>
          <table:table-cell table:style-name="ce61" table:formula="of:=IF([.H4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43]-[.D45]" office:value-type="float" office:value="-45.875" calcext:value-type="float">
            <text:p>-45.875</text:p>
          </table:table-cell>
          <table:table-cell table:style-name="ce50" table:formula="of:=[.M45]/[.$D$45]" office:value-type="float" office:value="-0.11195851128737" calcext:value-type="float">
            <text:p>-0.1119585113</text:p>
          </table:table-cell>
          <table:table-cell table:style-name="ce61" table:formula="of:=IF([.M45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4</text:p>
          </table:table-cell>
          <table:table-cell office:value-type="float" office:value="472.75" calcext:value-type="float">
            <text:p>472.75</text:p>
          </table:table-cell>
          <table:table-cell table:style-name="ce97" office:value-type="float" office:value="333.125" calcext:value-type="float">
            <text:p>333.1</text:p>
          </table:table-cell>
          <table:table-cell table:style-name="ce98" table:formula="of:=RANK([.D46];[.$D$43:.$D$51])" office:value-type="float" office:value="7" calcext:value-type="float">
            <text:p>7</text:p>
          </table:table-cell>
          <table:table-cell table:style-name="ce31"/>
          <table:table-cell table:style-name="ce41"/>
          <table:table-cell table:formula="of:=[.$D$45]-[.D46]" office:value-type="float" office:value="76.625" calcext:value-type="float">
            <text:p>76.625</text:p>
          </table:table-cell>
          <table:table-cell table:style-name="ce50" table:formula="of:=[.H46]/[.$D$45]" office:value-type="float" office:value="0.187004270896888" calcext:value-type="float">
            <text:p>0.1870042709</text:p>
          </table:table-cell>
          <table:table-cell table:style-name="ce61" table:formula="of:=IF([.H4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43]-[.D46]" office:value-type="float" office:value="30.75" calcext:value-type="float">
            <text:p>30.75</text:p>
          </table:table-cell>
          <table:table-cell table:style-name="ce50" table:formula="of:=[.M46]/[.$D$45]" office:value-type="float" office:value="0.075045759609518" calcext:value-type="float">
            <text:p>0.0750457596</text:p>
          </table:table-cell>
          <table:table-cell table:style-name="ce61" table:formula="of:=IF([.M46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float" office:value="470.875" calcext:value-type="float">
            <text:p>470.875</text:p>
          </table:table-cell>
          <table:table-cell table:style-name="ce96" office:value-type="float" office:value="352.25" calcext:value-type="float">
            <text:p>352.3</text:p>
          </table:table-cell>
          <table:table-cell table:formula="of:=RANK([.D47];[.$D$43:.$D$51])" office:value-type="float" office:value="4" calcext:value-type="float">
            <text:p>4</text:p>
          </table:table-cell>
          <table:table-cell table:style-name="ce31"/>
          <table:table-cell table:style-name="ce41"/>
          <table:table-cell table:formula="of:=[.$D$45]-[.D47]" office:value-type="float" office:value="57.5" calcext:value-type="float">
            <text:p>57.5</text:p>
          </table:table-cell>
          <table:table-cell table:style-name="ce50" table:formula="of:=[.H47]/[.$D$45]" office:value-type="float" office:value="0.14032946918853" calcext:value-type="float">
            <text:p>0.1403294692</text:p>
          </table:table-cell>
          <table:table-cell table:style-name="ce61" table:formula="of:=IF([.H4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43]-[.D47]" office:value-type="float" office:value="11.625" calcext:value-type="float">
            <text:p>11.625</text:p>
          </table:table-cell>
          <table:table-cell table:style-name="ce50" table:formula="of:=[.M47]/[.$D$45]" office:value-type="float" office:value="0.0283709579011592" calcext:value-type="float">
            <text:p>0.0283709579</text:p>
          </table:table-cell>
          <table:table-cell table:style-name="ce61" table:formula="of:=IF([.M47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7</text:p>
          </table:table-cell>
          <table:table-cell office:value-type="float" office:value="552.875" calcext:value-type="float">
            <text:p>552.875</text:p>
          </table:table-cell>
          <table:table-cell table:style-name="ce97" office:value-type="float" office:value="387.875" calcext:value-type="float">
            <text:p>387.9</text:p>
          </table:table-cell>
          <table:table-cell table:style-name="ce98" table:formula="of:=RANK([.D48];[.$D$43:.$D$51])" office:value-type="float" office:value="2" calcext:value-type="float">
            <text:p>2</text:p>
          </table:table-cell>
          <table:table-cell table:style-name="ce32"/>
          <table:table-cell table:style-name="ce42"/>
          <table:table-cell table:formula="of:=[.$D$45]-[.D48]" office:value-type="float" office:value="21.875" calcext:value-type="float">
            <text:p>21.875</text:p>
          </table:table-cell>
          <table:table-cell table:style-name="ce50" table:formula="of:=[.H48]/[.$D$45]" office:value-type="float" office:value="0.0533862111043319" calcext:value-type="float">
            <text:p>0.0533862111</text:p>
          </table:table-cell>
          <table:table-cell table:style-name="ce61" table:formula="of:=IF([.H4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43]-[.D48]" office:value-type="float" office:value="-24" calcext:value-type="float">
            <text:p>-24</text:p>
          </table:table-cell>
          <table:table-cell table:style-name="ce50" table:formula="of:=[.M48]/[.$D$45]" office:value-type="float" office:value="-0.0585723001830384" calcext:value-type="float">
            <text:p>-0.0585723002</text:p>
          </table:table-cell>
          <table:table-cell table:style-name="ce61" table:formula="of:=IF([.M48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float" office:value="484.875" calcext:value-type="float">
            <text:p>484.875</text:p>
          </table:table-cell>
          <table:table-cell table:style-name="ce96" office:value-type="float" office:value="301" calcext:value-type="float">
            <text:p>301.0</text:p>
          </table:table-cell>
          <table:table-cell table:formula="of:=RANK([.D49];[.$D$43:.$D$51])" office:value-type="float" office:value="9" calcext:value-type="float">
            <text:p>9</text:p>
          </table:table-cell>
          <table:table-cell table:style-name="ce32"/>
          <table:table-cell table:style-name="ce42"/>
          <table:table-cell table:formula="of:=[.$D$45]-[.D49]" office:value-type="float" office:value="108.75" calcext:value-type="float">
            <text:p>108.75</text:p>
          </table:table-cell>
          <table:table-cell table:style-name="ce50" table:formula="of:=[.H49]/[.$D$45]" office:value-type="float" office:value="0.265405735204393" calcext:value-type="float">
            <text:p>0.2654057352</text:p>
          </table:table-cell>
          <table:table-cell table:style-name="ce61" table:formula="of:=IF([.H4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43]-[.D49]" office:value-type="float" office:value="62.875" calcext:value-type="float">
            <text:p>62.875</text:p>
          </table:table-cell>
          <table:table-cell table:style-name="ce50" table:formula="of:=[.M49]/[.$D$45]" office:value-type="float" office:value="0.153447223917023" calcext:value-type="float">
            <text:p>0.1534472239</text:p>
          </table:table-cell>
          <table:table-cell table:style-name="ce61" table:formula="of:=IF([.M49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9</text:p>
          </table:table-cell>
          <table:table-cell office:value-type="float" office:value="460" calcext:value-type="float">
            <text:p>460</text:p>
          </table:table-cell>
          <table:table-cell table:style-name="ce96" office:value-type="float" office:value="319.5" calcext:value-type="float">
            <text:p>319.5</text:p>
          </table:table-cell>
          <table:table-cell table:formula="of:=RANK([.D50];[.$D$43:.$D$51])" office:value-type="float" office:value="8" calcext:value-type="float">
            <text:p>8</text:p>
          </table:table-cell>
          <table:table-cell table:style-name="ce34"/>
          <table:table-cell/>
          <table:table-cell table:formula="of:=[.$D$45]-[.D50]" office:value-type="float" office:value="90.25" calcext:value-type="float">
            <text:p>90.25</text:p>
          </table:table-cell>
          <table:table-cell table:style-name="ce50" table:formula="of:=[.H50]/[.$D$45]" office:value-type="float" office:value="0.220256253813301" calcext:value-type="float">
            <text:p>0.2202562538</text:p>
          </table:table-cell>
          <table:table-cell table:style-name="ce61" table:formula="of:=IF([.H5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43]-[.D50]" office:value-type="float" office:value="44.375" calcext:value-type="float">
            <text:p>44.375</text:p>
          </table:table-cell>
          <table:table-cell table:style-name="ce50" table:formula="of:=[.M50]/[.$D$45]" office:value-type="float" office:value="0.10829774252593" calcext:value-type="float">
            <text:p>0.1082977425</text:p>
          </table:table-cell>
          <table:table-cell table:style-name="ce61" table:formula="of:=IF([.M50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10</text:p>
          </table:table-cell>
          <table:table-cell office:value-type="float" office:value="445.25" calcext:value-type="float">
            <text:p>445.25</text:p>
          </table:table-cell>
          <table:table-cell table:style-name="ce96" office:value-type="float" office:value="337.125" calcext:value-type="float">
            <text:p>337.1</text:p>
          </table:table-cell>
          <table:table-cell table:formula="of:=RANK([.D51];[.$D$43:.$D$51])" office:value-type="float" office:value="5" calcext:value-type="float">
            <text:p>5</text:p>
          </table:table-cell>
          <table:table-cell table:style-name="ce34"/>
          <table:table-cell/>
          <table:table-cell table:formula="of:=[.$D$45]-[.D51]" office:value-type="float" office:value="72.625" calcext:value-type="float">
            <text:p>72.625</text:p>
          </table:table-cell>
          <table:table-cell table:style-name="ce50" table:formula="of:=[.H51]/[.$D$45]" office:value-type="float" office:value="0.177242220866382" calcext:value-type="float">
            <text:p>0.1772422209</text:p>
          </table:table-cell>
          <table:table-cell table:style-name="ce61" table:formula="of:=IF([.H5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43]-[.D51]" office:value-type="float" office:value="26.75" calcext:value-type="float">
            <text:p>26.75</text:p>
          </table:table-cell>
          <table:table-cell table:style-name="ce50" table:formula="of:=[.M51]/[.$D$45]" office:value-type="float" office:value="0.0652837095790116" calcext:value-type="float">
            <text:p>0.0652837096</text:p>
          </table:table-cell>
          <table:table-cell table:style-name="ce61" table:formula="of:=IF([.M51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96"/>
          <table:table-cell office:value-type="string" calcext:value-type="string">
            <text:p>Iperf</text:p>
          </table:table-cell>
          <table:table-cell table:style-name="ce34"/>
          <table:table-cell/>
          <table:table-cell table:style-name="ce47" table:formula="of:=AVERAGE([.H43:.H51])" office:value-type="float" office:value="60.7916666666667" calcext:value-type="float">
            <text:p>60.79</text:p>
          </table:table-cell>
          <table:table-cell table:style-name="ce51" table:formula="of:=AVERAGE([.I43:.I51])" office:value-type="float" office:value="0.148362822859467" calcext:value-type="float">
            <text:p>0.1483628229</text:p>
          </table:table-cell>
          <table:table-cell table:style-name="ce64" table:formula="of:=AVERAGE([.J43:.J51])" office:value-type="float" office:value="1" calcext:value-type="float">
            <text:p>1</text:p>
          </table:table-cell>
          <table:table-cell table:style-name="ce67"/>
          <table:table-cell table:style-name="ce76"/>
          <table:table-cell table:style-name="ce47" table:formula="of:=AVERAGE([.M43:.M51])" office:value-type="float" office:value="14.9166666666667" calcext:value-type="float">
            <text:p>14.92</text:p>
          </table:table-cell>
          <table:table-cell table:style-name="ce51" table:formula="of:=AVERAGE([.N43:.N51])" office:value-type="float" office:value="0.0364043115720968" calcext:value-type="float">
            <text:p>0.0364043116</text:p>
          </table:table-cell>
          <table:table-cell table:style-name="ce64" table:formula="of:=AVERAGE([.O43:.O51])" office:value-type="float" office:value="0.777777777777778" calcext:value-type="float">
            <text:p>0.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1</text:p>
          </table:table-cell>
          <table:table-cell office:value-type="float" office:value="504.5" calcext:value-type="float">
            <text:p>504.5</text:p>
          </table:table-cell>
          <table:table-cell table:style-name="ce96" office:value-type="float" office:value="317.5" calcext:value-type="float">
            <text:p>317.5</text:p>
          </table:table-cell>
          <table:table-cell table:formula="of:=RANK([.D53];[.$D$53:.$D$61])" office:value-type="float" office:value="7" calcext:value-type="float">
            <text:p>7</text:p>
          </table:table-cell>
          <table:table-cell table:style-name="ce34" office:value-type="string" calcext:value-type="string">
            <text:p>AS1</text:p>
          </table:table-cell>
          <table:table-cell office:value-type="float" office:value="2" calcext:value-type="float">
            <text:p>2</text:p>
          </table:table-cell>
          <table:table-cell table:formula="of:=[.$D$53]-[.D53]" office:value-type="float" office:value="0" calcext:value-type="float">
            <text:p>0</text:p>
          </table:table-cell>
          <table:table-cell table:style-name="ce50" table:formula="of:=[.H53]/[.$D$53]" office:value-type="float" office:value="0" calcext:value-type="float">
            <text:p>0</text:p>
          </table:table-cell>
          <table:table-cell table:style-name="ce61" table:formula="of:=IF([.H53]&lt;0;0;1)" office:value-type="float" office:value="1" calcext:value-type="float">
            <text:p>1</text:p>
          </table:table-cell>
          <table:table-cell table:style-name="ce67" office:value-type="string" calcext:value-type="string">
            <text:p>AS1</text:p>
          </table:table-cell>
          <table:table-cell table:style-name="ce76" office:value-type="float" office:value="2" calcext:value-type="float">
            <text:p>2</text:p>
          </table:table-cell>
          <table:table-cell table:formula="of:=[.$D$53]-[.D53]" office:value-type="float" office:value="0" calcext:value-type="float">
            <text:p>0</text:p>
          </table:table-cell>
          <table:table-cell table:style-name="ce50" table:formula="of:=[.M53]/[.$D$53]" office:value-type="float" office:value="0" calcext:value-type="float">
            <text:p>0</text:p>
          </table:table-cell>
          <table:table-cell table:style-name="ce61" table:formula="of:=IF([.M53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2</text:p>
          </table:table-cell>
          <table:table-cell office:value-type="float" office:value="519.625" calcext:value-type="float">
            <text:p>519.625</text:p>
          </table:table-cell>
          <table:table-cell table:style-name="ce96" office:value-type="float" office:value="388.375" calcext:value-type="float">
            <text:p>388.4</text:p>
          </table:table-cell>
          <table:table-cell table:formula="of:=RANK([.D54];[.$D$53:.$D$61])" office:value-type="float" office:value="1" calcext:value-type="float">
            <text:p>1</text:p>
          </table:table-cell>
          <table:table-cell table:style-name="ce34"/>
          <table:table-cell/>
          <table:table-cell table:formula="of:=[.$D$53]-[.D54]" office:value-type="float" office:value="-70.875" calcext:value-type="float">
            <text:p>-70.875</text:p>
          </table:table-cell>
          <table:table-cell table:style-name="ce50" table:formula="of:=[.H54]/[.$D$53]" office:value-type="float" office:value="-0.223228346456693" calcext:value-type="float">
            <text:p>-0.2232283465</text:p>
          </table:table-cell>
          <table:table-cell table:style-name="ce61" table:formula="of:=IF([.H54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53]-[.D54]" office:value-type="float" office:value="-70.875" calcext:value-type="float">
            <text:p>-70.875</text:p>
          </table:table-cell>
          <table:table-cell table:style-name="ce50" table:formula="of:=[.M54]/[.$D$53]" office:value-type="float" office:value="-0.223228346456693" calcext:value-type="float">
            <text:p>-0.2232283465</text:p>
          </table:table-cell>
          <table:table-cell table:style-name="ce61" table:formula="of:=IF([.M54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3</text:p>
          </table:table-cell>
          <table:table-cell office:value-type="float" office:value="505.625" calcext:value-type="float">
            <text:p>505.625</text:p>
          </table:table-cell>
          <table:table-cell table:style-name="ce96" office:value-type="float" office:value="354.625" calcext:value-type="float">
            <text:p>354.6</text:p>
          </table:table-cell>
          <table:table-cell table:formula="of:=RANK([.D55];[.$D$53:.$D$61])" office:value-type="float" office:value="4" calcext:value-type="float">
            <text:p>4</text:p>
          </table:table-cell>
          <table:table-cell table:style-name="ce31"/>
          <table:table-cell table:style-name="ce41"/>
          <table:table-cell table:formula="of:=[.$D$53]-[.D55]" office:value-type="float" office:value="-37.125" calcext:value-type="float">
            <text:p>-37.125</text:p>
          </table:table-cell>
          <table:table-cell table:style-name="ce50" table:formula="of:=[.H55]/[.$D$53]" office:value-type="float" office:value="-0.116929133858268" calcext:value-type="float">
            <text:p>-0.1169291339</text:p>
          </table:table-cell>
          <table:table-cell table:style-name="ce61" table:formula="of:=IF([.H55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53]-[.D55]" office:value-type="float" office:value="-37.125" calcext:value-type="float">
            <text:p>-37.125</text:p>
          </table:table-cell>
          <table:table-cell table:style-name="ce50" table:formula="of:=[.M55]/[.$D$53]" office:value-type="float" office:value="-0.116929133858268" calcext:value-type="float">
            <text:p>-0.1169291339</text:p>
          </table:table-cell>
          <table:table-cell table:style-name="ce61" table:formula="of:=IF([.M55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4</text:p>
          </table:table-cell>
          <table:table-cell office:value-type="float" office:value="466.75" calcext:value-type="float">
            <text:p>466.75</text:p>
          </table:table-cell>
          <table:table-cell table:style-name="ce96" office:value-type="float" office:value="342.375" calcext:value-type="float">
            <text:p>342.4</text:p>
          </table:table-cell>
          <table:table-cell table:formula="of:=RANK([.D56];[.$D$53:.$D$61])" office:value-type="float" office:value="6" calcext:value-type="float">
            <text:p>6</text:p>
          </table:table-cell>
          <table:table-cell table:style-name="ce31"/>
          <table:table-cell table:style-name="ce41"/>
          <table:table-cell table:formula="of:=[.$D$53]-[.D56]" office:value-type="float" office:value="-24.875" calcext:value-type="float">
            <text:p>-24.875</text:p>
          </table:table-cell>
          <table:table-cell table:style-name="ce50" table:formula="of:=[.H56]/[.$D$53]" office:value-type="float" office:value="-0.0783464566929134" calcext:value-type="float">
            <text:p>-0.0783464567</text:p>
          </table:table-cell>
          <table:table-cell table:style-name="ce61" table:formula="of:=IF([.H56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53]-[.D56]" office:value-type="float" office:value="-24.875" calcext:value-type="float">
            <text:p>-24.875</text:p>
          </table:table-cell>
          <table:table-cell table:style-name="ce50" table:formula="of:=[.M56]/[.$D$53]" office:value-type="float" office:value="-0.0783464566929134" calcext:value-type="float">
            <text:p>-0.0783464567</text:p>
          </table:table-cell>
          <table:table-cell table:style-name="ce61" table:formula="of:=IF([.M56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5</text:p>
          </table:table-cell>
          <table:table-cell office:value-type="float" office:value="508.25" calcext:value-type="float">
            <text:p>508.25</text:p>
          </table:table-cell>
          <table:table-cell table:style-name="ce96" office:value-type="float" office:value="345.375" calcext:value-type="float">
            <text:p>345.4</text:p>
          </table:table-cell>
          <table:table-cell table:formula="of:=RANK([.D57];[.$D$53:.$D$61])" office:value-type="float" office:value="5" calcext:value-type="float">
            <text:p>5</text:p>
          </table:table-cell>
          <table:table-cell table:style-name="ce32"/>
          <table:table-cell table:style-name="ce42"/>
          <table:table-cell table:formula="of:=[.$D$53]-[.D57]" office:value-type="float" office:value="-27.875" calcext:value-type="float">
            <text:p>-27.875</text:p>
          </table:table-cell>
          <table:table-cell table:style-name="ce50" table:formula="of:=[.H57]/[.$D$53]" office:value-type="float" office:value="-0.0877952755905512" calcext:value-type="float">
            <text:p>-0.0877952756</text:p>
          </table:table-cell>
          <table:table-cell table:style-name="ce61" table:formula="of:=IF([.H57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53]-[.D57]" office:value-type="float" office:value="-27.875" calcext:value-type="float">
            <text:p>-27.875</text:p>
          </table:table-cell>
          <table:table-cell table:style-name="ce50" table:formula="of:=[.M57]/[.$D$53]" office:value-type="float" office:value="-0.0877952755905512" calcext:value-type="float">
            <text:p>-0.0877952756</text:p>
          </table:table-cell>
          <table:table-cell table:style-name="ce61" table:formula="of:=IF([.M57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float" office:value="494.875" calcext:value-type="float">
            <text:p>494.875</text:p>
          </table:table-cell>
          <table:table-cell table:style-name="ce96" office:value-type="float" office:value="363.125" calcext:value-type="float">
            <text:p>363.1</text:p>
          </table:table-cell>
          <table:table-cell table:formula="of:=RANK([.D58];[.$D$53:.$D$61])" office:value-type="float" office:value="3" calcext:value-type="float">
            <text:p>3</text:p>
          </table:table-cell>
          <table:table-cell table:style-name="ce32"/>
          <table:table-cell table:style-name="ce42"/>
          <table:table-cell table:formula="of:=[.$D$53]-[.D58]" office:value-type="float" office:value="-45.625" calcext:value-type="float">
            <text:p>-45.625</text:p>
          </table:table-cell>
          <table:table-cell table:style-name="ce50" table:formula="of:=[.H58]/[.$D$53]" office:value-type="float" office:value="-0.143700787401575" calcext:value-type="float">
            <text:p>-0.1437007874</text:p>
          </table:table-cell>
          <table:table-cell table:style-name="ce61" table:formula="of:=IF([.H58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53]-[.D58]" office:value-type="float" office:value="-45.625" calcext:value-type="float">
            <text:p>-45.625</text:p>
          </table:table-cell>
          <table:table-cell table:style-name="ce50" table:formula="of:=[.M58]/[.$D$53]" office:value-type="float" office:value="-0.143700787401575" calcext:value-type="float">
            <text:p>-0.1437007874</text:p>
          </table:table-cell>
          <table:table-cell table:style-name="ce61" table:formula="of:=IF([.M58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8</text:p>
          </table:table-cell>
          <table:table-cell office:value-type="float" office:value="554" calcext:value-type="float">
            <text:p>554</text:p>
          </table:table-cell>
          <table:table-cell table:style-name="ce96" office:value-type="float" office:value="378.5" calcext:value-type="float">
            <text:p>378.5</text:p>
          </table:table-cell>
          <table:table-cell table:formula="of:=RANK([.D59];[.$D$53:.$D$61])" office:value-type="float" office:value="2" calcext:value-type="float">
            <text:p>2</text:p>
          </table:table-cell>
          <table:table-cell table:style-name="ce34"/>
          <table:table-cell/>
          <table:table-cell table:formula="of:=[.$D$53]-[.D59]" office:value-type="float" office:value="-61" calcext:value-type="float">
            <text:p>-61</text:p>
          </table:table-cell>
          <table:table-cell table:style-name="ce50" table:formula="of:=[.H59]/[.$D$53]" office:value-type="float" office:value="-0.192125984251969" calcext:value-type="float">
            <text:p>-0.1921259843</text:p>
          </table:table-cell>
          <table:table-cell table:style-name="ce61" table:formula="of:=IF([.H59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53]-[.D59]" office:value-type="float" office:value="-61" calcext:value-type="float">
            <text:p>-61</text:p>
          </table:table-cell>
          <table:table-cell table:style-name="ce50" table:formula="of:=[.M59]/[.$D$53]" office:value-type="float" office:value="-0.192125984251969" calcext:value-type="float">
            <text:p>-0.1921259843</text:p>
          </table:table-cell>
          <table:table-cell table:style-name="ce61" table:formula="of:=IF([.M59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9</text:p>
          </table:table-cell>
          <table:table-cell office:value-type="float" office:value="426.625" calcext:value-type="float">
            <text:p>426.625</text:p>
          </table:table-cell>
          <table:table-cell table:style-name="ce96" office:value-type="float" office:value="280.375" calcext:value-type="float">
            <text:p>280.4</text:p>
          </table:table-cell>
          <table:table-cell table:formula="of:=RANK([.D60];[.$D$53:.$D$61])" office:value-type="float" office:value="8" calcext:value-type="float">
            <text:p>8</text:p>
          </table:table-cell>
          <table:table-cell table:style-name="ce34"/>
          <table:table-cell/>
          <table:table-cell table:formula="of:=[.$D$53]-[.D60]" office:value-type="float" office:value="37.125" calcext:value-type="float">
            <text:p>37.125</text:p>
          </table:table-cell>
          <table:table-cell table:style-name="ce50" table:formula="of:=[.H60]/[.$D$53]" office:value-type="float" office:value="0.116929133858268" calcext:value-type="float">
            <text:p>0.1169291339</text:p>
          </table:table-cell>
          <table:table-cell table:style-name="ce61" table:formula="of:=IF([.H6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53]-[.D60]" office:value-type="float" office:value="37.125" calcext:value-type="float">
            <text:p>37.125</text:p>
          </table:table-cell>
          <table:table-cell table:style-name="ce50" table:formula="of:=[.M60]/[.$D$53]" office:value-type="float" office:value="0.116929133858268" calcext:value-type="float">
            <text:p>0.1169291339</text:p>
          </table:table-cell>
          <table:table-cell table:style-name="ce61" table:formula="of:=IF([.M60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h10</text:p>
          </table:table-cell>
          <table:table-cell office:value-type="float" office:value="407.375" calcext:value-type="float">
            <text:p>407.375</text:p>
          </table:table-cell>
          <table:table-cell table:style-name="ce96" office:value-type="float" office:value="276.375" calcext:value-type="float">
            <text:p>276.4</text:p>
          </table:table-cell>
          <table:table-cell table:formula="of:=RANK([.D61];[.$D$53:.$D$61])" office:value-type="float" office:value="9" calcext:value-type="float">
            <text:p>9</text:p>
          </table:table-cell>
          <table:table-cell table:style-name="ce34"/>
          <table:table-cell/>
          <table:table-cell table:formula="of:=[.$D$53]-[.D61]" office:value-type="float" office:value="41.125" calcext:value-type="float">
            <text:p>41.125</text:p>
          </table:table-cell>
          <table:table-cell table:style-name="ce50" table:formula="of:=[.H61]/[.$D$53]" office:value-type="float" office:value="0.129527559055118" calcext:value-type="float">
            <text:p>0.1295275591</text:p>
          </table:table-cell>
          <table:table-cell table:style-name="ce61" table:formula="of:=IF([.H6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53]-[.D61]" office:value-type="float" office:value="41.125" calcext:value-type="float">
            <text:p>41.125</text:p>
          </table:table-cell>
          <table:table-cell table:style-name="ce50" table:formula="of:=[.M61]/[.$D$53]" office:value-type="float" office:value="0.129527559055118" calcext:value-type="float">
            <text:p>0.1295275591</text:p>
          </table:table-cell>
          <table:table-cell table:style-name="ce61" table:formula="of:=IF([.M61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96"/>
          <table:table-cell office:value-type="string" calcext:value-type="string">
            <text:p>Iperf</text:p>
          </table:table-cell>
          <table:table-cell table:style-name="ce34"/>
          <table:table-cell/>
          <table:table-cell table:style-name="ce47" table:formula="of:=AVERAGE([.H53:.H61])" office:value-type="float" office:value="-21.0138888888889" calcext:value-type="float">
            <text:p>-21.01</text:p>
          </table:table-cell>
          <table:table-cell table:style-name="ce51" table:formula="of:=AVERAGE([.I53:.I61])" office:value-type="float" office:value="-0.066185476815398" calcext:value-type="float">
            <text:p>-0.0661854768</text:p>
          </table:table-cell>
          <table:table-cell table:style-name="ce64" table:formula="of:=AVERAGE([.J53:.J61])" office:value-type="float" office:value="0.333333333333333" calcext:value-type="float">
            <text:p>0.3333333333</text:p>
          </table:table-cell>
          <table:table-cell table:style-name="ce67"/>
          <table:table-cell table:style-name="ce76"/>
          <table:table-cell table:style-name="ce47" table:formula="of:=AVERAGE([.M53:.M61])" office:value-type="float" office:value="-21.0138888888889" calcext:value-type="float">
            <text:p>-21.01</text:p>
          </table:table-cell>
          <table:table-cell table:style-name="ce51" table:formula="of:=AVERAGE([.N53:.N61])" office:value-type="float" office:value="-0.066185476815398" calcext:value-type="float">
            <text:p>-0.0661854768</text:p>
          </table:table-cell>
          <table:table-cell table:style-name="ce64" table:formula="of:=AVERAGE([.O53:.O61])" office:value-type="float" office:value="0.333333333333333" calcext:value-type="float">
            <text:p>0.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1</text:p>
          </table:table-cell>
          <table:table-cell office:value-type="float" office:value="498.5" calcext:value-type="float">
            <text:p>498.5</text:p>
          </table:table-cell>
          <table:table-cell table:style-name="ce97" office:value-type="float" office:value="350" calcext:value-type="float">
            <text:p>350.0</text:p>
          </table:table-cell>
          <table:table-cell table:style-name="ce98" table:formula="of:=RANK([.D63];[.$D$63:.$D$71])" office:value-type="float" office:value="7" calcext:value-type="float">
            <text:p>7</text:p>
          </table:table-cell>
          <table:table-cell table:style-name="ce34"/>
          <table:table-cell/>
          <table:table-cell table:formula="of:=[.$D$67]-[.D63]" office:value-type="float" office:value="17.75" calcext:value-type="float">
            <text:p>17.75</text:p>
          </table:table-cell>
          <table:table-cell table:style-name="ce50" table:formula="of:=[.H63]/[.$D$67]" office:value-type="float" office:value="0.0482664853840925" calcext:value-type="float">
            <text:p>0.0482664854</text:p>
          </table:table-cell>
          <table:table-cell table:style-name="ce61" table:formula="of:=IF([.H63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67]-[.D63]" office:value-type="float" office:value="17.75" calcext:value-type="float">
            <text:p>17.75</text:p>
          </table:table-cell>
          <table:table-cell table:style-name="ce50" table:formula="of:=[.M63]/[.$D$67]" office:value-type="float" office:value="0.0482664853840925" calcext:value-type="float">
            <text:p>0.0482664854</text:p>
          </table:table-cell>
          <table:table-cell table:style-name="ce61" table:formula="of:=IF([.M63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2</text:p>
          </table:table-cell>
          <table:table-cell office:value-type="float" office:value="512.125" calcext:value-type="float">
            <text:p>512.125</text:p>
          </table:table-cell>
          <table:table-cell table:style-name="ce96" office:value-type="float" office:value="353.5" calcext:value-type="float">
            <text:p>353.5</text:p>
          </table:table-cell>
          <table:table-cell table:formula="of:=RANK([.D64];[.$D$63:.$D$71])" office:value-type="float" office:value="6" calcext:value-type="float">
            <text:p>6</text:p>
          </table:table-cell>
          <table:table-cell table:style-name="ce31"/>
          <table:table-cell table:style-name="ce41"/>
          <table:table-cell table:formula="of:=[.$D$67]-[.D64]" office:value-type="float" office:value="14.25" calcext:value-type="float">
            <text:p>14.25</text:p>
          </table:table-cell>
          <table:table-cell table:style-name="ce50" table:formula="of:=[.H64]/[.$D$67]" office:value-type="float" office:value="0.0387491502379334" calcext:value-type="float">
            <text:p>0.0387491502</text:p>
          </table:table-cell>
          <table:table-cell table:style-name="ce61" table:formula="of:=IF([.H64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67]-[.D64]" office:value-type="float" office:value="14.25" calcext:value-type="float">
            <text:p>14.25</text:p>
          </table:table-cell>
          <table:table-cell table:style-name="ce50" table:formula="of:=[.M64]/[.$D$67]" office:value-type="float" office:value="0.0387491502379334" calcext:value-type="float">
            <text:p>0.0387491502</text:p>
          </table:table-cell>
          <table:table-cell table:style-name="ce61" table:formula="of:=IF([.M64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3</text:p>
          </table:table-cell>
          <table:table-cell office:value-type="float" office:value="511.75" calcext:value-type="float">
            <text:p>511.75</text:p>
          </table:table-cell>
          <table:table-cell table:style-name="ce96" office:value-type="float" office:value="357.125" calcext:value-type="float">
            <text:p>357.1</text:p>
          </table:table-cell>
          <table:table-cell table:formula="of:=RANK([.D65];[.$D$63:.$D$71])" office:value-type="float" office:value="4" calcext:value-type="float">
            <text:p>4</text:p>
          </table:table-cell>
          <table:table-cell table:style-name="ce31"/>
          <table:table-cell table:style-name="ce41"/>
          <table:table-cell table:formula="of:=[.$D$67]-[.D65]" office:value-type="float" office:value="10.625" calcext:value-type="float">
            <text:p>10.625</text:p>
          </table:table-cell>
          <table:table-cell table:style-name="ce50" table:formula="of:=[.H65]/[.$D$67]" office:value-type="float" office:value="0.0288919102651258" calcext:value-type="float">
            <text:p>0.0288919103</text:p>
          </table:table-cell>
          <table:table-cell table:style-name="ce61" table:formula="of:=IF([.H6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67]-[.D65]" office:value-type="float" office:value="10.625" calcext:value-type="float">
            <text:p>10.625</text:p>
          </table:table-cell>
          <table:table-cell table:style-name="ce50" table:formula="of:=[.M65]/[.$D$67]" office:value-type="float" office:value="0.0288919102651258" calcext:value-type="float">
            <text:p>0.0288919103</text:p>
          </table:table-cell>
          <table:table-cell table:style-name="ce61" table:formula="of:=IF([.M65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4</text:p>
          </table:table-cell>
          <table:table-cell office:value-type="float" office:value="482.5" calcext:value-type="float">
            <text:p>482.5</text:p>
          </table:table-cell>
          <table:table-cell table:style-name="ce96" office:value-type="float" office:value="359.25" calcext:value-type="float">
            <text:p>359.3</text:p>
          </table:table-cell>
          <table:table-cell table:formula="of:=RANK([.D66];[.$D$63:.$D$71])" office:value-type="float" office:value="3" calcext:value-type="float">
            <text:p>3</text:p>
          </table:table-cell>
          <table:table-cell table:style-name="ce34"/>
          <table:table-cell/>
          <table:table-cell table:formula="of:=[.$D$67]-[.D66]" office:value-type="float" office:value="8.5" calcext:value-type="float">
            <text:p>8.5</text:p>
          </table:table-cell>
          <table:table-cell table:style-name="ce50" table:formula="of:=[.H66]/[.$D$67]" office:value-type="float" office:value="0.0231135282121006" calcext:value-type="float">
            <text:p>0.0231135282</text:p>
          </table:table-cell>
          <table:table-cell table:style-name="ce61" table:formula="of:=IF([.H6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67]-[.D66]" office:value-type="float" office:value="8.5" calcext:value-type="float">
            <text:p>8.5</text:p>
          </table:table-cell>
          <table:table-cell table:style-name="ce50" table:formula="of:=[.M66]/[.$D$67]" office:value-type="float" office:value="0.0231135282121006" calcext:value-type="float">
            <text:p>0.0231135282</text:p>
          </table:table-cell>
          <table:table-cell table:style-name="ce61" table:formula="of:=IF([.M66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5</text:p>
          </table:table-cell>
          <table:table-cell office:value-type="float" office:value="538.125" calcext:value-type="float">
            <text:p>538.125</text:p>
          </table:table-cell>
          <table:table-cell table:style-name="ce96" office:value-type="float" office:value="367.75" calcext:value-type="float">
            <text:p>367.8</text:p>
          </table:table-cell>
          <table:table-cell table:formula="of:=RANK([.D67];[.$D$63:.$D$71])" office:value-type="float" office:value="2" calcext:value-type="float">
            <text:p>2</text:p>
          </table:table-cell>
          <table:table-cell table:style-name="ce32" office:value-type="string" calcext:value-type="string">
            <text:p>AS5</text:p>
          </table:table-cell>
          <table:table-cell table:style-name="ce42" office:value-type="float" office:value="2" calcext:value-type="float">
            <text:p>2</text:p>
          </table:table-cell>
          <table:table-cell table:formula="of:=[.$D$67]-[.D67]" office:value-type="float" office:value="0" calcext:value-type="float">
            <text:p>0</text:p>
          </table:table-cell>
          <table:table-cell table:style-name="ce50" table:formula="of:=[.H67]/[.$D$67]" office:value-type="float" office:value="0" calcext:value-type="float">
            <text:p>0</text:p>
          </table:table-cell>
          <table:table-cell table:style-name="ce61" table:formula="of:=IF([.H67]&lt;0;0;1)" office:value-type="float" office:value="1" calcext:value-type="float">
            <text:p>1</text:p>
          </table:table-cell>
          <table:table-cell table:style-name="ce67" office:value-type="string" calcext:value-type="string">
            <text:p>AS5</text:p>
          </table:table-cell>
          <table:table-cell table:style-name="ce76" office:value-type="float" office:value="2" calcext:value-type="float">
            <text:p>2</text:p>
          </table:table-cell>
          <table:table-cell table:formula="of:=[.$D$67]-[.D67]" office:value-type="float" office:value="0" calcext:value-type="float">
            <text:p>0</text:p>
          </table:table-cell>
          <table:table-cell table:style-name="ce50" table:formula="of:=[.M67]/[.$D$67]" office:value-type="float" office:value="0" calcext:value-type="float">
            <text:p>0</text:p>
          </table:table-cell>
          <table:table-cell table:style-name="ce61" table:formula="of:=IF([.M67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6</text:p>
          </table:table-cell>
          <table:table-cell office:value-type="float" office:value="491.875" calcext:value-type="float">
            <text:p>491.875</text:p>
          </table:table-cell>
          <table:table-cell table:style-name="ce96" office:value-type="float" office:value="328.25" calcext:value-type="float">
            <text:p>328.3</text:p>
          </table:table-cell>
          <table:table-cell table:formula="of:=RANK([.D68];[.$D$63:.$D$71])" office:value-type="float" office:value="8" calcext:value-type="float">
            <text:p>8</text:p>
          </table:table-cell>
          <table:table-cell table:style-name="ce32"/>
          <table:table-cell table:style-name="ce42"/>
          <table:table-cell table:formula="of:=[.$D$67]-[.D68]" office:value-type="float" office:value="39.5" calcext:value-type="float">
            <text:p>39.5</text:p>
          </table:table-cell>
          <table:table-cell table:style-name="ce50" table:formula="of:=[.H68]/[.$D$67]" office:value-type="float" office:value="0.107409925220938" calcext:value-type="float">
            <text:p>0.1074099252</text:p>
          </table:table-cell>
          <table:table-cell table:style-name="ce61" table:formula="of:=IF([.H6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67]-[.D68]" office:value-type="float" office:value="39.5" calcext:value-type="float">
            <text:p>39.5</text:p>
          </table:table-cell>
          <table:table-cell table:style-name="ce50" table:formula="of:=[.M68]/[.$D$67]" office:value-type="float" office:value="0.107409925220938" calcext:value-type="float">
            <text:p>0.1074099252</text:p>
          </table:table-cell>
          <table:table-cell table:style-name="ce61" table:formula="of:=IF([.M68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8</text:p>
          </table:table-cell>
          <table:table-cell office:value-type="float" office:value="456.25" calcext:value-type="float">
            <text:p>456.25</text:p>
          </table:table-cell>
          <table:table-cell table:style-name="ce96" office:value-type="float" office:value="282.125" calcext:value-type="float">
            <text:p>282.1</text:p>
          </table:table-cell>
          <table:table-cell table:formula="of:=RANK([.D69];[.$D$63:.$D$71])" office:value-type="float" office:value="9" calcext:value-type="float">
            <text:p>9</text:p>
          </table:table-cell>
          <table:table-cell table:style-name="ce32"/>
          <table:table-cell table:style-name="ce42"/>
          <table:table-cell table:formula="of:=[.$D$67]-[.D69]" office:value-type="float" office:value="85.625" calcext:value-type="float">
            <text:p>85.625</text:p>
          </table:table-cell>
          <table:table-cell table:style-name="ce50" table:formula="of:=[.H69]/[.$D$67]" office:value-type="float" office:value="0.232834806254249" calcext:value-type="float">
            <text:p>0.2328348063</text:p>
          </table:table-cell>
          <table:table-cell table:style-name="ce61" table:formula="of:=IF([.H6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67]-[.D69]" office:value-type="float" office:value="85.625" calcext:value-type="float">
            <text:p>85.625</text:p>
          </table:table-cell>
          <table:table-cell table:style-name="ce50" table:formula="of:=[.M69]/[.$D$67]" office:value-type="float" office:value="0.232834806254249" calcext:value-type="float">
            <text:p>0.2328348063</text:p>
          </table:table-cell>
          <table:table-cell table:style-name="ce61" table:formula="of:=IF([.M69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9</text:p>
          </table:table-cell>
          <table:table-cell office:value-type="float" office:value="551.625" calcext:value-type="float">
            <text:p>551.625</text:p>
          </table:table-cell>
          <table:table-cell table:style-name="ce96" office:value-type="float" office:value="381.875" calcext:value-type="float">
            <text:p>381.9</text:p>
          </table:table-cell>
          <table:table-cell table:formula="of:=RANK([.D70];[.$D$63:.$D$71])" office:value-type="float" office:value="1" calcext:value-type="float">
            <text:p>1</text:p>
          </table:table-cell>
          <table:table-cell table:style-name="ce34"/>
          <table:table-cell/>
          <table:table-cell table:formula="of:=[.$D$67]-[.D70]" office:value-type="float" office:value="-14.125" calcext:value-type="float">
            <text:p>-14.125</text:p>
          </table:table-cell>
          <table:table-cell table:style-name="ce50" table:formula="of:=[.H70]/[.$D$67]" office:value-type="float" office:value="-0.0384092454112848" calcext:value-type="float">
            <text:p>-0.0384092454</text:p>
          </table:table-cell>
          <table:table-cell table:style-name="ce61" table:formula="of:=IF([.H70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67]-[.D70]" office:value-type="float" office:value="-14.125" calcext:value-type="float">
            <text:p>-14.125</text:p>
          </table:table-cell>
          <table:table-cell table:style-name="ce50" table:formula="of:=[.M70]/[.$D$67]" office:value-type="float" office:value="-0.0384092454112848" calcext:value-type="float">
            <text:p>-0.0384092454</text:p>
          </table:table-cell>
          <table:table-cell table:style-name="ce61" table:formula="of:=IF([.M70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h10</text:p>
          </table:table-cell>
          <table:table-cell office:value-type="float" office:value="490.375" calcext:value-type="float">
            <text:p>490.375</text:p>
          </table:table-cell>
          <table:table-cell table:style-name="ce97" office:value-type="float" office:value="354" calcext:value-type="float">
            <text:p>354.0</text:p>
          </table:table-cell>
          <table:table-cell table:style-name="ce98" table:formula="of:=RANK([.D71];[.$D$63:.$D$71])" office:value-type="float" office:value="5" calcext:value-type="float">
            <text:p>5</text:p>
          </table:table-cell>
          <table:table-cell table:style-name="ce34"/>
          <table:table-cell/>
          <table:table-cell table:formula="of:=[.$D$67]-[.D71]" office:value-type="float" office:value="13.75" calcext:value-type="float">
            <text:p>13.75</text:p>
          </table:table-cell>
          <table:table-cell table:style-name="ce50" table:formula="of:=[.H71]/[.$D$67]" office:value-type="float" office:value="0.0373895309313392" calcext:value-type="float">
            <text:p>0.0373895309</text:p>
          </table:table-cell>
          <table:table-cell table:style-name="ce61" table:formula="of:=IF([.H7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67]-[.D71]" office:value-type="float" office:value="13.75" calcext:value-type="float">
            <text:p>13.75</text:p>
          </table:table-cell>
          <table:table-cell table:style-name="ce50" table:formula="of:=[.M71]/[.$D$67]" office:value-type="float" office:value="0.0373895309313392" calcext:value-type="float">
            <text:p>0.0373895309</text:p>
          </table:table-cell>
          <table:table-cell table:style-name="ce61" table:formula="of:=IF([.M71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96"/>
          <table:table-cell office:value-type="string" calcext:value-type="string">
            <text:p>Iperf</text:p>
          </table:table-cell>
          <table:table-cell table:style-name="ce34"/>
          <table:table-cell/>
          <table:table-cell table:style-name="ce47" table:formula="of:=AVERAGE([.H63:.H71])" office:value-type="float" office:value="19.5416666666667" calcext:value-type="float">
            <text:p>19.54</text:p>
          </table:table-cell>
          <table:table-cell table:style-name="ce51" table:formula="of:=AVERAGE([.I63:.I71])" office:value-type="float" office:value="0.0531384545660549" calcext:value-type="float">
            <text:p>0.0531384546</text:p>
          </table:table-cell>
          <table:table-cell table:style-name="ce64" table:formula="of:=AVERAGE([.J63:.J71])" office:value-type="float" office:value="0.888888888888889" calcext:value-type="float">
            <text:p>0.8888888889</text:p>
          </table:table-cell>
          <table:table-cell table:style-name="ce67"/>
          <table:table-cell table:style-name="ce76"/>
          <table:table-cell table:style-name="ce47" table:formula="of:=AVERAGE([.M63:.M71])" office:value-type="float" office:value="19.5416666666667" calcext:value-type="float">
            <text:p>19.54</text:p>
          </table:table-cell>
          <table:table-cell table:style-name="ce51" table:formula="of:=AVERAGE([.N63:.N71])" office:value-type="float" office:value="0.0531384545660549" calcext:value-type="float">
            <text:p>0.0531384546</text:p>
          </table:table-cell>
          <table:table-cell table:style-name="ce64" table:formula="of:=AVERAGE([.O63:.O71])" office:value-type="float" office:value="0.888888888888889" calcext:value-type="float">
            <text:p>0.888888888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1</text:p>
          </table:table-cell>
          <table:table-cell office:value-type="float" office:value="519.5" calcext:value-type="float">
            <text:p>519.5</text:p>
          </table:table-cell>
          <table:table-cell table:style-name="ce96" office:value-type="float" office:value="349.25" calcext:value-type="float">
            <text:p>349.3</text:p>
          </table:table-cell>
          <table:table-cell table:formula="of:=RANK([.D73];[.$D$73:.$D$81])" office:value-type="float" office:value="3" calcext:value-type="float">
            <text:p>3</text:p>
          </table:table-cell>
          <table:table-cell table:style-name="ce34"/>
          <table:table-cell/>
          <table:table-cell table:formula="of:=[.$D$78]-[.D73]" office:value-type="float" office:value="5.5" calcext:value-type="float">
            <text:p>5.5</text:p>
          </table:table-cell>
          <table:table-cell table:style-name="ce50" table:formula="of:=[.H73]/[.$D$78]" office:value-type="float" office:value="0.0155038759689922" calcext:value-type="float">
            <text:p>0.015503876</text:p>
          </table:table-cell>
          <table:table-cell table:style-name="ce61" table:formula="of:=IF([.H73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78]-[.D73]" office:value-type="float" office:value="5.5" calcext:value-type="float">
            <text:p>5.5</text:p>
          </table:table-cell>
          <table:table-cell table:style-name="ce50" table:formula="of:=[.M73]/[.$D$78]" office:value-type="float" office:value="0.0155038759689922" calcext:value-type="float">
            <text:p>0.015503876</text:p>
          </table:table-cell>
          <table:table-cell table:style-name="ce61" table:formula="of:=IF([.M73]&lt;0;0;1)" office:value-type="float" office:value="1" calcext:value-type="float">
            <text:p>1</text:p>
          </table:table-cell>
          <table:table-cell table:style-name="ce50"/>
          <table:table-cell table:number-columns-repeated="33"/>
          <table:table-cell table:style-name="ce50"/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2</text:p>
          </table:table-cell>
          <table:table-cell office:value-type="float" office:value="527.75" calcext:value-type="float">
            <text:p>527.75</text:p>
          </table:table-cell>
          <table:table-cell table:style-name="ce96" office:value-type="float" office:value="356.375" calcext:value-type="float">
            <text:p>356.4</text:p>
          </table:table-cell>
          <table:table-cell table:formula="of:=RANK([.D74];[.$D$73:.$D$81])" office:value-type="float" office:value="1" calcext:value-type="float">
            <text:p>1</text:p>
          </table:table-cell>
          <table:table-cell table:style-name="ce34"/>
          <table:table-cell/>
          <table:table-cell table:formula="of:=[.$D$78]-[.D74]" office:value-type="float" office:value="-1.625" calcext:value-type="float">
            <text:p>-1.625</text:p>
          </table:table-cell>
          <table:table-cell table:style-name="ce50" table:formula="of:=[.H74]/[.$D$78]" office:value-type="float" office:value="-0.00458069062720226" calcext:value-type="float">
            <text:p>-0.0045806906</text:p>
          </table:table-cell>
          <table:table-cell table:style-name="ce61" table:formula="of:=IF([.H74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78]-[.D74]" office:value-type="float" office:value="-1.625" calcext:value-type="float">
            <text:p>-1.625</text:p>
          </table:table-cell>
          <table:table-cell table:style-name="ce50" table:formula="of:=[.M74]/[.$D$78]" office:value-type="float" office:value="-0.00458069062720226" calcext:value-type="float">
            <text:p>-0.0045806906</text:p>
          </table:table-cell>
          <table:table-cell table:style-name="ce61" table:formula="of:=IF([.M74]&lt;0;0;1)" office:value-type="float" office:value="0" calcext:value-type="float">
            <text:p>0</text:p>
          </table:table-cell>
          <table:table-cell table:style-name="ce50"/>
          <table:table-cell table:number-columns-repeated="33"/>
          <table:table-cell table:style-name="ce50"/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3</text:p>
          </table:table-cell>
          <table:table-cell office:value-type="float" office:value="438.625" calcext:value-type="float">
            <text:p>438.625</text:p>
          </table:table-cell>
          <table:table-cell table:style-name="ce96" office:value-type="float" office:value="316.625" calcext:value-type="float">
            <text:p>316.6</text:p>
          </table:table-cell>
          <table:table-cell table:formula="of:=RANK([.D75];[.$D$73:.$D$81])" office:value-type="float" office:value="5" calcext:value-type="float">
            <text:p>5</text:p>
          </table:table-cell>
          <table:table-cell table:style-name="ce31"/>
          <table:table-cell table:style-name="ce41"/>
          <table:table-cell table:formula="of:=[.$D$78]-[.D75]" office:value-type="float" office:value="38.125" calcext:value-type="float">
            <text:p>38.125</text:p>
          </table:table-cell>
          <table:table-cell table:style-name="ce50" table:formula="of:=[.H75]/[.$D$78]" office:value-type="float" office:value="0.107470049330514" calcext:value-type="float">
            <text:p>0.1074700493</text:p>
          </table:table-cell>
          <table:table-cell table:style-name="ce61" table:formula="of:=IF([.H7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78]-[.D75]" office:value-type="float" office:value="38.125" calcext:value-type="float">
            <text:p>38.125</text:p>
          </table:table-cell>
          <table:table-cell table:style-name="ce50" table:formula="of:=[.M75]/[.$D$78]" office:value-type="float" office:value="0.107470049330514" calcext:value-type="float">
            <text:p>0.1074700493</text:p>
          </table:table-cell>
          <table:table-cell table:style-name="ce61" table:formula="of:=IF([.M75]&lt;0;0;1)" office:value-type="float" office:value="1" calcext:value-type="float">
            <text:p>1</text:p>
          </table:table-cell>
          <table:table-cell table:style-name="ce50"/>
          <table:table-cell table:number-columns-repeated="33"/>
          <table:table-cell table:style-name="ce50"/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4</text:p>
          </table:table-cell>
          <table:table-cell office:value-type="float" office:value="490.5" calcext:value-type="float">
            <text:p>490.5</text:p>
          </table:table-cell>
          <table:table-cell table:style-name="ce96" office:value-type="float" office:value="329.125" calcext:value-type="float">
            <text:p>329.1</text:p>
          </table:table-cell>
          <table:table-cell table:formula="of:=RANK([.D76];[.$D$73:.$D$81])" office:value-type="float" office:value="4" calcext:value-type="float">
            <text:p>4</text:p>
          </table:table-cell>
          <table:table-cell table:style-name="ce31"/>
          <table:table-cell table:style-name="ce41"/>
          <table:table-cell table:formula="of:=[.$D$78]-[.D76]" office:value-type="float" office:value="25.625" calcext:value-type="float">
            <text:p>25.625</text:p>
          </table:table-cell>
          <table:table-cell table:style-name="ce50" table:formula="of:=[.H76]/[.$D$78]" office:value-type="float" office:value="0.0722339675828048" calcext:value-type="float">
            <text:p>0.0722339676</text:p>
          </table:table-cell>
          <table:table-cell table:style-name="ce61" table:formula="of:=IF([.H7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78]-[.D76]" office:value-type="float" office:value="25.625" calcext:value-type="float">
            <text:p>25.625</text:p>
          </table:table-cell>
          <table:table-cell table:style-name="ce50" table:formula="of:=[.M76]/[.$D$78]" office:value-type="float" office:value="0.0722339675828048" calcext:value-type="float">
            <text:p>0.0722339676</text:p>
          </table:table-cell>
          <table:table-cell table:style-name="ce61" table:formula="of:=IF([.M76]&lt;0;0;1)" office:value-type="float" office:value="1" calcext:value-type="float">
            <text:p>1</text:p>
          </table:table-cell>
          <table:table-cell table:style-name="ce50"/>
          <table:table-cell table:number-columns-repeated="33"/>
          <table:table-cell table:style-name="ce50"/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5</text:p>
          </table:table-cell>
          <table:table-cell office:value-type="float" office:value="424.375" calcext:value-type="float">
            <text:p>424.375</text:p>
          </table:table-cell>
          <table:table-cell table:style-name="ce96" office:value-type="float" office:value="311.25" calcext:value-type="float">
            <text:p>311.3</text:p>
          </table:table-cell>
          <table:table-cell table:formula="of:=RANK([.D77];[.$D$73:.$D$81])" office:value-type="float" office:value="6" calcext:value-type="float">
            <text:p>6</text:p>
          </table:table-cell>
          <table:table-cell table:style-name="ce32"/>
          <table:table-cell table:style-name="ce42"/>
          <table:table-cell table:formula="of:=[.$D$78]-[.D77]" office:value-type="float" office:value="43.5" calcext:value-type="float">
            <text:p>43.5</text:p>
          </table:table-cell>
          <table:table-cell table:style-name="ce50" table:formula="of:=[.H77]/[.$D$78]" office:value-type="float" office:value="0.12262156448203" calcext:value-type="float">
            <text:p>0.1226215645</text:p>
          </table:table-cell>
          <table:table-cell table:style-name="ce61" table:formula="of:=IF([.H7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78]-[.D77]" office:value-type="float" office:value="43.5" calcext:value-type="float">
            <text:p>43.5</text:p>
          </table:table-cell>
          <table:table-cell table:style-name="ce50" table:formula="of:=[.M77]/[.$D$78]" office:value-type="float" office:value="0.12262156448203" calcext:value-type="float">
            <text:p>0.1226215645</text:p>
          </table:table-cell>
          <table:table-cell table:style-name="ce61" table:formula="of:=IF([.M77]&lt;0;0;1)" office:value-type="float" office:value="1" calcext:value-type="float">
            <text:p>1</text:p>
          </table:table-cell>
          <table:table-cell table:style-name="ce50"/>
          <table:table-cell table:number-columns-repeated="33"/>
          <table:table-cell table:style-name="ce50"/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6</text:p>
          </table:table-cell>
          <table:table-cell office:value-type="float" office:value="500.875" calcext:value-type="float">
            <text:p>500.875</text:p>
          </table:table-cell>
          <table:table-cell table:style-name="ce96" office:value-type="float" office:value="354.75" calcext:value-type="float">
            <text:p>354.8</text:p>
          </table:table-cell>
          <table:table-cell table:formula="of:=RANK([.D78];[.$D$73:.$D$81])" office:value-type="float" office:value="2" calcext:value-type="float">
            <text:p>2</text:p>
          </table:table-cell>
          <table:table-cell table:style-name="ce32" office:value-type="string" calcext:value-type="string">
            <text:p>AS6</text:p>
          </table:table-cell>
          <table:table-cell table:style-name="ce42" office:value-type="float" office:value="3" calcext:value-type="float">
            <text:p>3</text:p>
          </table:table-cell>
          <table:table-cell table:formula="of:=[.$D$78]-[.D78]" office:value-type="float" office:value="0" calcext:value-type="float">
            <text:p>0</text:p>
          </table:table-cell>
          <table:table-cell table:style-name="ce50" table:formula="of:=[.H78]/[.$D$78]" office:value-type="float" office:value="0" calcext:value-type="float">
            <text:p>0</text:p>
          </table:table-cell>
          <table:table-cell table:style-name="ce61" table:formula="of:=IF([.H78]&lt;0;0;1)" office:value-type="float" office:value="1" calcext:value-type="float">
            <text:p>1</text:p>
          </table:table-cell>
          <table:table-cell table:style-name="ce67" office:value-type="string" calcext:value-type="string">
            <text:p>AS6</text:p>
          </table:table-cell>
          <table:table-cell table:style-name="ce76" office:value-type="float" office:value="3" calcext:value-type="float">
            <text:p>3</text:p>
          </table:table-cell>
          <table:table-cell table:formula="of:=[.$D$78]-[.D78]" office:value-type="float" office:value="0" calcext:value-type="float">
            <text:p>0</text:p>
          </table:table-cell>
          <table:table-cell table:style-name="ce50" table:formula="of:=[.M78]/[.$D$78]" office:value-type="float" office:value="0" calcext:value-type="float">
            <text:p>0</text:p>
          </table:table-cell>
          <table:table-cell table:style-name="ce61" table:formula="of:=IF([.M78]&lt;0;0;1)" office:value-type="float" office:value="1" calcext:value-type="float">
            <text:p>1</text:p>
          </table:table-cell>
          <table:table-cell table:style-name="ce50"/>
          <table:table-cell table:number-columns-repeated="33"/>
          <table:table-cell table:style-name="ce50"/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7</text:p>
          </table:table-cell>
          <table:table-cell office:value-type="float" office:value="446.125" calcext:value-type="float">
            <text:p>446.125</text:p>
          </table:table-cell>
          <table:table-cell table:style-name="ce96" office:value-type="float" office:value="304.125" calcext:value-type="float">
            <text:p>304.1</text:p>
          </table:table-cell>
          <table:table-cell table:formula="of:=RANK([.D79];[.$D$73:.$D$81])" office:value-type="float" office:value="7" calcext:value-type="float">
            <text:p>7</text:p>
          </table:table-cell>
          <table:table-cell table:style-name="ce34"/>
          <table:table-cell/>
          <table:table-cell table:formula="of:=[.$D$78]-[.D79]" office:value-type="float" office:value="50.625" calcext:value-type="float">
            <text:p>50.625</text:p>
          </table:table-cell>
          <table:table-cell table:style-name="ce50" table:formula="of:=[.H79]/[.$D$78]" office:value-type="float" office:value="0.142706131078224" calcext:value-type="float">
            <text:p>0.1427061311</text:p>
          </table:table-cell>
          <table:table-cell table:style-name="ce61" table:formula="of:=IF([.H7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78]-[.D79]" office:value-type="float" office:value="50.625" calcext:value-type="float">
            <text:p>50.625</text:p>
          </table:table-cell>
          <table:table-cell table:style-name="ce50" table:formula="of:=[.M79]/[.$D$78]" office:value-type="float" office:value="0.142706131078224" calcext:value-type="float">
            <text:p>0.1427061311</text:p>
          </table:table-cell>
          <table:table-cell table:style-name="ce61" table:formula="of:=IF([.M79]&lt;0;0;1)" office:value-type="float" office:value="1" calcext:value-type="float">
            <text:p>1</text:p>
          </table:table-cell>
          <table:table-cell table:style-name="ce50"/>
          <table:table-cell table:number-columns-repeated="33"/>
          <table:table-cell table:style-name="ce50"/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9</text:p>
          </table:table-cell>
          <table:table-cell office:value-type="float" office:value="443" calcext:value-type="float">
            <text:p>443</text:p>
          </table:table-cell>
          <table:table-cell table:style-name="ce96" office:value-type="float" office:value="271.25" calcext:value-type="float">
            <text:p>271.3</text:p>
          </table:table-cell>
          <table:table-cell table:formula="of:=RANK([.D80];[.$D$73:.$D$81])" office:value-type="float" office:value="9" calcext:value-type="float">
            <text:p>9</text:p>
          </table:table-cell>
          <table:table-cell table:style-name="ce34"/>
          <table:table-cell/>
          <table:table-cell table:formula="of:=[.$D$78]-[.D80]" office:value-type="float" office:value="83.5" calcext:value-type="float">
            <text:p>83.5</text:p>
          </table:table-cell>
          <table:table-cell table:style-name="ce50" table:formula="of:=[.H80]/[.$D$78]" office:value-type="float" office:value="0.2353770260747" calcext:value-type="float">
            <text:p>0.2353770261</text:p>
          </table:table-cell>
          <table:table-cell table:style-name="ce61" table:formula="of:=IF([.H8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78]-[.D80]" office:value-type="float" office:value="83.5" calcext:value-type="float">
            <text:p>83.5</text:p>
          </table:table-cell>
          <table:table-cell table:style-name="ce50" table:formula="of:=[.M80]/[.$D$78]" office:value-type="float" office:value="0.2353770260747" calcext:value-type="float">
            <text:p>0.2353770261</text:p>
          </table:table-cell>
          <table:table-cell table:style-name="ce61" table:formula="of:=IF([.M80]&lt;0;0;1)" office:value-type="float" office:value="1" calcext:value-type="float">
            <text:p>1</text:p>
          </table:table-cell>
          <table:table-cell table:style-name="ce50"/>
          <table:table-cell table:number-columns-repeated="33"/>
          <table:table-cell table:style-name="ce50"/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10</text:p>
          </table:table-cell>
          <table:table-cell office:value-type="float" office:value="418.25" calcext:value-type="float">
            <text:p>418.25</text:p>
          </table:table-cell>
          <table:table-cell table:style-name="ce96" office:value-type="float" office:value="278.125" calcext:value-type="float">
            <text:p>278.1</text:p>
          </table:table-cell>
          <table:table-cell table:formula="of:=RANK([.D81];[.$D$73:.$D$81])" office:value-type="float" office:value="8" calcext:value-type="float">
            <text:p>8</text:p>
          </table:table-cell>
          <table:table-cell table:style-name="ce34"/>
          <table:table-cell/>
          <table:table-cell table:formula="of:=[.$D$78]-[.D81]" office:value-type="float" office:value="76.625" calcext:value-type="float">
            <text:p>76.625</text:p>
          </table:table-cell>
          <table:table-cell table:style-name="ce50" table:formula="of:=[.H81]/[.$D$78]" office:value-type="float" office:value="0.21599718111346" calcext:value-type="float">
            <text:p>0.2159971811</text:p>
          </table:table-cell>
          <table:table-cell table:style-name="ce61" table:formula="of:=IF([.H81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78]-[.D81]" office:value-type="float" office:value="76.625" calcext:value-type="float">
            <text:p>76.625</text:p>
          </table:table-cell>
          <table:table-cell table:style-name="ce50" table:formula="of:=[.M81]/[.$D$78]" office:value-type="float" office:value="0.21599718111346" calcext:value-type="float">
            <text:p>0.2159971811</text:p>
          </table:table-cell>
          <table:table-cell table:style-name="ce61" table:formula="of:=IF([.M81]&lt;0;0;1)" office:value-type="float" office:value="1" calcext:value-type="float">
            <text:p>1</text:p>
          </table:table-cell>
          <table:table-cell table:style-name="ce50"/>
          <table:table-cell table:number-columns-repeated="33"/>
          <table:table-cell table:style-name="ce50"/>
          <table:table-cell/>
        </table:table-row>
        <table:table-row table:style-name="ro1">
          <table:table-cell table:number-columns-repeated="3"/>
          <table:table-cell table:style-name="ce96"/>
          <table:table-cell office:value-type="string" calcext:value-type="string">
            <text:p>Iperf</text:p>
          </table:table-cell>
          <table:table-cell table:style-name="ce34"/>
          <table:table-cell/>
          <table:table-cell table:style-name="ce47" table:formula="of:=AVERAGE([.H73:.H81])" office:value-type="float" office:value="35.7638888888889" calcext:value-type="float">
            <text:p>35.76</text:p>
          </table:table-cell>
          <table:table-cell table:style-name="ce51" table:formula="of:=AVERAGE([.I73:.I81])" office:value-type="float" office:value="0.100814345000392" calcext:value-type="float">
            <text:p>0.100814345</text:p>
          </table:table-cell>
          <table:table-cell table:style-name="ce64" table:formula="of:=AVERAGE([.J73:.J81])" office:value-type="float" office:value="0.888888888888889" calcext:value-type="float">
            <text:p>0.8888888889</text:p>
          </table:table-cell>
          <table:table-cell table:style-name="ce67"/>
          <table:table-cell table:style-name="ce76"/>
          <table:table-cell table:style-name="ce47" table:formula="of:=AVERAGE([.M73:.M81])" office:value-type="float" office:value="35.7638888888889" calcext:value-type="float">
            <text:p>35.76</text:p>
          </table:table-cell>
          <table:table-cell table:style-name="ce51" table:formula="of:=AVERAGE([.N73:.N81])" office:value-type="float" office:value="0.100814345000392" calcext:value-type="float">
            <text:p>0.100814345</text:p>
          </table:table-cell>
          <table:table-cell table:style-name="ce64" table:formula="of:=AVERAGE([.O73:.O81])" office:value-type="float" office:value="0.888888888888889" calcext:value-type="float">
            <text:p>0.8888888889</text:p>
          </table:table-cell>
          <table:table-cell table:style-name="ce51" table:number-columns-repeated="2"/>
          <table:table-cell table:number-columns-repeated="28"/>
          <table:table-cell table:style-name="ce47" table:number-columns-repeated="4"/>
          <table:table-cell table:style-name="ce51" table:number-columns-repeated="2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1</text:p>
          </table:table-cell>
          <table:table-cell office:value-type="float" office:value="463.375" calcext:value-type="float">
            <text:p>463.375</text:p>
          </table:table-cell>
          <table:table-cell table:style-name="ce96" office:value-type="float" office:value="345.75" calcext:value-type="float">
            <text:p>345.8</text:p>
          </table:table-cell>
          <table:table-cell table:formula="of:=RANK([.D83];[.$D$83:.$D$91])" office:value-type="float" office:value="3" calcext:value-type="float">
            <text:p>3</text:p>
          </table:table-cell>
          <table:table-cell table:style-name="ce34"/>
          <table:table-cell/>
          <table:table-cell table:formula="of:=[.$D$91]-[.D83]" office:value-type="float" office:value="1.875" calcext:value-type="float">
            <text:p>1.875</text:p>
          </table:table-cell>
          <table:table-cell table:style-name="ce50" table:formula="of:=[.H83]/[.$D$91]" office:value-type="float" office:value="0.00539374325782093" calcext:value-type="float">
            <text:p>0.0053937433</text:p>
          </table:table-cell>
          <table:table-cell table:style-name="ce61" table:formula="of:=IF([.H83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91]-[.D83]" office:value-type="float" office:value="1.875" calcext:value-type="float">
            <text:p>1.875</text:p>
          </table:table-cell>
          <table:table-cell table:style-name="ce50" table:formula="of:=[.M83]/[.$D$91]" office:value-type="float" office:value="0.00539374325782093" calcext:value-type="float">
            <text:p>0.0053937433</text:p>
          </table:table-cell>
          <table:table-cell table:style-name="ce61" table:formula="of:=IF([.M83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2</text:p>
          </table:table-cell>
          <table:table-cell office:value-type="float" office:value="452.125" calcext:value-type="float">
            <text:p>452.125</text:p>
          </table:table-cell>
          <table:table-cell table:style-name="ce96" office:value-type="float" office:value="313.125" calcext:value-type="float">
            <text:p>313.1</text:p>
          </table:table-cell>
          <table:table-cell table:formula="of:=RANK([.D84];[.$D$83:.$D$91])" office:value-type="float" office:value="7" calcext:value-type="float">
            <text:p>7</text:p>
          </table:table-cell>
          <table:table-cell table:style-name="ce34"/>
          <table:table-cell/>
          <table:table-cell table:formula="of:=[.$D$91]-[.D84]" office:value-type="float" office:value="34.5" calcext:value-type="float">
            <text:p>34.5</text:p>
          </table:table-cell>
          <table:table-cell table:style-name="ce50" table:formula="of:=[.H84]/[.$D$91]" office:value-type="float" office:value="0.0992448759439051" calcext:value-type="float">
            <text:p>0.0992448759</text:p>
          </table:table-cell>
          <table:table-cell table:style-name="ce61" table:formula="of:=IF([.H84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91]-[.D84]" office:value-type="float" office:value="34.5" calcext:value-type="float">
            <text:p>34.5</text:p>
          </table:table-cell>
          <table:table-cell table:style-name="ce50" table:formula="of:=[.M84]/[.$D$91]" office:value-type="float" office:value="0.0992448759439051" calcext:value-type="float">
            <text:p>0.0992448759</text:p>
          </table:table-cell>
          <table:table-cell table:style-name="ce61" table:formula="of:=IF([.M84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3</text:p>
          </table:table-cell>
          <table:table-cell office:value-type="float" office:value="493.125" calcext:value-type="float">
            <text:p>493.125</text:p>
          </table:table-cell>
          <table:table-cell table:style-name="ce96" office:value-type="float" office:value="319" calcext:value-type="float">
            <text:p>319.0</text:p>
          </table:table-cell>
          <table:table-cell table:formula="of:=RANK([.D85];[.$D$83:.$D$91])" office:value-type="float" office:value="5" calcext:value-type="float">
            <text:p>5</text:p>
          </table:table-cell>
          <table:table-cell table:style-name="ce34"/>
          <table:table-cell/>
          <table:table-cell table:formula="of:=[.$D$91]-[.D85]" office:value-type="float" office:value="28.625" calcext:value-type="float">
            <text:p>28.625</text:p>
          </table:table-cell>
          <table:table-cell table:style-name="ce50" table:formula="of:=[.H85]/[.$D$91]" office:value-type="float" office:value="0.0823444804027328" calcext:value-type="float">
            <text:p>0.0823444804</text:p>
          </table:table-cell>
          <table:table-cell table:style-name="ce61" table:formula="of:=IF([.H8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91]-[.D85]" office:value-type="float" office:value="28.625" calcext:value-type="float">
            <text:p>28.625</text:p>
          </table:table-cell>
          <table:table-cell table:style-name="ce50" table:formula="of:=[.M85]/[.$D$91]" office:value-type="float" office:value="0.0823444804027328" calcext:value-type="float">
            <text:p>0.0823444804</text:p>
          </table:table-cell>
          <table:table-cell table:style-name="ce61" table:formula="of:=IF([.M85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4</text:p>
          </table:table-cell>
          <table:table-cell office:value-type="float" office:value="446.625" calcext:value-type="float">
            <text:p>446.625</text:p>
          </table:table-cell>
          <table:table-cell table:style-name="ce96" office:value-type="float" office:value="316.125" calcext:value-type="float">
            <text:p>316.1</text:p>
          </table:table-cell>
          <table:table-cell table:formula="of:=RANK([.D86];[.$D$83:.$D$91])" office:value-type="float" office:value="6" calcext:value-type="float">
            <text:p>6</text:p>
          </table:table-cell>
          <table:table-cell table:style-name="ce34"/>
          <table:table-cell/>
          <table:table-cell table:formula="of:=[.$D$91]-[.D86]" office:value-type="float" office:value="31.5" calcext:value-type="float">
            <text:p>31.5</text:p>
          </table:table-cell>
          <table:table-cell table:style-name="ce50" table:formula="of:=[.H86]/[.$D$91]" office:value-type="float" office:value="0.0906148867313916" calcext:value-type="float">
            <text:p>0.0906148867</text:p>
          </table:table-cell>
          <table:table-cell table:style-name="ce61" table:formula="of:=IF([.H8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91]-[.D86]" office:value-type="float" office:value="31.5" calcext:value-type="float">
            <text:p>31.5</text:p>
          </table:table-cell>
          <table:table-cell table:style-name="ce50" table:formula="of:=[.M86]/[.$D$91]" office:value-type="float" office:value="0.0906148867313916" calcext:value-type="float">
            <text:p>0.0906148867</text:p>
          </table:table-cell>
          <table:table-cell table:style-name="ce61" table:formula="of:=IF([.M86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5</text:p>
          </table:table-cell>
          <table:table-cell office:value-type="float" office:value="460.625" calcext:value-type="float">
            <text:p>460.625</text:p>
          </table:table-cell>
          <table:table-cell table:style-name="ce96" office:value-type="float" office:value="329.25" calcext:value-type="float">
            <text:p>329.3</text:p>
          </table:table-cell>
          <table:table-cell table:formula="of:=RANK([.D87];[.$D$83:.$D$91])" office:value-type="float" office:value="4" calcext:value-type="float">
            <text:p>4</text:p>
          </table:table-cell>
          <table:table-cell table:style-name="ce31"/>
          <table:table-cell table:style-name="ce41"/>
          <table:table-cell table:formula="of:=[.$D$91]-[.D87]" office:value-type="float" office:value="18.375" calcext:value-type="float">
            <text:p>18.375</text:p>
          </table:table-cell>
          <table:table-cell table:style-name="ce50" table:formula="of:=[.H87]/[.$D$91]" office:value-type="float" office:value="0.0528586839266451" calcext:value-type="float">
            <text:p>0.0528586839</text:p>
          </table:table-cell>
          <table:table-cell table:style-name="ce61" table:formula="of:=IF([.H87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91]-[.D87]" office:value-type="float" office:value="18.375" calcext:value-type="float">
            <text:p>18.375</text:p>
          </table:table-cell>
          <table:table-cell table:style-name="ce50" table:formula="of:=[.M87]/[.$D$91]" office:value-type="float" office:value="0.0528586839266451" calcext:value-type="float">
            <text:p>0.0528586839</text:p>
          </table:table-cell>
          <table:table-cell table:style-name="ce61" table:formula="of:=IF([.M87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6</text:p>
          </table:table-cell>
          <table:table-cell office:value-type="float" office:value="452.125" calcext:value-type="float">
            <text:p>452.125</text:p>
          </table:table-cell>
          <table:table-cell table:style-name="ce96" office:value-type="float" office:value="298.875" calcext:value-type="float">
            <text:p>298.9</text:p>
          </table:table-cell>
          <table:table-cell table:formula="of:=RANK([.D88];[.$D$83:.$D$91])" office:value-type="float" office:value="8" calcext:value-type="float">
            <text:p>8</text:p>
          </table:table-cell>
          <table:table-cell table:style-name="ce31"/>
          <table:table-cell table:style-name="ce41"/>
          <table:table-cell table:formula="of:=[.$D$91]-[.D88]" office:value-type="float" office:value="48.75" calcext:value-type="float">
            <text:p>48.75</text:p>
          </table:table-cell>
          <table:table-cell table:style-name="ce50" table:formula="of:=[.H88]/[.$D$91]" office:value-type="float" office:value="0.140237324703344" calcext:value-type="float">
            <text:p>0.1402373247</text:p>
          </table:table-cell>
          <table:table-cell table:style-name="ce61" table:formula="of:=IF([.H8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91]-[.D88]" office:value-type="float" office:value="48.75" calcext:value-type="float">
            <text:p>48.75</text:p>
          </table:table-cell>
          <table:table-cell table:style-name="ce50" table:formula="of:=[.M88]/[.$D$91]" office:value-type="float" office:value="0.140237324703344" calcext:value-type="float">
            <text:p>0.1402373247</text:p>
          </table:table-cell>
          <table:table-cell table:style-name="ce61" table:formula="of:=IF([.M88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7</text:p>
          </table:table-cell>
          <table:table-cell office:value-type="float" office:value="529.625" calcext:value-type="float">
            <text:p>529.625</text:p>
          </table:table-cell>
          <table:table-cell table:style-name="ce96" office:value-type="float" office:value="349.875" calcext:value-type="float">
            <text:p>349.9</text:p>
          </table:table-cell>
          <table:table-cell table:formula="of:=RANK([.D89];[.$D$83:.$D$91])" office:value-type="float" office:value="1" calcext:value-type="float">
            <text:p>1</text:p>
          </table:table-cell>
          <table:table-cell table:style-name="ce31"/>
          <table:table-cell table:style-name="ce41"/>
          <table:table-cell table:formula="of:=[.$D$91]-[.D89]" office:value-type="float" office:value="-2.25" calcext:value-type="float">
            <text:p>-2.25</text:p>
          </table:table-cell>
          <table:table-cell table:style-name="ce50" table:formula="of:=[.H89]/[.$D$91]" office:value-type="float" office:value="-0.00647249190938511" calcext:value-type="float">
            <text:p>-0.0064724919</text:p>
          </table:table-cell>
          <table:table-cell table:style-name="ce61" table:formula="of:=IF([.H89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91]-[.D89]" office:value-type="float" office:value="-2.25" calcext:value-type="float">
            <text:p>-2.25</text:p>
          </table:table-cell>
          <table:table-cell table:style-name="ce50" table:formula="of:=[.M89]/[.$D$91]" office:value-type="float" office:value="-0.00647249190938511" calcext:value-type="float">
            <text:p>-0.0064724919</text:p>
          </table:table-cell>
          <table:table-cell table:style-name="ce61" table:formula="of:=IF([.M89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8</text:p>
          </table:table-cell>
          <table:table-cell office:value-type="float" office:value="409.375" calcext:value-type="float">
            <text:p>409.375</text:p>
          </table:table-cell>
          <table:table-cell table:style-name="ce96" office:value-type="float" office:value="282" calcext:value-type="float">
            <text:p>282.0</text:p>
          </table:table-cell>
          <table:table-cell table:formula="of:=RANK([.D90];[.$D$83:.$D$91])" office:value-type="float" office:value="9" calcext:value-type="float">
            <text:p>9</text:p>
          </table:table-cell>
          <table:table-cell table:style-name="ce34"/>
          <table:table-cell/>
          <table:table-cell table:formula="of:=[.$D$91]-[.D90]" office:value-type="float" office:value="65.625" calcext:value-type="float">
            <text:p>65.625</text:p>
          </table:table-cell>
          <table:table-cell table:style-name="ce50" table:formula="of:=[.H90]/[.$D$91]" office:value-type="float" office:value="0.188781014023732" calcext:value-type="float">
            <text:p>0.188781014</text:p>
          </table:table-cell>
          <table:table-cell table:style-name="ce61" table:formula="of:=IF([.H9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91]-[.D90]" office:value-type="float" office:value="65.625" calcext:value-type="float">
            <text:p>65.625</text:p>
          </table:table-cell>
          <table:table-cell table:style-name="ce50" table:formula="of:=[.M90]/[.$D$91]" office:value-type="float" office:value="0.188781014023732" calcext:value-type="float">
            <text:p>0.188781014</text:p>
          </table:table-cell>
          <table:table-cell table:style-name="ce61" table:formula="of:=IF([.M90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h10</text:p>
          </table:table-cell>
          <table:table-cell office:value-type="float" office:value="500" calcext:value-type="float">
            <text:p>500</text:p>
          </table:table-cell>
          <table:table-cell table:style-name="ce96" office:value-type="float" office:value="347.625" calcext:value-type="float">
            <text:p>347.6</text:p>
          </table:table-cell>
          <table:table-cell table:formula="of:=RANK([.D91];[.$D$83:.$D$91])" office:value-type="float" office:value="2" calcext:value-type="float">
            <text:p>2</text:p>
          </table:table-cell>
          <table:table-cell table:style-name="ce34" office:value-type="string" calcext:value-type="string">
            <text:p>AS10</text:p>
          </table:table-cell>
          <table:table-cell office:value-type="float" office:value="1" calcext:value-type="float">
            <text:p>1</text:p>
          </table:table-cell>
          <table:table-cell table:formula="of:=[.$D$91]-[.D91]" office:value-type="float" office:value="0" calcext:value-type="float">
            <text:p>0</text:p>
          </table:table-cell>
          <table:table-cell table:style-name="ce50" table:formula="of:=[.H91]/[.$D$91]" office:value-type="float" office:value="0" calcext:value-type="float">
            <text:p>0</text:p>
          </table:table-cell>
          <table:table-cell table:style-name="ce61" table:formula="of:=IF([.H91]&lt;0;0;1)" office:value-type="float" office:value="1" calcext:value-type="float">
            <text:p>1</text:p>
          </table:table-cell>
          <table:table-cell table:style-name="ce67" office:value-type="string" calcext:value-type="string">
            <text:p>AS10</text:p>
          </table:table-cell>
          <table:table-cell table:style-name="ce76" office:value-type="float" office:value="1" calcext:value-type="float">
            <text:p>1</text:p>
          </table:table-cell>
          <table:table-cell table:formula="of:=[.$D$91]-[.D91]" office:value-type="float" office:value="0" calcext:value-type="float">
            <text:p>0</text:p>
          </table:table-cell>
          <table:table-cell table:style-name="ce50" table:formula="of:=[.M91]/[.$D$91]" office:value-type="float" office:value="0" calcext:value-type="float">
            <text:p>0</text:p>
          </table:table-cell>
          <table:table-cell table:style-name="ce61" table:formula="of:=IF([.M91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96"/>
          <table:table-cell office:value-type="string" calcext:value-type="string">
            <text:p>Iperf</text:p>
          </table:table-cell>
          <table:table-cell table:style-name="ce34"/>
          <table:table-cell/>
          <table:table-cell table:style-name="ce47" table:formula="of:=AVERAGE([.H83:.H91])" office:value-type="float" office:value="25.2222222222222" calcext:value-type="float">
            <text:p>25.22</text:p>
          </table:table-cell>
          <table:table-cell table:style-name="ce51" table:formula="of:=AVERAGE([.I83:.I91])" office:value-type="float" office:value="0.0725558352311319" calcext:value-type="float">
            <text:p>0.0725558352</text:p>
          </table:table-cell>
          <table:table-cell table:style-name="ce64" table:formula="of:=AVERAGE([.J83:.J91])" office:value-type="float" office:value="0.888888888888889" calcext:value-type="float">
            <text:p>0.8888888889</text:p>
          </table:table-cell>
          <table:table-cell table:style-name="ce67"/>
          <table:table-cell table:style-name="ce76"/>
          <table:table-cell table:style-name="ce47" table:formula="of:=AVERAGE([.M83:.M91])" office:value-type="float" office:value="25.2222222222222" calcext:value-type="float">
            <text:p>25.22</text:p>
          </table:table-cell>
          <table:table-cell table:style-name="ce51" table:formula="of:=AVERAGE([.N83:.N91])" office:value-type="float" office:value="0.0725558352311319" calcext:value-type="float">
            <text:p>0.0725558352</text:p>
          </table:table-cell>
          <table:table-cell table:style-name="ce64" table:formula="of:=AVERAGE([.O83:.O91])" office:value-type="float" office:value="0.888888888888889" calcext:value-type="float">
            <text:p>0.888888888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1</text:p>
          </table:table-cell>
          <table:table-cell office:value-type="float" office:value="468.75" calcext:value-type="float">
            <text:p>468.75</text:p>
          </table:table-cell>
          <table:table-cell table:style-name="ce96" office:value-type="float" office:value="321.75" calcext:value-type="float">
            <text:p>321.8</text:p>
          </table:table-cell>
          <table:table-cell table:formula="of:=RANK([.D93];[.$D$93:.$D$101])" office:value-type="float" office:value="5" calcext:value-type="float">
            <text:p>5</text:p>
          </table:table-cell>
          <table:table-cell table:style-name="ce34"/>
          <table:table-cell/>
          <table:table-cell table:formula="of:=[.$D$101]-[.D93]" office:value-type="float" office:value="30.875" calcext:value-type="float">
            <text:p>30.875</text:p>
          </table:table-cell>
          <table:table-cell table:style-name="ce50" table:formula="of:=[.H93]/[.$D$101]" office:value-type="float" office:value="0.0875576036866359" calcext:value-type="float">
            <text:p>0.0875576037</text:p>
          </table:table-cell>
          <table:table-cell table:style-name="ce61" table:formula="of:=IF([.H93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101]-[.D93]" office:value-type="float" office:value="30.875" calcext:value-type="float">
            <text:p>30.875</text:p>
          </table:table-cell>
          <table:table-cell table:style-name="ce50" table:formula="of:=[.M93]/[.$D$101]" office:value-type="float" office:value="0.0875576036866359" calcext:value-type="float">
            <text:p>0.0875576037</text:p>
          </table:table-cell>
          <table:table-cell table:style-name="ce61" table:formula="of:=IF([.M93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2</text:p>
          </table:table-cell>
          <table:table-cell office:value-type="float" office:value="478.875" calcext:value-type="float">
            <text:p>478.875</text:p>
          </table:table-cell>
          <table:table-cell table:style-name="ce97" office:value-type="float" office:value="320" calcext:value-type="float">
            <text:p>320.0</text:p>
          </table:table-cell>
          <table:table-cell table:style-name="ce98" table:formula="of:=RANK([.D94];[.$D$93:.$D$101])" office:value-type="float" office:value="6" calcext:value-type="float">
            <text:p>6</text:p>
          </table:table-cell>
          <table:table-cell table:style-name="ce34"/>
          <table:table-cell/>
          <table:table-cell table:formula="of:=[.$D$101]-[.D94]" office:value-type="float" office:value="32.625" calcext:value-type="float">
            <text:p>32.625</text:p>
          </table:table-cell>
          <table:table-cell table:style-name="ce50" table:formula="of:=[.H94]/[.$D$101]" office:value-type="float" office:value="0.0925203828429635" calcext:value-type="float">
            <text:p>0.0925203828</text:p>
          </table:table-cell>
          <table:table-cell table:style-name="ce61" table:formula="of:=IF([.H94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101]-[.D94]" office:value-type="float" office:value="32.625" calcext:value-type="float">
            <text:p>32.625</text:p>
          </table:table-cell>
          <table:table-cell table:style-name="ce50" table:formula="of:=[.M94]/[.$D$101]" office:value-type="float" office:value="0.0925203828429635" calcext:value-type="float">
            <text:p>0.0925203828</text:p>
          </table:table-cell>
          <table:table-cell table:style-name="ce61" table:formula="of:=IF([.M94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3</text:p>
          </table:table-cell>
          <table:table-cell office:value-type="float" office:value="484.75" calcext:value-type="float">
            <text:p>484.75</text:p>
          </table:table-cell>
          <table:table-cell table:style-name="ce96" office:value-type="float" office:value="328.625" calcext:value-type="float">
            <text:p>328.6</text:p>
          </table:table-cell>
          <table:table-cell table:formula="of:=RANK([.D95];[.$D$93:.$D$101])" office:value-type="float" office:value="4" calcext:value-type="float">
            <text:p>4</text:p>
          </table:table-cell>
          <table:table-cell table:style-name="ce34"/>
          <table:table-cell/>
          <table:table-cell table:formula="of:=[.$D$101]-[.D95]" office:value-type="float" office:value="24" calcext:value-type="float">
            <text:p>24</text:p>
          </table:table-cell>
          <table:table-cell table:style-name="ce50" table:formula="of:=[.H95]/[.$D$101]" office:value-type="float" office:value="0.0680609712867777" calcext:value-type="float">
            <text:p>0.0680609713</text:p>
          </table:table-cell>
          <table:table-cell table:style-name="ce61" table:formula="of:=IF([.H95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101]-[.D95]" office:value-type="float" office:value="24" calcext:value-type="float">
            <text:p>24</text:p>
          </table:table-cell>
          <table:table-cell table:style-name="ce50" table:formula="of:=[.M95]/[.$D$101]" office:value-type="float" office:value="0.0680609712867777" calcext:value-type="float">
            <text:p>0.0680609713</text:p>
          </table:table-cell>
          <table:table-cell table:style-name="ce61" table:formula="of:=IF([.M95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4</text:p>
          </table:table-cell>
          <table:table-cell office:value-type="float" office:value="467.125" calcext:value-type="float">
            <text:p>467.125</text:p>
          </table:table-cell>
          <table:table-cell table:style-name="ce97" office:value-type="float" office:value="308.875" calcext:value-type="float">
            <text:p>308.9</text:p>
          </table:table-cell>
          <table:table-cell table:style-name="ce98" table:formula="of:=RANK([.D96];[.$D$93:.$D$101])" office:value-type="float" office:value="7" calcext:value-type="float">
            <text:p>7</text:p>
          </table:table-cell>
          <table:table-cell table:style-name="ce34"/>
          <table:table-cell/>
          <table:table-cell table:formula="of:=[.$D$101]-[.D96]" office:value-type="float" office:value="43.75" calcext:value-type="float">
            <text:p>43.75</text:p>
          </table:table-cell>
          <table:table-cell table:style-name="ce50" table:formula="of:=[.H96]/[.$D$101]" office:value-type="float" office:value="0.124069478908189" calcext:value-type="float">
            <text:p>0.1240694789</text:p>
          </table:table-cell>
          <table:table-cell table:style-name="ce61" table:formula="of:=IF([.H96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101]-[.D96]" office:value-type="float" office:value="43.75" calcext:value-type="float">
            <text:p>43.75</text:p>
          </table:table-cell>
          <table:table-cell table:style-name="ce50" table:formula="of:=[.M96]/[.$D$101]" office:value-type="float" office:value="0.124069478908189" calcext:value-type="float">
            <text:p>0.1240694789</text:p>
          </table:table-cell>
          <table:table-cell table:style-name="ce61" table:formula="of:=IF([.M96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5</text:p>
          </table:table-cell>
          <table:table-cell office:value-type="float" office:value="486.875" calcext:value-type="float">
            <text:p>486.875</text:p>
          </table:table-cell>
          <table:table-cell table:style-name="ce96" office:value-type="float" office:value="356.75" calcext:value-type="float">
            <text:p>356.8</text:p>
          </table:table-cell>
          <table:table-cell table:formula="of:=RANK([.D97];[.$D$93:.$D$101])" office:value-type="float" office:value="1" calcext:value-type="float">
            <text:p>1</text:p>
          </table:table-cell>
          <table:table-cell table:style-name="ce31"/>
          <table:table-cell table:style-name="ce41"/>
          <table:table-cell table:formula="of:=[.$D$101]-[.D97]" office:value-type="float" office:value="-4.125" calcext:value-type="float">
            <text:p>-4.125</text:p>
          </table:table-cell>
          <table:table-cell table:style-name="ce50" table:formula="of:=[.H97]/[.$D$101]" office:value-type="float" office:value="-0.0116979794399149" calcext:value-type="float">
            <text:p>-0.0116979794</text:p>
          </table:table-cell>
          <table:table-cell table:style-name="ce61" table:formula="of:=IF([.H97]&lt;0;0;1)" office:value-type="float" office:value="0" calcext:value-type="float">
            <text:p>0</text:p>
          </table:table-cell>
          <table:table-cell table:style-name="ce67"/>
          <table:table-cell table:style-name="ce76"/>
          <table:table-cell table:formula="of:=[.$D$101]-[.D97]" office:value-type="float" office:value="-4.125" calcext:value-type="float">
            <text:p>-4.125</text:p>
          </table:table-cell>
          <table:table-cell table:style-name="ce50" table:formula="of:=[.M97]/[.$D$101]" office:value-type="float" office:value="-0.0116979794399149" calcext:value-type="float">
            <text:p>-0.0116979794</text:p>
          </table:table-cell>
          <table:table-cell table:style-name="ce61" table:formula="of:=IF([.M97]&lt;0;0;1)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6</text:p>
          </table:table-cell>
          <table:table-cell office:value-type="float" office:value="455.125" calcext:value-type="float">
            <text:p>455.125</text:p>
          </table:table-cell>
          <table:table-cell table:style-name="ce96" office:value-type="float" office:value="299.375" calcext:value-type="float">
            <text:p>299.4</text:p>
          </table:table-cell>
          <table:table-cell table:formula="of:=RANK([.D98];[.$D$93:.$D$101])" office:value-type="float" office:value="8" calcext:value-type="float">
            <text:p>8</text:p>
          </table:table-cell>
          <table:table-cell table:style-name="ce31"/>
          <table:table-cell table:style-name="ce41"/>
          <table:table-cell table:formula="of:=[.$D$101]-[.D98]" office:value-type="float" office:value="53.25" calcext:value-type="float">
            <text:p>53.25</text:p>
          </table:table-cell>
          <table:table-cell table:style-name="ce50" table:formula="of:=[.H98]/[.$D$101]" office:value-type="float" office:value="0.151010280042538" calcext:value-type="float">
            <text:p>0.15101028</text:p>
          </table:table-cell>
          <table:table-cell table:style-name="ce61" table:formula="of:=IF([.H98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101]-[.D98]" office:value-type="float" office:value="53.25" calcext:value-type="float">
            <text:p>53.25</text:p>
          </table:table-cell>
          <table:table-cell table:style-name="ce50" table:formula="of:=[.M98]/[.$D$101]" office:value-type="float" office:value="0.151010280042538" calcext:value-type="float">
            <text:p>0.15101028</text:p>
          </table:table-cell>
          <table:table-cell table:style-name="ce61" table:formula="of:=IF([.M98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7</text:p>
          </table:table-cell>
          <table:table-cell office:value-type="float" office:value="501.75" calcext:value-type="float">
            <text:p>501.75</text:p>
          </table:table-cell>
          <table:table-cell table:style-name="ce96" office:value-type="float" office:value="351.25" calcext:value-type="float">
            <text:p>351.3</text:p>
          </table:table-cell>
          <table:table-cell table:formula="of:=RANK([.D99];[.$D$93:.$D$101])" office:value-type="float" office:value="3" calcext:value-type="float">
            <text:p>3</text:p>
          </table:table-cell>
          <table:table-cell table:style-name="ce31"/>
          <table:table-cell table:style-name="ce41"/>
          <table:table-cell table:formula="of:=[.$D$101]-[.D99]" office:value-type="float" office:value="1.375" calcext:value-type="float">
            <text:p>1.375</text:p>
          </table:table-cell>
          <table:table-cell table:style-name="ce50" table:formula="of:=[.H99]/[.$D$101]" office:value-type="float" office:value="0.00389932647997164" calcext:value-type="float">
            <text:p>0.0038993265</text:p>
          </table:table-cell>
          <table:table-cell table:style-name="ce61" table:formula="of:=IF([.H99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101]-[.D99]" office:value-type="float" office:value="1.375" calcext:value-type="float">
            <text:p>1.375</text:p>
          </table:table-cell>
          <table:table-cell table:style-name="ce50" table:formula="of:=[.M99]/[.$D$101]" office:value-type="float" office:value="0.00389932647997164" calcext:value-type="float">
            <text:p>0.0038993265</text:p>
          </table:table-cell>
          <table:table-cell table:style-name="ce61" table:formula="of:=IF([.M99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8</text:p>
          </table:table-cell>
          <table:table-cell office:value-type="float" office:value="446.375" calcext:value-type="float">
            <text:p>446.375</text:p>
          </table:table-cell>
          <table:table-cell table:style-name="ce96" office:value-type="float" office:value="278.25" calcext:value-type="float">
            <text:p>278.3</text:p>
          </table:table-cell>
          <table:table-cell table:formula="of:=RANK([.D100];[.$D$93:.$D$101])" office:value-type="float" office:value="9" calcext:value-type="float">
            <text:p>9</text:p>
          </table:table-cell>
          <table:table-cell table:style-name="ce34"/>
          <table:table-cell/>
          <table:table-cell table:formula="of:=[.$D$101]-[.D100]" office:value-type="float" office:value="74.375" calcext:value-type="float">
            <text:p>74.375</text:p>
          </table:table-cell>
          <table:table-cell table:style-name="ce50" table:formula="of:=[.H100]/[.$D$101]" office:value-type="float" office:value="0.210918114143921" calcext:value-type="float">
            <text:p>0.2109181141</text:p>
          </table:table-cell>
          <table:table-cell table:style-name="ce61" table:formula="of:=IF([.H100]&lt;0;0;1)" office:value-type="float" office:value="1" calcext:value-type="float">
            <text:p>1</text:p>
          </table:table-cell>
          <table:table-cell table:style-name="ce67"/>
          <table:table-cell table:style-name="ce76"/>
          <table:table-cell table:formula="of:=[.$D$101]-[.D100]" office:value-type="float" office:value="74.375" calcext:value-type="float">
            <text:p>74.375</text:p>
          </table:table-cell>
          <table:table-cell table:style-name="ce50" table:formula="of:=[.M100]/[.$D$101]" office:value-type="float" office:value="0.210918114143921" calcext:value-type="float">
            <text:p>0.2109181141</text:p>
          </table:table-cell>
          <table:table-cell table:style-name="ce61" table:formula="of:=IF([.M100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h9</text:p>
          </table:table-cell>
          <table:table-cell office:value-type="float" office:value="534.875" calcext:value-type="float">
            <text:p>534.875</text:p>
          </table:table-cell>
          <table:table-cell table:style-name="ce96" office:value-type="float" office:value="352.625" calcext:value-type="float">
            <text:p>352.6</text:p>
          </table:table-cell>
          <table:table-cell table:formula="of:=RANK([.D101];[.$D$93:.$D$101])" office:value-type="float" office:value="2" calcext:value-type="float">
            <text:p>2</text:p>
          </table:table-cell>
          <table:table-cell table:style-name="ce34" office:value-type="string" calcext:value-type="string">
            <text:p>AS9</text:p>
          </table:table-cell>
          <table:table-cell office:value-type="float" office:value="1" calcext:value-type="float">
            <text:p>1</text:p>
          </table:table-cell>
          <table:table-cell table:formula="of:=[.$D$101]-[.D101]" office:value-type="float" office:value="0" calcext:value-type="float">
            <text:p>0</text:p>
          </table:table-cell>
          <table:table-cell table:style-name="ce50" table:formula="of:=[.H101]/[.$D$101]" office:value-type="float" office:value="0" calcext:value-type="float">
            <text:p>0</text:p>
          </table:table-cell>
          <table:table-cell table:style-name="ce61" table:formula="of:=IF([.H101]&lt;0;0;1)" office:value-type="float" office:value="1" calcext:value-type="float">
            <text:p>1</text:p>
          </table:table-cell>
          <table:table-cell table:style-name="ce67" office:value-type="string" calcext:value-type="string">
            <text:p>AS9</text:p>
          </table:table-cell>
          <table:table-cell table:style-name="ce76" office:value-type="float" office:value="1" calcext:value-type="float">
            <text:p>1</text:p>
          </table:table-cell>
          <table:table-cell table:formula="of:=[.$D$101]-[.D101]" office:value-type="float" office:value="0" calcext:value-type="float">
            <text:p>0</text:p>
          </table:table-cell>
          <table:table-cell table:style-name="ce50" table:formula="of:=[.M101]/[.$D$101]" office:value-type="float" office:value="0" calcext:value-type="float">
            <text:p>0</text:p>
          </table:table-cell>
          <table:table-cell table:style-name="ce61" table:formula="of:=IF([.M101]&lt;0;0;1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36"/>
          <table:table-cell table:style-name="ce45"/>
          <table:table-cell table:style-name="ce48" table:formula="of:=AVERAGE([.H93:.H101])" office:value-type="float" office:value="28.4583333333333" calcext:value-type="float">
            <text:p>28.46</text:p>
          </table:table-cell>
          <table:table-cell table:style-name="ce52" table:formula="of:=AVERAGE([.I93:.I101])" office:value-type="float" office:value="0.0807042419945646" calcext:value-type="float">
            <text:p>0.080704242</text:p>
          </table:table-cell>
          <table:table-cell table:style-name="ce66" table:formula="of:=AVERAGE([.J93:.J101])" office:value-type="float" office:value="0.888888888888889" calcext:value-type="float">
            <text:p>0.8888888889</text:p>
          </table:table-cell>
          <table:table-cell table:style-name="ce68"/>
          <table:table-cell table:style-name="ce77"/>
          <table:table-cell table:style-name="ce48" table:formula="of:=AVERAGE([.M93:.M101])" office:value-type="float" office:value="28.4583333333333" calcext:value-type="float">
            <text:p>28.46</text:p>
          </table:table-cell>
          <table:table-cell table:style-name="ce52" table:formula="of:=AVERAGE([.N93:.N101])" office:value-type="float" office:value="0.0807042419945646" calcext:value-type="float">
            <text:p>0.080704242</text:p>
          </table:table-cell>
          <table:table-cell table:style-name="ce66" table:formula="of:=AVERAGE([.O93:.O101])" office:value-type="float" office:value="0.888888888888889" calcext:value-type="float">
            <text:p>0.8888888889</text:p>
          </table:table-cell>
          <table:table-cell table:number-columns-repeated="36"/>
        </table:table-row>
        <table:table-row table:style-name="ro1" table:number-rows-repeated="1048473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Sheet3" table:style-name="ta3">
        <table:table-column table:style-name="co6" table:default-cell-style-name="Default"/>
        <table:table-column table:style-name="co6" table:number-columns-repeated="10" table:default-cell-style-name="ce56"/>
        <table:table-column table:style-name="co6" table:number-columns-repeated="15" table:default-cell-style-name="Default"/>
        <table:table-column table:style-name="co6" table:number-columns-repeated="5" table:default-cell-style-name="ce56"/>
        <table:table-column table:style-name="co6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60" office:value-type="float" office:value="-10.6932671778012" calcext:value-type="float">
            <text:p>-10.69</text:p>
          </table:table-cell>
          <table:table-cell table:style-name="ce60" office:value-type="float" office:value="-1.63594126531832" calcext:value-type="float">
            <text:p>-1.64</text:p>
          </table:table-cell>
          <table:table-cell table:style-name="ce55" office:value-type="float" office:value="9.79545890230799" calcext:value-type="float">
            <text:p>9.80</text:p>
          </table:table-cell>
          <table:table-cell table:style-name="ce60" office:value-type="float" office:value="21.2268590699343" calcext:value-type="float">
            <text:p>21.23</text:p>
          </table:table-cell>
          <table:table-cell office:value-type="float" office:value="28.9878869471163" calcext:value-type="float">
            <text:p>28.99</text:p>
          </table:table-cell>
          <table:table-cell office:value-type="float" office:value="-10.6932671778012" calcext:value-type="float">
            <text:p>-10.69</text:p>
          </table:table-cell>
          <table:table-cell office:value-type="float" office:value="-1.63594126531832" calcext:value-type="float">
            <text:p>-1.64</text:p>
          </table:table-cell>
          <table:table-cell office:value-type="float" office:value="9.79545890230799" calcext:value-type="float">
            <text:p>9.80</text:p>
          </table:table-cell>
          <table:table-cell office:value-type="float" office:value="21.2268590699343" calcext:value-type="float">
            <text:p>21.23</text:p>
          </table:table-cell>
          <table:table-cell office:value-type="float" office:value="28.9878869471163" calcext:value-type="float">
            <text:p>28.99</text:p>
          </table:table-cell>
          <table:table-cell table:style-name="ce1" office:value-type="string" calcext:value-type="string">
            <text:p>h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table:style-name="ce70" office:value-type="float" office:value="-10.6932671778012" calcext:value-type="float">
            <text:p>-10.69</text:p>
          </table:table-cell>
          <table:table-cell table:style-name="ce70" office:value-type="float" office:value="4.30956281517285" calcext:value-type="float">
            <text:p>4.31</text:p>
          </table:table-cell>
          <table:table-cell table:style-name="ce70" office:value-type="float" office:value="7.40414946119152" calcext:value-type="float">
            <text:p>7.40</text:p>
          </table:table-cell>
          <table:table-cell table:style-name="ce70" office:value-type="float" office:value="16.7618733785165" calcext:value-type="float">
            <text:p>16.76</text:p>
          </table:table-cell>
          <table:table-cell table:style-name="ce70" office:value-type="float" office:value="28.9878869471163" calcext:value-type="float">
            <text:p>28.99</text:p>
          </table:table-cell>
          <table:table-cell table:style-name="ce70" office:value-type="float" office:value="-10.6932671778012" calcext:value-type="float">
            <text:p>-10.69</text:p>
          </table:table-cell>
          <table:table-cell table:style-name="ce70" office:value-type="float" office:value="4.30956281517285" calcext:value-type="float">
            <text:p>4.31</text:p>
          </table:table-cell>
          <table:table-cell table:style-name="ce70" office:value-type="float" office:value="7.40414946119152" calcext:value-type="float">
            <text:p>7.40</text:p>
          </table:table-cell>
          <table:table-cell table:style-name="ce70" office:value-type="float" office:value="16.7618733785165" calcext:value-type="float">
            <text:p>16.76</text:p>
          </table:table-cell>
          <table:table-cell table:style-name="ce70" office:value-type="float" office:value="28.9878869471163" calcext:value-type="float">
            <text:p>28.99</text:p>
          </table:table-cell>
          <table:table-cell table:style-name="ce72" office:value-type="string" calcext:value-type="string">
            <text:p>h1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table:style-name="ce70" office:value-type="float" office:value="-125.2589" calcext:value-type="float">
            <text:p>-125.26</text:p>
          </table:table-cell>
          <table:table-cell table:style-name="ce70" office:value-type="float" office:value="50.4813999999999" calcext:value-type="float">
            <text:p>50.48</text:p>
          </table:table-cell>
          <table:table-cell table:style-name="ce74" office:value-type="float" office:value="86.7307999999998" calcext:value-type="float">
            <text:p>86.7</text:p>
          </table:table-cell>
          <table:table-cell table:style-name="ce70" office:value-type="float" office:value="196.3454" calcext:value-type="float">
            <text:p>196.35</text:p>
          </table:table-cell>
          <table:table-cell table:style-name="ce70" office:value-type="float" office:value="339.5586" calcext:value-type="float">
            <text:p>339.56</text:p>
          </table:table-cell>
          <table:table-cell table:style-name="ce70" office:value-type="float" office:value="-125.2589" calcext:value-type="float">
            <text:p>-125.26</text:p>
          </table:table-cell>
          <table:table-cell table:style-name="ce70" office:value-type="float" office:value="50.4813999999999" calcext:value-type="float">
            <text:p>50.48</text:p>
          </table:table-cell>
          <table:table-cell table:style-name="ce74" office:value-type="float" office:value="86.7307999999998" calcext:value-type="float">
            <text:p>86.7</text:p>
          </table:table-cell>
          <table:table-cell table:style-name="ce70" office:value-type="float" office:value="196.3454" calcext:value-type="float">
            <text:p>196.35</text:p>
          </table:table-cell>
          <table:table-cell table:style-name="ce70" office:value-type="float" office:value="339.5586" calcext:value-type="float">
            <text:p>339.56</text:p>
          </table:table-cell>
          <table:table-cell table:style-name="ce72" office:value-type="string" calcext:value-type="string">
            <text:p>h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0" office:value-type="float" office:value="-2.230606114184" calcext:value-type="float">
            <text:p>-2.23</text:p>
          </table:table-cell>
          <table:table-cell table:style-name="ce60" office:value-type="float" office:value="-0.282827812940489" calcext:value-type="float">
            <text:p>-0.28</text:p>
          </table:table-cell>
          <table:table-cell table:style-name="ce55" office:value-type="float" office:value="9.0179362206789" calcext:value-type="float">
            <text:p>9.02</text:p>
          </table:table-cell>
          <table:table-cell table:style-name="ce60" office:value-type="float" office:value="18.3187002542983" calcext:value-type="float">
            <text:p>18.32</text:p>
          </table:table-cell>
          <table:table-cell office:value-type="float" office:value="23.7630980771505" calcext:value-type="float">
            <text:p>23.76</text:p>
          </table:table-cell>
          <table:table-cell office:value-type="float" office:value="-2.230606114184" calcext:value-type="float">
            <text:p>-2.23</text:p>
          </table:table-cell>
          <table:table-cell office:value-type="float" office:value="-0.282827812940489" calcext:value-type="float">
            <text:p>-0.28</text:p>
          </table:table-cell>
          <table:table-cell office:value-type="float" office:value="9.0179362206789" calcext:value-type="float">
            <text:p>9.02</text:p>
          </table:table-cell>
          <table:table-cell office:value-type="float" office:value="18.3187002542983" calcext:value-type="float">
            <text:p>18.32</text:p>
          </table:table-cell>
          <table:table-cell office:value-type="float" office:value="23.7630980771505" calcext:value-type="float">
            <text:p>23.76</text:p>
          </table:table-cell>
          <table:table-cell table:style-name="ce1" office:value-type="string" calcext:value-type="string">
            <text:p>h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56" office:value-type="float" office:value="-2.230606114184" calcext:value-type="float">
            <text:p>-2.23</text:p>
          </table:table-cell>
          <table:table-cell table:style-name="ce56" office:value-type="float" office:value="0.863536783175988" calcext:value-type="float">
            <text:p>0.86</text:p>
          </table:table-cell>
          <table:table-cell table:style-name="ce56" office:value-type="float" office:value="6.09773273608072" calcext:value-type="float">
            <text:p>6.10</text:p>
          </table:table-cell>
          <table:table-cell table:style-name="ce56" office:value-type="float" office:value="18.6884384310292" calcext:value-type="float">
            <text:p>18.69</text:p>
          </table:table-cell>
          <table:table-cell table:style-name="ce56" office:value-type="float" office:value="23.7630980771505" calcext:value-type="float">
            <text:p>23.76</text:p>
          </table:table-cell>
          <table:table-cell table:style-name="ce56" office:value-type="float" office:value="-2.230606114184" calcext:value-type="float">
            <text:p>-2.23</text:p>
          </table:table-cell>
          <table:table-cell table:style-name="ce56" office:value-type="float" office:value="0.863536783175988" calcext:value-type="float">
            <text:p>0.86</text:p>
          </table:table-cell>
          <table:table-cell table:style-name="ce56" office:value-type="float" office:value="6.09773273608072" calcext:value-type="float">
            <text:p>6.10</text:p>
          </table:table-cell>
          <table:table-cell table:style-name="ce56" office:value-type="float" office:value="18.6884384310292" calcext:value-type="float">
            <text:p>18.69</text:p>
          </table:table-cell>
          <table:table-cell table:style-name="ce56" office:value-type="float" office:value="23.7630980771505" calcext:value-type="float">
            <text:p>23.76</text:p>
          </table:table-cell>
          <table:table-cell table:style-name="ce39" office:value-type="string" calcext:value-type="string">
            <text:p>h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-26.6703" calcext:value-type="float">
            <text:p>-26.67</text:p>
          </table:table-cell>
          <table:table-cell office:value-type="float" office:value="10.3249000000001" calcext:value-type="float">
            <text:p>10.32</text:p>
          </table:table-cell>
          <table:table-cell table:style-name="ce65" office:value-type="float" office:value="72.9077000000002" calcext:value-type="float">
            <text:p>72.9</text:p>
          </table:table-cell>
          <table:table-cell office:value-type="float" office:value="223.4488" calcext:value-type="float">
            <text:p>223.45</text:p>
          </table:table-cell>
          <table:table-cell table:style-name="ce56" office:value-type="float" office:value="284.1241" calcext:value-type="float">
            <text:p>284.12</text:p>
          </table:table-cell>
          <table:table-cell table:style-name="ce56" office:value-type="float" office:value="-26.6703" calcext:value-type="float">
            <text:p>-26.67</text:p>
          </table:table-cell>
          <table:table-cell table:style-name="ce56" office:value-type="float" office:value="10.3249000000001" calcext:value-type="float">
            <text:p>10.32</text:p>
          </table:table-cell>
          <table:table-cell table:style-name="ce65" office:value-type="float" office:value="72.9077000000002" calcext:value-type="float">
            <text:p>72.9</text:p>
          </table:table-cell>
          <table:table-cell table:style-name="ce56" office:value-type="float" office:value="223.4488" calcext:value-type="float">
            <text:p>223.45</text:p>
          </table:table-cell>
          <table:table-cell table:style-name="ce56" office:value-type="float" office:value="284.1241" calcext:value-type="float">
            <text:p>284.12</text:p>
          </table:table-cell>
          <table:table-cell table:style-name="ce39" office:value-type="string" calcext:value-type="string">
            <text:p>h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0" office:value-type="float" office:value="-0.884610738695707" calcext:value-type="float">
            <text:p>-0.88</text:p>
          </table:table-cell>
          <table:table-cell table:style-name="ce60" office:value-type="float" office:value="-0.542550780318313" calcext:value-type="float">
            <text:p>-0.54</text:p>
          </table:table-cell>
          <table:table-cell table:style-name="ce55" office:value-type="float" office:value="8.60426338463649" calcext:value-type="float">
            <text:p>8.60</text:p>
          </table:table-cell>
          <table:table-cell table:style-name="ce60" office:value-type="float" office:value="17.7510775495913" calcext:value-type="float">
            <text:p>17.75</text:p>
          </table:table-cell>
          <table:table-cell office:value-type="float" office:value="23.4220982019417" calcext:value-type="float">
            <text:p>23.42</text:p>
          </table:table-cell>
          <table:table-cell office:value-type="float" office:value="-0.663029928988876" calcext:value-type="float">
            <text:p>-0.66</text:p>
          </table:table-cell>
          <table:table-cell office:value-type="float" office:value="-0.320969970611483" calcext:value-type="float">
            <text:p>-0.32</text:p>
          </table:table-cell>
          <table:table-cell office:value-type="float" office:value="8.82584419434332" calcext:value-type="float">
            <text:p>8.83</text:p>
          </table:table-cell>
          <table:table-cell office:value-type="float" office:value="17.9726583592981" calcext:value-type="float">
            <text:p>17.97</text:p>
          </table:table-cell>
          <table:table-cell office:value-type="float" office:value="23.6436790116485" calcext:value-type="float">
            <text:p>23.64</text:p>
          </table:table-cell>
          <table:table-cell table:style-name="ce1" office:value-type="string" calcext:value-type="string">
            <text:p>h3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56" office:value-type="float" office:value="-0.884610738695707" calcext:value-type="float">
            <text:p>-0.88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6.89715693234254" calcext:value-type="float">
            <text:p>6.90</text:p>
          </table:table-cell>
          <table:table-cell table:style-name="ce56" office:value-type="float" office:value="17.292959987142" calcext:value-type="float">
            <text:p>17.29</text:p>
          </table:table-cell>
          <table:table-cell table:style-name="ce56" office:value-type="float" office:value="23.4220982019417" calcext:value-type="float">
            <text:p>23.42</text:p>
          </table:table-cell>
          <table:table-cell table:style-name="ce56" office:value-type="float" office:value="-0.663029928988876" calcext:value-type="float">
            <text:p>-0.66</text:p>
          </table:table-cell>
          <table:table-cell table:style-name="ce56" office:value-type="float" office:value="0.22158080970683" calcext:value-type="float">
            <text:p>0.22</text:p>
          </table:table-cell>
          <table:table-cell table:style-name="ce56" office:value-type="float" office:value="7.11873774204937" calcext:value-type="float">
            <text:p>7.12</text:p>
          </table:table-cell>
          <table:table-cell table:style-name="ce56" office:value-type="float" office:value="17.5145407968489" calcext:value-type="float">
            <text:p>17.51</text:p>
          </table:table-cell>
          <table:table-cell table:style-name="ce56" office:value-type="float" office:value="23.6436790116485" calcext:value-type="float">
            <text:p>23.64</text:p>
          </table:table-cell>
          <table:table-cell table:style-name="ce39" office:value-type="string" calcext:value-type="string">
            <text:p>h3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office:value-type="float" office:value="-10.5895" calcext:value-type="float">
            <text:p>-10.59</text:p>
          </table:table-cell>
          <table:table-cell office:value-type="float" office:value="0" calcext:value-type="float">
            <text:p>0.00</text:p>
          </table:table-cell>
          <table:table-cell table:style-name="ce65" office:value-type="float" office:value="82.5645" calcext:value-type="float">
            <text:p>82.6</text:p>
          </table:table-cell>
          <table:table-cell office:value-type="float" office:value="207.0106" calcext:value-type="float">
            <text:p>207.01</text:p>
          </table:table-cell>
          <table:table-cell table:style-name="ce56" office:value-type="float" office:value="280.3813" calcext:value-type="float">
            <text:p>280.38</text:p>
          </table:table-cell>
          <table:table-cell table:style-name="ce56" office:value-type="float" office:value="-7.9369999999999" calcext:value-type="float">
            <text:p>-7.94</text:p>
          </table:table-cell>
          <table:table-cell table:style-name="ce56" office:value-type="float" office:value="2.65250000000015" calcext:value-type="float">
            <text:p>2.65</text:p>
          </table:table-cell>
          <table:table-cell table:style-name="ce65" office:value-type="float" office:value="85.2170000000001" calcext:value-type="float">
            <text:p>85.2</text:p>
          </table:table-cell>
          <table:table-cell table:style-name="ce56" office:value-type="float" office:value="209.6631" calcext:value-type="float">
            <text:p>209.66</text:p>
          </table:table-cell>
          <table:table-cell table:style-name="ce56" office:value-type="float" office:value="283.0338" calcext:value-type="float">
            <text:p>283.03</text:p>
          </table:table-cell>
          <table:table-cell table:style-name="ce39" office:value-type="string" calcext:value-type="string">
            <text:p>h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0" office:value-type="float" office:value="-0.44996798049664" calcext:value-type="float">
            <text:p>-0.45</text:p>
          </table:table-cell>
          <table:table-cell table:style-name="ce60" office:value-type="float" office:value="-0.293956800505625" calcext:value-type="float">
            <text:p>-0.29</text:p>
          </table:table-cell>
          <table:table-cell table:style-name="ce55" office:value-type="float" office:value="9.4779267490528" calcext:value-type="float">
            <text:p>9.48</text:p>
          </table:table-cell>
          <table:table-cell table:style-name="ce60" office:value-type="float" office:value="19.2498102986112" calcext:value-type="float">
            <text:p>19.25</text:p>
          </table:table-cell>
          <table:table-cell office:value-type="float" office:value="26.7172766693886" calcext:value-type="float">
            <text:p>26.72</text:p>
          </table:table-cell>
          <table:table-cell office:value-type="float" office:value="-0.44996798049664" calcext:value-type="float">
            <text:p>-0.45</text:p>
          </table:table-cell>
          <table:table-cell office:value-type="float" office:value="-0.293956800505625" calcext:value-type="float">
            <text:p>-0.29</text:p>
          </table:table-cell>
          <table:table-cell office:value-type="float" office:value="9.4779267490528" calcext:value-type="float">
            <text:p>9.48</text:p>
          </table:table-cell>
          <table:table-cell office:value-type="float" office:value="19.2498102986112" calcext:value-type="float">
            <text:p>19.25</text:p>
          </table:table-cell>
          <table:table-cell office:value-type="float" office:value="26.7172766693886" calcext:value-type="float">
            <text:p>26.72</text:p>
          </table:table-cell>
          <table:table-cell table:style-name="ce1" office:value-type="string" calcext:value-type="string">
            <text:p>h4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56" office:value-type="float" office:value="-0.44996798049664" calcext:value-type="float">
            <text:p>-0.45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6.98313393847096" calcext:value-type="float">
            <text:p>6.98</text:p>
          </table:table-cell>
          <table:table-cell table:style-name="ce56" office:value-type="float" office:value="19.0319490039564" calcext:value-type="float">
            <text:p>19.03</text:p>
          </table:table-cell>
          <table:table-cell table:style-name="ce56" office:value-type="float" office:value="26.7172766693886" calcext:value-type="float">
            <text:p>26.72</text:p>
          </table:table-cell>
          <table:table-cell table:style-name="ce56" office:value-type="float" office:value="-0.44996798049664" calcext:value-type="float">
            <text:p>-0.45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6.98313393847096" calcext:value-type="float">
            <text:p>6.98</text:p>
          </table:table-cell>
          <table:table-cell table:style-name="ce56" office:value-type="float" office:value="19.0319490039564" calcext:value-type="float">
            <text:p>19.03</text:p>
          </table:table-cell>
          <table:table-cell table:style-name="ce56" office:value-type="float" office:value="26.7172766693886" calcext:value-type="float">
            <text:p>26.72</text:p>
          </table:table-cell>
          <table:table-cell table:style-name="ce39" office:value-type="string" calcext:value-type="string">
            <text:p>h4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-5.49540000000002" calcext:value-type="float">
            <text:p>-5.50</text:p>
          </table:table-cell>
          <table:table-cell office:value-type="float" office:value="0" calcext:value-type="float">
            <text:p>0.00</text:p>
          </table:table-cell>
          <table:table-cell table:style-name="ce65" office:value-type="float" office:value="85.2840999999999" calcext:value-type="float">
            <text:p>85.3</text:p>
          </table:table-cell>
          <table:table-cell office:value-type="float" office:value="232.4347" calcext:value-type="float">
            <text:p>232.43</text:p>
          </table:table-cell>
          <table:table-cell table:style-name="ce56" office:value-type="float" office:value="326.2946" calcext:value-type="float">
            <text:p>326.29</text:p>
          </table:table-cell>
          <table:table-cell table:style-name="ce56" office:value-type="float" office:value="-5.49540000000002" calcext:value-type="float">
            <text:p>-5.50</text:p>
          </table:table-cell>
          <table:table-cell table:style-name="ce56" office:value-type="float" office:value="0" calcext:value-type="float">
            <text:p>0.00</text:p>
          </table:table-cell>
          <table:table-cell table:style-name="ce65" office:value-type="float" office:value="85.2840999999999" calcext:value-type="float">
            <text:p>85.3</text:p>
          </table:table-cell>
          <table:table-cell table:style-name="ce56" office:value-type="float" office:value="232.4347" calcext:value-type="float">
            <text:p>232.43</text:p>
          </table:table-cell>
          <table:table-cell table:style-name="ce56" office:value-type="float" office:value="326.2946" calcext:value-type="float">
            <text:p>326.29</text:p>
          </table:table-cell>
          <table:table-cell table:style-name="ce39" office:value-type="string" calcext:value-type="string">
            <text:p>h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0" office:value-type="float" office:value="0" calcext:value-type="float">
            <text:p>0.00</text:p>
          </table:table-cell>
          <table:table-cell table:style-name="ce60" office:value-type="float" office:value="3.46876165693179" calcext:value-type="float">
            <text:p>3.47</text:p>
          </table:table-cell>
          <table:table-cell table:style-name="ce55" office:value-type="float" office:value="10.8285769129559" calcext:value-type="float">
            <text:p>10.83</text:p>
          </table:table-cell>
          <table:table-cell table:style-name="ce60" office:value-type="float" office:value="18.1883921689801" calcext:value-type="float">
            <text:p>18.19</text:p>
          </table:table-cell>
          <table:table-cell office:value-type="float" office:value="23.0746581087457" calcext:value-type="float">
            <text:p>23.07</text:p>
          </table:table-cell>
          <table:table-cell office:value-type="float" office:value="-4.80606308686539" calcext:value-type="float">
            <text:p>-4.81</text:p>
          </table:table-cell>
          <table:table-cell office:value-type="float" office:value="-1.3373014299336" calcext:value-type="float">
            <text:p>-1.34</text:p>
          </table:table-cell>
          <table:table-cell office:value-type="float" office:value="6.02251382609054" calcext:value-type="float">
            <text:p>6.02</text:p>
          </table:table-cell>
          <table:table-cell office:value-type="float" office:value="13.3823290821147" calcext:value-type="float">
            <text:p>13.38</text:p>
          </table:table-cell>
          <table:table-cell office:value-type="float" office:value="18.2685950218803" calcext:value-type="float">
            <text:p>18.27</text:p>
          </table:table-cell>
          <table:table-cell table:style-name="ce1" office:value-type="string" calcext:value-type="string">
            <text:p>h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5.19578040771599" calcext:value-type="float">
            <text:p>5.20</text:p>
          </table:table-cell>
          <table:table-cell table:style-name="ce56" office:value-type="float" office:value="8.11839940186942" calcext:value-type="float">
            <text:p>8.12</text:p>
          </table:table-cell>
          <table:table-cell table:style-name="ce56" office:value-type="float" office:value="15.8243265149697" calcext:value-type="float">
            <text:p>15.82</text:p>
          </table:table-cell>
          <table:table-cell table:style-name="ce56" office:value-type="float" office:value="23.0746581087457" calcext:value-type="float">
            <text:p>23.07</text:p>
          </table:table-cell>
          <table:table-cell table:style-name="ce56" office:value-type="float" office:value="-4.80606308686539" calcext:value-type="float">
            <text:p>-4.81</text:p>
          </table:table-cell>
          <table:table-cell table:style-name="ce56" office:value-type="float" office:value="0.389717320850598" calcext:value-type="float">
            <text:p>0.39</text:p>
          </table:table-cell>
          <table:table-cell table:style-name="ce56" office:value-type="float" office:value="3.31233631500403" calcext:value-type="float">
            <text:p>3.31</text:p>
          </table:table-cell>
          <table:table-cell table:style-name="ce56" office:value-type="float" office:value="11.0182634281044" calcext:value-type="float">
            <text:p>11.02</text:p>
          </table:table-cell>
          <table:table-cell table:style-name="ce56" office:value-type="float" office:value="18.2685950218803" calcext:value-type="float">
            <text:p>18.27</text:p>
          </table:table-cell>
          <table:table-cell table:style-name="ce39" office:value-type="string" calcext:value-type="string">
            <text:p>h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60.7374" calcext:value-type="float">
            <text:p>60.74</text:p>
          </table:table-cell>
          <table:table-cell table:style-name="ce65" office:value-type="float" office:value="94.9021" calcext:value-type="float">
            <text:p>94.9</text:p>
          </table:table-cell>
          <table:table-cell office:value-type="float" office:value="184.9825" calcext:value-type="float">
            <text:p>184.98</text:p>
          </table:table-cell>
          <table:table-cell table:style-name="ce56" office:value-type="float" office:value="269.7371" calcext:value-type="float">
            <text:p>269.74</text:p>
          </table:table-cell>
          <table:table-cell table:style-name="ce56" office:value-type="float" office:value="-56.1817000000001" calcext:value-type="float">
            <text:p>-56.18</text:p>
          </table:table-cell>
          <table:table-cell table:style-name="ce56" office:value-type="float" office:value="4.55569999999989" calcext:value-type="float">
            <text:p>4.56</text:p>
          </table:table-cell>
          <table:table-cell table:style-name="ce65" office:value-type="float" office:value="38.7203999999999" calcext:value-type="float">
            <text:p>38.7</text:p>
          </table:table-cell>
          <table:table-cell table:style-name="ce56" office:value-type="float" office:value="128.8008" calcext:value-type="float">
            <text:p>128.80</text:p>
          </table:table-cell>
          <table:table-cell table:style-name="ce56" office:value-type="float" office:value="213.5554" calcext:value-type="float">
            <text:p>213.56</text:p>
          </table:table-cell>
          <table:table-cell table:style-name="ce39" office:value-type="string" calcext:value-type="string">
            <text:p>h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0" office:value-type="float" office:value="0" calcext:value-type="float">
            <text:p>0.00</text:p>
          </table:table-cell>
          <table:table-cell table:style-name="ce60" office:value-type="float" office:value="-0.0271289901487642" calcext:value-type="float">
            <text:p>-0.03</text:p>
          </table:table-cell>
          <table:table-cell table:style-name="ce55" office:value-type="float" office:value="9.85763031160914" calcext:value-type="float">
            <text:p>9.86</text:p>
          </table:table-cell>
          <table:table-cell table:style-name="ce60" office:value-type="float" office:value="19.742389613367" calcext:value-type="float">
            <text:p>19.74</text:p>
          </table:table-cell>
          <table:table-cell office:value-type="float" office:value="30.4962560465054" calcext:value-type="float">
            <text:p>30.50</text:p>
          </table:table-cell>
          <table:table-cell office:value-type="float" office:value="0" calcext:value-type="float">
            <text:p>0.00</text:p>
          </table:table-cell>
          <table:table-cell office:value-type="float" office:value="-0.0271289901487642" calcext:value-type="float">
            <text:p>-0.03</text:p>
          </table:table-cell>
          <table:table-cell office:value-type="float" office:value="9.85763031160914" calcext:value-type="float">
            <text:p>9.86</text:p>
          </table:table-cell>
          <table:table-cell office:value-type="float" office:value="19.742389613367" calcext:value-type="float">
            <text:p>19.74</text:p>
          </table:table-cell>
          <table:table-cell office:value-type="float" office:value="30.4962560465054" calcext:value-type="float">
            <text:p>30.50</text:p>
          </table:table-cell>
          <table:table-cell table:style-name="ce1" office:value-type="string" calcext:value-type="string">
            <text:p>h6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2.28349036144569" calcext:value-type="float">
            <text:p>2.28</text:p>
          </table:table-cell>
          <table:table-cell table:style-name="ce56" office:value-type="float" office:value="5.97033634041784" calcext:value-type="float">
            <text:p>5.97</text:p>
          </table:table-cell>
          <table:table-cell table:style-name="ce56" office:value-type="float" office:value="14.3221565574021" calcext:value-type="float">
            <text:p>14.32</text:p>
          </table:table-cell>
          <table:table-cell table:style-name="ce56" office:value-type="float" office:value="30.4962560465054" calcext:value-type="float">
            <text:p>30.50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2.28349036144569" calcext:value-type="float">
            <text:p>2.28</text:p>
          </table:table-cell>
          <table:table-cell table:style-name="ce56" office:value-type="float" office:value="5.97033634041784" calcext:value-type="float">
            <text:p>5.97</text:p>
          </table:table-cell>
          <table:table-cell table:style-name="ce56" office:value-type="float" office:value="14.3221565574021" calcext:value-type="float">
            <text:p>14.32</text:p>
          </table:table-cell>
          <table:table-cell table:style-name="ce56" office:value-type="float" office:value="30.4962560465054" calcext:value-type="float">
            <text:p>30.50</text:p>
          </table:table-cell>
          <table:table-cell table:style-name="ce39" office:value-type="string" calcext:value-type="string">
            <text:p>h6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.00</text:p>
          </table:table-cell>
          <table:table-cell office:value-type="float" office:value="28.182" calcext:value-type="float">
            <text:p>28.18</text:p>
          </table:table-cell>
          <table:table-cell table:style-name="ce65" office:value-type="float" office:value="73.6837" calcext:value-type="float">
            <text:p>73.7</text:p>
          </table:table-cell>
          <table:table-cell office:value-type="float" office:value="176.7588" calcext:value-type="float">
            <text:p>176.76</text:p>
          </table:table-cell>
          <table:table-cell table:style-name="ce56" office:value-type="float" office:value="376.3736" calcext:value-type="float">
            <text:p>376.37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28.182" calcext:value-type="float">
            <text:p>28.18</text:p>
          </table:table-cell>
          <table:table-cell table:style-name="ce65" office:value-type="float" office:value="73.6837" calcext:value-type="float">
            <text:p>73.7</text:p>
          </table:table-cell>
          <table:table-cell table:style-name="ce56" office:value-type="float" office:value="176.7588" calcext:value-type="float">
            <text:p>176.76</text:p>
          </table:table-cell>
          <table:table-cell table:style-name="ce56" office:value-type="float" office:value="376.3736" calcext:value-type="float">
            <text:p>376.37</text:p>
          </table:table-cell>
          <table:table-cell table:style-name="ce39" office:value-type="string" calcext:value-type="string">
            <text:p>h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0" office:value-type="float" office:value="0" calcext:value-type="float">
            <text:p>0.00</text:p>
          </table:table-cell>
          <table:table-cell table:style-name="ce60" office:value-type="float" office:value="0.273322682941812" calcext:value-type="float">
            <text:p>0.27</text:p>
          </table:table-cell>
          <table:table-cell table:style-name="ce55" office:value-type="float" office:value="5.90749886732831" calcext:value-type="float">
            <text:p>5.91</text:p>
          </table:table-cell>
          <table:table-cell table:style-name="ce60" office:value-type="float" office:value="11.5416750517148" calcext:value-type="float">
            <text:p>11.54</text:p>
          </table:table-cell>
          <table:table-cell office:value-type="float" office:value="19.5848022676104" calcext:value-type="float">
            <text:p>19.58</text:p>
          </table:table-cell>
          <table:table-cell office:value-type="float" office:value="0" calcext:value-type="float">
            <text:p>0.00</text:p>
          </table:table-cell>
          <table:table-cell office:value-type="float" office:value="0.273322682941812" calcext:value-type="float">
            <text:p>0.27</text:p>
          </table:table-cell>
          <table:table-cell office:value-type="float" office:value="5.90749886732831" calcext:value-type="float">
            <text:p>5.91</text:p>
          </table:table-cell>
          <table:table-cell office:value-type="float" office:value="11.5416750517148" calcext:value-type="float">
            <text:p>11.54</text:p>
          </table:table-cell>
          <table:table-cell office:value-type="float" office:value="19.5848022676104" calcext:value-type="float">
            <text:p>19.58</text:p>
          </table:table-cell>
          <table:table-cell table:style-name="ce1" office:value-type="string" calcext:value-type="string">
            <text:p>h7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.84492468918036" calcext:value-type="float">
            <text:p>1.84</text:p>
          </table:table-cell>
          <table:table-cell table:style-name="ce56" office:value-type="float" office:value="4.15390095177007" calcext:value-type="float">
            <text:p>4.15</text:p>
          </table:table-cell>
          <table:table-cell table:style-name="ce56" office:value-type="float" office:value="7.12991094706665" calcext:value-type="float">
            <text:p>7.13</text:p>
          </table:table-cell>
          <table:table-cell table:style-name="ce56" office:value-type="float" office:value="19.5848022676104" calcext:value-type="float">
            <text:p>19.58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.84492468918036" calcext:value-type="float">
            <text:p>1.84</text:p>
          </table:table-cell>
          <table:table-cell table:style-name="ce56" office:value-type="float" office:value="4.15390095177007" calcext:value-type="float">
            <text:p>4.15</text:p>
          </table:table-cell>
          <table:table-cell table:style-name="ce56" office:value-type="float" office:value="7.12991094706665" calcext:value-type="float">
            <text:p>7.13</text:p>
          </table:table-cell>
          <table:table-cell table:style-name="ce56" office:value-type="float" office:value="19.5848022676104" calcext:value-type="float">
            <text:p>19.58</text:p>
          </table:table-cell>
          <table:table-cell table:style-name="ce39" office:value-type="string" calcext:value-type="string">
            <text:p>h7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23.4016999999999" calcext:value-type="float">
            <text:p>23.40</text:p>
          </table:table-cell>
          <table:table-cell table:style-name="ce65" office:value-type="float" office:value="52.6895999999999" calcext:value-type="float">
            <text:p>52.7</text:p>
          </table:table-cell>
          <table:table-cell office:value-type="float" office:value="90.4384" calcext:value-type="float">
            <text:p>90.44</text:p>
          </table:table-cell>
          <table:table-cell table:style-name="ce56" office:value-type="float" office:value="248.4208" calcext:value-type="float">
            <text:p>248.42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23.4016999999999" calcext:value-type="float">
            <text:p>23.40</text:p>
          </table:table-cell>
          <table:table-cell table:style-name="ce65" office:value-type="float" office:value="52.6895999999999" calcext:value-type="float">
            <text:p>52.7</text:p>
          </table:table-cell>
          <table:table-cell table:style-name="ce56" office:value-type="float" office:value="90.4384" calcext:value-type="float">
            <text:p>90.44</text:p>
          </table:table-cell>
          <table:table-cell table:style-name="ce56" office:value-type="float" office:value="248.4208" calcext:value-type="float">
            <text:p>248.42</text:p>
          </table:table-cell>
          <table:table-cell table:style-name="ce39" office:value-type="string" calcext:value-type="string">
            <text:p>h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0" office:value-type="float" office:value="0" calcext:value-type="float">
            <text:p>0.00</text:p>
          </table:table-cell>
          <table:table-cell table:style-name="ce60" office:value-type="float" office:value="1.53255794892528" calcext:value-type="float">
            <text:p>1.53</text:p>
          </table:table-cell>
          <table:table-cell table:style-name="ce55" office:value-type="float" office:value="11.1961773924771" calcext:value-type="float">
            <text:p>11.20</text:p>
          </table:table-cell>
          <table:table-cell table:style-name="ce60" office:value-type="float" office:value="20.8597968360289" calcext:value-type="float">
            <text:p>20.86</text:p>
          </table:table-cell>
          <table:table-cell office:value-type="float" office:value="30.3710303575091" calcext:value-type="float">
            <text:p>30.37</text:p>
          </table:table-cell>
          <table:table-cell office:value-type="float" office:value="0" calcext:value-type="float">
            <text:p>0.00</text:p>
          </table:table-cell>
          <table:table-cell office:value-type="float" office:value="1.53255794892528" calcext:value-type="float">
            <text:p>1.53</text:p>
          </table:table-cell>
          <table:table-cell office:value-type="float" office:value="11.1961773924771" calcext:value-type="float">
            <text:p>11.20</text:p>
          </table:table-cell>
          <table:table-cell office:value-type="float" office:value="20.8597968360289" calcext:value-type="float">
            <text:p>20.86</text:p>
          </table:table-cell>
          <table:table-cell office:value-type="float" office:value="30.3710303575091" calcext:value-type="float">
            <text:p>30.37</text:p>
          </table:table-cell>
          <table:table-cell table:style-name="ce1" office:value-type="string" calcext:value-type="string">
            <text:p>h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4.44075097431194" calcext:value-type="float">
            <text:p>4.44</text:p>
          </table:table-cell>
          <table:table-cell table:style-name="ce56" office:value-type="float" office:value="7.99538332991469" calcext:value-type="float">
            <text:p>8.00</text:p>
          </table:table-cell>
          <table:table-cell table:style-name="ce56" office:value-type="float" office:value="14.4182709130178" calcext:value-type="float">
            <text:p>14.42</text:p>
          </table:table-cell>
          <table:table-cell table:style-name="ce56" office:value-type="float" office:value="30.3710303575091" calcext:value-type="float">
            <text:p>30.37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4.44075097431194" calcext:value-type="float">
            <text:p>4.44</text:p>
          </table:table-cell>
          <table:table-cell table:style-name="ce56" office:value-type="float" office:value="7.99538332991469" calcext:value-type="float">
            <text:p>8.00</text:p>
          </table:table-cell>
          <table:table-cell table:style-name="ce56" office:value-type="float" office:value="14.4182709130178" calcext:value-type="float">
            <text:p>14.42</text:p>
          </table:table-cell>
          <table:table-cell table:style-name="ce56" office:value-type="float" office:value="30.3710303575091" calcext:value-type="float">
            <text:p>30.37</text:p>
          </table:table-cell>
          <table:table-cell table:style-name="ce39" office:value-type="string" calcext:value-type="string">
            <text:p>h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58.8871999999999" calcext:value-type="float">
            <text:p>58.89</text:p>
          </table:table-cell>
          <table:table-cell table:style-name="ce65" office:value-type="float" office:value="106.0239" calcext:value-type="float">
            <text:p>106.0</text:p>
          </table:table-cell>
          <table:table-cell office:value-type="float" office:value="191.1955" calcext:value-type="float">
            <text:p>191.20</text:p>
          </table:table-cell>
          <table:table-cell table:style-name="ce56" office:value-type="float" office:value="402.7393" calcext:value-type="float">
            <text:p>402.74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58.8871999999999" calcext:value-type="float">
            <text:p>58.89</text:p>
          </table:table-cell>
          <table:table-cell table:style-name="ce65" office:value-type="float" office:value="106.0239" calcext:value-type="float">
            <text:p>106.0</text:p>
          </table:table-cell>
          <table:table-cell table:style-name="ce56" office:value-type="float" office:value="191.1955" calcext:value-type="float">
            <text:p>191.20</text:p>
          </table:table-cell>
          <table:table-cell table:style-name="ce56" office:value-type="float" office:value="402.7393" calcext:value-type="float">
            <text:p>402.74</text:p>
          </table:table-cell>
          <table:table-cell table:style-name="ce39" office:value-type="string" calcext:value-type="string">
            <text:p>h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0" office:value-type="float" office:value="0" calcext:value-type="float">
            <text:p>0.00</text:p>
          </table:table-cell>
          <table:table-cell table:style-name="ce60" office:value-type="float" office:value="6.33535341906502" calcext:value-type="float">
            <text:p>6.34</text:p>
          </table:table-cell>
          <table:table-cell table:style-name="ce55" office:value-type="float" office:value="16.0995307117724" calcext:value-type="float">
            <text:p>16.10</text:p>
          </table:table-cell>
          <table:table-cell table:style-name="ce60" office:value-type="float" office:value="25.8637080044797" calcext:value-type="float">
            <text:p>25.86</text:p>
          </table:table-cell>
          <table:table-cell office:value-type="float" office:value="34.047540898787" calcext:value-type="float">
            <text:p>34.05</text:p>
          </table:table-cell>
          <table:table-cell office:value-type="float" office:value="0" calcext:value-type="float">
            <text:p>0.00</text:p>
          </table:table-cell>
          <table:table-cell office:value-type="float" office:value="6.33535341906502" calcext:value-type="float">
            <text:p>6.34</text:p>
          </table:table-cell>
          <table:table-cell office:value-type="float" office:value="16.0995307117724" calcext:value-type="float">
            <text:p>16.10</text:p>
          </table:table-cell>
          <table:table-cell office:value-type="float" office:value="25.8637080044797" calcext:value-type="float">
            <text:p>25.86</text:p>
          </table:table-cell>
          <table:table-cell office:value-type="float" office:value="34.047540898787" calcext:value-type="float">
            <text:p>34.05</text:p>
          </table:table-cell>
          <table:table-cell table:style-name="ce1" office:value-type="string" calcext:value-type="string">
            <text:p>h9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2.1137696086199" calcext:value-type="float">
            <text:p>12.11</text:p>
          </table:table-cell>
          <table:table-cell table:style-name="ce56" office:value-type="float" office:value="17.0338071847341" calcext:value-type="float">
            <text:p>17.03</text:p>
          </table:table-cell>
          <table:table-cell table:style-name="ce56" office:value-type="float" office:value="21.9570138307264" calcext:value-type="float">
            <text:p>21.96</text:p>
          </table:table-cell>
          <table:table-cell table:style-name="ce56" office:value-type="float" office:value="34.047540898787" calcext:value-type="float">
            <text:p>34.05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2.1137696086199" calcext:value-type="float">
            <text:p>12.11</text:p>
          </table:table-cell>
          <table:table-cell table:style-name="ce56" office:value-type="float" office:value="17.0338071847341" calcext:value-type="float">
            <text:p>17.03</text:p>
          </table:table-cell>
          <table:table-cell table:style-name="ce56" office:value-type="float" office:value="21.9570138307264" calcext:value-type="float">
            <text:p>21.96</text:p>
          </table:table-cell>
          <table:table-cell table:style-name="ce56" office:value-type="float" office:value="34.047540898787" calcext:value-type="float">
            <text:p>34.05</text:p>
          </table:table-cell>
          <table:table-cell table:style-name="ce39" office:value-type="string" calcext:value-type="string">
            <text:p>h9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float" office:value="149.842" calcext:value-type="float">
            <text:p>149.84</text:p>
          </table:table-cell>
          <table:table-cell table:style-name="ce65" office:value-type="float" office:value="210.7007" calcext:value-type="float">
            <text:p>210.7</text:p>
          </table:table-cell>
          <table:table-cell office:value-type="float" office:value="271.5986" calcext:value-type="float">
            <text:p>271.60</text:p>
          </table:table-cell>
          <table:table-cell table:style-name="ce56" office:value-type="float" office:value="421.1531" calcext:value-type="float">
            <text:p>421.15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49.842" calcext:value-type="float">
            <text:p>149.84</text:p>
          </table:table-cell>
          <table:table-cell table:style-name="ce65" office:value-type="float" office:value="210.7007" calcext:value-type="float">
            <text:p>210.7</text:p>
          </table:table-cell>
          <table:table-cell table:style-name="ce56" office:value-type="float" office:value="271.5986" calcext:value-type="float">
            <text:p>271.60</text:p>
          </table:table-cell>
          <table:table-cell table:style-name="ce56" office:value-type="float" office:value="421.1531" calcext:value-type="float">
            <text:p>421.15</text:p>
          </table:table-cell>
          <table:table-cell table:style-name="ce39" office:value-type="string" calcext:value-type="string">
            <text:p>h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0" office:value-type="float" office:value="0" calcext:value-type="float">
            <text:p>0.00</text:p>
          </table:table-cell>
          <table:table-cell table:style-name="ce60" office:value-type="float" office:value="9.15530754212382" calcext:value-type="float">
            <text:p>9.16</text:p>
          </table:table-cell>
          <table:table-cell table:style-name="ce55" office:value-type="float" office:value="19.9441716870091" calcext:value-type="float">
            <text:p>19.94</text:p>
          </table:table-cell>
          <table:table-cell table:style-name="ce60" office:value-type="float" office:value="30.7330358318943" calcext:value-type="float">
            <text:p>30.73</text:p>
          </table:table-cell>
          <table:table-cell office:value-type="float" office:value="39.6374094427768" calcext:value-type="float">
            <text:p>39.64</text:p>
          </table:table-cell>
          <table:table-cell office:value-type="float" office:value="0" calcext:value-type="float">
            <text:p>0.00</text:p>
          </table:table-cell>
          <table:table-cell office:value-type="float" office:value="9.15530754212382" calcext:value-type="float">
            <text:p>9.16</text:p>
          </table:table-cell>
          <table:table-cell office:value-type="float" office:value="19.9441716870091" calcext:value-type="float">
            <text:p>19.94</text:p>
          </table:table-cell>
          <table:table-cell office:value-type="float" office:value="30.7330358318943" calcext:value-type="float">
            <text:p>30.73</text:p>
          </table:table-cell>
          <table:table-cell office:value-type="float" office:value="39.6374094427768" calcext:value-type="float">
            <text:p>39.64</text:p>
          </table:table-cell>
          <table:table-cell table:style-name="ce1" office:value-type="string" calcext:value-type="string">
            <text:p>h10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3.6279773686516" calcext:value-type="float">
            <text:p>13.63</text:p>
          </table:table-cell>
          <table:table-cell table:style-name="ce56" office:value-type="float" office:value="20.3718629099183" calcext:value-type="float">
            <text:p>20.37</text:p>
          </table:table-cell>
          <table:table-cell table:style-name="ce56" office:value-type="float" office:value="26.1943227214044" calcext:value-type="float">
            <text:p>26.19</text:p>
          </table:table-cell>
          <table:table-cell table:style-name="ce56" office:value-type="float" office:value="39.6374094427768" calcext:value-type="float">
            <text:p>39.64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3.6279773686516" calcext:value-type="float">
            <text:p>13.63</text:p>
          </table:table-cell>
          <table:table-cell table:style-name="ce56" office:value-type="float" office:value="20.3718629099183" calcext:value-type="float">
            <text:p>20.37</text:p>
          </table:table-cell>
          <table:table-cell table:style-name="ce56" office:value-type="float" office:value="26.1943227214044" calcext:value-type="float">
            <text:p>26.19</text:p>
          </table:table-cell>
          <table:table-cell table:style-name="ce56" office:value-type="float" office:value="39.6374094427768" calcext:value-type="float">
            <text:p>39.64</text:p>
          </table:table-cell>
          <table:table-cell table:style-name="ce39" office:value-type="string" calcext:value-type="string">
            <text:p>h10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office:value-type="float" office:value="0" calcext:value-type="float">
            <text:p>0.00</text:p>
          </table:table-cell>
          <table:table-cell office:value-type="float" office:value="166.5513" calcext:value-type="float">
            <text:p>166.55</text:p>
          </table:table-cell>
          <table:table-cell table:style-name="ce65" office:value-type="float" office:value="248.9702" calcext:value-type="float">
            <text:p>249.0</text:p>
          </table:table-cell>
          <table:table-cell office:value-type="float" office:value="320.1281" calcext:value-type="float">
            <text:p>320.13</text:p>
          </table:table-cell>
          <table:table-cell table:style-name="ce56" office:value-type="float" office:value="484.4198" calcext:value-type="float">
            <text:p>484.42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66.5513" calcext:value-type="float">
            <text:p>166.55</text:p>
          </table:table-cell>
          <table:table-cell table:style-name="ce65" office:value-type="float" office:value="248.9702" calcext:value-type="float">
            <text:p>249.0</text:p>
          </table:table-cell>
          <table:table-cell table:style-name="ce56" office:value-type="float" office:value="320.1281" calcext:value-type="float">
            <text:p>320.13</text:p>
          </table:table-cell>
          <table:table-cell table:style-name="ce56" office:value-type="float" office:value="484.4198" calcext:value-type="float">
            <text:p>484.42</text:p>
          </table:table-cell>
          <table:table-cell table:style-name="ce39" office:value-type="string" calcext:value-type="string">
            <text:p>h10</text:p>
          </table:table-cell>
        </table:table-row>
        <table:table-row table:style-name="ro1">
          <table:table-cell table:number-columns-repeated="13"/>
          <table:table-cell table:style-name="ce16"/>
          <table:table-cell table:number-columns-repeated="10"/>
          <table:table-cell table:style-name="ce38"/>
          <table:table-cell/>
          <table:table-cell table:style-name="ce16"/>
          <table:table-cell table:number-columns-repeated="10"/>
          <table:table-cell table:style-name="ce3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0" office:value-type="float" office:value="-7.18085106382979" calcext:value-type="float">
            <text:p>-7.18</text:p>
          </table:table-cell>
          <table:table-cell table:style-name="ce60" office:value-type="float" office:value="-1.86090319098786" calcext:value-type="float">
            <text:p>-1.86</text:p>
          </table:table-cell>
          <table:table-cell table:style-name="ce55" office:value-type="float" office:value="7.66843971631206" calcext:value-type="float">
            <text:p>7.67</text:p>
          </table:table-cell>
          <table:table-cell table:style-name="ce60" office:value-type="float" office:value="17.197782623612" calcext:value-type="float">
            <text:p>17.20</text:p>
          </table:table-cell>
          <table:table-cell office:value-type="float" office:value="20.6449468085106" calcext:value-type="float">
            <text:p>20.64</text:p>
          </table:table-cell>
          <table:table-cell office:value-type="float" office:value="-7.18085106382979" calcext:value-type="float">
            <text:p>-7.18</text:p>
          </table:table-cell>
          <table:table-cell office:value-type="float" office:value="-1.86090319098786" calcext:value-type="float">
            <text:p>-1.86</text:p>
          </table:table-cell>
          <table:table-cell office:value-type="float" office:value="7.66843971631206" calcext:value-type="float">
            <text:p>7.67</text:p>
          </table:table-cell>
          <table:table-cell office:value-type="float" office:value="17.197782623612" calcext:value-type="float">
            <text:p>17.20</text:p>
          </table:table-cell>
          <table:table-cell office:value-type="float" office:value="20.6449468085106" calcext:value-type="float">
            <text:p>20.64</text:p>
          </table:table-cell>
          <table:table-cell table:style-name="ce1" office:value-type="string" calcext:value-type="string">
            <text:p>h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56" office:value-type="float" office:value="-7.18085106382979" calcext:value-type="float">
            <text:p>-7.18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6.88164893617021" calcext:value-type="float">
            <text:p>6.88</text:p>
          </table:table-cell>
          <table:table-cell table:style-name="ce56" office:value-type="float" office:value="17.2207446808511" calcext:value-type="float">
            <text:p>17.22</text:p>
          </table:table-cell>
          <table:table-cell table:style-name="ce56" office:value-type="float" office:value="20.6449468085106" calcext:value-type="float">
            <text:p>20.64</text:p>
          </table:table-cell>
          <table:table-cell table:style-name="ce56" office:value-type="float" office:value="-7.18085106382979" calcext:value-type="float">
            <text:p>-7.18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6.88164893617021" calcext:value-type="float">
            <text:p>6.88</text:p>
          </table:table-cell>
          <table:table-cell table:style-name="ce56" office:value-type="float" office:value="17.2207446808511" calcext:value-type="float">
            <text:p>17.22</text:p>
          </table:table-cell>
          <table:table-cell table:style-name="ce56" office:value-type="float" office:value="20.6449468085106" calcext:value-type="float">
            <text:p>20.64</text:p>
          </table:table-cell>
          <table:table-cell table:style-name="ce39" office:value-type="string" calcext:value-type="string">
            <text:p>h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-27" calcext:value-type="float">
            <text:p>-27.00</text:p>
          </table:table-cell>
          <table:table-cell office:value-type="float" office:value="0" calcext:value-type="float">
            <text:p>0.00</text:p>
          </table:table-cell>
          <table:table-cell table:style-name="ce65" office:value-type="float" office:value="25.875" calcext:value-type="float">
            <text:p>25.9</text:p>
          </table:table-cell>
          <table:table-cell office:value-type="float" office:value="64.75" calcext:value-type="float">
            <text:p>64.75</text:p>
          </table:table-cell>
          <table:table-cell table:style-name="ce56" office:value-type="float" office:value="77.625" calcext:value-type="float">
            <text:p>77.63</text:p>
          </table:table-cell>
          <table:table-cell table:style-name="ce56" office:value-type="float" office:value="-27" calcext:value-type="float">
            <text:p>-27.00</text:p>
          </table:table-cell>
          <table:table-cell table:style-name="ce56" office:value-type="float" office:value="0" calcext:value-type="float">
            <text:p>0.00</text:p>
          </table:table-cell>
          <table:table-cell table:style-name="ce65" office:value-type="float" office:value="25.875" calcext:value-type="float">
            <text:p>25.9</text:p>
          </table:table-cell>
          <table:table-cell table:style-name="ce56" office:value-type="float" office:value="64.75" calcext:value-type="float">
            <text:p>64.75</text:p>
          </table:table-cell>
          <table:table-cell table:style-name="ce56" office:value-type="float" office:value="77.625" calcext:value-type="float">
            <text:p>77.63</text:p>
          </table:table-cell>
          <table:table-cell table:style-name="ce39" office:value-type="string" calcext:value-type="string">
            <text:p>h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0" office:value-type="float" office:value="-3.48304307974335" calcext:value-type="float">
            <text:p>-3.48</text:p>
          </table:table-cell>
          <table:table-cell table:style-name="ce60" office:value-type="float" office:value="4.2655954336247" calcext:value-type="float">
            <text:p>4.27</text:p>
          </table:table-cell>
          <table:table-cell table:style-name="ce55" office:value-type="float" office:value="14.818209593645" calcext:value-type="float">
            <text:p>14.82</text:p>
          </table:table-cell>
          <table:table-cell table:style-name="ce60" office:value-type="float" office:value="25.3708237536653" calcext:value-type="float">
            <text:p>25.37</text:p>
          </table:table-cell>
          <table:table-cell office:value-type="float" office:value="29.6975252062328" calcext:value-type="float">
            <text:p>29.70</text:p>
          </table:table-cell>
          <table:table-cell office:value-type="float" office:value="-3.48304307974335" calcext:value-type="float">
            <text:p>-3.48</text:p>
          </table:table-cell>
          <table:table-cell office:value-type="float" office:value="4.2655954336247" calcext:value-type="float">
            <text:p>4.27</text:p>
          </table:table-cell>
          <table:table-cell office:value-type="float" office:value="14.818209593645" calcext:value-type="float">
            <text:p>14.82</text:p>
          </table:table-cell>
          <table:table-cell office:value-type="float" office:value="25.3708237536653" calcext:value-type="float">
            <text:p>25.37</text:p>
          </table:table-cell>
          <table:table-cell office:value-type="float" office:value="29.6975252062328" calcext:value-type="float">
            <text:p>29.70</text:p>
          </table:table-cell>
          <table:table-cell table:style-name="ce1" office:value-type="string" calcext:value-type="string">
            <text:p>h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56" office:value-type="float" office:value="-3.48304307974335" calcext:value-type="float">
            <text:p>-3.48</text:p>
          </table:table-cell>
          <table:table-cell table:style-name="ce56" office:value-type="float" office:value="10.3880232202872" calcext:value-type="float">
            <text:p>10.39</text:p>
          </table:table-cell>
          <table:table-cell table:style-name="ce56" office:value-type="float" office:value="19.8900091659028" calcext:value-type="float">
            <text:p>19.89</text:p>
          </table:table-cell>
          <table:table-cell table:style-name="ce56" office:value-type="float" office:value="21.2648945921173" calcext:value-type="float">
            <text:p>21.26</text:p>
          </table:table-cell>
          <table:table-cell table:style-name="ce56" office:value-type="float" office:value="29.6975252062328" calcext:value-type="float">
            <text:p>29.70</text:p>
          </table:table-cell>
          <table:table-cell table:style-name="ce56" office:value-type="float" office:value="-3.48304307974335" calcext:value-type="float">
            <text:p>-3.48</text:p>
          </table:table-cell>
          <table:table-cell table:style-name="ce56" office:value-type="float" office:value="10.3880232202872" calcext:value-type="float">
            <text:p>10.39</text:p>
          </table:table-cell>
          <table:table-cell table:style-name="ce56" office:value-type="float" office:value="19.8900091659028" calcext:value-type="float">
            <text:p>19.89</text:p>
          </table:table-cell>
          <table:table-cell table:style-name="ce56" office:value-type="float" office:value="21.2648945921173" calcext:value-type="float">
            <text:p>21.26</text:p>
          </table:table-cell>
          <table:table-cell table:style-name="ce56" office:value-type="float" office:value="29.6975252062328" calcext:value-type="float">
            <text:p>29.70</text:p>
          </table:table-cell>
          <table:table-cell table:style-name="ce39" office:value-type="string" calcext:value-type="string">
            <text:p>h2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-14.25" calcext:value-type="float">
            <text:p>-14.25</text:p>
          </table:table-cell>
          <table:table-cell office:value-type="float" office:value="42.5" calcext:value-type="float">
            <text:p>42.50</text:p>
          </table:table-cell>
          <table:table-cell table:style-name="ce65" office:value-type="float" office:value="81.375" calcext:value-type="float">
            <text:p>81.4</text:p>
          </table:table-cell>
          <table:table-cell office:value-type="float" office:value="87" calcext:value-type="float">
            <text:p>87.00</text:p>
          </table:table-cell>
          <table:table-cell table:style-name="ce56" office:value-type="float" office:value="121.5" calcext:value-type="float">
            <text:p>121.50</text:p>
          </table:table-cell>
          <table:table-cell table:style-name="ce56" office:value-type="float" office:value="-14.25" calcext:value-type="float">
            <text:p>-14.25</text:p>
          </table:table-cell>
          <table:table-cell table:style-name="ce56" office:value-type="float" office:value="42.5" calcext:value-type="float">
            <text:p>42.50</text:p>
          </table:table-cell>
          <table:table-cell table:style-name="ce65" office:value-type="float" office:value="81.375" calcext:value-type="float">
            <text:p>81.4</text:p>
          </table:table-cell>
          <table:table-cell table:style-name="ce56" office:value-type="float" office:value="87" calcext:value-type="float">
            <text:p>87.00</text:p>
          </table:table-cell>
          <table:table-cell table:style-name="ce56" office:value-type="float" office:value="121.5" calcext:value-type="float">
            <text:p>121.50</text:p>
          </table:table-cell>
          <table:table-cell table:style-name="ce39" office:value-type="string" calcext:value-type="string">
            <text:p>h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0" office:value-type="float" office:value="-10.7178968655207" calcext:value-type="float">
            <text:p>-10.72</text:p>
          </table:table-cell>
          <table:table-cell table:style-name="ce60" office:value-type="float" office:value="-5.27780327706778" calcext:value-type="float">
            <text:p>-5.28</text:p>
          </table:table-cell>
          <table:table-cell table:style-name="ce55" office:value-type="float" office:value="4.27667303299255" calcext:value-type="float">
            <text:p>4.28</text:p>
          </table:table-cell>
          <table:table-cell table:style-name="ce60" office:value-type="float" office:value="13.8311493430529" calcext:value-type="float">
            <text:p>13.83</text:p>
          </table:table-cell>
          <table:table-cell office:value-type="float" office:value="21.5032018874284" calcext:value-type="float">
            <text:p>21.50</text:p>
          </table:table-cell>
          <table:table-cell office:value-type="float" office:value="-3.8570976920645" calcext:value-type="float">
            <text:p>-3.86</text:p>
          </table:table-cell>
          <table:table-cell office:value-type="float" office:value="1.24589240497625" calcext:value-type="float">
            <text:p>1.25</text:p>
          </table:table-cell>
          <table:table-cell office:value-type="float" office:value="10.2083113780869" calcext:value-type="float">
            <text:p>10.21</text:p>
          </table:table-cell>
          <table:table-cell office:value-type="float" office:value="19.1707303511976" calcext:value-type="float">
            <text:p>19.17</text:p>
          </table:table-cell>
          <table:table-cell office:value-type="float" office:value="26.3673727473917" calcext:value-type="float">
            <text:p>26.37</text:p>
          </table:table-cell>
          <table:table-cell table:style-name="ce1" office:value-type="string" calcext:value-type="string">
            <text:p>h3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56" office:value-type="float" office:value="-10.7178968655207" calcext:value-type="float">
            <text:p>-10.72</text:p>
          </table:table-cell>
          <table:table-cell table:style-name="ce56" office:value-type="float" office:value="-0.134816312773846" calcext:value-type="float">
            <text:p>-0.13</text:p>
          </table:table-cell>
          <table:table-cell table:style-name="ce56" office:value-type="float" office:value="5.96562184024267" calcext:value-type="float">
            <text:p>5.97</text:p>
          </table:table-cell>
          <table:table-cell table:style-name="ce56" office:value-type="float" office:value="6.6397034041119" calcext:value-type="float">
            <text:p>6.64</text:p>
          </table:table-cell>
          <table:table-cell table:style-name="ce56" office:value-type="float" office:value="21.5032018874284" calcext:value-type="float">
            <text:p>21.50</text:p>
          </table:table-cell>
          <table:table-cell table:style-name="ce56" office:value-type="float" office:value="-3.8570976920645" calcext:value-type="float">
            <text:p>-3.86</text:p>
          </table:table-cell>
          <table:table-cell table:style-name="ce56" office:value-type="float" office:value="6.07018653177363" calcext:value-type="float">
            <text:p>6.07</text:p>
          </table:table-cell>
          <table:table-cell table:style-name="ce56" office:value-type="float" office:value="11.7926019601644" calcext:value-type="float">
            <text:p>11.79</text:p>
          </table:table-cell>
          <table:table-cell table:style-name="ce56" office:value-type="float" office:value="12.4249130572242" calcext:value-type="float">
            <text:p>12.42</text:p>
          </table:table-cell>
          <table:table-cell table:style-name="ce56" office:value-type="float" office:value="26.3673727473917" calcext:value-type="float">
            <text:p>26.37</text:p>
          </table:table-cell>
          <table:table-cell table:style-name="ce39" office:value-type="string" calcext:value-type="string">
            <text:p>h3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office:value-type="float" office:value="-39.75" calcext:value-type="float">
            <text:p>-39.75</text:p>
          </table:table-cell>
          <table:table-cell office:value-type="float" office:value="-0.5" calcext:value-type="float">
            <text:p>-0.50</text:p>
          </table:table-cell>
          <table:table-cell table:style-name="ce65" office:value-type="float" office:value="22.125" calcext:value-type="float">
            <text:p>22.1</text:p>
          </table:table-cell>
          <table:table-cell office:value-type="float" office:value="24.625" calcext:value-type="float">
            <text:p>24.63</text:p>
          </table:table-cell>
          <table:table-cell table:style-name="ce56" office:value-type="float" office:value="79.75" calcext:value-type="float">
            <text:p>79.75</text:p>
          </table:table-cell>
          <table:table-cell table:style-name="ce56" office:value-type="float" office:value="-15.25" calcext:value-type="float">
            <text:p>-15.25</text:p>
          </table:table-cell>
          <table:table-cell table:style-name="ce56" office:value-type="float" office:value="24" calcext:value-type="float">
            <text:p>24.00</text:p>
          </table:table-cell>
          <table:table-cell table:style-name="ce65" office:value-type="float" office:value="46.625" calcext:value-type="float">
            <text:p>46.6</text:p>
          </table:table-cell>
          <table:table-cell table:style-name="ce56" office:value-type="float" office:value="49.125" calcext:value-type="float">
            <text:p>49.13</text:p>
          </table:table-cell>
          <table:table-cell table:style-name="ce56" office:value-type="float" office:value="104.25" calcext:value-type="float">
            <text:p>104.25</text:p>
          </table:table-cell>
          <table:table-cell table:style-name="ce39" office:value-type="string" calcext:value-type="string">
            <text:p>h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0" office:value-type="float" office:value="-20.1852443308847" calcext:value-type="float">
            <text:p>-20.19</text:p>
          </table:table-cell>
          <table:table-cell table:style-name="ce60" office:value-type="float" office:value="-9.81957853840832" calcext:value-type="float">
            <text:p>-9.82</text:p>
          </table:table-cell>
          <table:table-cell table:style-name="ce55" office:value-type="float" office:value="2.41314454026048" calcext:value-type="float">
            <text:p>2.41</text:p>
          </table:table-cell>
          <table:table-cell table:style-name="ce60" office:value-type="float" office:value="14.6458676189293" calcext:value-type="float">
            <text:p>14.65</text:p>
          </table:table-cell>
          <table:table-cell office:value-type="float" office:value="23.6026828489301" calcext:value-type="float">
            <text:p>23.60</text:p>
          </table:table-cell>
          <table:table-cell office:value-type="float" office:value="-20.1852443308847" calcext:value-type="float">
            <text:p>-20.19</text:p>
          </table:table-cell>
          <table:table-cell office:value-type="float" office:value="-9.81957853840832" calcext:value-type="float">
            <text:p>-9.82</text:p>
          </table:table-cell>
          <table:table-cell office:value-type="float" office:value="2.41314454026048" calcext:value-type="float">
            <text:p>2.41</text:p>
          </table:table-cell>
          <table:table-cell office:value-type="float" office:value="14.6458676189293" calcext:value-type="float">
            <text:p>14.65</text:p>
          </table:table-cell>
          <table:table-cell office:value-type="float" office:value="23.6026828489301" calcext:value-type="float">
            <text:p>23.60</text:p>
          </table:table-cell>
          <table:table-cell table:style-name="ce1" office:value-type="string" calcext:value-type="string">
            <text:p>h4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56" office:value-type="float" office:value="-20.1852443308847" calcext:value-type="float">
            <text:p>-20.19</text:p>
          </table:table-cell>
          <table:table-cell table:style-name="ce56" office:value-type="float" office:value="-0.223570744171191" calcext:value-type="float">
            <text:p>-0.22</text:p>
          </table:table-cell>
          <table:table-cell table:style-name="ce56" office:value-type="float" office:value="2.58703289683807" calcext:value-type="float">
            <text:p>2.59</text:p>
          </table:table-cell>
          <table:table-cell table:style-name="ce56" office:value-type="float" office:value="7.09038645800064" calcext:value-type="float">
            <text:p>7.09</text:p>
          </table:table-cell>
          <table:table-cell table:style-name="ce56" office:value-type="float" office:value="23.6026828489301" calcext:value-type="float">
            <text:p>23.60</text:p>
          </table:table-cell>
          <table:table-cell table:style-name="ce56" office:value-type="float" office:value="-20.1852443308847" calcext:value-type="float">
            <text:p>-20.19</text:p>
          </table:table-cell>
          <table:table-cell table:style-name="ce56" office:value-type="float" office:value="-0.223570744171191" calcext:value-type="float">
            <text:p>-0.22</text:p>
          </table:table-cell>
          <table:table-cell table:style-name="ce56" office:value-type="float" office:value="2.58703289683807" calcext:value-type="float">
            <text:p>2.59</text:p>
          </table:table-cell>
          <table:table-cell table:style-name="ce56" office:value-type="float" office:value="7.09038645800064" calcext:value-type="float">
            <text:p>7.09</text:p>
          </table:table-cell>
          <table:table-cell table:style-name="ce56" office:value-type="float" office:value="23.6026828489301" calcext:value-type="float">
            <text:p>23.60</text:p>
          </table:table-cell>
          <table:table-cell table:style-name="ce39" office:value-type="string" calcext:value-type="string">
            <text:p>h4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-79" calcext:value-type="float">
            <text:p>-79.00</text:p>
          </table:table-cell>
          <table:table-cell office:value-type="float" office:value="-0.875" calcext:value-type="float">
            <text:p>-0.88</text:p>
          </table:table-cell>
          <table:table-cell table:style-name="ce65" office:value-type="float" office:value="10.125" calcext:value-type="float">
            <text:p>10.1</text:p>
          </table:table-cell>
          <table:table-cell office:value-type="float" office:value="27.75" calcext:value-type="float">
            <text:p>27.75</text:p>
          </table:table-cell>
          <table:table-cell table:style-name="ce56" office:value-type="float" office:value="92.375" calcext:value-type="float">
            <text:p>92.38</text:p>
          </table:table-cell>
          <table:table-cell table:style-name="ce56" office:value-type="float" office:value="-79" calcext:value-type="float">
            <text:p>-79.00</text:p>
          </table:table-cell>
          <table:table-cell table:style-name="ce56" office:value-type="float" office:value="-0.875" calcext:value-type="float">
            <text:p>-0.88</text:p>
          </table:table-cell>
          <table:table-cell table:style-name="ce65" office:value-type="float" office:value="10.125" calcext:value-type="float">
            <text:p>10.1</text:p>
          </table:table-cell>
          <table:table-cell table:style-name="ce56" office:value-type="float" office:value="27.75" calcext:value-type="float">
            <text:p>27.75</text:p>
          </table:table-cell>
          <table:table-cell table:style-name="ce56" office:value-type="float" office:value="92.375" calcext:value-type="float">
            <text:p>92.38</text:p>
          </table:table-cell>
          <table:table-cell table:style-name="ce39" office:value-type="string" calcext:value-type="string">
            <text:p>h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0" office:value-type="float" office:value="0" calcext:value-type="float">
            <text:p>0.00</text:p>
          </table:table-cell>
          <table:table-cell table:style-name="ce60" office:value-type="float" office:value="7.04756399641186" calcext:value-type="float">
            <text:p>7.05</text:p>
          </table:table-cell>
          <table:table-cell table:style-name="ce55" office:value-type="float" office:value="14.8362822859467" calcext:value-type="float">
            <text:p>14.84</text:p>
          </table:table-cell>
          <table:table-cell table:style-name="ce60" office:value-type="float" office:value="22.6250005754815" calcext:value-type="float">
            <text:p>22.63</text:p>
          </table:table-cell>
          <table:table-cell office:value-type="float" office:value="26.5405735204393" calcext:value-type="float">
            <text:p>26.54</text:p>
          </table:table-cell>
          <table:table-cell office:value-type="float" office:value="-11.195851128737" calcext:value-type="float">
            <text:p>-11.20</text:p>
          </table:table-cell>
          <table:table-cell office:value-type="float" office:value="-4.14828713232515" calcext:value-type="float">
            <text:p>-4.15</text:p>
          </table:table-cell>
          <table:table-cell office:value-type="float" office:value="3.64043115720968" calcext:value-type="float">
            <text:p>3.64</text:p>
          </table:table-cell>
          <table:table-cell office:value-type="float" office:value="11.4291494467445" calcext:value-type="float">
            <text:p>11.43</text:p>
          </table:table-cell>
          <table:table-cell office:value-type="float" office:value="15.3447223917023" calcext:value-type="float">
            <text:p>15.34</text:p>
          </table:table-cell>
          <table:table-cell table:style-name="ce1" office:value-type="string" calcext:value-type="string">
            <text:p>h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1.195851128737" calcext:value-type="float">
            <text:p>11.20</text:p>
          </table:table-cell>
          <table:table-cell table:style-name="ce56" office:value-type="float" office:value="17.7242220866382" calcext:value-type="float">
            <text:p>17.72</text:p>
          </table:table-cell>
          <table:table-cell table:style-name="ce56" office:value-type="float" office:value="18.7004270896888" calcext:value-type="float">
            <text:p>18.70</text:p>
          </table:table-cell>
          <table:table-cell table:style-name="ce56" office:value-type="float" office:value="26.5405735204393" calcext:value-type="float">
            <text:p>26.54</text:p>
          </table:table-cell>
          <table:table-cell table:style-name="ce56" office:value-type="float" office:value="-11.195851128737" calcext:value-type="float">
            <text:p>-11.20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6.52837095790116" calcext:value-type="float">
            <text:p>6.53</text:p>
          </table:table-cell>
          <table:table-cell table:style-name="ce56" office:value-type="float" office:value="7.5045759609518" calcext:value-type="float">
            <text:p>7.50</text:p>
          </table:table-cell>
          <table:table-cell table:style-name="ce56" office:value-type="float" office:value="15.3447223917023" calcext:value-type="float">
            <text:p>15.34</text:p>
          </table:table-cell>
          <table:table-cell table:style-name="ce39" office:value-type="string" calcext:value-type="string">
            <text:p>h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45.875" calcext:value-type="float">
            <text:p>45.88</text:p>
          </table:table-cell>
          <table:table-cell table:style-name="ce65" office:value-type="float" office:value="72.625" calcext:value-type="float">
            <text:p>72.6</text:p>
          </table:table-cell>
          <table:table-cell office:value-type="float" office:value="76.625" calcext:value-type="float">
            <text:p>76.63</text:p>
          </table:table-cell>
          <table:table-cell table:style-name="ce56" office:value-type="float" office:value="108.75" calcext:value-type="float">
            <text:p>108.75</text:p>
          </table:table-cell>
          <table:table-cell table:style-name="ce56" office:value-type="float" office:value="-45.875" calcext:value-type="float">
            <text:p>-45.88</text:p>
          </table:table-cell>
          <table:table-cell table:style-name="ce56" office:value-type="float" office:value="0" calcext:value-type="float">
            <text:p>0.00</text:p>
          </table:table-cell>
          <table:table-cell table:style-name="ce65" office:value-type="float" office:value="26.75" calcext:value-type="float">
            <text:p>26.8</text:p>
          </table:table-cell>
          <table:table-cell table:style-name="ce56" office:value-type="float" office:value="30.75" calcext:value-type="float">
            <text:p>30.75</text:p>
          </table:table-cell>
          <table:table-cell table:style-name="ce56" office:value-type="float" office:value="62.875" calcext:value-type="float">
            <text:p>62.88</text:p>
          </table:table-cell>
          <table:table-cell table:style-name="ce39" office:value-type="string" calcext:value-type="string">
            <text:p>h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0" office:value-type="float" office:value="-22.3228346456693" calcext:value-type="float">
            <text:p>-22.32</text:p>
          </table:table-cell>
          <table:table-cell table:style-name="ce60" office:value-type="float" office:value="-18.4477469430516" calcext:value-type="float">
            <text:p>-18.45</text:p>
          </table:table-cell>
          <table:table-cell table:style-name="ce55" office:value-type="float" office:value="-6.6185476815398" calcext:value-type="float">
            <text:p>-6.62</text:p>
          </table:table-cell>
          <table:table-cell table:style-name="ce60" office:value-type="float" office:value="5.210651579972" calcext:value-type="float">
            <text:p>5.21</text:p>
          </table:table-cell>
          <table:table-cell office:value-type="float" office:value="12.9527559055118" calcext:value-type="float">
            <text:p>12.95</text:p>
          </table:table-cell>
          <table:table-cell office:value-type="float" office:value="-22.3228346456693" calcext:value-type="float">
            <text:p>-22.32</text:p>
          </table:table-cell>
          <table:table-cell office:value-type="float" office:value="-18.4477469430516" calcext:value-type="float">
            <text:p>-18.45</text:p>
          </table:table-cell>
          <table:table-cell office:value-type="float" office:value="-6.6185476815398" calcext:value-type="float">
            <text:p>-6.62</text:p>
          </table:table-cell>
          <table:table-cell office:value-type="float" office:value="5.210651579972" calcext:value-type="float">
            <text:p>5.21</text:p>
          </table:table-cell>
          <table:table-cell office:value-type="float" office:value="12.9527559055118" calcext:value-type="float">
            <text:p>12.95</text:p>
          </table:table-cell>
          <table:table-cell table:style-name="ce1" office:value-type="string" calcext:value-type="string">
            <text:p>h6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56" office:value-type="float" office:value="-22.3228346456693" calcext:value-type="float">
            <text:p>-22.32</text:p>
          </table:table-cell>
          <table:table-cell table:style-name="ce56" office:value-type="float" office:value="-14.3700787401575" calcext:value-type="float">
            <text:p>-14.37</text:p>
          </table:table-cell>
          <table:table-cell table:style-name="ce56" office:value-type="float" office:value="-8.77952755905512" calcext:value-type="float">
            <text:p>-8.78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2.9527559055118" calcext:value-type="float">
            <text:p>12.95</text:p>
          </table:table-cell>
          <table:table-cell table:style-name="ce56" office:value-type="float" office:value="-22.3228346456693" calcext:value-type="float">
            <text:p>-22.32</text:p>
          </table:table-cell>
          <table:table-cell table:style-name="ce56" office:value-type="float" office:value="-14.3700787401575" calcext:value-type="float">
            <text:p>-14.37</text:p>
          </table:table-cell>
          <table:table-cell table:style-name="ce56" office:value-type="float" office:value="-8.77952755905512" calcext:value-type="float">
            <text:p>-8.78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12.9527559055118" calcext:value-type="float">
            <text:p>12.95</text:p>
          </table:table-cell>
          <table:table-cell table:style-name="ce39" office:value-type="string" calcext:value-type="string">
            <text:p>h6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-70.875" calcext:value-type="float">
            <text:p>-70.88</text:p>
          </table:table-cell>
          <table:table-cell office:value-type="float" office:value="-45.625" calcext:value-type="float">
            <text:p>-45.63</text:p>
          </table:table-cell>
          <table:table-cell table:style-name="ce65" office:value-type="float" office:value="-27.875" calcext:value-type="float">
            <text:p>-27.9</text:p>
          </table:table-cell>
          <table:table-cell office:value-type="float" office:value="0" calcext:value-type="float">
            <text:p>0.00</text:p>
          </table:table-cell>
          <table:table-cell table:style-name="ce56" office:value-type="float" office:value="41.125" calcext:value-type="float">
            <text:p>41.13</text:p>
          </table:table-cell>
          <table:table-cell table:style-name="ce56" office:value-type="float" office:value="-70.875" calcext:value-type="float">
            <text:p>-70.88</text:p>
          </table:table-cell>
          <table:table-cell table:style-name="ce56" office:value-type="float" office:value="-45.625" calcext:value-type="float">
            <text:p>-45.63</text:p>
          </table:table-cell>
          <table:table-cell table:style-name="ce65" office:value-type="float" office:value="-27.875" calcext:value-type="float">
            <text:p>-27.9</text:p>
          </table:table-cell>
          <table:table-cell table:style-name="ce56" office:value-type="float" office:value="0" calcext:value-type="float">
            <text:p>0.00</text:p>
          </table:table-cell>
          <table:table-cell table:style-name="ce56" office:value-type="float" office:value="41.125" calcext:value-type="float">
            <text:p>41.13</text:p>
          </table:table-cell>
          <table:table-cell table:style-name="ce39" office:value-type="string" calcext:value-type="string">
            <text:p>h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0" office:value-type="float" office:value="-3.84092454112848" calcext:value-type="float">
            <text:p>-3.84</text:p>
          </table:table-cell>
          <table:table-cell table:style-name="ce60" office:value-type="float" office:value="-2.02017390020072" calcext:value-type="float">
            <text:p>-2.02</text:p>
          </table:table-cell>
          <table:table-cell table:style-name="ce55" office:value-type="float" office:value="5.31384545660549" calcext:value-type="float">
            <text:p>5.31</text:p>
          </table:table-cell>
          <table:table-cell table:style-name="ce60" office:value-type="float" office:value="12.6478648134117" calcext:value-type="float">
            <text:p>12.65</text:p>
          </table:table-cell>
          <table:table-cell office:value-type="float" office:value="23.2834806254249" calcext:value-type="float">
            <text:p>23.28</text:p>
          </table:table-cell>
          <table:table-cell office:value-type="float" office:value="-3.84092454112848" calcext:value-type="float">
            <text:p>-3.84</text:p>
          </table:table-cell>
          <table:table-cell office:value-type="float" office:value="-2.02017390020072" calcext:value-type="float">
            <text:p>-2.02</text:p>
          </table:table-cell>
          <table:table-cell office:value-type="float" office:value="5.31384545660549" calcext:value-type="float">
            <text:p>5.31</text:p>
          </table:table-cell>
          <table:table-cell office:value-type="float" office:value="12.6478648134117" calcext:value-type="float">
            <text:p>12.65</text:p>
          </table:table-cell>
          <table:table-cell office:value-type="float" office:value="23.2834806254249" calcext:value-type="float">
            <text:p>23.28</text:p>
          </table:table-cell>
          <table:table-cell table:style-name="ce1" office:value-type="string" calcext:value-type="string">
            <text:p>h7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56" office:value-type="float" office:value="-3.84092454112848" calcext:value-type="float">
            <text:p>-3.84</text:p>
          </table:table-cell>
          <table:table-cell table:style-name="ce56" office:value-type="float" office:value="2.31135282121006" calcext:value-type="float">
            <text:p>2.31</text:p>
          </table:table-cell>
          <table:table-cell table:style-name="ce56" office:value-type="float" office:value="3.73895309313392" calcext:value-type="float">
            <text:p>3.74</text:p>
          </table:table-cell>
          <table:table-cell table:style-name="ce56" office:value-type="float" office:value="4.82664853840925" calcext:value-type="float">
            <text:p>4.83</text:p>
          </table:table-cell>
          <table:table-cell table:style-name="ce56" office:value-type="float" office:value="23.2834806254249" calcext:value-type="float">
            <text:p>23.28</text:p>
          </table:table-cell>
          <table:table-cell table:style-name="ce56" office:value-type="float" office:value="-3.84092454112848" calcext:value-type="float">
            <text:p>-3.84</text:p>
          </table:table-cell>
          <table:table-cell table:style-name="ce56" office:value-type="float" office:value="2.31135282121006" calcext:value-type="float">
            <text:p>2.31</text:p>
          </table:table-cell>
          <table:table-cell table:style-name="ce56" office:value-type="float" office:value="3.73895309313392" calcext:value-type="float">
            <text:p>3.74</text:p>
          </table:table-cell>
          <table:table-cell table:style-name="ce56" office:value-type="float" office:value="4.82664853840925" calcext:value-type="float">
            <text:p>4.83</text:p>
          </table:table-cell>
          <table:table-cell table:style-name="ce56" office:value-type="float" office:value="23.2834806254249" calcext:value-type="float">
            <text:p>23.28</text:p>
          </table:table-cell>
          <table:table-cell table:style-name="ce39" office:value-type="string" calcext:value-type="string">
            <text:p>h7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office:value-type="float" office:value="-14.125" calcext:value-type="float">
            <text:p>-14.13</text:p>
          </table:table-cell>
          <table:table-cell office:value-type="float" office:value="8.5" calcext:value-type="float">
            <text:p>8.50</text:p>
          </table:table-cell>
          <table:table-cell table:style-name="ce65" office:value-type="float" office:value="13.75" calcext:value-type="float">
            <text:p>13.8</text:p>
          </table:table-cell>
          <table:table-cell office:value-type="float" office:value="17.75" calcext:value-type="float">
            <text:p>17.75</text:p>
          </table:table-cell>
          <table:table-cell table:style-name="ce56" office:value-type="float" office:value="85.625" calcext:value-type="float">
            <text:p>85.63</text:p>
          </table:table-cell>
          <table:table-cell table:style-name="ce56" office:value-type="float" office:value="-14.125" calcext:value-type="float">
            <text:p>-14.13</text:p>
          </table:table-cell>
          <table:table-cell table:style-name="ce56" office:value-type="float" office:value="8.5" calcext:value-type="float">
            <text:p>8.50</text:p>
          </table:table-cell>
          <table:table-cell table:style-name="ce65" office:value-type="float" office:value="13.75" calcext:value-type="float">
            <text:p>13.8</text:p>
          </table:table-cell>
          <table:table-cell table:style-name="ce56" office:value-type="float" office:value="17.75" calcext:value-type="float">
            <text:p>17.75</text:p>
          </table:table-cell>
          <table:table-cell table:style-name="ce56" office:value-type="float" office:value="85.625" calcext:value-type="float">
            <text:p>85.63</text:p>
          </table:table-cell>
          <table:table-cell table:style-name="ce39" office:value-type="string" calcext:value-type="string">
            <text:p>h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0" office:value-type="float" office:value="-0.458069062720226" calcext:value-type="float">
            <text:p>-0.46</text:p>
          </table:table-cell>
          <table:table-cell table:style-name="ce60" office:value-type="float" office:value="1.71381598659463" calcext:value-type="float">
            <text:p>1.71</text:p>
          </table:table-cell>
          <table:table-cell table:style-name="ce55" office:value-type="float" office:value="10.0814345000392" calcext:value-type="float">
            <text:p>10.08</text:p>
          </table:table-cell>
          <table:table-cell table:style-name="ce60" office:value-type="float" office:value="18.4490530134838" calcext:value-type="float">
            <text:p>18.45</text:p>
          </table:table-cell>
          <table:table-cell office:value-type="float" office:value="23.53770260747" calcext:value-type="float">
            <text:p>23.54</text:p>
          </table:table-cell>
          <table:table-cell office:value-type="float" office:value="-0.458069062720226" calcext:value-type="float">
            <text:p>-0.46</text:p>
          </table:table-cell>
          <table:table-cell office:value-type="float" office:value="1.71381598659463" calcext:value-type="float">
            <text:p>1.71</text:p>
          </table:table-cell>
          <table:table-cell office:value-type="float" office:value="10.0814345000392" calcext:value-type="float">
            <text:p>10.08</text:p>
          </table:table-cell>
          <table:table-cell office:value-type="float" office:value="18.4490530134838" calcext:value-type="float">
            <text:p>18.45</text:p>
          </table:table-cell>
          <table:table-cell office:value-type="float" office:value="23.53770260747" calcext:value-type="float">
            <text:p>23.54</text:p>
          </table:table-cell>
          <table:table-cell table:style-name="ce1" office:value-type="string" calcext:value-type="string">
            <text:p>h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56" office:value-type="float" office:value="-0.458069062720226" calcext:value-type="float">
            <text:p>-0.46</text:p>
          </table:table-cell>
          <table:table-cell table:style-name="ce56" office:value-type="float" office:value="1.55038759689923" calcext:value-type="float">
            <text:p>1.55</text:p>
          </table:table-cell>
          <table:table-cell table:style-name="ce56" office:value-type="float" office:value="10.7470049330514" calcext:value-type="float">
            <text:p>10.75</text:p>
          </table:table-cell>
          <table:table-cell table:style-name="ce56" office:value-type="float" office:value="14.2706131078224" calcext:value-type="float">
            <text:p>14.27</text:p>
          </table:table-cell>
          <table:table-cell table:style-name="ce56" office:value-type="float" office:value="23.53770260747" calcext:value-type="float">
            <text:p>23.54</text:p>
          </table:table-cell>
          <table:table-cell table:style-name="ce56" office:value-type="float" office:value="-0.458069062720226" calcext:value-type="float">
            <text:p>-0.46</text:p>
          </table:table-cell>
          <table:table-cell table:style-name="ce56" office:value-type="float" office:value="1.55038759689923" calcext:value-type="float">
            <text:p>1.55</text:p>
          </table:table-cell>
          <table:table-cell table:style-name="ce56" office:value-type="float" office:value="10.7470049330514" calcext:value-type="float">
            <text:p>10.75</text:p>
          </table:table-cell>
          <table:table-cell table:style-name="ce56" office:value-type="float" office:value="14.2706131078224" calcext:value-type="float">
            <text:p>14.27</text:p>
          </table:table-cell>
          <table:table-cell table:style-name="ce56" office:value-type="float" office:value="23.53770260747" calcext:value-type="float">
            <text:p>23.54</text:p>
          </table:table-cell>
          <table:table-cell table:style-name="ce39" office:value-type="string" calcext:value-type="string">
            <text:p>h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office:value-type="float" office:value="-1.625" calcext:value-type="float">
            <text:p>-1.63</text:p>
          </table:table-cell>
          <table:table-cell office:value-type="float" office:value="5.5" calcext:value-type="float">
            <text:p>5.50</text:p>
          </table:table-cell>
          <table:table-cell table:style-name="ce65" office:value-type="float" office:value="38.125" calcext:value-type="float">
            <text:p>38.1</text:p>
          </table:table-cell>
          <table:table-cell office:value-type="float" office:value="50.625" calcext:value-type="float">
            <text:p>50.63</text:p>
          </table:table-cell>
          <table:table-cell table:style-name="ce56" office:value-type="float" office:value="83.5" calcext:value-type="float">
            <text:p>83.50</text:p>
          </table:table-cell>
          <table:table-cell table:style-name="ce56" office:value-type="float" office:value="-1.625" calcext:value-type="float">
            <text:p>-1.63</text:p>
          </table:table-cell>
          <table:table-cell table:style-name="ce56" office:value-type="float" office:value="5.5" calcext:value-type="float">
            <text:p>5.50</text:p>
          </table:table-cell>
          <table:table-cell table:style-name="ce65" office:value-type="float" office:value="38.125" calcext:value-type="float">
            <text:p>38.1</text:p>
          </table:table-cell>
          <table:table-cell table:style-name="ce56" office:value-type="float" office:value="50.625" calcext:value-type="float">
            <text:p>50.63</text:p>
          </table:table-cell>
          <table:table-cell table:style-name="ce56" office:value-type="float" office:value="83.5" calcext:value-type="float">
            <text:p>83.50</text:p>
          </table:table-cell>
          <table:table-cell table:style-name="ce39" office:value-type="string" calcext:value-type="string">
            <text:p>h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0" office:value-type="float" office:value="-0.647249190938511" calcext:value-type="float">
            <text:p>-0.65</text:p>
          </table:table-cell>
          <table:table-cell table:style-name="ce60" office:value-type="float" office:value="0.96344750560329" calcext:value-type="float">
            <text:p>0.96</text:p>
          </table:table-cell>
          <table:table-cell table:style-name="ce55" office:value-type="float" office:value="7.25558352311319" calcext:value-type="float">
            <text:p>7.26</text:p>
          </table:table-cell>
          <table:table-cell table:style-name="ce60" office:value-type="float" office:value="13.5477195406231" calcext:value-type="float">
            <text:p>13.55</text:p>
          </table:table-cell>
          <table:table-cell office:value-type="float" office:value="18.8781014023732" calcext:value-type="float">
            <text:p>18.88</text:p>
          </table:table-cell>
          <table:table-cell office:value-type="float" office:value="-0.647249190938511" calcext:value-type="float">
            <text:p>-0.65</text:p>
          </table:table-cell>
          <table:table-cell office:value-type="float" office:value="0.96344750560329" calcext:value-type="float">
            <text:p>0.96</text:p>
          </table:table-cell>
          <table:table-cell office:value-type="float" office:value="7.25558352311319" calcext:value-type="float">
            <text:p>7.26</text:p>
          </table:table-cell>
          <table:table-cell office:value-type="float" office:value="13.5477195406231" calcext:value-type="float">
            <text:p>13.55</text:p>
          </table:table-cell>
          <table:table-cell office:value-type="float" office:value="18.8781014023732" calcext:value-type="float">
            <text:p>18.88</text:p>
          </table:table-cell>
          <table:table-cell table:style-name="ce1" office:value-type="string" calcext:value-type="string">
            <text:p>h9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style-name="ce56" office:value-type="float" office:value="-0.647249190938511" calcext:value-type="float">
            <text:p>-0.65</text:p>
          </table:table-cell>
          <table:table-cell table:style-name="ce56" office:value-type="float" office:value="0.539374325782093" calcext:value-type="float">
            <text:p>0.54</text:p>
          </table:table-cell>
          <table:table-cell table:style-name="ce56" office:value-type="float" office:value="8.23444804027328" calcext:value-type="float">
            <text:p>8.23</text:p>
          </table:table-cell>
          <table:table-cell table:style-name="ce56" office:value-type="float" office:value="9.92448759439051" calcext:value-type="float">
            <text:p>9.92</text:p>
          </table:table-cell>
          <table:table-cell table:style-name="ce56" office:value-type="float" office:value="18.8781014023732" calcext:value-type="float">
            <text:p>18.88</text:p>
          </table:table-cell>
          <table:table-cell table:style-name="ce56" office:value-type="float" office:value="-0.647249190938511" calcext:value-type="float">
            <text:p>-0.65</text:p>
          </table:table-cell>
          <table:table-cell table:style-name="ce56" office:value-type="float" office:value="0.539374325782093" calcext:value-type="float">
            <text:p>0.54</text:p>
          </table:table-cell>
          <table:table-cell table:style-name="ce56" office:value-type="float" office:value="8.23444804027328" calcext:value-type="float">
            <text:p>8.23</text:p>
          </table:table-cell>
          <table:table-cell table:style-name="ce56" office:value-type="float" office:value="9.92448759439051" calcext:value-type="float">
            <text:p>9.92</text:p>
          </table:table-cell>
          <table:table-cell table:style-name="ce56" office:value-type="float" office:value="18.8781014023732" calcext:value-type="float">
            <text:p>18.88</text:p>
          </table:table-cell>
          <table:table-cell table:style-name="ce39" office:value-type="string" calcext:value-type="string">
            <text:p>h9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office:value-type="float" office:value="-4.125" calcext:value-type="float">
            <text:p>-4.13</text:p>
          </table:table-cell>
          <table:table-cell office:value-type="float" office:value="1.75" calcext:value-type="float">
            <text:p>1.75</text:p>
          </table:table-cell>
          <table:table-cell table:style-name="ce65" office:value-type="float" office:value="28.5416666666667" calcext:value-type="float">
            <text:p>28.5</text:p>
          </table:table-cell>
          <table:table-cell office:value-type="float" office:value="36.8125" calcext:value-type="float">
            <text:p>36.81</text:p>
          </table:table-cell>
          <table:table-cell table:style-name="ce56" office:value-type="float" office:value="74.375" calcext:value-type="float">
            <text:p>74.38</text:p>
          </table:table-cell>
          <table:table-cell table:style-name="ce56" office:value-type="float" office:value="-4.125" calcext:value-type="float">
            <text:p>-4.13</text:p>
          </table:table-cell>
          <table:table-cell table:style-name="ce56" office:value-type="float" office:value="1.75" calcext:value-type="float">
            <text:p>1.75</text:p>
          </table:table-cell>
          <table:table-cell table:style-name="ce65" office:value-type="float" office:value="28.5416666666667" calcext:value-type="float">
            <text:p>28.5</text:p>
          </table:table-cell>
          <table:table-cell table:style-name="ce56" office:value-type="float" office:value="36.8125" calcext:value-type="float">
            <text:p>36.81</text:p>
          </table:table-cell>
          <table:table-cell table:style-name="ce56" office:value-type="float" office:value="74.375" calcext:value-type="float">
            <text:p>74.38</text:p>
          </table:table-cell>
          <table:table-cell table:style-name="ce39" office:value-type="string" calcext:value-type="string">
            <text:p>h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0" office:value-type="float" office:value="-1.16979794399149" calcext:value-type="float">
            <text:p>-1.17</text:p>
          </table:table-cell>
          <table:table-cell table:style-name="ce60" office:value-type="float" office:value="0.99339425485743" calcext:value-type="float">
            <text:p>0.99</text:p>
          </table:table-cell>
          <table:table-cell table:style-name="ce55" office:value-type="float" office:value="8.07042419945646" calcext:value-type="float">
            <text:p>8.07</text:p>
          </table:table-cell>
          <table:table-cell table:style-name="ce60" office:value-type="float" office:value="15.1474541440555" calcext:value-type="float">
            <text:p>15.15</text:p>
          </table:table-cell>
          <table:table-cell office:value-type="float" office:value="21.0918114143921" calcext:value-type="float">
            <text:p>21.09</text:p>
          </table:table-cell>
          <table:table-cell office:value-type="float" office:value="-1.16979794399149" calcext:value-type="float">
            <text:p>-1.17</text:p>
          </table:table-cell>
          <table:table-cell office:value-type="float" office:value="0.99339425485743" calcext:value-type="float">
            <text:p>0.99</text:p>
          </table:table-cell>
          <table:table-cell office:value-type="float" office:value="8.07042419945646" calcext:value-type="float">
            <text:p>8.07</text:p>
          </table:table-cell>
          <table:table-cell office:value-type="float" office:value="15.1474541440555" calcext:value-type="float">
            <text:p>15.15</text:p>
          </table:table-cell>
          <table:table-cell office:value-type="float" office:value="21.0918114143921" calcext:value-type="float">
            <text:p>21.09</text:p>
          </table:table-cell>
          <table:table-cell table:style-name="ce1" office:value-type="string" calcext:value-type="string">
            <text:p>h10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71" office:value-type="float" office:value="-1.16979794399149" calcext:value-type="float">
            <text:p>-1.17</text:p>
          </table:table-cell>
          <table:table-cell table:style-name="ce71" office:value-type="float" office:value="0.389932647997164" calcext:value-type="float">
            <text:p>0.39</text:p>
          </table:table-cell>
          <table:table-cell table:style-name="ce71" office:value-type="float" office:value="8.75576036866359" calcext:value-type="float">
            <text:p>8.76</text:p>
          </table:table-cell>
          <table:table-cell table:style-name="ce71" office:value-type="float" office:value="12.4069478908189" calcext:value-type="float">
            <text:p>12.41</text:p>
          </table:table-cell>
          <table:table-cell table:style-name="ce71" office:value-type="float" office:value="21.0918114143921" calcext:value-type="float">
            <text:p>21.09</text:p>
          </table:table-cell>
          <table:table-cell table:style-name="ce71" office:value-type="float" office:value="-1.16979794399149" calcext:value-type="float">
            <text:p>-1.17</text:p>
          </table:table-cell>
          <table:table-cell table:style-name="ce71" office:value-type="float" office:value="0.389932647997164" calcext:value-type="float">
            <text:p>0.39</text:p>
          </table:table-cell>
          <table:table-cell table:style-name="ce71" office:value-type="float" office:value="8.75576036866359" calcext:value-type="float">
            <text:p>8.76</text:p>
          </table:table-cell>
          <table:table-cell table:style-name="ce71" office:value-type="float" office:value="12.4069478908189" calcext:value-type="float">
            <text:p>12.41</text:p>
          </table:table-cell>
          <table:table-cell table:style-name="ce71" office:value-type="float" office:value="21.0918114143921" calcext:value-type="float">
            <text:p>21.09</text:p>
          </table:table-cell>
          <table:table-cell table:style-name="ce73" office:value-type="string" calcext:value-type="string">
            <text:p>h10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71" office:value-type="float" office:value="-4.125" calcext:value-type="float">
            <text:p>-4.13</text:p>
          </table:table-cell>
          <table:table-cell table:style-name="ce71" office:value-type="float" office:value="1.375" calcext:value-type="float">
            <text:p>1.38</text:p>
          </table:table-cell>
          <table:table-cell table:style-name="ce75" office:value-type="float" office:value="30.875" calcext:value-type="float">
            <text:p>30.9</text:p>
          </table:table-cell>
          <table:table-cell table:style-name="ce71" office:value-type="float" office:value="43.75" calcext:value-type="float">
            <text:p>43.75</text:p>
          </table:table-cell>
          <table:table-cell table:style-name="ce71" office:value-type="float" office:value="74.375" calcext:value-type="float">
            <text:p>74.38</text:p>
          </table:table-cell>
          <table:table-cell table:style-name="ce71" office:value-type="float" office:value="-4.125" calcext:value-type="float">
            <text:p>-4.13</text:p>
          </table:table-cell>
          <table:table-cell table:style-name="ce71" office:value-type="float" office:value="1.375" calcext:value-type="float">
            <text:p>1.38</text:p>
          </table:table-cell>
          <table:table-cell table:style-name="ce75" office:value-type="float" office:value="30.875" calcext:value-type="float">
            <text:p>30.9</text:p>
          </table:table-cell>
          <table:table-cell table:style-name="ce71" office:value-type="float" office:value="43.75" calcext:value-type="float">
            <text:p>43.75</text:p>
          </table:table-cell>
          <table:table-cell table:style-name="ce71" office:value-type="float" office:value="74.375" calcext:value-type="float">
            <text:p>74.38</text:p>
          </table:table-cell>
          <table:table-cell table:style-name="ce73" office:value-type="string" calcext:value-type="string">
            <text:p>h10</text:p>
          </table:table-cell>
        </table:table-row>
        <table:table-row table:style-name="ro1" table:number-rows-repeated="104855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  <table:database-ranges>
        <table:database-range table:name="__Anonymous_Sheet_DB__1" table:target-range-address="iperf_test1_1000PS.AA26:iperf_test1_1000PS.AA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4:59:20.970279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7:07:54.832726114</meta:creation-date>
    <dc:date>2015-12-09T14:57:46.076000000</dc:date>
    <meta:editing-duration>P22DT4H30M11S</meta:editing-duration>
    <meta:editing-cycles>180</meta:editing-cycles>
    <meta:generator>LibreOffice/4.2.8.2$Linux_X86_64 LibreOffice_project/420m0$Build-2</meta:generator>
    <meta:document-statistic meta:table-count="3" meta:cell-count="4257" meta:object-count="2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952cm" style:legend-expansion="high" chart:style-name="ch2"/>
        <chart:plot-area chart:style-name="ch3" table:cell-range-address="ping_test1_1000PS.U3:ping_test1_1000PS.U12 ping_test1_1000PS.AE2:ping_test1_1000PS.AE12 ping_test1_1000PS.AS2:ping_test1_1000PS.AS12" chart:data-source-has-labels="both" svg:x="0.32cm" svg:y="0.18cm" svg:width="12.7cm" svg:height="8.64cm">
          <chartooo:coordinate-region svg:x="1.629cm" svg:y="0.379cm" svg:width="11.391cm" svg:height="7.794cm"/>
          <chart:axis chart:dimension="x" chart:name="primary-x" chart:style-name="ch4" chartooo:axis-type="auto">
            <chartooo:date-scale/>
            <chart:categories table:cell-range-address="ping_test1_1000PS.U3:ping_test1_1000PS.U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ng_test1_1000PS.AE3:ping_test1_1000PS.AE12" chart:label-cell-address="ping_test1_1000PS.AE2:ping_test1_1000PS.AE2" chart:class="chart:bar">
            <chart:data-point chart:repeated="10"/>
          </chart:series>
          <chart:series chart:style-name="ch8" chart:values-cell-range-address="ping_test1_1000PS.AS3:ping_test1_1000PS.AS12" chart:label-cell-address="ping_test1_1000PS.AS2:ping_test1_1000PS.AS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ping_test1_1000PS.AE2:ping_test1_1000PS.AE2</svg:desc>
                </draw:g>
              </table:table-cell>
              <table:table-cell office:value-type="string">
                <text:p/>
                <draw:g>
                  <svg:desc>ping_test1_1000PS.AS2:ping_test1_1000PS.A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1</text:p>
                <draw:g>
                  <svg:desc>ping_test1_1000PS.U3:ping_test1_1000PS.U12</svg:desc>
                </draw:g>
              </table:table-cell>
              <table:table-cell office:value-type="float" office:value="28.9878869471163">
                <text:p>28.9878869471163</text:p>
                <draw:g>
                  <svg:desc>ping_test1_1000PS.AE3:ping_test1_1000PS.AE12</svg:desc>
                </draw:g>
              </table:table-cell>
              <table:table-cell office:value-type="float" office:value="16.7618733785165">
                <text:p>16.7618733785165</text:p>
                <draw:g>
                  <svg:desc>ping_test1_1000PS.AS3:ping_test1_1000PS.AS12</svg:desc>
                </draw:g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23.7630980771505">
                <text:p>23.7630980771505</text:p>
              </table:table-cell>
              <table:table-cell office:value-type="float" office:value="18.6884384310292">
                <text:p>18.6884384310292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23.4220982019417">
                <text:p>23.4220982019417</text:p>
              </table:table-cell>
              <table:table-cell office:value-type="float" office:value="17.5145407968489">
                <text:p>17.5145407968489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26.7172766693886">
                <text:p>26.7172766693886</text:p>
              </table:table-cell>
              <table:table-cell office:value-type="float" office:value="19.0319490039564">
                <text:p>19.0319490039564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23.0746581087457">
                <text:p>23.0746581087457</text:p>
              </table:table-cell>
              <table:table-cell office:value-type="float" office:value="11.0182634281044">
                <text:p>11.0182634281044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30.4962560465054">
                <text:p>30.4962560465054</text:p>
              </table:table-cell>
              <table:table-cell office:value-type="float" office:value="14.3221565574021">
                <text:p>14.3221565574021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19.5848022676104">
                <text:p>19.5848022676104</text:p>
              </table:table-cell>
              <table:table-cell office:value-type="float" office:value="7.12991094706665">
                <text:p>7.12991094706665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30.3710303575091">
                <text:p>30.3710303575091</text:p>
              </table:table-cell>
              <table:table-cell office:value-type="float" office:value="14.4182709130178">
                <text:p>14.4182709130178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34.047540898787">
                <text:p>34.047540898787</text:p>
              </table:table-cell>
              <table:table-cell office:value-type="float" office:value="21.9570138307264">
                <text:p>21.9570138307264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39.6374094427768">
                <text:p>39.6374094427768</text:p>
              </table:table-cell>
              <table:table-cell office:value-type="float" office:value="26.1943227214044">
                <text:p>26.19432272140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6cm" svg:height="6.986cm" xlink:href="." xlink:type="simple" chart:class="chart:line" chart:style-name="ch1">
        <chart:legend chart:legend-position="end" svg:x="9.245cm" svg:y="2.945cm" style:legend-expansion="high" chart:style-name="ch2"/>
        <chart:plot-area chart:style-name="ch3" chart:data-source-has-labels="both" svg:x="0.202cm" svg:y="0.139cm" svg:width="8.841cm" svg:height="6.708cm">
          <chartooo:coordinate-region svg:x="1.009cm" svg:y="0.338cm" svg:width="7.754cm" svg:height="5.862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h1</text:p>
              </table:table-cell>
              <table:table-cell office:value-type="float" office:value="166.2189">
                <text:p>166.2189</text:p>
              </table:table-cell>
              <table:table-cell office:value-type="float" office:value="166.52519">
                <text:p>166.52519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166.2263">
                <text:p>166.2263</text:p>
              </table:table-cell>
              <table:table-cell office:value-type="float" office:value="166.5357">
                <text:p>166.5357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147.19049">
                <text:p>147.19049</text:p>
              </table:table-cell>
              <table:table-cell office:value-type="float" office:value="147.4811">
                <text:p>147.4811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116.1592">
                <text:p>116.1592</text:p>
              </table:table-cell>
              <table:table-cell office:value-type="float" office:value="116.4446">
                <text:p>116.4446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222.2115">
                <text:p>222.2115</text:p>
              </table:table-cell>
              <table:table-cell office:value-type="float" office:value="222.6534">
                <text:p>222.6534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163.2182">
                <text:p>163.2182</text:p>
              </table:table-cell>
              <table:table-cell office:value-type="float" office:value="163.5438">
                <text:p>163.5438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300.32516">
                <text:p>300.32516</text:p>
              </table:table-cell>
              <table:table-cell office:value-type="float" office:value="300.81842">
                <text:p>300.81842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250.26273">
                <text:p>250.26273</text:p>
              </table:table-cell>
              <table:table-cell office:value-type="float" office:value="250.69551">
                <text:p>250.69551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272.2296">
                <text:p>272.2296</text:p>
              </table:table-cell>
              <table:table-cell office:value-type="float" office:value="272.76477">
                <text:p>272.7647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6cm" svg:height="7.624cm" xlink:href="." xlink:type="simple" chart:class="chart:line" chart:style-name="ch1">
        <chart:legend chart:legend-position="end" svg:x="8.372cm" svg:y="3.264cm" style:legend-expansion="high" chart:style-name="ch2"/>
        <chart:plot-area chart:style-name="ch3" chart:data-source-has-labels="both" svg:x="0.202cm" svg:y="0.152cm" svg:width="7.968cm" svg:height="7.32cm">
          <chartooo:coordinate-region svg:x="1.009cm" svg:y="0.352cm" svg:width="6.881cm" svg:height="6.47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 min</text:p>
              </table:table-cell>
              <table:table-cell office:value-type="string">
                <text:p>rtt avg</text:p>
              </table:table-cell>
            </table:table-row>
          </table:table-header-rows>
          <table:table-rows>
            <table:table-row>
              <table:table-cell office:value-type="string">
                <text:p>h2</text:p>
              </table:table-cell>
              <table:table-cell office:value-type="float" office:value="150.1694">
                <text:p>150.1694</text:p>
              </table:table-cell>
              <table:table-cell office:value-type="float" office:value="150.47891">
                <text:p>150.47891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166.1858">
                <text:p>166.1858</text:p>
              </table:table-cell>
              <table:table-cell office:value-type="float" office:value="166.5551">
                <text:p>166.5551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175.2141">
                <text:p>175.2141</text:p>
              </table:table-cell>
              <table:table-cell office:value-type="float" office:value="175.542">
                <text:p>175.542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182.24449">
                <text:p>182.24449</text:p>
              </table:table-cell>
              <table:table-cell office:value-type="float" office:value="182.5831">
                <text:p>182.5831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156.1675">
                <text:p>156.1675</text:p>
              </table:table-cell>
              <table:table-cell office:value-type="float" office:value="156.42659">
                <text:p>156.42659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229.23251">
                <text:p>229.23251</text:p>
              </table:table-cell>
              <table:table-cell office:value-type="float" office:value="229.68257">
                <text:p>229.68257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234.1943">
                <text:p>234.1943</text:p>
              </table:table-cell>
              <table:table-cell office:value-type="float" office:value="234.59502">
                <text:p>234.59502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316.2869">
                <text:p>316.2869</text:p>
              </table:table-cell>
              <table:table-cell office:value-type="float" office:value="316.86612">
                <text:p>316.86612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338.3692">
                <text:p>338.3692</text:p>
              </table:table-cell>
              <table:table-cell office:value-type="float" office:value="338.9227">
                <text:p>338.922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27cm" svg:height="7.412cm" xlink:href=".." xlink:type="simple" chart:class="chart:line" chart:style-name="ch1">
        <chart:legend chart:legend-position="end" svg:x="9.27cm" svg:y="3.158cm" style:legend-expansion="high" chart:style-name="ch2"/>
        <chart:plot-area chart:style-name="ch3" table:cell-range-address="ping_test1_1000PS.B12:ping_test1_1000PS.B20 ping_test1_1000PS.E11:ping_test1_1000PS.F20" chart:data-source-has-labels="both" svg:x="0.228cm" svg:y="0.148cm" svg:width="8.814cm" svg:height="7.116cm">
          <chartooo:coordinate-region svg:x="1.035cm" svg:y="0.347cm" svg:width="7.635cm" svg:height="6.27cm"/>
          <chart:axis chart:dimension="x" chart:name="primary-x" chart:style-name="ch4" chartooo:axis-type="auto">
            <chartooo:date-scale/>
            <chart:categories table:cell-range-address="ping_test1_1000PS.B12:ping_test1_1000PS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1000PS.E12:ping_test1_1000PS.E20" chart:label-cell-address="ping_test1_1000PS.E11:ping_test1_1000PS.E11" chart:class="chart:line">
            <chart:data-point chart:repeated="9"/>
          </chart:series>
          <chart:series chart:style-name="ch7" chart:values-cell-range-address="ping_test1_1000PS.F12:ping_test1_1000PS.F20" chart:label-cell-address="ping_test1_1000PS.F11:ping_test1_1000PS.F1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05.6245</text:p>
                <draw:g>
                  <svg:desc>ping_test1_1000PS.E11:ping_test1_1000PS.E11</svg:desc>
                </draw:g>
              </table:table-cell>
              <table:table-cell office:value-type="string">
                <text:p>1510.9</text:p>
                <draw:g>
                  <svg:desc>ping_test1_1000PS.F11:ping_test1_1000PS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ing_test1_1000PS.B12:ping_test1_1000PS.B20</svg:desc>
                </draw:g>
              </table:table-cell>
              <table:table-cell office:value-type="float" office:value="NaN">
                <text:p>NaN</text:p>
                <draw:g>
                  <svg:desc>ping_test1_1000PS.E12:ping_test1_1000PS.E20</svg:desc>
                </draw:g>
              </table:table-cell>
              <table:table-cell office:value-type="float" office:value="NaN">
                <text:p>NaN</text:p>
                <draw:g>
                  <svg:desc>ping_test1_1000PS.F12:ping_test1_1000PS.F20</svg:desc>
                </draw:g>
              </table:table-cell>
            </table:table-row>
            <table:table-row>
              <table:table-cell office:value-type="string">
                <text:p>h1</text:p>
              </table:table-cell>
              <table:table-cell office:value-type="float" office:value="495.4815">
                <text:p>495.4815</text:p>
              </table:table-cell>
              <table:table-cell office:value-type="float" office:value="1195.6526">
                <text:p>1195.6526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467.12463">
                <text:p>467.12463</text:p>
              </table:table-cell>
              <table:table-cell office:value-type="float" office:value="1168.9823">
                <text:p>1168.9823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522.98816">
                <text:p>522.98816</text:p>
              </table:table-cell>
              <table:table-cell office:value-type="float" office:value="1224.4559">
                <text:p>1224.4559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500.79575">
                <text:p>500.79575</text:p>
              </table:table-cell>
              <table:table-cell office:value-type="float" office:value="1205.9775">
                <text:p>1205.9775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570.9869">
                <text:p>570.9869</text:p>
              </table:table-cell>
              <table:table-cell office:value-type="float" office:value="1268.5603">
                <text:p>1268.5603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631.26776">
                <text:p>631.26776</text:p>
              </table:table-cell>
              <table:table-cell office:value-type="float" office:value="1324.9303">
                <text:p>1324.9303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713.438">
                <text:p>713.438</text:p>
              </table:table-cell>
              <table:table-cell office:value-type="float" office:value="1419.1014">
                <text:p>1419.1014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753.9254">
                <text:p>753.9254</text:p>
              </table:table-cell>
              <table:table-cell office:value-type="float" office:value="1443.8451">
                <text:p>1443.845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11cm" svg:height="7.571cm" xlink:href=".." xlink:type="simple" chart:class="chart:line" chart:style-name="ch1">
        <chart:legend chart:legend-position="end" svg:x="8.554cm" svg:y="3.237cm" style:legend-expansion="high" chart:style-name="ch2"/>
        <chart:plot-area chart:style-name="ch3" table:cell-range-address="ping_test1_1000PS.B32:ping_test1_1000PS.B40 ping_test1_1000PS.E31:ping_test1_1000PS.F40" chart:data-source-has-labels="both" svg:x="0.214cm" svg:y="0.151cm" svg:width="8.126cm" svg:height="7.269cm">
          <chartooo:coordinate-region svg:x="1.021cm" svg:y="0.35cm" svg:width="6.947cm" svg:height="6.423cm"/>
          <chart:axis chart:dimension="x" chart:name="primary-x" chart:style-name="ch4" chartooo:axis-type="auto">
            <chartooo:date-scale/>
            <chart:categories table:cell-range-address="ping_test1_1000PS.B32:ping_test1_1000PS.B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1000PS.E32:ping_test1_1000PS.E40" chart:label-cell-address="ping_test1_1000PS.E31:ping_test1_1000PS.E31" chart:class="chart:line">
            <chart:data-point chart:repeated="9"/>
          </chart:series>
          <chart:series chart:style-name="ch7" chart:values-cell-range-address="ping_test1_1000PS.F32:ping_test1_1000PS.F40" chart:label-cell-address="ping_test1_1000PS.F31:ping_test1_1000PS.F3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74.5315</text:p>
                <draw:g>
                  <svg:desc>ping_test1_1000PS.E31:ping_test1_1000PS.E31</svg:desc>
                </draw:g>
              </table:table-cell>
              <table:table-cell office:value-type="string">
                <text:p>1477.5</text:p>
                <draw:g>
                  <svg:desc>ping_test1_1000PS.F31:ping_test1_1000PS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ing_test1_1000PS.B32:ping_test1_1000PS.B40</svg:desc>
                </draw:g>
              </table:table-cell>
              <table:table-cell office:value-type="float" office:value="NaN">
                <text:p>NaN</text:p>
                <draw:g>
                  <svg:desc>ping_test1_1000PS.E32:ping_test1_1000PS.E40</svg:desc>
                </draw:g>
              </table:table-cell>
              <table:table-cell office:value-type="float" office:value="NaN">
                <text:p>NaN</text:p>
                <draw:g>
                  <svg:desc>ping_test1_1000PS.F32:ping_test1_1000PS.F40</svg:desc>
                </draw:g>
              </table:table-cell>
            </table:table-row>
            <table:table-row>
              <table:table-cell office:value-type="string">
                <text:p>h1</text:p>
              </table:table-cell>
              <table:table-cell office:value-type="float" office:value="518.6896">
                <text:p>518.6896</text:p>
              </table:table-cell>
              <table:table-cell office:value-type="float" office:value="1226.7823">
                <text:p>1226.7823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512.1125">
                <text:p>512.1125</text:p>
              </table:table-cell>
              <table:table-cell office:value-type="float" office:value="1221.2869">
                <text:p>1221.2869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507.55588">
                <text:p>507.55588</text:p>
              </table:table-cell>
              <table:table-cell office:value-type="float" office:value="1223.4133">
                <text:p>1223.4133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551.7315">
                <text:p>551.7315</text:p>
              </table:table-cell>
              <table:table-cell office:value-type="float" office:value="1251.775">
                <text:p>1251.775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614.73004">
                <text:p>614.73004</text:p>
              </table:table-cell>
              <table:table-cell office:value-type="float" office:value="1312.0664">
                <text:p>1312.0664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659.30835">
                <text:p>659.30835</text:p>
              </table:table-cell>
              <table:table-cell office:value-type="float" office:value="1356.2916">
                <text:p>1356.2916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754.4072">
                <text:p>754.4072</text:p>
              </table:table-cell>
              <table:table-cell office:value-type="float" office:value="1459.217">
                <text:p>1459.217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789.42725">
                <text:p>789.42725</text:p>
              </table:table-cell>
              <table:table-cell office:value-type="float" office:value="1478.9054">
                <text:p>1478.905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24cm" svg:height="7.837cm" xlink:href=".." xlink:type="simple" chart:class="chart:line" chart:style-name="ch1">
        <chart:legend chart:legend-position="end" svg:x="7.893cm" svg:y="3.37cm" style:legend-expansion="high" chart:style-name="ch2"/>
        <chart:plot-area chart:style-name="ch3" table:cell-range-address="ping_test1_1000PS.B42:ping_test1_1000PS.B50 ping_test1_1000PS.E41:ping_test1_1000PS.F50" chart:data-source-has-labels="both" svg:x="0.2cm" svg:y="0.156cm" svg:width="7.493cm" svg:height="7.525cm">
          <chartooo:coordinate-region svg:x="1.007cm" svg:y="0.355cm" svg:width="6.314cm" svg:height="6.679cm"/>
          <chart:axis chart:dimension="x" chart:name="primary-x" chart:style-name="ch4" chartooo:axis-type="auto">
            <chartooo:date-scale/>
            <chart:categories table:cell-range-address="ping_test1_1000PS.B42:ping_test1_1000PS.B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1000PS.E42:ping_test1_1000PS.E50" chart:label-cell-address="ping_test1_1000PS.E41:ping_test1_1000PS.E41" chart:class="chart:line">
            <chart:data-point chart:repeated="9"/>
          </chart:series>
          <chart:series chart:style-name="ch7" chart:values-cell-range-address="ping_test1_1000PS.F42:ping_test1_1000PS.F50" chart:label-cell-address="ping_test1_1000PS.F41:ping_test1_1000PS.F4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50.1168</text:p>
                <draw:g>
                  <svg:desc>ping_test1_1000PS.E41:ping_test1_1000PS.E41</svg:desc>
                </draw:g>
              </table:table-cell>
              <table:table-cell office:value-type="string">
                <text:p>1553.1</text:p>
                <draw:g>
                  <svg:desc>ping_test1_1000PS.F41:ping_test1_1000PS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ing_test1_1000PS.B42:ping_test1_1000PS.B50</svg:desc>
                </draw:g>
              </table:table-cell>
              <table:table-cell office:value-type="float" office:value="NaN">
                <text:p>NaN</text:p>
                <draw:g>
                  <svg:desc>ping_test1_1000PS.E42:ping_test1_1000PS.E50</svg:desc>
                </draw:g>
              </table:table-cell>
              <table:table-cell office:value-type="float" office:value="NaN">
                <text:p>NaN</text:p>
                <draw:g>
                  <svg:desc>ping_test1_1000PS.F42:ping_test1_1000PS.F50</svg:desc>
                </draw:g>
              </table:table-cell>
            </table:table-row>
            <table:table-row>
              <table:table-cell office:value-type="string">
                <text:p>h1</text:p>
              </table:table-cell>
              <table:table-cell office:value-type="float" office:value="508.46976">
                <text:p>508.46976</text:p>
              </table:table-cell>
              <table:table-cell office:value-type="float" office:value="1225.1572">
                <text:p>1225.1572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509.8985">
                <text:p>509.8985</text:p>
              </table:table-cell>
              <table:table-cell office:value-type="float" office:value="1229.7129">
                <text:p>1229.7129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477.85837">
                <text:p>477.85837</text:p>
              </table:table-cell>
              <table:table-cell office:value-type="float" office:value="1168.9755">
                <text:p>1168.9755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549.3101">
                <text:p>549.3101</text:p>
              </table:table-cell>
              <table:table-cell office:value-type="float" office:value="1263.8776">
                <text:p>1263.8776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599.973">
                <text:p>599.973</text:p>
              </table:table-cell>
              <table:table-cell office:value-type="float" office:value="1311.2058">
                <text:p>1311.2058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540.37177">
                <text:p>540.37177</text:p>
              </table:table-cell>
              <table:table-cell office:value-type="float" office:value="1253.0942">
                <text:p>1253.0942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736.9375">
                <text:p>736.9375</text:p>
              </table:table-cell>
              <table:table-cell office:value-type="float" office:value="1438.7126">
                <text:p>1438.7126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663.9166">
                <text:p>663.9166</text:p>
              </table:table-cell>
              <table:table-cell office:value-type="float" office:value="1353.958">
                <text:p>1353.95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95cm" svg:height="7.146cm" xlink:href=".." xlink:type="simple" chart:class="chart:line" chart:style-name="ch1">
        <chart:legend chart:legend-position="end" svg:x="8.638cm" svg:y="3.025cm" style:legend-expansion="high" chart:style-name="ch2"/>
        <chart:plot-area chart:style-name="ch3" table:cell-range-address="ping_test1_1000PS.B52:ping_test1_1000PS.B60 ping_test1_1000PS.E51:ping_test1_1000PS.F60" chart:data-source-has-labels="both" svg:x="0.215cm" svg:y="0.142cm" svg:width="8.208cm" svg:height="6.862cm">
          <chartooo:coordinate-region svg:x="1.022cm" svg:y="0.341cm" svg:width="7.029cm" svg:height="6.016cm"/>
          <chart:axis chart:dimension="x" chart:name="primary-x" chart:style-name="ch4" chartooo:axis-type="auto">
            <chartooo:date-scale/>
            <chart:categories table:cell-range-address="ping_test1_1000PS.B52:ping_test1_1000PS.B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1000PS.E52:ping_test1_1000PS.E60" chart:label-cell-address="ping_test1_1000PS.E51:ping_test1_1000PS.E51" chart:class="chart:line">
            <chart:data-point chart:repeated="9"/>
          </chart:series>
          <chart:series chart:style-name="ch7" chart:values-cell-range-address="ping_test1_1000PS.F52:ping_test1_1000PS.F60" chart:label-cell-address="ping_test1_1000PS.F51:ping_test1_1000PS.F5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24.4878</text:p>
                <draw:g>
                  <svg:desc>ping_test1_1000PS.E51:ping_test1_1000PS.E51</svg:desc>
                </draw:g>
              </table:table-cell>
              <table:table-cell office:value-type="string">
                <text:p>1415.3</text:p>
                <draw:g>
                  <svg:desc>ping_test1_1000PS.F51:ping_test1_1000PS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ing_test1_1000PS.B52:ping_test1_1000PS.B60</svg:desc>
                </draw:g>
              </table:table-cell>
              <table:table-cell office:value-type="float" office:value="NaN">
                <text:p>NaN</text:p>
                <draw:g>
                  <svg:desc>ping_test1_1000PS.E52:ping_test1_1000PS.E60</svg:desc>
                </draw:g>
              </table:table-cell>
              <table:table-cell office:value-type="float" office:value="NaN">
                <text:p>NaN</text:p>
                <draw:g>
                  <svg:desc>ping_test1_1000PS.F52:ping_test1_1000PS.F60</svg:desc>
                </draw:g>
              </table:table-cell>
            </table:table-row>
            <table:table-row>
              <table:table-cell office:value-type="string">
                <text:p>h1</text:p>
              </table:table-cell>
              <table:table-cell office:value-type="float" office:value="538.1486">
                <text:p>538.1486</text:p>
              </table:table-cell>
              <table:table-cell office:value-type="float" office:value="1234.1633">
                <text:p>1234.1633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571.7989">
                <text:p>571.7989</text:p>
              </table:table-cell>
              <table:table-cell office:value-type="float" office:value="1261.7915">
                <text:p>1261.7915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558.74225">
                <text:p>558.74225</text:p>
              </table:table-cell>
              <table:table-cell office:value-type="float" office:value="1262.3453">
                <text:p>1262.3453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588.6086">
                <text:p>588.6086</text:p>
              </table:table-cell>
              <table:table-cell office:value-type="float" office:value="1287.0106">
                <text:p>1287.0106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600.84607">
                <text:p>600.84607</text:p>
              </table:table-cell>
              <table:table-cell office:value-type="float" office:value="1314.2295">
                <text:p>1314.2295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713.33264">
                <text:p>713.33264</text:p>
              </table:table-cell>
              <table:table-cell office:value-type="float" office:value="1410.9221">
                <text:p>1410.9221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604.64777">
                <text:p>604.64777</text:p>
              </table:table-cell>
              <table:table-cell office:value-type="float" office:value="1307.847">
                <text:p>1307.847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807.807">
                <text:p>807.807</text:p>
              </table:table-cell>
              <table:table-cell office:value-type="float" office:value="1513.5568">
                <text:p>1513.556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18cm" svg:height="7.013cm" xlink:href=".." xlink:type="simple" chart:class="chart:line" chart:style-name="ch1">
        <chart:legend chart:legend-position="end" svg:x="7.075cm" svg:y="2.958cm" style:legend-expansion="high" chart:style-name="ch2"/>
        <chart:plot-area chart:style-name="ch3" table:cell-range-address="ping_test1_1000PS.B62:ping_test1_1000PS.B70 ping_test1_1000PS.E61:ping_test1_1000PS.F70" chart:data-source-has-labels="both" svg:x="0.188cm" svg:y="0.14cm" svg:width="6.699cm" svg:height="6.733cm">
          <chartooo:coordinate-region svg:x="0.995cm" svg:y="0.339cm" svg:width="5.521cm" svg:height="5.887cm"/>
          <chart:axis chart:dimension="x" chart:name="primary-x" chart:style-name="ch4" chartooo:axis-type="auto">
            <chartooo:date-scale/>
            <chart:categories table:cell-range-address="ping_test1_1000PS.B62:ping_test1_1000PS.B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1000PS.E62:ping_test1_1000PS.E70" chart:label-cell-address="ping_test1_1000PS.E61:ping_test1_1000PS.E61" chart:class="chart:line">
            <chart:data-point chart:repeated="9"/>
          </chart:series>
          <chart:series chart:style-name="ch7" chart:values-cell-range-address="ping_test1_1000PS.F62:ping_test1_1000PS.F70" chart:label-cell-address="ping_test1_1000PS.F61:ping_test1_1000PS.F6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02.00525</text:p>
                <draw:g>
                  <svg:desc>ping_test1_1000PS.E61:ping_test1_1000PS.E61</svg:desc>
                </draw:g>
              </table:table-cell>
              <table:table-cell office:value-type="string">
                <text:p>1610.5</text:p>
                <draw:g>
                  <svg:desc>ping_test1_1000PS.F61:ping_test1_1000PS.F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ing_test1_1000PS.B62:ping_test1_1000PS.B70</svg:desc>
                </draw:g>
              </table:table-cell>
              <table:table-cell office:value-type="float" office:value="NaN">
                <text:p>NaN</text:p>
                <draw:g>
                  <svg:desc>ping_test1_1000PS.E62:ping_test1_1000PS.E70</svg:desc>
                </draw:g>
              </table:table-cell>
              <table:table-cell office:value-type="float" office:value="NaN">
                <text:p>NaN</text:p>
                <draw:g>
                  <svg:desc>ping_test1_1000PS.F62:ping_test1_1000PS.F70</svg:desc>
                </draw:g>
              </table:table-cell>
            </table:table-row>
            <table:table-row>
              <table:table-cell office:value-type="string">
                <text:p>h1</text:p>
              </table:table-cell>
              <table:table-cell office:value-type="float" office:value="608.49225">
                <text:p>608.49225</text:p>
              </table:table-cell>
              <table:table-cell office:value-type="float" office:value="1321.1262">
                <text:p>1321.1262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619.81055">
                <text:p>619.81055</text:p>
              </table:table-cell>
              <table:table-cell office:value-type="float" office:value="1312.3777">
                <text:p>1312.3777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575.45325">
                <text:p>575.45325</text:p>
              </table:table-cell>
              <table:table-cell office:value-type="float" office:value="1287.9808">
                <text:p>1287.9808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656.74115">
                <text:p>656.74115</text:p>
              </table:table-cell>
              <table:table-cell office:value-type="float" office:value="1358.875">
                <text:p>1358.875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557.7859">
                <text:p>557.7859</text:p>
              </table:table-cell>
              <table:table-cell office:value-type="float" office:value="1268.4366">
                <text:p>1268.4366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682.5649">
                <text:p>682.5649</text:p>
              </table:table-cell>
              <table:table-cell office:value-type="float" office:value="1396.1829">
                <text:p>1396.1829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829.97205">
                <text:p>829.97205</text:p>
              </table:table-cell>
              <table:table-cell office:value-type="float" office:value="1516.8574">
                <text:p>1516.8574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591.7901">
                <text:p>591.7901</text:p>
              </table:table-cell>
              <table:table-cell office:value-type="float" office:value="1291.8383">
                <text:p>1291.838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92cm" svg:height="6.588cm" xlink:href=".." xlink:type="simple" chart:class="chart:line" chart:style-name="ch1">
        <chart:legend chart:legend-position="end" svg:x="8.149cm" svg:y="2.746cm" style:legend-expansion="high" chart:style-name="ch2"/>
        <chart:plot-area chart:style-name="ch3" table:cell-range-address="ping_test1_1000PS.B72:ping_test1_1000PS.B80 ping_test1_1000PS.E71:ping_test1_1000PS.F80" chart:data-source-has-labels="both" svg:x="0.209cm" svg:y="0.131cm" svg:width="7.731cm" svg:height="6.326cm">
          <chartooo:coordinate-region svg:x="1.016cm" svg:y="0.33cm" svg:width="6.552cm" svg:height="5.48cm"/>
          <chart:axis chart:dimension="x" chart:name="primary-x" chart:style-name="ch4" chartooo:axis-type="auto">
            <chartooo:date-scale/>
            <chart:categories table:cell-range-address="ping_test1_1000PS.B72:ping_test1_1000PS.B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1000PS.E72:ping_test1_1000PS.E80" chart:label-cell-address="ping_test1_1000PS.E71:ping_test1_1000PS.E71" chart:class="chart:line">
            <chart:data-point chart:repeated="9"/>
          </chart:series>
          <chart:series chart:style-name="ch7" chart:values-cell-range-address="ping_test1_1000PS.F72:ping_test1_1000PS.F80" chart:label-cell-address="ping_test1_1000PS.F71:ping_test1_1000PS.F7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35.24304</text:p>
                <draw:g>
                  <svg:desc>ping_test1_1000PS.E71:ping_test1_1000PS.E71</svg:desc>
                </draw:g>
              </table:table-cell>
              <table:table-cell office:value-type="string">
                <text:p>1336.7</text:p>
                <draw:g>
                  <svg:desc>ping_test1_1000PS.F71:ping_test1_1000PS.F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ing_test1_1000PS.B72:ping_test1_1000PS.B80</svg:desc>
                </draw:g>
              </table:table-cell>
              <table:table-cell office:value-type="float" office:value="NaN">
                <text:p>NaN</text:p>
                <draw:g>
                  <svg:desc>ping_test1_1000PS.E72:ping_test1_1000PS.E80</svg:desc>
                </draw:g>
              </table:table-cell>
              <table:table-cell office:value-type="float" office:value="NaN">
                <text:p>NaN</text:p>
                <draw:g>
                  <svg:desc>ping_test1_1000PS.F72:ping_test1_1000PS.F80</svg:desc>
                </draw:g>
              </table:table-cell>
            </table:table-row>
            <table:table-row>
              <table:table-cell office:value-type="string">
                <text:p>h1</text:p>
              </table:table-cell>
              <table:table-cell office:value-type="float" office:value="683.44366">
                <text:p>683.44366</text:p>
              </table:table-cell>
              <table:table-cell office:value-type="float" office:value="1379.6887">
                <text:p>1379.6887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700.56165">
                <text:p>700.56165</text:p>
              </table:table-cell>
              <table:table-cell office:value-type="float" office:value="1395.1519">
                <text:p>1395.1519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680.5566">
                <text:p>680.5566</text:p>
              </table:table-cell>
              <table:table-cell office:value-type="float" office:value="1384.9512">
                <text:p>1384.9512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739.7696">
                <text:p>739.7696</text:p>
              </table:table-cell>
              <table:table-cell office:value-type="float" office:value="1449.2079">
                <text:p>1449.2079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745.51776">
                <text:p>745.51776</text:p>
              </table:table-cell>
              <table:table-cell office:value-type="float" office:value="1432.0879">
                <text:p>1432.0879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628.1598">
                <text:p>628.1598</text:p>
              </table:table-cell>
              <table:table-cell office:value-type="float" office:value="1326.064">
                <text:p>1326.064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826.8774">
                <text:p>826.8774</text:p>
              </table:table-cell>
              <table:table-cell office:value-type="float" office:value="1517.2595">
                <text:p>1517.2595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955.3805">
                <text:p>955.3805</text:p>
              </table:table-cell>
              <table:table-cell office:value-type="float" office:value="1657.5779">
                <text:p>1657.577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71cm" svg:height="6.933cm" xlink:href=".." xlink:type="simple" chart:class="chart:line" chart:style-name="ch1">
        <chart:legend chart:legend-position="end" svg:x="7.928cm" svg:y="2.918cm" style:legend-expansion="high" chart:style-name="ch2"/>
        <chart:plot-area chart:style-name="ch3" table:cell-range-address="ping_test1_1000PS.B82:ping_test1_1000PS.B90 ping_test1_1000PS.E81:ping_test1_1000PS.F90" chart:data-source-has-labels="both" svg:x="0.205cm" svg:y="0.138cm" svg:width="7.518cm" svg:height="6.657cm">
          <chartooo:coordinate-region svg:x="1.012cm" svg:y="0.337cm" svg:width="6.339cm" svg:height="5.811cm"/>
          <chart:axis chart:dimension="x" chart:name="primary-x" chart:style-name="ch4" chartooo:axis-type="auto">
            <chartooo:date-scale/>
            <chart:categories table:cell-range-address="ping_test1_1000PS.B82:ping_test1_1000PS.B9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1000PS.E82:ping_test1_1000PS.E90" chart:label-cell-address="ping_test1_1000PS.E81:ping_test1_1000PS.E81" chart:class="chart:line">
            <chart:data-point chart:repeated="9"/>
          </chart:series>
          <chart:series chart:style-name="ch7" chart:values-cell-range-address="ping_test1_1000PS.F82:ping_test1_1000PS.F90" chart:label-cell-address="ping_test1_1000PS.F81:ping_test1_1000PS.F8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36.0537</text:p>
                <draw:g>
                  <svg:desc>ping_test1_1000PS.E81:ping_test1_1000PS.E81</svg:desc>
                </draw:g>
              </table:table-cell>
              <table:table-cell office:value-type="string">
                <text:p>1728.8</text:p>
                <draw:g>
                  <svg:desc>ping_test1_1000PS.F81:ping_test1_1000PS.F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ing_test1_1000PS.B82:ping_test1_1000PS.B90</svg:desc>
                </draw:g>
              </table:table-cell>
              <table:table-cell office:value-type="float" office:value="NaN">
                <text:p>NaN</text:p>
                <draw:g>
                  <svg:desc>ping_test1_1000PS.E82:ping_test1_1000PS.E90</svg:desc>
                </draw:g>
              </table:table-cell>
              <table:table-cell office:value-type="float" office:value="NaN">
                <text:p>NaN</text:p>
                <draw:g>
                  <svg:desc>ping_test1_1000PS.F82:ping_test1_1000PS.F90</svg:desc>
                </draw:g>
              </table:table-cell>
            </table:table-row>
            <table:table-row>
              <table:table-cell office:value-type="string">
                <text:p>h1</text:p>
              </table:table-cell>
              <table:table-cell office:value-type="float" office:value="762.72864">
                <text:p>762.72864</text:p>
              </table:table-cell>
              <table:table-cell office:value-type="float" office:value="1462.9014">
                <text:p>1462.9014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741.12964">
                <text:p>741.12964</text:p>
              </table:table-cell>
              <table:table-cell office:value-type="float" office:value="1447.6567">
                <text:p>1447.6567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730.6181">
                <text:p>730.6181</text:p>
              </table:table-cell>
              <table:table-cell office:value-type="float" office:value="1418.9377">
                <text:p>1418.9377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813.7159">
                <text:p>813.7159</text:p>
              </table:table-cell>
              <table:table-cell office:value-type="float" office:value="1508.5546">
                <text:p>1508.5546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688.9229">
                <text:p>688.9229</text:p>
              </table:table-cell>
              <table:table-cell office:value-type="float" office:value="1386.798">
                <text:p>1386.798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836.85583">
                <text:p>836.85583</text:p>
              </table:table-cell>
              <table:table-cell office:value-type="float" office:value="1527.5043">
                <text:p>1527.5043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582.9191">
                <text:p>582.9191</text:p>
              </table:table-cell>
              <table:table-cell office:value-type="float" office:value="1277.4832">
                <text:p>1277.4832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974.3645">
                <text:p>974.3645</text:p>
              </table:table-cell>
              <table:table-cell office:value-type="float" office:value="1658.1091">
                <text:p>1658.109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8cm" svg:height="7.146cm" xlink:href=".." xlink:type="simple" chart:class="chart:line" chart:style-name="ch1">
        <chart:legend chart:legend-position="end" svg:x="7.811cm" svg:y="3.025cm" style:legend-expansion="high" chart:style-name="ch2"/>
        <chart:plot-area chart:style-name="ch3" table:cell-range-address="ping_test1_1000PS.B92:ping_test1_1000PS.B100 ping_test1_1000PS.E91:ping_test1_1000PS.F100" chart:data-source-has-labels="both" svg:x="0.199cm" svg:y="0.142cm" svg:width="7.413cm" svg:height="6.862cm">
          <chartooo:coordinate-region svg:x="1.006cm" svg:y="0.341cm" svg:width="6.234cm" svg:height="6.016cm"/>
          <chart:axis chart:dimension="x" chart:name="primary-x" chart:style-name="ch4" chartooo:axis-type="auto">
            <chartooo:date-scale/>
            <chart:categories table:cell-range-address="ping_test1_1000PS.B92:ping_test1_1000PS.B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ng_test1_1000PS.E92:ping_test1_1000PS.E100" chart:label-cell-address="ping_test1_1000PS.E91:ping_test1_1000PS.E91" chart:class="chart:line">
            <chart:data-point chart:repeated="9"/>
          </chart:series>
          <chart:series chart:style-name="ch7" chart:values-cell-range-address="ping_test1_1000PS.F92:ping_test1_1000PS.F100" chart:label-cell-address="ping_test1_1000PS.F91:ping_test1_1000PS.F9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41.3594</text:p>
                <draw:g>
                  <svg:desc>ping_test1_1000PS.E91:ping_test1_1000PS.E91</svg:desc>
                </draw:g>
              </table:table-cell>
              <table:table-cell office:value-type="string">
                <text:p>1237.0</text:p>
                <draw:g>
                  <svg:desc>ping_test1_1000PS.F91:ping_test1_1000PS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ing_test1_1000PS.B92:ping_test1_1000PS.B100</svg:desc>
                </draw:g>
              </table:table-cell>
              <table:table-cell office:value-type="float" office:value="NaN">
                <text:p>NaN</text:p>
                <draw:g>
                  <svg:desc>ping_test1_1000PS.E92:ping_test1_1000PS.E100</svg:desc>
                </draw:g>
              </table:table-cell>
              <table:table-cell office:value-type="float" office:value="NaN">
                <text:p>NaN</text:p>
                <draw:g>
                  <svg:desc>ping_test1_1000PS.F92:ping_test1_1000PS.F100</svg:desc>
                </draw:g>
              </table:table-cell>
            </table:table-row>
            <table:table-row>
              <table:table-cell office:value-type="string">
                <text:p>h1</text:p>
              </table:table-cell>
              <table:table-cell office:value-type="float" office:value="782.1105">
                <text:p>782.1105</text:p>
              </table:table-cell>
              <table:table-cell office:value-type="float" office:value="1468.511">
                <text:p>1468.511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784.0718">
                <text:p>784.0718</text:p>
              </table:table-cell>
              <table:table-cell office:value-type="float" office:value="1475.0436">
                <text:p>1475.0436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770.8819">
                <text:p>770.8819</text:p>
              </table:table-cell>
              <table:table-cell office:value-type="float" office:value="1471.098">
                <text:p>1471.098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834.94586">
                <text:p>834.94586</text:p>
              </table:table-cell>
              <table:table-cell office:value-type="float" office:value="1542.2559">
                <text:p>1542.2559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708.5892">
                <text:p>708.5892</text:p>
              </table:table-cell>
              <table:table-cell office:value-type="float" office:value="1388.6791">
                <text:p>1388.6791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873.7316">
                <text:p>873.7316</text:p>
              </table:table-cell>
              <table:table-cell office:value-type="float" office:value="1575.7664">
                <text:p>1575.7664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645.78845">
                <text:p>645.78845</text:p>
              </table:table-cell>
              <table:table-cell office:value-type="float" office:value="1342.8102">
                <text:p>1342.8102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1007.5245">
                <text:p>1007.5245</text:p>
              </table:table-cell>
              <table:table-cell office:value-type="float" office:value="1706.5476">
                <text:p>1706.547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88cm" svg:height="6.349cm" xlink:href="." xlink:type="simple" chart:class="chart:line" chart:style-name="ch1">
        <chart:legend chart:legend-position="end" svg:x="9.686cm" svg:y="2.626cm" style:legend-expansion="high" chart:style-name="ch2"/>
        <chart:plot-area chart:style-name="ch3" chart:data-source-has-labels="both" svg:x="0.225cm" svg:y="0.126cm" svg:width="9.236cm" svg:height="6.097cm">
          <chartooo:coordinate-region svg:x="0.846cm" svg:y="0.325cm" svg:width="8.335cm" svg:height="5.25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</table:table-cell>
              <table:table-cell office:value-type="string">
                <text:p>ALTO</text:p>
              </table:table-cell>
            </table:table-row>
          </table:table-header-rows>
          <table:table-rows>
            <table:table-row>
              <table:table-cell office:value-type="string">
                <text:p>h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365cm" svg:height="6.622cm" xlink:href="." xlink:type="simple" chart:class="chart:line" chart:style-name="ch1">
        <chart:legend chart:legend-position="end" svg:x="8.763cm" svg:y="2.763cm" style:legend-expansion="high" chart:style-name="ch2"/>
        <chart:plot-area chart:style-name="ch3" chart:data-source-has-labels="both" svg:x="0.207cm" svg:y="0.132cm" svg:width="8.349cm" svg:height="6.358cm">
          <chartooo:coordinate-region svg:x="0.828cm" svg:y="0.331cm" svg:width="7.448cm" svg:height="5.512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</table:table-cell>
              <table:table-cell office:value-type="string">
                <text:p>ALTO</text:p>
              </table:table-cell>
            </table:table-row>
          </table:table-header-rows>
          <table:table-rows>
            <table:table-row>
              <table:table-cell office:value-type="string">
                <text:p>h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35cm" svg:height="6.881cm" xlink:href="." xlink:type="simple" chart:class="chart:line" chart:style-name="ch1">
        <chart:legend chart:legend-position="end" svg:x="8.833cm" svg:y="2.892cm" style:legend-expansion="high" chart:style-name="ch2"/>
        <chart:plot-area chart:style-name="ch3" chart:data-source-has-labels="both" svg:x="0.208cm" svg:y="0.137cm" svg:width="8.417cm" svg:height="6.607cm">
          <chartooo:coordinate-region svg:x="0.829cm" svg:y="0.336cm" svg:width="7.516cm" svg:height="5.76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</table:table-cell>
              <table:table-cell office:value-type="string">
                <text:p>ALTO</text:p>
              </table:table-cell>
            </table:table-row>
          </table:table-header-rows>
          <table:table-rows>
            <table:table-row>
              <table:table-cell office:value-type="string">
                <text:p>h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51cm" svg:height="7.226cm" xlink:href="." xlink:type="simple" chart:class="chart:line" chart:style-name="ch1">
        <chart:legend chart:legend-position="end" svg:x="10.649cm" svg:y="3.065cm" style:legend-expansion="high" chart:style-name="ch2"/>
        <chart:plot-area chart:style-name="ch3" chart:data-source-has-labels="both" svg:x="0.245cm" svg:y="0.144cm" svg:width="10.159cm" svg:height="6.938cm">
          <chartooo:coordinate-region svg:x="0.866cm" svg:y="0.343cm" svg:width="9.258cm" svg:height="6.092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</table:table-cell>
              <table:table-cell office:value-type="string">
                <text:p>ALTO</text:p>
              </table:table-cell>
            </table:table-row>
          </table:table-header-rows>
          <table:table-rows>
            <table:table-row>
              <table:table-cell office:value-type="string">
                <text:p>h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56cm" svg:height="7.731cm" xlink:href="." xlink:type="simple" chart:class="chart:line" chart:style-name="ch1">
        <chart:legend chart:legend-position="end" svg:x="10.154cm" svg:y="3.317cm" style:legend-expansion="high" chart:style-name="ch2"/>
        <chart:plot-area chart:style-name="ch3" chart:data-source-has-labels="both" svg:x="0.235cm" svg:y="0.154cm" svg:width="9.684cm" svg:height="7.423cm">
          <chartooo:coordinate-region svg:x="0.856cm" svg:y="0.353cm" svg:width="8.783cm" svg:height="6.577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</table:table-cell>
              <table:table-cell office:value-type="string">
                <text:p>ALTO</text:p>
              </table:table-cell>
            </table:table-row>
          </table:table-header-rows>
          <table:table-rows>
            <table:table-row>
              <table:table-cell office:value-type="string">
                <text:p>h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14cm" svg:height="7.04cm" xlink:href="." xlink:type="simple" chart:class="chart:line" chart:style-name="ch1">
        <chart:legend chart:legend-position="end" svg:x="8.612cm" svg:y="2.972cm" style:legend-expansion="high" chart:style-name="ch2"/>
        <chart:plot-area chart:style-name="ch3" chart:data-source-has-labels="both" svg:x="0.204cm" svg:y="0.14cm" svg:width="8.204cm" svg:height="6.76cm">
          <chartooo:coordinate-region svg:x="0.825cm" svg:y="0.339cm" svg:width="7.304cm" svg:height="5.914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</table:table-cell>
              <table:table-cell office:value-type="string">
                <text:p>ALTO</text:p>
              </table:table-cell>
            </table:table-row>
          </table:table-header-rows>
          <table:table-rows>
            <table:table-row>
              <table:table-cell office:value-type="string">
                <text:p>h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92cm" svg:height="6.429cm" xlink:href="." xlink:type="simple" chart:class="chart:line" chart:style-name="ch1">
        <chart:legend chart:legend-position="end" svg:x="9.19cm" svg:y="2.666cm" style:legend-expansion="high" chart:style-name="ch2"/>
        <chart:plot-area chart:style-name="ch3" chart:data-source-has-labels="both" svg:x="0.215cm" svg:y="0.128cm" svg:width="8.76cm" svg:height="6.173cm">
          <chartooo:coordinate-region svg:x="0.836cm" svg:y="0.327cm" svg:width="7.859cm" svg:height="5.327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</table:table-cell>
              <table:table-cell office:value-type="string">
                <text:p>ALTO</text:p>
              </table:table-cell>
            </table:table-row>
          </table:table-header-rows>
          <table:table-rows>
            <table:table-row>
              <table:table-cell office:value-type="string">
                <text:p>h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69cm" svg:height="6.562cm" xlink:href="." xlink:type="simple" chart:class="chart:line" chart:style-name="ch1">
        <chart:legend chart:legend-position="end" svg:x="8.667cm" svg:y="2.733cm" style:legend-expansion="high" chart:style-name="ch2"/>
        <chart:plot-area chart:style-name="ch3" chart:data-source-has-labels="both" svg:x="0.205cm" svg:y="0.131cm" svg:width="8.257cm" svg:height="6.3cm">
          <chartooo:coordinate-region svg:x="0.826cm" svg:y="0.33cm" svg:width="7.356cm" svg:height="5.454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</table:table-cell>
              <table:table-cell office:value-type="string">
                <text:p>ALTO</text:p>
              </table:table-cell>
            </table:table-row>
          </table:table-header-rows>
          <table:table-rows>
            <table:table-row>
              <table:table-cell office:value-type="string">
                <text:p>h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34cm" svg:height="6.827cm" xlink:href="." xlink:type="simple" chart:class="chart:line" chart:style-name="ch1">
        <chart:legend chart:legend-position="end" svg:x="8.832cm" svg:y="2.865cm" style:legend-expansion="high" chart:style-name="ch2"/>
        <chart:plot-area chart:style-name="ch3" chart:data-source-has-labels="both" svg:x="0.208cm" svg:y="0.136cm" svg:width="8.416cm" svg:height="6.555cm">
          <chartooo:coordinate-region svg:x="0.829cm" svg:y="0.335cm" svg:width="7.516cm" svg:height="5.709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</table:table-cell>
              <table:table-cell office:value-type="string">
                <text:p>ALTO</text:p>
              </table:table-cell>
            </table:table-row>
          </table:table-header-rows>
          <table:table-rows>
            <table:table-row>
              <table:table-cell office:value-type="string">
                <text:p>h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96cm" svg:height="6.828cm" xlink:href="." xlink:type="simple" chart:class="chart:line" chart:style-name="ch1">
        <chart:legend chart:legend-position="end" svg:x="8.694cm" svg:y="2.866cm" style:legend-expansion="high" chart:style-name="ch2"/>
        <chart:plot-area chart:style-name="ch3" chart:data-source-has-labels="both" svg:x="0.205cm" svg:y="0.136cm" svg:width="8.284cm" svg:height="6.556cm">
          <chartooo:coordinate-region svg:x="0.826cm" svg:y="0.335cm" svg:width="7.476cm" svg:height="5.7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</text:p>
              </table:table-cell>
              <table:table-cell office:value-type="string">
                <text:p>ALTO</text:p>
              </table:table-cell>
            </table:table-row>
          </table:table-header-rows>
          <table:table-rows>
            <table:table-row>
              <table:table-cell office:value-type="string">
                <text:p>h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